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4000000213E253BAD465E4EC3.png" manifest:media-type="image/png"/>
  <manifest:file-entry manifest:full-path="Pictures/10001C2D00000DAC0000036B3B60AB197A065FA3.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21.435cm" table:align="left"/>
    </style:style>
    <style:style style:name="Tabela1.A" style:family="table-column">
      <style:table-column-properties style:column-width="0.637cm"/>
    </style:style>
    <style:style style:name="Tabela1.B" style:family="table-column">
      <style:table-column-properties style:column-width="20.798cm"/>
    </style:style>
    <style:style style:name="Tabela1.A1" style:family="table-cell">
      <style:table-cell-properties style:vertical-align="middle" fo:padding="0.049cm" fo:border="none"/>
    </style:style>
    <style:style style:name="Tabela2" style:family="table">
      <style:table-properties style:width="21.435cm" table:align="left"/>
    </style:style>
    <style:style style:name="Tabela2.A" style:family="table-column">
      <style:table-column-properties style:column-width="0.637cm"/>
    </style:style>
    <style:style style:name="Tabela2.B" style:family="table-column">
      <style:table-column-properties style:column-width="20.798cm"/>
    </style:style>
    <style:style style:name="Tabela2.A1" style:family="table-cell">
      <style:table-cell-properties style:vertical-align="middle" fo:padding="0.049cm" fo:border="none"/>
    </style:style>
    <style:style style:name="Tabela3" style:family="table">
      <style:table-properties style:width="21.435cm" table:align="left"/>
    </style:style>
    <style:style style:name="Tabela3.A" style:family="table-column">
      <style:table-column-properties style:column-width="0.637cm"/>
    </style:style>
    <style:style style:name="Tabela3.B" style:family="table-column">
      <style:table-column-properties style:column-width="20.798cm"/>
    </style:style>
    <style:style style:name="Tabela3.A1" style:family="table-cell">
      <style:table-cell-properties style:vertical-align="middle" fo:padding="0.049cm" fo:border="none"/>
    </style:style>
    <style:style style:name="Tabela4" style:family="table">
      <style:table-properties style:width="21.435cm" table:align="left"/>
    </style:style>
    <style:style style:name="Tabela4.A" style:family="table-column">
      <style:table-column-properties style:column-width="0.637cm"/>
    </style:style>
    <style:style style:name="Tabela4.B" style:family="table-column">
      <style:table-column-properties style:column-width="20.798cm"/>
    </style:style>
    <style:style style:name="Tabela4.A1" style:family="table-cell">
      <style:table-cell-properties style:vertical-align="middle" fo:padding="0.049cm" fo:border="none"/>
    </style:style>
    <style:style style:name="Tabela5" style:family="table">
      <style:table-properties style:width="21.435cm" table:align="left"/>
    </style:style>
    <style:style style:name="Tabela5.A" style:family="table-column">
      <style:table-column-properties style:column-width="0.637cm"/>
    </style:style>
    <style:style style:name="Tabela5.B" style:family="table-column">
      <style:table-column-properties style:column-width="20.798cm"/>
    </style:style>
    <style:style style:name="Tabela5.A1" style:family="table-cell">
      <style:table-cell-properties style:vertical-align="middle" fo:padding="0.049cm" fo:border="none"/>
    </style:style>
    <style:style style:name="Tabela6" style:family="table">
      <style:table-properties style:width="20.376cm" table:align="left"/>
    </style:style>
    <style:style style:name="Tabela6.A" style:family="table-column">
      <style:table-column-properties style:column-width="0.637cm"/>
    </style:style>
    <style:style style:name="Tabela6.B" style:family="table-column">
      <style:table-column-properties style:column-width="19.74cm"/>
    </style:style>
    <style:style style:name="Tabela6.A1" style:family="table-cell">
      <style:table-cell-properties style:vertical-align="middle" fo:padding="0.049cm" fo:border="none"/>
    </style:style>
    <style:style style:name="Tabela7" style:family="table">
      <style:table-properties style:width="20.376cm" table:align="left"/>
    </style:style>
    <style:style style:name="Tabela7.A" style:family="table-column">
      <style:table-column-properties style:column-width="0.637cm"/>
    </style:style>
    <style:style style:name="Tabela7.B" style:family="table-column">
      <style:table-column-properties style:column-width="19.74cm"/>
    </style:style>
    <style:style style:name="Tabela7.A1" style:family="table-cell">
      <style:table-cell-properties style:vertical-align="middle" fo:padding="0.049cm" fo:border="none"/>
    </style:style>
    <style:style style:name="Tabela8" style:family="table">
      <style:table-properties style:width="20.376cm" table:align="left"/>
    </style:style>
    <style:style style:name="Tabela8.A" style:family="table-column">
      <style:table-column-properties style:column-width="0.637cm"/>
    </style:style>
    <style:style style:name="Tabela8.B" style:family="table-column">
      <style:table-column-properties style:column-width="19.74cm"/>
    </style:style>
    <style:style style:name="Tabela8.A1" style:family="table-cell">
      <style:table-cell-properties style:vertical-align="middle" fo:padding="0.049cm" fo:border="none"/>
    </style:style>
    <style:style style:name="Tabela9" style:family="table">
      <style:table-properties style:width="9.634cm" table:align="left"/>
    </style:style>
    <style:style style:name="Tabela9.A" style:family="table-column">
      <style:table-column-properties style:column-width="3.526cm"/>
    </style:style>
    <style:style style:name="Tabela9.B" style:family="table-column">
      <style:table-column-properties style:column-width="3.51cm"/>
    </style:style>
    <style:style style:name="Tabela9.C" style:family="table-column">
      <style:table-column-properties style:column-width="2.598cm"/>
    </style:style>
    <style:style style:name="Tabela9.A1" style:family="table-cell">
      <style:table-cell-properties style:vertical-align="bottom"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Tabela9.C1" style:family="table-cell">
      <style:table-cell-properties style:vertical-align="bottom" style:border-line-width="0.002cm 0.004cm 0.002cm" fo:padding="0.049cm" fo:border="0.15pt double #808080"/>
    </style:style>
    <style:style style:name="Tabela9.A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a9.B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a9.C2"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ela9.A3"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a9.B3"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a9.C3"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ela9.A4"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a9.B4"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a9.C4"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ela9.A5"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a9.B5"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a9.C5"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ela9.A6"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a9.B6"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a9.C6"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ela9.A7"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a9.B7"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a9.C7"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ela9.A8"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a9.B8"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a9.C8"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ela10" style:family="table">
      <style:table-properties style:width="11.056cm" table:align="left"/>
    </style:style>
    <style:style style:name="Tabela10.A" style:family="table-column">
      <style:table-column-properties style:column-width="1.505cm"/>
    </style:style>
    <style:style style:name="Tabela10.B" style:family="table-column">
      <style:table-column-properties style:column-width="3.246cm"/>
    </style:style>
    <style:style style:name="Tabela10.C" style:family="table-column">
      <style:table-column-properties style:column-width="1.468cm"/>
    </style:style>
    <style:style style:name="Tabela10.D" style:family="table-column">
      <style:table-column-properties style:column-width="2.24cm"/>
    </style:style>
    <style:style style:name="Tabela10.E" style:family="table-column">
      <style:table-column-properties style:column-width="2.598cm"/>
    </style:style>
    <style:style style:name="Tabela10.A1" style:family="table-cell">
      <style:table-cell-properties style:vertical-align="bottom"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Tabela10.E1" style:family="table-cell">
      <style:table-cell-properties style:vertical-align="bottom" style:border-line-width="0.002cm 0.004cm 0.002cm" fo:padding="0.049cm" fo:border="0.15pt double #808080"/>
    </style:style>
    <style:style style:name="Tabela10.A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a10.B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a10.C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a10.D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a10.E2"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ela10.A3"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a10.B3"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a10.C3"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a10.D3"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a10.E3"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ela11" style:family="table">
      <style:table-properties style:width="11.056cm" table:align="left"/>
    </style:style>
    <style:style style:name="Tabela11.A" style:family="table-column">
      <style:table-column-properties style:column-width="1.505cm"/>
    </style:style>
    <style:style style:name="Tabela11.B" style:family="table-column">
      <style:table-column-properties style:column-width="3.246cm"/>
    </style:style>
    <style:style style:name="Tabela11.C" style:family="table-column">
      <style:table-column-properties style:column-width="1.468cm"/>
    </style:style>
    <style:style style:name="Tabela11.D" style:family="table-column">
      <style:table-column-properties style:column-width="2.24cm"/>
    </style:style>
    <style:style style:name="Tabela11.E" style:family="table-column">
      <style:table-column-properties style:column-width="2.598cm"/>
    </style:style>
    <style:style style:name="Tabela11.A1" style:family="table-cell">
      <style:table-cell-properties style:vertical-align="bottom"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Tabela11.E1" style:family="table-cell">
      <style:table-cell-properties style:vertical-align="bottom" style:border-line-width="0.002cm 0.004cm 0.002cm" fo:padding="0.049cm" fo:border="0.15pt double #808080"/>
    </style:style>
    <style:style style:name="Tabela11.A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a11.B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a11.C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a11.D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a11.E2"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ela11.A3"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a11.B3"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a11.C3"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a11.D3"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a11.E3"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ela12" style:family="table">
      <style:table-properties style:width="9.158cm" table:align="left"/>
    </style:style>
    <style:style style:name="Tabela12.A" style:family="table-column">
      <style:table-column-properties style:column-width="0.425cm"/>
    </style:style>
    <style:style style:name="Tabela12.B" style:family="table-column">
      <style:table-column-properties style:column-width="8.733cm"/>
    </style:style>
    <style:style style:name="Tabela12.A1" style:family="table-cell">
      <style:table-cell-properties style:vertical-align="middle" fo:padding="0.049cm" fo:border="none"/>
    </style:style>
    <style:style style:name="Tabela13" style:family="table">
      <style:table-properties style:width="5.983cm" table:align="left"/>
    </style:style>
    <style:style style:name="Tabela13.A" style:family="table-column">
      <style:table-column-properties style:column-width="0.425cm"/>
    </style:style>
    <style:style style:name="Tabela13.B" style:family="table-column">
      <style:table-column-properties style:column-width="5.558cm"/>
    </style:style>
    <style:style style:name="Tabela13.A1" style:family="table-cell">
      <style:table-cell-properties style:vertical-align="middle" fo:padding="0.049cm" fo:border="none"/>
    </style:style>
    <style:style style:name="Tabela14" style:family="table">
      <style:table-properties style:width="9.158cm" table:align="left"/>
    </style:style>
    <style:style style:name="Tabela14.A" style:family="table-column">
      <style:table-column-properties style:column-width="0.425cm"/>
    </style:style>
    <style:style style:name="Tabela14.B" style:family="table-column">
      <style:table-column-properties style:column-width="8.733cm"/>
    </style:style>
    <style:style style:name="Tabela14.A1" style:family="table-cell">
      <style:table-cell-properties style:vertical-align="middle" fo:padding="0.049cm" fo:border="none"/>
    </style:style>
    <style:style style:name="Tabela15" style:family="table">
      <style:table-properties style:width="9.581cm" table:align="left"/>
    </style:style>
    <style:style style:name="Tabela15.A" style:family="table-column">
      <style:table-column-properties style:column-width="0.637cm"/>
    </style:style>
    <style:style style:name="Tabela15.B" style:family="table-column">
      <style:table-column-properties style:column-width="8.945cm"/>
    </style:style>
    <style:style style:name="Tabela15.A1" style:family="table-cell">
      <style:table-cell-properties style:vertical-align="middle" fo:padding="0.049cm" fo:border="none"/>
    </style:style>
    <style:style style:name="Tabela16" style:family="table">
      <style:table-properties style:width="8.311cm" table:align="left"/>
    </style:style>
    <style:style style:name="Tabela16.A" style:family="table-column">
      <style:table-column-properties style:column-width="0.425cm"/>
    </style:style>
    <style:style style:name="Tabela16.B" style:family="table-column">
      <style:table-column-properties style:column-width="7.886cm"/>
    </style:style>
    <style:style style:name="Tabela16.A1" style:family="table-cell">
      <style:table-cell-properties style:vertical-align="middle" fo:padding="0.049cm" fo:border="none"/>
    </style:style>
    <style:style style:name="Tabela17" style:family="table">
      <style:table-properties style:width="13.391cm" table:align="left"/>
    </style:style>
    <style:style style:name="Tabela17.A" style:family="table-column">
      <style:table-column-properties style:column-width="0.425cm"/>
    </style:style>
    <style:style style:name="Tabela17.B" style:family="table-column">
      <style:table-column-properties style:column-width="12.966cm"/>
    </style:style>
    <style:style style:name="Tabela17.A1" style:family="table-cell">
      <style:table-cell-properties style:vertical-align="middle" fo:padding="0.049cm" fo:border="none"/>
    </style:style>
    <style:style style:name="P1" style:family="paragraph" style:parent-style-name="Standard">
      <style:text-properties officeooo:rsid="00139bfb" officeooo:paragraph-rsid="00139bfb"/>
    </style:style>
    <style:style style:name="P2" style:family="paragraph" style:parent-style-name="Standard">
      <style:paragraph-properties fo:text-align="center" style:justify-single-word="false"/>
      <style:text-properties fo:font-size="18pt" fo:font-weight="bold" officeooo:rsid="00139bfb" officeooo:paragraph-rsid="00139bfb" style:font-weight-asian="bold" style:font-weight-complex="bold"/>
    </style:style>
    <style:style style:name="P3" style:family="paragraph" style:parent-style-name="Heading_20_1">
      <style:text-properties officeooo:rsid="00139bfb" officeooo:paragraph-rsid="00139bfb"/>
    </style:style>
    <style:style style:name="P4" style:family="paragraph" style:parent-style-name="Heading_20_1">
      <style:paragraph-properties fo:break-before="page"/>
      <style:text-properties officeooo:rsid="00139bfb" officeooo:paragraph-rsid="00139bfb"/>
    </style:style>
    <style:style style:name="P5" style:family="paragraph" style:parent-style-name="Preformatted_20_Text">
      <style:paragraph-properties fo:margin-top="0cm" fo:margin-bottom="0.499cm" loext:contextual-spacing="fals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list-style-name="L15"/>
    <style:style style:name="P21" style:family="paragraph" style:parent-style-name="Text_20_body" style:list-style-name="L16"/>
    <style:style style:name="P22" style:family="paragraph" style:parent-style-name="Text_20_body" style:list-style-name="L17"/>
    <style:style style:name="P23" style:family="paragraph" style:parent-style-name="Text_20_body" style:list-style-name="L18"/>
    <style:style style:name="P24" style:family="paragraph" style:parent-style-name="Text_20_body" style:list-style-name="L19"/>
    <style:style style:name="P25" style:family="paragraph" style:parent-style-name="Text_20_body" style:list-style-name="L20"/>
    <style:style style:name="P26" style:family="paragraph" style:parent-style-name="Text_20_body" style:list-style-name="L21"/>
    <style:style style:name="P27" style:family="paragraph" style:parent-style-name="Text_20_body" style:list-style-name="L22"/>
    <style:style style:name="P28" style:family="paragraph" style:parent-style-name="Text_20_body" style:list-style-name="L23"/>
    <style:style style:name="P29" style:family="paragraph" style:parent-style-name="Text_20_body" style:list-style-name="L24"/>
    <style:style style:name="P30" style:family="paragraph" style:parent-style-name="Text_20_body" style:list-style-name="L25"/>
    <style:style style:name="P31" style:family="paragraph" style:parent-style-name="Text_20_body" style:list-style-name="L26"/>
    <style:style style:name="P32" style:family="paragraph" style:parent-style-name="Text_20_body" style:list-style-name="L27"/>
    <style:style style:name="P33" style:family="paragraph" style:parent-style-name="Text_20_body" style:list-style-name="L28"/>
    <style:style style:name="P34" style:family="paragraph" style:parent-style-name="Text_20_body" style:list-style-name="L29"/>
    <style:style style:name="P35" style:family="paragraph" style:parent-style-name="Text_20_body" style:list-style-name="L30"/>
    <style:style style:name="P36" style:family="paragraph" style:parent-style-name="Text_20_body" style:list-style-name="L31"/>
    <style:style style:name="P37" style:family="paragraph" style:parent-style-name="Text_20_body" style:list-style-name="L32"/>
    <style:style style:name="P38" style:family="paragraph" style:parent-style-name="Text_20_body" style:list-style-name="L33"/>
    <style:style style:name="P39" style:family="paragraph" style:parent-style-name="Text_20_body" style:list-style-name="L34"/>
    <style:style style:name="P40" style:family="paragraph" style:parent-style-name="Text_20_body" style:list-style-name="L35"/>
    <style:style style:name="P41" style:family="paragraph" style:parent-style-name="Text_20_body" style:list-style-name="L36"/>
    <style:style style:name="P42" style:family="paragraph" style:parent-style-name="Text_20_body" style:list-style-name="L37"/>
    <style:style style:name="P43" style:family="paragraph" style:parent-style-name="Text_20_body" style:list-style-name="L38"/>
    <style:style style:name="P44" style:family="paragraph" style:parent-style-name="Text_20_body" style:list-style-name="L39"/>
    <style:style style:name="P45" style:family="paragraph" style:parent-style-name="Text_20_body" style:list-style-name="L40"/>
    <style:style style:name="P46" style:family="paragraph" style:parent-style-name="Text_20_body" style:list-style-name="L41"/>
    <style:style style:name="P47" style:family="paragraph" style:parent-style-name="Text_20_body" style:list-style-name="L42"/>
    <style:style style:name="P48" style:family="paragraph" style:parent-style-name="Text_20_body" style:list-style-name="L43"/>
    <style:style style:name="P49" style:family="paragraph" style:parent-style-name="Text_20_body" style:list-style-name="L44"/>
    <style:style style:name="P50" style:family="paragraph" style:parent-style-name="Text_20_body" style:list-style-name="L45"/>
    <style:style style:name="P51" style:family="paragraph" style:parent-style-name="Text_20_body" style:list-style-name="L46"/>
    <style:style style:name="P52" style:family="paragraph" style:parent-style-name="Text_20_body" style:list-style-name="L47"/>
    <style:style style:name="P53" style:family="paragraph" style:parent-style-name="Text_20_body" style:list-style-name="L48"/>
    <style:style style:name="P54" style:family="paragraph" style:parent-style-name="Text_20_body" style:list-style-name="L49"/>
    <style:style style:name="P55" style:family="paragraph" style:parent-style-name="Text_20_body" style:list-style-name="L50"/>
    <style:style style:name="P56" style:family="paragraph" style:parent-style-name="Text_20_body" style:list-style-name="L51"/>
    <style:style style:name="P57" style:family="paragraph" style:parent-style-name="Text_20_body" style:list-style-name="L52"/>
    <style:style style:name="P58" style:family="paragraph" style:parent-style-name="Text_20_body" style:list-style-name="L53"/>
    <style:style style:name="P59" style:family="paragraph" style:parent-style-name="Text_20_body" style:list-style-name="L54"/>
    <style:style style:name="P60" style:family="paragraph" style:parent-style-name="Text_20_body">
      <style:text-properties officeooo:paragraph-rsid="002329d2"/>
    </style:style>
    <style:style style:name="P61" style:family="paragraph" style:parent-style-name="Text_20_body" style:list-style-name="L1">
      <style:paragraph-properties fo:margin-top="0cm" fo:margin-bottom="0cm" loext:contextual-spacing="false"/>
    </style:style>
    <style:style style:name="P62" style:family="paragraph" style:parent-style-name="Text_20_body" style:list-style-name="L2">
      <style:paragraph-properties fo:margin-top="0cm" fo:margin-bottom="0cm" loext:contextual-spacing="false"/>
    </style:style>
    <style:style style:name="P63" style:family="paragraph" style:parent-style-name="Text_20_body" style:list-style-name="L3">
      <style:paragraph-properties fo:margin-top="0cm" fo:margin-bottom="0cm" loext:contextual-spacing="false"/>
    </style:style>
    <style:style style:name="P64" style:family="paragraph" style:parent-style-name="Text_20_body" style:list-style-name="L4">
      <style:paragraph-properties fo:margin-top="0cm" fo:margin-bottom="0cm" loext:contextual-spacing="false"/>
    </style:style>
    <style:style style:name="P65" style:family="paragraph" style:parent-style-name="Text_20_body" style:list-style-name="L5">
      <style:paragraph-properties fo:margin-top="0cm" fo:margin-bottom="0cm" loext:contextual-spacing="false"/>
    </style:style>
    <style:style style:name="P66" style:family="paragraph" style:parent-style-name="Text_20_body" style:list-style-name="L6">
      <style:paragraph-properties fo:margin-top="0cm" fo:margin-bottom="0cm" loext:contextual-spacing="false"/>
    </style:style>
    <style:style style:name="P67" style:family="paragraph" style:parent-style-name="Text_20_body" style:list-style-name="L7">
      <style:paragraph-properties fo:margin-top="0cm" fo:margin-bottom="0cm" loext:contextual-spacing="false"/>
    </style:style>
    <style:style style:name="P68" style:family="paragraph" style:parent-style-name="Text_20_body" style:list-style-name="L8">
      <style:paragraph-properties fo:margin-top="0cm" fo:margin-bottom="0cm" loext:contextual-spacing="false"/>
    </style:style>
    <style:style style:name="P69" style:family="paragraph" style:parent-style-name="Text_20_body" style:list-style-name="L9">
      <style:paragraph-properties fo:margin-top="0cm" fo:margin-bottom="0cm" loext:contextual-spacing="false"/>
    </style:style>
    <style:style style:name="P70" style:family="paragraph" style:parent-style-name="Text_20_body" style:list-style-name="L10">
      <style:paragraph-properties fo:margin-top="0cm" fo:margin-bottom="0cm" loext:contextual-spacing="false"/>
    </style:style>
    <style:style style:name="P71" style:family="paragraph" style:parent-style-name="Text_20_body" style:list-style-name="L11">
      <style:paragraph-properties fo:margin-top="0cm" fo:margin-bottom="0cm" loext:contextual-spacing="false"/>
    </style:style>
    <style:style style:name="P72" style:family="paragraph" style:parent-style-name="Text_20_body" style:list-style-name="L12">
      <style:paragraph-properties fo:margin-top="0cm" fo:margin-bottom="0cm" loext:contextual-spacing="false"/>
    </style:style>
    <style:style style:name="P73" style:family="paragraph" style:parent-style-name="Text_20_body" style:list-style-name="L13">
      <style:paragraph-properties fo:margin-top="0cm" fo:margin-bottom="0cm" loext:contextual-spacing="false"/>
    </style:style>
    <style:style style:name="P74" style:family="paragraph" style:parent-style-name="Text_20_body" style:list-style-name="L14">
      <style:paragraph-properties fo:margin-top="0cm" fo:margin-bottom="0cm" loext:contextual-spacing="false"/>
    </style:style>
    <style:style style:name="P75" style:family="paragraph" style:parent-style-name="Text_20_body" style:list-style-name="L15">
      <style:paragraph-properties fo:margin-top="0cm" fo:margin-bottom="0cm" loext:contextual-spacing="false"/>
    </style:style>
    <style:style style:name="P76" style:family="paragraph" style:parent-style-name="Text_20_body" style:list-style-name="L16">
      <style:paragraph-properties fo:margin-top="0cm" fo:margin-bottom="0cm" loext:contextual-spacing="false"/>
    </style:style>
    <style:style style:name="P77" style:family="paragraph" style:parent-style-name="Text_20_body" style:list-style-name="L17">
      <style:paragraph-properties fo:margin-top="0cm" fo:margin-bottom="0cm" loext:contextual-spacing="false"/>
    </style:style>
    <style:style style:name="P78" style:family="paragraph" style:parent-style-name="Text_20_body" style:list-style-name="L18">
      <style:paragraph-properties fo:margin-top="0cm" fo:margin-bottom="0cm" loext:contextual-spacing="false"/>
    </style:style>
    <style:style style:name="P79" style:family="paragraph" style:parent-style-name="Text_20_body" style:list-style-name="L19">
      <style:paragraph-properties fo:margin-top="0cm" fo:margin-bottom="0cm" loext:contextual-spacing="false"/>
    </style:style>
    <style:style style:name="P80" style:family="paragraph" style:parent-style-name="Text_20_body" style:list-style-name="L20">
      <style:paragraph-properties fo:margin-top="0cm" fo:margin-bottom="0cm" loext:contextual-spacing="false"/>
    </style:style>
    <style:style style:name="P81" style:family="paragraph" style:parent-style-name="Text_20_body" style:list-style-name="L21">
      <style:paragraph-properties fo:margin-top="0cm" fo:margin-bottom="0cm" loext:contextual-spacing="false"/>
    </style:style>
    <style:style style:name="P82" style:family="paragraph" style:parent-style-name="Text_20_body" style:list-style-name="L22">
      <style:paragraph-properties fo:margin-top="0cm" fo:margin-bottom="0cm" loext:contextual-spacing="false"/>
    </style:style>
    <style:style style:name="P83" style:family="paragraph" style:parent-style-name="Text_20_body" style:list-style-name="L23">
      <style:paragraph-properties fo:margin-top="0cm" fo:margin-bottom="0cm" loext:contextual-spacing="false"/>
    </style:style>
    <style:style style:name="P84" style:family="paragraph" style:parent-style-name="Text_20_body" style:list-style-name="L24">
      <style:paragraph-properties fo:margin-top="0cm" fo:margin-bottom="0cm" loext:contextual-spacing="false"/>
    </style:style>
    <style:style style:name="P85" style:family="paragraph" style:parent-style-name="Text_20_body" style:list-style-name="L25">
      <style:paragraph-properties fo:margin-top="0cm" fo:margin-bottom="0cm" loext:contextual-spacing="false"/>
    </style:style>
    <style:style style:name="P86" style:family="paragraph" style:parent-style-name="Text_20_body" style:list-style-name="L26">
      <style:paragraph-properties fo:margin-top="0cm" fo:margin-bottom="0cm" loext:contextual-spacing="false"/>
    </style:style>
    <style:style style:name="P87" style:family="paragraph" style:parent-style-name="Text_20_body" style:list-style-name="L27">
      <style:paragraph-properties fo:margin-top="0cm" fo:margin-bottom="0cm" loext:contextual-spacing="false"/>
    </style:style>
    <style:style style:name="P88" style:family="paragraph" style:parent-style-name="Text_20_body" style:list-style-name="L28">
      <style:paragraph-properties fo:margin-top="0cm" fo:margin-bottom="0cm" loext:contextual-spacing="false"/>
    </style:style>
    <style:style style:name="P89" style:family="paragraph" style:parent-style-name="Text_20_body" style:list-style-name="L29">
      <style:paragraph-properties fo:margin-top="0cm" fo:margin-bottom="0cm" loext:contextual-spacing="false"/>
    </style:style>
    <style:style style:name="P90" style:family="paragraph" style:parent-style-name="Text_20_body" style:list-style-name="L30">
      <style:paragraph-properties fo:margin-top="0cm" fo:margin-bottom="0cm" loext:contextual-spacing="false"/>
    </style:style>
    <style:style style:name="P91" style:family="paragraph" style:parent-style-name="Text_20_body" style:list-style-name="L31">
      <style:paragraph-properties fo:margin-top="0cm" fo:margin-bottom="0cm" loext:contextual-spacing="false"/>
    </style:style>
    <style:style style:name="P92" style:family="paragraph" style:parent-style-name="Text_20_body" style:list-style-name="L32">
      <style:paragraph-properties fo:margin-top="0cm" fo:margin-bottom="0cm" loext:contextual-spacing="false"/>
    </style:style>
    <style:style style:name="P93" style:family="paragraph" style:parent-style-name="Text_20_body" style:list-style-name="L33">
      <style:paragraph-properties fo:margin-top="0cm" fo:margin-bottom="0cm" loext:contextual-spacing="false"/>
    </style:style>
    <style:style style:name="P94" style:family="paragraph" style:parent-style-name="Text_20_body" style:list-style-name="L34">
      <style:paragraph-properties fo:margin-top="0cm" fo:margin-bottom="0cm" loext:contextual-spacing="false"/>
    </style:style>
    <style:style style:name="P95" style:family="paragraph" style:parent-style-name="Text_20_body" style:list-style-name="L35">
      <style:paragraph-properties fo:margin-top="0cm" fo:margin-bottom="0cm" loext:contextual-spacing="false"/>
    </style:style>
    <style:style style:name="P96" style:family="paragraph" style:parent-style-name="Text_20_body" style:list-style-name="L36">
      <style:paragraph-properties fo:margin-top="0cm" fo:margin-bottom="0cm" loext:contextual-spacing="false"/>
    </style:style>
    <style:style style:name="P97" style:family="paragraph" style:parent-style-name="Text_20_body" style:list-style-name="L37">
      <style:paragraph-properties fo:margin-top="0cm" fo:margin-bottom="0cm" loext:contextual-spacing="false"/>
    </style:style>
    <style:style style:name="P98" style:family="paragraph" style:parent-style-name="Text_20_body" style:list-style-name="L38">
      <style:paragraph-properties fo:margin-top="0cm" fo:margin-bottom="0cm" loext:contextual-spacing="false"/>
    </style:style>
    <style:style style:name="P99" style:family="paragraph" style:parent-style-name="Text_20_body" style:list-style-name="L39">
      <style:paragraph-properties fo:margin-top="0cm" fo:margin-bottom="0cm" loext:contextual-spacing="false"/>
    </style:style>
    <style:style style:name="P100" style:family="paragraph" style:parent-style-name="Text_20_body" style:list-style-name="L40">
      <style:paragraph-properties fo:margin-top="0cm" fo:margin-bottom="0cm" loext:contextual-spacing="false"/>
    </style:style>
    <style:style style:name="P101" style:family="paragraph" style:parent-style-name="Text_20_body" style:list-style-name="L41">
      <style:paragraph-properties fo:margin-top="0cm" fo:margin-bottom="0cm" loext:contextual-spacing="false"/>
    </style:style>
    <style:style style:name="P102" style:family="paragraph" style:parent-style-name="Text_20_body" style:list-style-name="L42">
      <style:paragraph-properties fo:margin-top="0cm" fo:margin-bottom="0cm" loext:contextual-spacing="false"/>
    </style:style>
    <style:style style:name="P103" style:family="paragraph" style:parent-style-name="Text_20_body" style:list-style-name="L43">
      <style:paragraph-properties fo:margin-top="0cm" fo:margin-bottom="0cm" loext:contextual-spacing="false"/>
    </style:style>
    <style:style style:name="P104" style:family="paragraph" style:parent-style-name="Text_20_body" style:list-style-name="L44">
      <style:paragraph-properties fo:margin-top="0cm" fo:margin-bottom="0cm" loext:contextual-spacing="false"/>
    </style:style>
    <style:style style:name="P105" style:family="paragraph" style:parent-style-name="Text_20_body" style:list-style-name="L45">
      <style:paragraph-properties fo:margin-top="0cm" fo:margin-bottom="0cm" loext:contextual-spacing="false"/>
    </style:style>
    <style:style style:name="P106" style:family="paragraph" style:parent-style-name="Text_20_body" style:list-style-name="L46">
      <style:paragraph-properties fo:margin-top="0cm" fo:margin-bottom="0cm" loext:contextual-spacing="false"/>
    </style:style>
    <style:style style:name="P107" style:family="paragraph" style:parent-style-name="Text_20_body" style:list-style-name="L47">
      <style:paragraph-properties fo:margin-top="0cm" fo:margin-bottom="0cm" loext:contextual-spacing="false"/>
    </style:style>
    <style:style style:name="P108" style:family="paragraph" style:parent-style-name="Text_20_body" style:list-style-name="L48">
      <style:paragraph-properties fo:margin-top="0cm" fo:margin-bottom="0cm" loext:contextual-spacing="false"/>
    </style:style>
    <style:style style:name="P109" style:family="paragraph" style:parent-style-name="Text_20_body" style:list-style-name="L49">
      <style:paragraph-properties fo:margin-top="0cm" fo:margin-bottom="0cm" loext:contextual-spacing="false"/>
    </style:style>
    <style:style style:name="P110" style:family="paragraph" style:parent-style-name="Text_20_body" style:list-style-name="L50">
      <style:paragraph-properties fo:margin-top="0cm" fo:margin-bottom="0cm" loext:contextual-spacing="false"/>
    </style:style>
    <style:style style:name="P111" style:family="paragraph" style:parent-style-name="Text_20_body" style:list-style-name="L51">
      <style:paragraph-properties fo:margin-top="0cm" fo:margin-bottom="0cm" loext:contextual-spacing="false"/>
    </style:style>
    <style:style style:name="P112" style:family="paragraph" style:parent-style-name="Text_20_body" style:list-style-name="L52">
      <style:paragraph-properties fo:margin-top="0cm" fo:margin-bottom="0cm" loext:contextual-spacing="false"/>
    </style:style>
    <style:style style:name="P113" style:family="paragraph" style:parent-style-name="Text_20_body" style:list-style-name="L53">
      <style:paragraph-properties fo:margin-top="0cm" fo:margin-bottom="0cm" loext:contextual-spacing="false"/>
    </style:style>
    <style:style style:name="P114" style:family="paragraph" style:parent-style-name="Text_20_body" style:list-style-name="L54">
      <style:paragraph-properties fo:margin-top="0cm" fo:margin-bottom="0cm" loext:contextual-spacing="false"/>
    </style:style>
    <style:style style:name="T1" style:family="text">
      <style:text-properties officeooo:rsid="002329d2"/>
    </style:style>
    <style:style style:name="T2" style:family="text">
      <style:text-properties officeooo:rsid="00232b6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ugin Crud</text:p>
      <text:p text:style-name="P1"/>
      <text:p text:style-name="P1"><text:a xlink:type="simple" xlink:href="http://crud.readthedocs.io/en/latest/index.html" text:style-name="Internet_20_link" text:visited-style-name="Visited_20_Internet_20_Link">http://crud.readthedocs.io/en/latest/index.html</text:a></text:p>
      <text:p text:style-name="P1"/>
      <text:h text:style-name="P3" text:outline-level="1">Introduction</text:h>
      <text:section text:style-name="Sect1" text:name="introduction">
        <text:p text:style-name="Text_20_body">Crud was built to be scaffolding on steroids, and allow developers to have enough flexibility to use it for both rapid prototyping and production applications, even on the same code base saving you time, and your clients money.</text:p>
        <text:section text:style-name="Sect1" text:name="why-use-crud">
          <text:h text:style-name="Heading_20_2" text:outline-level="2">Why Use Crud</text:h>
          <text:list xml:id="list3218954023871311422" text:style-name="L1">
            <text:list-item>
              <text:p text:style-name="P61">Crud is <text:a xlink:type="simple" xlink:href="http://crud.readthedocs.io/en/latest/installation.html" text:style-name="Internet_20_link" text:visited-style-name="Visited_20_Internet_20_Link">very fast to install</text:a>, a few minutes tops. </text:p>
            </text:list-item>
            <text:list-item>
              <text:p text:style-name="P61">Crud is very flexible and has tons of <text:a xlink:type="simple" xlink:href="http://crud.readthedocs.io/en/latest/configuration.html" text:style-name="Internet_20_link" text:visited-style-name="Visited_20_Internet_20_Link">configuration options</text:a> (but very sane defaults, just like CakePHP). </text:p>
            </text:list-item>
            <text:list-item>
              <text:p text:style-name="P61">Crud aims to stay out of your way, and if it happens to get in your way, you can change the undesired behavior very easily. </text:p>
            </text:list-item>
            <text:list-item>
              <text:p text:style-name="P61">Crud relies heavily on CakePHP events making it possible to override, extend, or disable almost all of Crud’s functionality either globally or for one specific action. </text:p>
            </text:list-item>
            <text:list-item>
              <text:p text:style-name="P61">Crud removes the boilerplate code from your controllers, which mean less code to maintain, and less code to spend time unit testing. </text:p>
            </text:list-item>
            <text:list-item>
              <text:p text:style-name="P61">Crud will dynamically add the actions to your controller so you don’t have to re-implement them over and over again. </text:p>
            </text:list-item>
            <text:list-item>
              <text:p text:style-name="P61">Crud allows you to hook into all stages of a request, only building the controller code needed specifically for your business logic, outsourcing all the heavy boiler-plating to Crud. </text:p>
            </text:list-item>
            <text:list-item>
              <text:p text:style-name="P61">Crud allows you to use your own views, baked or hand-crafted, in addition to adding the code needed to fulfill your application logic, using <text:a xlink:type="simple" xlink:href="http://crud.readthedocs.io/en/latest/events.html" text:style-name="Internet_20_link" text:visited-style-name="Visited_20_Internet_20_Link">events</text:a>. It is by default compatible with CakePHP’s baked views. </text:p>
            </text:list-item>
            <text:list-item>
              <text:p text:style-name="P61">Optionally there is the <text:a xlink:type="simple" xlink:href="https://github.com/FriendsOfCake/crud-view" text:style-name="Internet_20_link" text:visited-style-name="Visited_20_Internet_20_Link">Crud-View plugin</text:a> for automatic generation of your admin area templates. </text:p>
            </text:list-item>
            <text:list-item>
              <text:p text:style-name="P61">Crud also provides built in features for JSON <text:a xlink:type="simple" xlink:href="http://crud.readthedocs.io/en/latest/listeners/api.html" text:style-name="Internet_20_link" text:visited-style-name="Visited_20_Internet_20_Link">API</text:a> for any action you have enabled through Crud, which eliminates maintaining both a HTML frontend and a JSON and/or XML interface for your applications – saving you tons of time and having a leaner code base. </text:p>
            </text:list-item>
            <text:list-item>
              <text:p text:style-name="P6">Crud uses the truly open source MIT license, just like CakePHP. </text:p>
            </text:list-item>
          </text:list>
        </text:section>
        <text:section text:style-name="Sect1" text:name="bugs">
          <text:h text:style-name="Heading_20_2" text:outline-level="2">Bugs</text:h>
          <text:p text:style-name="Text_20_body">If you happen to stumble upon a bug, please <text:a xlink:type="simple" xlink:href="https://github.com/FriendsOfCake/crud/issues" text:style-name="Internet_20_link" text:visited-style-name="Visited_20_Internet_20_Link">feel free to create a pull request or submit an issue</text:a> with a fix (optionally with a test), and a description of the bug and how it was resolved.</text:p>
        </text:section>
        <text:section text:style-name="Sect1" text:name="features">
          <text:h text:style-name="Heading_20_2" text:outline-level="2"><text:soft-page-break/>Features</text:h>
          <text:p text:style-name="Text_20_body">If you have a good idea for a Crud feature, <text:a xlink:type="simple" xlink:href="https://webchat.freenode.net/" text:style-name="Internet_20_link" text:visited-style-name="Visited_20_Internet_20_Link">please join us in #friendsofcake on irc</text:a> and let’s discuss it. Opening a <text:a xlink:type="simple" xlink:href="https://github.com/FriendsOfCake/crud/pulls" text:style-name="Internet_20_link" text:visited-style-name="Visited_20_Internet_20_Link">pull request</text:a> is always more than welcome, and a great way to start a discussion. Please check our <text:a xlink:type="simple" xlink:href="https://github.com/FriendsOfCake/crud/blob/master/CONTRIBUTING.md" text:style-name="Internet_20_link" text:visited-style-name="Visited_20_Internet_20_Link">contribution guidelines</text:a>.</text:p>
        </text:section>
        <text:section text:style-name="Sect1" text:name="support-questions">
          <text:h text:style-name="Heading_20_2" text:outline-level="2">Support / Questions</text:h>
          <text:p text:style-name="Text_20_body">You can <text:a xlink:type="simple" xlink:href="https://webchat.freenode.net/" text:style-name="Internet_20_link" text:visited-style-name="Visited_20_Internet_20_Link">join us in #friendsofcake on irc</text:a> on irc.freenode.net for any support or questions.</text:p>
        </text:section>
      </text:section>
      <text:p text:style-name="P1"/>
      <text:h text:style-name="P3" text:outline-level="1">Installation</text:h>
      <text:section text:style-name="Sect1" text:name="installation">
        <text:section text:style-name="Sect1" text:name="requirements">
          <text:h text:style-name="Heading_20_2" text:outline-level="2">Requirements</text:h>
          <text:list xml:id="list7205148246778835932" text:style-name="L2">
            <text:list-item>
              <text:p text:style-name="P62">CakePHP 3.2+ </text:p>
            </text:list-item>
            <text:list-item>
              <text:p text:style-name="P7">PHP 5.5.9+ </text:p>
            </text:list-item>
          </text:list>
        </text:section>
        <text:section text:style-name="Sect1" text:name="using-composer">
          <text:h text:style-name="Heading_20_2" text:outline-level="2">Using composer</text:h>
          <text:p text:style-name="Text_20_body">The recommended installation method for this plugin is by using composer.</text:p>
          <text:p text:style-name="P5">composer require friendsofcake/crud:5.<text:span text:style-name="T2">3.3</text:span></text:p>
          <text:p text:style-name="Text_20_body">You can also check <text:a xlink:type="simple" xlink:href="https://packagist.org/packages/friendsofcake/crud" text:style-name="Internet_20_link" text:visited-style-name="Visited_20_Internet_20_Link">Packagist</text:a>.</text:p>
        </text:section>
        <text:section text:style-name="Sect1" text:name="loading-the-plugin">
          <text:h text:style-name="Heading_20_2" text:outline-level="2">Loading the plugin</text:h>
          <text:p text:style-name="Text_20_body">Add the following to your <text:span text:style-name="Source_20_Text">/config/bootstrap.php</text:span></text:p>
          <text:p text:style-name="P60"><text:span text:style-name="Source_20_Text"><text:span text:style-name="T1">bin/cake plugin load Crud</text:span></text:span></text:p>
          <text:p text:style-name="P5">Plugin::load('Crud');</text:p>
        </text:section>
        <text:section text:style-name="Sect1" text:name="configuring-the-controller">
          <text:h text:style-name="Heading_20_2" text:outline-level="2">Configuring the controller</text:h>
          <text:p text:style-name="Text_20_body">The Crud plugin provides a trait which will catch a MissingActionException and then step in to provide scaffold actions to the controllers.</text:p>
          <text:p text:style-name="Text_20_body">To enable Crud across your whole application add the trait to your <text:span text:style-name="Source_20_Text">src/Controller/AppController.php</text:span></text:p>
          <text:p text:style-name="Preformatted_20_Text">namespace App\Controller;</text:p>
          <text:p text:style-name="Preformatted_20_Text"/>
          <text:p text:style-name="Preformatted_20_Text">class AppController extends \Cake\Controller\Controller</text:p>
          <text:p text:style-name="Preformatted_20_Text">{</text:p>
          <text:p text:style-name="Preformatted_20_Text"><text:s text:c="4"/>use \Crud\Controller\ControllerTrait;</text:p>
          <text:p text:style-name="Preformatted_20_Text"/>
          <text:p text:style-name="P5">}</text:p>
          <text:p text:style-name="Text_20_body"><text:soft-page-break/>To have Crud just scaffold a single controller you can just add the <text:span text:style-name="Source_20_Text">ControllerTrait</text:span> to that specific controller.</text:p>
          <text:p text:style-name="Text_20_body">Adding the <text:span text:style-name="Source_20_Text">ControllerTrait</text:span> itself do not enable anything Crud, but simply installs the code to handle the <text:span text:style-name="Source_20_Text">\Cake\Error\MissingActionException</text:span> exception so you don’t have to implement an action in your controller for Crud to work.</text:p>
          <text:p text:style-name="Text_20_body">The next step is to load the Crud component in your controller. A basic example is as follows, and will enable the Crud plugin to scaffold all your controllers index actions.</text:p>
          <text:p text:style-name="Preformatted_20_Text">class AppController extends \Cake\Controller\Controller</text:p>
          <text:p text:style-name="Preformatted_20_Text">{</text:p>
          <text:p text:style-name="Preformatted_20_Text"><text:s text:c="4"/>use \Crud\Controller\ControllerTrait;</text:p>
          <text:p text:style-name="Preformatted_20_Text"/>
          <text:p text:style-name="Preformatted_20_Text"><text:s text:c="4"/>public function initialize()</text:p>
          <text:p text:style-name="Preformatted_20_Text"><text:s text:c="4"/>{</text:p>
          <text:p text:style-name="Preformatted_20_Text"><text:s text:c="8"/>parent::initialize();</text:p>
          <text:p text:style-name="Preformatted_20_Text"/>
          <text:p text:style-name="Preformatted_20_Text"><text:s text:c="8"/>$this-&gt;loadComponent('Crud.Crud', [</text:p>
          <text:p text:style-name="Preformatted_20_Text"><text:s text:c="12"/>'actions' =&gt; [</text:p>
          <text:p text:style-name="Preformatted_20_Text"><text:s text:c="16"/>'Crud.Index'</text:p>
          <text:p text:style-name="Preformatted_20_Text"><text:s text:c="12"/>]</text:p>
          <text:p text:style-name="Preformatted_20_Text"><text:s text:c="8"/>]);</text:p>
          <text:p text:style-name="Preformatted_20_Text"/>
          <text:p text:style-name="Preformatted_20_Text"><text:s text:c="8"/>// Other application wide controller setup</text:p>
          <text:p text:style-name="Preformatted_20_Text"><text:s text:c="4"/>}</text:p>
          <text:p text:style-name="P5">}</text:p>
          <text:p text:style-name="Text_20_body">Further configuration options are detailed on the <text:a xlink:type="simple" xlink:href="http://crud.readthedocs.io/en/latest/configuration.html" text:style-name="Internet_20_link" text:visited-style-name="Visited_20_Internet_20_Link">configuration page</text:a>.</text:p>
        </text:section>
      </text:section>
      <text:p text:style-name="P1"/>
      <text:h text:style-name="P3" text:outline-level="1">Quick Start</text:h>
      <text:section text:style-name="Sect1" text:name="quick-start">
        <text:p text:style-name="Text_20_body">You are busy, and you just want to “get things done™”, so let’s get going.</text:p>
        <text:p text:style-name="Text_20_body">After <text:a xlink:type="simple" xlink:href="http://crud.readthedocs.io/en/latest/installation.html" text:style-name="Internet_20_link" text:visited-style-name="Visited_20_Internet_20_Link">installation</text:a>, you are ready to CRUD-ify your app.</text:p>
        <text:section text:style-name="Sect1" text:name="the-application">
          <text:h text:style-name="Heading_20_2" text:outline-level="2">The application</text:h>
          <text:p text:style-name="Text_20_body">So the application our <text:a xlink:type="simple" xlink:href="https://www.google.com/search?q=pointy+haired+boss" text:style-name="Internet_20_link" text:visited-style-name="Visited_20_Internet_20_Link">pointy-haired boss</text:a> has tasked us to create today is a Blog.</text:p>
        </text:section>
        <text:section text:style-name="Sect1" text:name="app-controller">
          <text:h text:style-name="Heading_20_2" text:outline-level="2">App Controller</text:h>
          <text:p text:style-name="Text_20_body">Let’s setup CRUD to handle all <text:span text:style-name="Source_20_Text">index()</text:span>, <text:span text:style-name="Source_20_Text">add()</text:span>, <text:span text:style-name="Source_20_Text">edit()</text:span>, <text:span text:style-name="Source_20_Text">view()</text:span> and <text:span text:style-name="Source_20_Text">delete()</text:span> actions automatically, we do this by enabling Crud in the <text:span text:style-name="Source_20_Text">AppController</text:span> with the <text:span text:style-name="Source_20_Text">actions</text:span> options configuration.</text:p>
          <text:p text:style-name="Preformatted_20_Text">namespace App\Controller;</text:p>
          <text:p text:style-name="Preformatted_20_Text"/>
          <text:p text:style-name="Preformatted_20_Text">class AppController extends \Cake\Controller\Controller</text:p>
          <text:p text:style-name="Preformatted_20_Text">{</text:p>
          <text:p text:style-name="Preformatted_20_Text"><text:s text:c="4"/>use \Crud\Controller\ControllerTrait;</text:p>
          <text:p text:style-name="Preformatted_20_Text"/>
          <text:p text:style-name="Preformatted_20_Text"><text:s text:c="4"/>public function initialize()</text:p>
          <text:p text:style-name="Preformatted_20_Text"><text:s text:c="4"/>{</text:p>
          <text:p text:style-name="Preformatted_20_Text"><text:soft-page-break/><text:s text:c="8"/>parent::initialize();</text:p>
          <text:p text:style-name="Preformatted_20_Text"/>
          <text:p text:style-name="Preformatted_20_Text"><text:s text:c="8"/>$this-&gt;loadComponent('Crud.Crud', [</text:p>
          <text:p text:style-name="Preformatted_20_Text"><text:s text:c="12"/>'actions' =&gt; [</text:p>
          <text:p text:style-name="Preformatted_20_Text"><text:s text:c="16"/>'Crud.Index',</text:p>
          <text:p text:style-name="Preformatted_20_Text"><text:s text:c="16"/>'Crud.Add',</text:p>
          <text:p text:style-name="Preformatted_20_Text"><text:s text:c="16"/>'Crud.Edit',</text:p>
          <text:p text:style-name="Preformatted_20_Text"><text:s text:c="16"/>'Crud.View',</text:p>
          <text:p text:style-name="Preformatted_20_Text"><text:s text:c="16"/>'Crud.Delete'</text:p>
          <text:p text:style-name="Preformatted_20_Text"><text:s text:c="12"/>]</text:p>
          <text:p text:style-name="Preformatted_20_Text"><text:s text:c="8"/>]);</text:p>
          <text:p text:style-name="Preformatted_20_Text"><text:s text:c="4"/>}</text:p>
          <text:p text:style-name="P5">}</text:p>
          <text:p text:style-name="Text_20_body">There we go, that was easy.</text:p>
        </text:section>
        <text:section text:style-name="Sect1" text:name="posts-controller">
          <text:h text:style-name="Heading_20_2" text:outline-level="2">Posts Controller</text:h>
          <text:p text:style-name="Text_20_body">So, our new Blog needs a Posts controller to allow us to create, read, update and delete posts.</text:p>
          <text:p text:style-name="Preformatted_20_Text">namespace App\Controller;</text:p>
          <text:p text:style-name="Preformatted_20_Text"/>
          <text:p text:style-name="Preformatted_20_Text">class PostsController extends AppController</text:p>
          <text:p text:style-name="Preformatted_20_Text">{</text:p>
          <text:p text:style-name="P5">}</text:p>
          <text:p text:style-name="Text_20_body">This is all the code we need in the <text:span text:style-name="Source_20_Text">PostsController</text:span> as Crud will scaffold the controller actions for us.</text:p>
          <text:p text:style-name="Text_20_body">If you are not using <text:a xlink:type="simple" xlink:href="https://github.com/FriendsOfCake/crud-view" text:style-name="Internet_20_link" text:visited-style-name="Visited_20_Internet_20_Link">Crud-View</text:a> then you will have to <text:a xlink:type="simple" xlink:href="http://book.cakephp.org/3.0/en/bake/usage.html" text:style-name="Internet_20_link" text:visited-style-name="Visited_20_Internet_20_Link">bake your templates</text:a>.</text:p>
          <text:p text:style-name="P5">bin/cake bake template posts</text:p>
          <text:p text:style-name="Text_20_body">Let’s check out our new application, go to <text:span text:style-name="Source_20_Text">/posts</text:span> and behold, a nice paginated <text:span text:style-name="Source_20_Text">ìndex()</text:span> template, all without any code in your controller.</text:p>
          <text:p text:style-name="Text_20_body">You should now be able to navigate to <text:span text:style-name="Source_20_Text">/posts/add</text:span> as well and create your first post, as well as being able to edit it.</text:p>
        </text:section>
        <text:section text:style-name="Sect1" text:name="reference-application">
          <text:h text:style-name="Heading_20_2" text:outline-level="2">Reference application</text:h>
          <text:p text:style-name="Text_20_body">If you’d rather look through a completed application, José from the CakePHP core team has created an application using Crud. <text:a xlink:type="simple" xlink:href="https://github.com/lorenzo/cakephp3-bookmarkr" text:style-name="Internet_20_link" text:visited-style-name="Visited_20_Internet_20_Link">You can find it on Github</text:a>.</text:p>
        </text:section>
      </text:section>
      <text:p text:style-name="P1"/>
      <text:h text:style-name="P3" text:outline-level="1">Configuration</text:h>
      <text:section text:style-name="Sect1" text:name="configuration">
        <text:p text:style-name="Text_20_body">Configuration of Crud is done through the Crud component - either on the fly anywhere in you application, or by providing the configuration in the <text:span text:style-name="Source_20_Text">Controller::loadComponent()</text:span> method.</text:p>
        <text:p text:style-name="Text_20_body"><text:soft-page-break/>Assuming you have followed the <text:a xlink:type="simple" xlink:href="http://crud.readthedocs.io/en/latest/installation.html" text:style-name="Internet_20_link" text:visited-style-name="Visited_20_Internet_20_Link">installation guide</text:a> we will now begin the actual configuration of Crud.</text:p>
        <text:p text:style-name="Preformatted_20_Text">class AppController extends \Cake\Controller\Controller</text:p>
        <text:p text:style-name="Preformatted_20_Text">{</text:p>
        <text:p text:style-name="Preformatted_20_Text"/>
        <text:p text:style-name="Preformatted_20_Text"><text:s text:c="2"/>public function initialize()</text:p>
        <text:p text:style-name="Preformatted_20_Text"><text:s text:c="2"/>{</text:p>
        <text:p text:style-name="Preformatted_20_Text"><text:s text:c="6"/>parent::initialize();</text:p>
        <text:p text:style-name="Preformatted_20_Text"/>
        <text:p text:style-name="Preformatted_20_Text"><text:s text:c="6"/>$this-&gt;loadComponent('Crud.Crud');</text:p>
        <text:p text:style-name="Preformatted_20_Text"><text:s text:c="2"/>}</text:p>
        <text:p text:style-name="P5">}</text:p>
        <text:p text:style-name="Text_20_body">At this time, the Crud Component is loaded, but we need to tell Crud which actions we want it to handle for us.</text:p>
        <text:section text:style-name="Sect1" text:name="actions">
          <text:h text:style-name="Heading_20_2" text:outline-level="2">Actions</text:h>
          <text:p text:style-name="Text_20_body">The list of actions is provided either as Component configuration, or on the fly.</text:p>
          <text:p text:style-name="Text_20_body">An example configuration for handling index actions looks like this.</text:p>
          <text:p text:style-name="Preformatted_20_Text">class AppController extends \Cake\Controller\Controller</text:p>
          <text:p text:style-name="Preformatted_20_Text">{</text:p>
          <text:p text:style-name="Preformatted_20_Text"/>
          <text:p text:style-name="Preformatted_20_Text"><text:s text:c="2"/>use \Crud\Controller\ControllerTrait;</text:p>
          <text:p text:style-name="Preformatted_20_Text"/>
          <text:p text:style-name="Preformatted_20_Text"><text:s text:c="2"/>public function initialize()</text:p>
          <text:p text:style-name="Preformatted_20_Text"><text:s text:c="2"/>{</text:p>
          <text:p text:style-name="Preformatted_20_Text"><text:s text:c="6"/>parent::initialize();</text:p>
          <text:p text:style-name="Preformatted_20_Text"/>
          <text:p text:style-name="Preformatted_20_Text"><text:s text:c="6"/>$this-&gt;loadComponent('Crud.Crud', [</text:p>
          <text:p text:style-name="Preformatted_20_Text"><text:s text:c="10"/>'actions' =&gt; [</text:p>
          <text:p text:style-name="Preformatted_20_Text"><text:s text:c="14"/>'Crud.Index'</text:p>
          <text:p text:style-name="Preformatted_20_Text"><text:s text:c="10"/>]</text:p>
          <text:p text:style-name="Preformatted_20_Text"><text:s text:c="6"/>]);</text:p>
          <text:p text:style-name="Preformatted_20_Text"><text:s text:c="2"/>}</text:p>
          <text:p text:style-name="P5">}</text:p>
          <text:p text:style-name="Text_20_body">An example of on the fly enabling an Crud action:</text:p>
          <text:p text:style-name="Preformatted_20_Text">class AppController extends \Cake\Controller\Controller</text:p>
          <text:p text:style-name="Preformatted_20_Text">{</text:p>
          <text:p text:style-name="Preformatted_20_Text"/>
          <text:p text:style-name="Preformatted_20_Text"><text:s text:c="2"/>public function beforeFilter(\Cake\Event\Event $event)</text:p>
          <text:p text:style-name="Preformatted_20_Text"><text:s text:c="2"/>{</text:p>
          <text:p text:style-name="Preformatted_20_Text"><text:s text:c="6"/>$this-&gt;Crud-&gt;mapAction('index', 'Crud.Index');</text:p>
          <text:p text:style-name="Preformatted_20_Text"><text:s text:c="2"/>}</text:p>
          <text:p text:style-name="P5">}</text:p>
          <text:p text:style-name="Text_20_body">The examples above are functionally identical, and instructs Crud to handle the <text:span text:style-name="Source_20_Text">index</text:span> action in controllers using <text:span text:style-name="Source_20_Text">Crud.Index</text:span> action class.</text:p>
          <text:p text:style-name="Text_20_body">If you do not wish for Crud to be enabled across all controllers, or even use all <text:span text:style-name="Source_20_Text">actions</text:span> provided by Crud you can pick and chose which to use. Crud will not force take-over any application logic, and you can enable/disable them as you see fit.</text:p>
        </text:section>
        <text:section text:style-name="Sect1" text:name="action-configuration">
          <text:h text:style-name="Heading_20_2" text:outline-level="2"><text:soft-page-break/>Action configuration</text:h>
          <text:p text:style-name="Text_20_body">Each <text:a xlink:type="simple" xlink:href="http://crud.readthedocs.io/en/latest/actions.html" text:style-name="Internet_20_link" text:visited-style-name="Visited_20_Internet_20_Link">Crud Action</text:a> can have a different set of configuration settings, please see their individual documentation pages for more information.</text:p>
          <text:p text:style-name="Text_20_body">A more verbose example now, where we’ll change the view template that Crud will use for index actions to be <text:span text:style-name="Source_20_Text">my_index.ctp</text:span></text:p>
          <text:p text:style-name="Preformatted_20_Text">class AppController extends \Cake\Controller\Controller</text:p>
          <text:p text:style-name="Preformatted_20_Text">{</text:p>
          <text:p text:style-name="Preformatted_20_Text"/>
          <text:p text:style-name="Preformatted_20_Text"><text:s text:c="2"/>use \Crud\Controller\ControllerTrait;</text:p>
          <text:p text:style-name="Preformatted_20_Text"/>
          <text:p text:style-name="Preformatted_20_Text"><text:s text:c="2"/>public function initialize()</text:p>
          <text:p text:style-name="Preformatted_20_Text"><text:s text:c="2"/>{</text:p>
          <text:p text:style-name="Preformatted_20_Text"><text:s text:c="6"/>parent::initialize();</text:p>
          <text:p text:style-name="Preformatted_20_Text"/>
          <text:p text:style-name="Preformatted_20_Text"><text:s text:c="6"/>$this-&gt;loadComponent('Crud.Crud', [</text:p>
          <text:p text:style-name="Preformatted_20_Text"><text:s text:c="10"/>'actions' =&gt; [</text:p>
          <text:p text:style-name="Preformatted_20_Text"><text:s text:c="14"/>'index' =&gt; [</text:p>
          <text:p text:style-name="Preformatted_20_Text"><text:s text:c="16"/>'className' =&gt; 'Crud.Index',</text:p>
          <text:p text:style-name="Preformatted_20_Text"><text:s text:c="16"/>'view' =&gt; 'my_index'</text:p>
          <text:p text:style-name="Preformatted_20_Text"><text:s text:c="14"/>]</text:p>
          <text:p text:style-name="Preformatted_20_Text"><text:s text:c="10"/>]</text:p>
          <text:p text:style-name="Preformatted_20_Text"><text:s text:c="6"/>]);</text:p>
          <text:p text:style-name="Preformatted_20_Text"><text:s text:c="2"/>}</text:p>
          <text:p text:style-name="P5">}</text:p>
          <text:p text:style-name="Text_20_body">An example of on the fly enabling a Crud action with configuration</text:p>
          <text:p text:style-name="Preformatted_20_Text">class AppController extends \Cake\Controller\Controller</text:p>
          <text:p text:style-name="Preformatted_20_Text">{</text:p>
          <text:p text:style-name="Preformatted_20_Text"/>
          <text:p text:style-name="Preformatted_20_Text"><text:s text:c="2"/>public function beforeFilter(\Cake\Event\Event $event)</text:p>
          <text:p text:style-name="Preformatted_20_Text"><text:s text:c="2"/>{</text:p>
          <text:p text:style-name="Preformatted_20_Text"><text:s text:c="6"/>$this-&gt;Crud-&gt;mapAction('index', [</text:p>
          <text:p text:style-name="Preformatted_20_Text"><text:s text:c="8"/>'className' =&gt; 'Crud.Index',</text:p>
          <text:p text:style-name="Preformatted_20_Text"><text:s text:c="8"/>'view' =&gt; 'my_index'</text:p>
          <text:p text:style-name="Preformatted_20_Text"><text:s text:c="6"/>]);</text:p>
          <text:p text:style-name="Preformatted_20_Text"><text:s text:c="2"/>}</text:p>
          <text:p text:style-name="P5">}</text:p>
        </text:section>
        <text:section text:style-name="Sect1" text:name="disabling-loaded-actions">
          <text:h text:style-name="Heading_20_2" text:outline-level="2">Disabling loaded actions</text:h>
          <text:p text:style-name="Text_20_body">If you’ve loaded an action in eg. your <text:span text:style-name="Source_20_Text">AppController</text:span> - but don’t want it included in a specific controller, it can be disabled with the <text:span text:style-name="Source_20_Text">$this-&gt;Crud-&gt;disable(['action_name'])</text:span>.</text:p>
          <text:p text:style-name="Text_20_body">Example of disabling a loaded action, first we show all actions being configured to be handled by Crud, then disabling a specific action in our <text:span text:style-name="Source_20_Text">PostsController</text:span>.</text:p>
          <text:p text:style-name="Preformatted_20_Text">class AppController extends \Cake\Controller\Controller</text:p>
          <text:p text:style-name="Preformatted_20_Text">{</text:p>
          <text:p text:style-name="Preformatted_20_Text"/>
          <text:p text:style-name="Preformatted_20_Text"><text:s text:c="2"/>use \Crud\Controller\ControllerTrait;</text:p>
          <text:p text:style-name="Preformatted_20_Text"/>
          <text:p text:style-name="Preformatted_20_Text"><text:s text:c="2"/>public function initialize()</text:p>
          <text:p text:style-name="Preformatted_20_Text"><text:s text:c="2"/>{</text:p>
          <text:p text:style-name="Preformatted_20_Text"><text:soft-page-break/><text:s text:c="6"/>parent::initialize();</text:p>
          <text:p text:style-name="Preformatted_20_Text"/>
          <text:p text:style-name="Preformatted_20_Text"><text:s text:c="6"/>$this-&gt;loadComponent('Crud.Crud', [</text:p>
          <text:p text:style-name="Preformatted_20_Text"><text:s text:c="10"/>'actions' =&gt; [</text:p>
          <text:p text:style-name="Preformatted_20_Text"><text:s text:c="14"/>'Crud.Index',</text:p>
          <text:p text:style-name="Preformatted_20_Text"><text:s text:c="14"/>'Crud.View',</text:p>
          <text:p text:style-name="Preformatted_20_Text"><text:s text:c="14"/>'Crud.Delete',</text:p>
          <text:p text:style-name="Preformatted_20_Text"><text:s text:c="14"/>'Crud.Edit'</text:p>
          <text:p text:style-name="Preformatted_20_Text"><text:s text:c="10"/>]</text:p>
          <text:p text:style-name="Preformatted_20_Text"><text:s text:c="6"/>]);</text:p>
          <text:p text:style-name="Preformatted_20_Text"><text:s text:c="2"/>}</text:p>
          <text:p text:style-name="P5">}</text:p>
          <text:p text:style-name="Preformatted_20_Text">class PostsController extends AppController</text:p>
          <text:p text:style-name="Preformatted_20_Text">{</text:p>
          <text:p text:style-name="Preformatted_20_Text"/>
          <text:p text:style-name="Preformatted_20_Text"><text:s text:c="4"/>public function beforeFilter(\Cake\Event\Event $event)</text:p>
          <text:p text:style-name="Preformatted_20_Text"><text:s text:c="4"/>{</text:p>
          <text:p text:style-name="Preformatted_20_Text"><text:s text:c="8"/>parent::beforeFilter($event);</text:p>
          <text:p text:style-name="Preformatted_20_Text"/>
          <text:p text:style-name="Preformatted_20_Text"><text:s text:c="8"/>$this-&gt;Crud-&gt;disable(['Edit', 'Delete']);</text:p>
          <text:p text:style-name="Preformatted_20_Text"><text:s text:c="4"/>}</text:p>
          <text:p text:style-name="P5">}</text:p>
        </text:section>
        <text:section text:style-name="Sect1" text:name="built-in-actions">
          <text:h text:style-name="Heading_20_2" text:outline-level="2">Built-in actions</text:h>
          <text:p text:style-name="Text_20_body">Crud provides the default create, read, update and delete actions out of the box.</text:p>
          <text:list xml:id="list4403885815144320721" text:style-name="L3">
            <text:list-item>
              <text:p text:style-name="P63"><text:a xlink:type="simple" xlink:href="http://crud.readthedocs.io/en/latest/actions/index.html" text:style-name="Internet_20_link" text:visited-style-name="Visited_20_Internet_20_Link">Index Action</text:a> </text:p>
            </text:list-item>
            <text:list-item>
              <text:p text:style-name="P63"><text:a xlink:type="simple" xlink:href="http://crud.readthedocs.io/en/latest/actions/view.html" text:style-name="Internet_20_link" text:visited-style-name="Visited_20_Internet_20_Link">View Action</text:a> </text:p>
            </text:list-item>
            <text:list-item>
              <text:p text:style-name="P63"><text:a xlink:type="simple" xlink:href="http://crud.readthedocs.io/en/latest/actions/add.html" text:style-name="Internet_20_link" text:visited-style-name="Visited_20_Internet_20_Link">Add Action</text:a> </text:p>
            </text:list-item>
            <text:list-item>
              <text:p text:style-name="P63"><text:a xlink:type="simple" xlink:href="http://crud.readthedocs.io/en/latest/actions/edit.html" text:style-name="Internet_20_link" text:visited-style-name="Visited_20_Internet_20_Link">Edit Action</text:a> </text:p>
            </text:list-item>
            <text:list-item>
              <text:p text:style-name="P63"><text:a xlink:type="simple" xlink:href="http://crud.readthedocs.io/en/latest/actions/delete.html" text:style-name="Internet_20_link" text:visited-style-name="Visited_20_Internet_20_Link">Delete Action</text:a> </text:p>
            </text:list-item>
            <text:list-item>
              <text:p text:style-name="P63"><text:a xlink:type="simple" xlink:href="http://crud.readthedocs.io/en/latest/actions/lookup.html" text:style-name="Internet_20_link" text:visited-style-name="Visited_20_Internet_20_Link">Lookup Action</text:a> </text:p>
            </text:list-item>
            <text:list-item>
              <text:p text:style-name="P63"><text:a xlink:type="simple" xlink:href="http://crud.readthedocs.io/en/latest/actions/bulk-delete.html" text:style-name="Internet_20_link" text:visited-style-name="Visited_20_Internet_20_Link">Bulk Delete Action</text:a> </text:p>
            </text:list-item>
            <text:list-item>
              <text:p text:style-name="P63"><text:a xlink:type="simple" xlink:href="http://crud.readthedocs.io/en/latest/actions/bulk-set-value.html" text:style-name="Internet_20_link" text:visited-style-name="Visited_20_Internet_20_Link">Bulk Set Value Action</text:a> </text:p>
            </text:list-item>
            <text:list-item>
              <text:p text:style-name="P8"><text:a xlink:type="simple" xlink:href="http://crud.readthedocs.io/en/latest/actions/bulk-toggle.html" text:style-name="Internet_20_link" text:visited-style-name="Visited_20_Internet_20_Link">Bulk Field Toggle Action</text:a> </text:p>
            </text:list-item>
          </text:list>
        </text:section>
        <text:section text:style-name="Sect1" text:name="custom-action-classes">
          <text:h text:style-name="Heading_20_2" text:outline-level="2">Custom action classes</text:h>
          <text:p text:style-name="Text_20_body">It’s possible to create your own custom action classes as well, or overwrite the built-in ones. Simply provide the <text:span text:style-name="Source_20_Text">className</text:span> configuration key for an action, and Crud will use that one instead.</text:p>
          <text:p text:style-name="Preformatted_20_Text">class AppController extends \Cake\Controller\Controller</text:p>
          <text:p text:style-name="Preformatted_20_Text">{</text:p>
          <text:p text:style-name="Preformatted_20_Text"><text:s text:c="4"/>use \Crud\Controller\ControllerTrait;</text:p>
          <text:p text:style-name="Preformatted_20_Text"/>
          <text:p text:style-name="Preformatted_20_Text"><text:s text:c="4"/>public function initialize()</text:p>
          <text:p text:style-name="Preformatted_20_Text"><text:s text:c="4"/>{</text:p>
          <text:p text:style-name="Preformatted_20_Text"><text:s text:c="8"/>parent::initialize();</text:p>
          <text:p text:style-name="Preformatted_20_Text"/>
          <text:p text:style-name="Preformatted_20_Text"><text:s text:c="8"/>$this-&gt;loadComponent('Crud.Crud', [</text:p>
          <text:p text:style-name="Preformatted_20_Text"><text:s text:c="12"/>'actions' =&gt; [</text:p>
          <text:p text:style-name="Preformatted_20_Text"><text:s text:c="16"/>'index' =&gt; ['className' =&gt; '\App\Crud\Action\MyIndexAction'],</text:p>
          <text:p text:style-name="Preformatted_20_Text"><text:soft-page-break/><text:s text:c="16"/>'view' =&gt; ['className' =&gt; '\App\Crud\Action\MyViewAction']</text:p>
          <text:p text:style-name="Preformatted_20_Text"><text:s text:c="12"/>]</text:p>
          <text:p text:style-name="Preformatted_20_Text"><text:s text:c="8"/>]);</text:p>
          <text:p text:style-name="Preformatted_20_Text"><text:s text:c="4"/>}</text:p>
          <text:p text:style-name="P5">}</text:p>
          <text:p text:style-name="Text_20_body">Ensure that you escape your namespace when loading your own action classes.</text:p>
          <text:p text:style-name="Text_20_body"><text:a xlink:type="simple" xlink:href="http://crud.readthedocs.io/en/latest/actions/custom.html" text:style-name="Internet_20_link" text:visited-style-name="Visited_20_Internet_20_Link">Learn more about custom action classes</text:a>.</text:p>
        </text:section>
        <text:section text:style-name="Sect1" text:name="listeners">
          <text:h text:style-name="Heading_20_2" text:outline-level="2">Listeners</text:h>
          <text:p text:style-name="Text_20_body">The other way to customise the behavior of the Crud plugin is through it’s many listeners. These provide lots of additional functionality to your scaffolding, such as dealing with api’s and loading related data.</text:p>
          <text:p text:style-name="Text_20_body">Check the <text:a xlink:type="simple" xlink:href="http://crud.readthedocs.io/en/latest/listeners.html" text:style-name="Internet_20_link" text:visited-style-name="Visited_20_Internet_20_Link">Listeners</text:a> documentation for more on Crud’s included listeners, and how to create your own.</text:p>
        </text:section>
        <text:section text:style-name="Sect1" text:name="prefix-routing">
          <text:h text:style-name="Heading_20_2" text:outline-level="2">Prefix routing</text:h>
          <text:p text:style-name="Text_20_body">You might have a scenario where you’d like to use Crud, but only within a certain prefix, such as running your admin area on Crud under the <text:span text:style-name="Source_20_Text">admin</text:span> prefix.</text:p>
          <text:p text:style-name="Text_20_body">The easiest way to achieve this is to create an <text:span text:style-name="Source_20_Text">AppController</text:span> for the prefix, and have your other prefixed controllers extend from that one. Then you can configure Crud in your prefixes <text:span text:style-name="Source_20_Text">AppController</text:span>.</text:p>
          <text:p text:style-name="Text_20_body">Let’s look at an example, using an <text:span text:style-name="Source_20_Text">api</text:span> prefix. For this example, we’ll assume your <text:a xlink:type="simple" xlink:href="http://book.cakephp.org/3.0/en/development/routing.html#prefix-routing" text:style-name="Internet_20_link" text:visited-style-name="Visited_20_Internet_20_Link">prefix routing</text:a> is already configured.</text:p>
          <text:p text:style-name="Text_20_body">First step is to create your new <text:span text:style-name="Source_20_Text">ApiAppController</text:span> which should be in <text:span text:style-name="Source_20_Text">src/Controller/Api/</text:span>.</text:p>
          <text:p text:style-name="Preformatted_20_Text">namespace App\Controller\Api;</text:p>
          <text:p text:style-name="Preformatted_20_Text"/>
          <text:p text:style-name="Preformatted_20_Text">class ApiAppController extends Controller</text:p>
          <text:p text:style-name="Preformatted_20_Text">{</text:p>
          <text:p text:style-name="Preformatted_20_Text"><text:s text:c="4"/>public function initialize()</text:p>
          <text:p text:style-name="Preformatted_20_Text"><text:s text:c="4"/>{</text:p>
          <text:p text:style-name="Preformatted_20_Text"><text:s text:c="8"/>$this-&gt;loadComponent('Crud.Crud', [</text:p>
          <text:p text:style-name="Preformatted_20_Text"><text:s text:c="12"/>'actions' =&gt; [</text:p>
          <text:p text:style-name="Preformatted_20_Text"><text:s text:c="16"/>'Crud.Index',</text:p>
          <text:p text:style-name="Preformatted_20_Text"><text:s text:c="16"/>'Crud.View'</text:p>
          <text:p text:style-name="Preformatted_20_Text"><text:s text:c="12"/>]</text:p>
          <text:p text:style-name="Preformatted_20_Text"><text:s text:c="8"/>]);</text:p>
          <text:p text:style-name="Preformatted_20_Text"/>
          <text:p text:style-name="Preformatted_20_Text"><text:s text:c="8"/>$this-&gt;Crud-&gt;addListener('Crud.Api');</text:p>
          <text:p text:style-name="Preformatted_20_Text"><text:s text:c="8"/>$this-&gt;Crud-&gt;addListener('Crud.ApiPagination');</text:p>
          <text:p text:style-name="Preformatted_20_Text"><text:s text:c="4"/>}</text:p>
          <text:p text:style-name="P5">}</text:p>
          <text:p text:style-name="Text_20_body">So now that we’ve created our new <text:span text:style-name="Source_20_Text">ApiAppController</text:span> we can extend the other prefix controllers from this one, so that they inherit the Crud configuration without impacting other areas of our application.</text:p>
          <text:p text:style-name="Preformatted_20_Text"><text:soft-page-break/>namespace App\Controller\Api;</text:p>
          <text:p text:style-name="Preformatted_20_Text"/>
          <text:p text:style-name="Preformatted_20_Text">class ProductsController extends ApiAppController</text:p>
          <text:p text:style-name="Preformatted_20_Text">{</text:p>
          <text:p text:style-name="P5">}</text:p>
        </text:section>
      </text:section>
      <text:p text:style-name="P1"/>
      <text:h text:style-name="P3" text:outline-level="1"><text:bookmark text:name="actions"/>Actions</text:h>
      <text:section text:style-name="Sect1" text:name="Seção1">
        <text:p text:style-name="Text_20_body">CRUD already provides the basic <text:span text:style-name="Source_20_Text">Index</text:span>, <text:span text:style-name="Source_20_Text">View</text:span>, <text:span text:style-name="Source_20_Text">Add</text:span>, <text:span text:style-name="Source_20_Text">Edit</text:span> and <text:span text:style-name="Source_20_Text">Delete</text:span> actions, so you do not need to implement these on your own. You can find the documentation for these actions in the menu to the left.</text:p>
        <text:p text:style-name="Text_20_body">Crud Actions are the backbone of the plugin, this is where most of the logic happens.</text:p>
        <text:section text:style-name="Sect1" text:name="what-is-an-action">
          <text:h text:style-name="Heading_20_2" text:outline-level="2">What Is An Action?</text:h>
          <text:p text:style-name="Text_20_body">A Crud action roughly translates to a normal Controller action. The primary difference is that CRUD actions are made to be as generic and secure out of the box as possible.</text:p>
          <text:p text:style-name="Text_20_body">You can consider a CRUD action as a more flexible PHP trait that fits nicely within the CakePHP ecosystem.</text:p>
          <text:p text:style-name="Text_20_body">A nice added bonus is that if all your controllers share a generic controller action, you only have to unit test once, to test every controller in your application.</text:p>
        </text:section>
        <text:section text:style-name="Sect1" text:name="the-anatomy-of-an-action">
          <text:h text:style-name="Heading_20_2" text:outline-level="2">The Anatomy Of An Action</text:h>
          <text:p text:style-name="Text_20_body">Below is the code for the <text:a xlink:type="simple" xlink:href="http://crud.readthedocs.io/en/latest/actions/index.html" text:style-name="Internet_20_link" text:visited-style-name="Visited_20_Internet_20_Link">Index Crud Action</text:a></text:p>
          <text:p text:style-name="Text_20_body">In the next few sections we will walk through the code and explain how it works, and what every single line of code does. For each section, the relevant lines of code will be highlighted.</text:p>
          <table:table table:name="Tabela1" table:style-name="Tabela1">
            <table:table-column table:style-name="Tabela1.A"/>
            <table:table-column table:style-name="Tabela1.B"/>
            <text:soft-page-break/>
            <table:table-row>
              <table:table-cell table:style-name="Tabela1.A1" office:value-type="string">
                <text:p text:style-name="Preformatted_20_Text"><text:s/>1</text:p>
                <text:p text:style-name="Preformatted_20_Text"><text:s/>2</text:p>
                <text:p text:style-name="Preformatted_20_Text"><text:s/>3</text:p>
                <text:p text:style-name="Preformatted_20_Text"><text:s/>4</text:p>
                <text:p text:style-name="Preformatted_20_Text"><text:s/>5</text:p>
                <text:p text:style-name="Preformatted_20_Text"><text:s/>6</text:p>
                <text:p text:style-name="Preformatted_20_Text"><text:s/>7</text:p>
                <text:p text:style-name="Preformatted_20_Text"><text:s/>8</text:p>
                <text:p text:style-name="Preformatted_20_Text"><text:s/>9</text:p>
                <text:p text:style-name="Preformatted_20_Text">10</text:p>
                <text:p text:style-name="Preformatted_20_Text">11</text:p>
                <text:p text:style-name="Preformatted_20_Text">12</text:p>
                <text:p text:style-name="Preformatted_20_Text">13</text:p>
                <text:p text:style-name="Preformatted_20_Text">14</text:p>
                <text:p text:style-name="Preformatted_20_Text">15</text:p>
                <text:p text:style-name="Preformatted_20_Text">16</text:p>
                <text:p text:style-name="Preformatted_20_Text">17</text:p>
                <text:p text:style-name="Preformatted_20_Text">18</text:p>
                <text:p text:style-name="Preformatted_20_Text">19</text:p>
                <text:p text:style-name="Preformatted_20_Text">20</text:p>
                <text:p text:style-name="Preformatted_20_Text">21</text:p>
                <text:p text:style-name="Preformatted_20_Text">22</text:p>
                <text:p text:style-name="Preformatted_20_Text">23</text:p>
                <text:p text:style-name="Preformatted_20_Text">24</text:p>
                <text:p text:style-name="Preformatted_20_Text">25</text:p>
                <text:p text:style-name="Preformatted_20_Text">26</text:p>
                <text:p text:style-name="Preformatted_20_Text">27</text:p>
                <text:p text:style-name="Preformatted_20_Text">28</text:p>
                <text:p text:style-name="P5">29</text:p>
              </table:table-cell>
              <table:table-cell table:style-name="Tabela1.A1" office:value-type="string">
                <text:p text:style-name="Preformatted_20_Text">&lt;?php</text:p>
                <text:p text:style-name="Preformatted_20_Text">namespace Crud\Action;</text:p>
                <text:p text:style-name="Preformatted_20_Text"/>
                <text:p text:style-name="Preformatted_20_Text">class Index extends BaseAction</text:p>
                <text:p text:style-name="Preformatted_20_Text">{</text:p>
                <text:p text:style-name="Preformatted_20_Text"/>
                <text:p text:style-name="Preformatted_20_Text"><text:s text:c="4"/>/**</text:p>
                <text:p text:style-name="Preformatted_20_Text"><text:s text:c="5"/>* Generic handler for all HTTP verbs</text:p>
                <text:p text:style-name="Preformatted_20_Text"><text:s text:c="5"/>*</text:p>
                <text:p text:style-name="Preformatted_20_Text"><text:s text:c="5"/>* @return void</text:p>
                <text:p text:style-name="Preformatted_20_Text"><text:s text:c="5"/>*/</text:p>
                <text:p text:style-name="Preformatted_20_Text"><text:s text:c="4"/>protected function _handle()</text:p>
                <text:p text:style-name="Preformatted_20_Text"><text:s text:c="4"/>{</text:p>
                <text:p text:style-name="Preformatted_20_Text"><text:s text:c="8"/>$subject = $this-&gt;_subject();</text:p>
                <text:p text:style-name="Preformatted_20_Text"><text:s text:c="8"/>$subject-&gt;set(['success' =&gt; true, 'viewVar' =&gt; $this-&gt;viewVar()]);</text:p>
                <text:p text:style-name="Preformatted_20_Text"/>
                <text:p text:style-name="Preformatted_20_Text"><text:s text:c="8"/>$this-&gt;_trigger('beforePaginate', $subject);</text:p>
                <text:p text:style-name="Preformatted_20_Text"/>
                <text:p text:style-name="Preformatted_20_Text"><text:s text:c="8"/>$controller = $this-&gt;_controller();</text:p>
                <text:p text:style-name="Preformatted_20_Text"><text:s text:c="8"/>$items = $controller-&gt;paginate();</text:p>
                <text:p text:style-name="Preformatted_20_Text"><text:s text:c="8"/>$subject-&gt;set(['items' =&gt; $items]);</text:p>
                <text:p text:style-name="Preformatted_20_Text"/>
                <text:p text:style-name="Preformatted_20_Text"><text:s text:c="8"/>$this-&gt;_trigger('afterPaginate', $subject);</text:p>
                <text:p text:style-name="Preformatted_20_Text"/>
                <text:p text:style-name="Preformatted_20_Text"><text:s text:c="8"/>$controller-&gt;set(['success' =&gt; $subject-&gt;success, $subject-&gt;viewVar =&gt; $subject-&gt;items]);</text:p>
                <text:p text:style-name="Preformatted_20_Text"><text:s text:c="8"/>$this-&gt;_trigger('beforeRender', $subject);</text:p>
                <text:p text:style-name="Preformatted_20_Text"><text:s text:c="4"/>}</text:p>
                <text:p text:style-name="Preformatted_20_Text"/>
                <text:p text:style-name="P5">}</text:p>
              </table:table-cell>
            </table:table-row>
          </table:table>
          <text:section text:style-name="Sect1" text:name="class-and-namespace">
            <text:h text:style-name="Heading_20_3" text:outline-level="3">Class And Namespace</text:h>
            <text:p text:style-name="Text_20_body">All build-in actions in Crud live in the <text:span text:style-name="Source_20_Text">Crud\Action</text:span> namespace.</text:p>
            <text:p text:style-name="Text_20_body">All actions in Crud, even your own, should inherit from the <text:span text:style-name="Source_20_Text">Crud\Action\Base</text:span> class. This class is <text:span text:style-name="Source_20_Text">abstract</text:span> and provides numerous auxiliary methods which can be useful for you both as a developer as an action creator.</text:p>
            <text:p text:style-name="Text_20_body">Where you choose to put your custom Crud actions is up to you, but using <text:span text:style-name="Source_20_Text">src/Crud</text:span> is a good place. Remember to namespace your action class accordingly.</text:p>
            <table:table table:name="Tabela2" table:style-name="Tabela2">
              <table:table-column table:style-name="Tabela2.A"/>
              <table:table-column table:style-name="Tabela2.B"/>
              <text:soft-page-break/>
              <table:table-row>
                <table:table-cell table:style-name="Tabela2.A1" office:value-type="string">
                  <text:p text:style-name="Preformatted_20_Text"><text:s/>1</text:p>
                  <text:p text:style-name="Preformatted_20_Text"><text:s/>2</text:p>
                  <text:p text:style-name="Preformatted_20_Text"><text:s/>3</text:p>
                  <text:p text:style-name="Preformatted_20_Text"><text:s/>4</text:p>
                  <text:p text:style-name="Preformatted_20_Text"><text:s/>5</text:p>
                  <text:p text:style-name="Preformatted_20_Text"><text:s/>6</text:p>
                  <text:p text:style-name="Preformatted_20_Text"><text:s/>7</text:p>
                  <text:p text:style-name="Preformatted_20_Text"><text:s/>8</text:p>
                  <text:p text:style-name="Preformatted_20_Text"><text:s/>9</text:p>
                  <text:p text:style-name="Preformatted_20_Text">10</text:p>
                  <text:p text:style-name="Preformatted_20_Text">11</text:p>
                  <text:p text:style-name="Preformatted_20_Text">12</text:p>
                  <text:p text:style-name="Preformatted_20_Text">13</text:p>
                  <text:p text:style-name="Preformatted_20_Text">14</text:p>
                  <text:p text:style-name="Preformatted_20_Text">15</text:p>
                  <text:p text:style-name="Preformatted_20_Text">16</text:p>
                  <text:p text:style-name="Preformatted_20_Text">17</text:p>
                  <text:p text:style-name="Preformatted_20_Text">18</text:p>
                  <text:p text:style-name="Preformatted_20_Text">19</text:p>
                  <text:p text:style-name="Preformatted_20_Text">20</text:p>
                  <text:p text:style-name="Preformatted_20_Text">21</text:p>
                  <text:p text:style-name="Preformatted_20_Text">22</text:p>
                  <text:p text:style-name="Preformatted_20_Text">23</text:p>
                  <text:p text:style-name="Preformatted_20_Text">24</text:p>
                  <text:p text:style-name="Preformatted_20_Text">25</text:p>
                  <text:p text:style-name="Preformatted_20_Text">26</text:p>
                  <text:p text:style-name="Preformatted_20_Text">27</text:p>
                  <text:p text:style-name="Preformatted_20_Text">28</text:p>
                  <text:p text:style-name="P5">29</text:p>
                </table:table-cell>
                <table:table-cell table:style-name="Tabela2.A1" office:value-type="string">
                  <text:p text:style-name="Preformatted_20_Text">&lt;?php</text:p>
                  <text:p text:style-name="Preformatted_20_Text">namespace Crud\Action;</text:p>
                  <text:p text:style-name="Preformatted_20_Text"/>
                  <text:p text:style-name="Preformatted_20_Text">class Index extends BaseAction</text:p>
                  <text:p text:style-name="Preformatted_20_Text">{</text:p>
                  <text:p text:style-name="Preformatted_20_Text"/>
                  <text:p text:style-name="Preformatted_20_Text"><text:s text:c="4"/>/**</text:p>
                  <text:p text:style-name="Preformatted_20_Text"><text:s text:c="5"/>* Generic handler for all HTTP verbs</text:p>
                  <text:p text:style-name="Preformatted_20_Text"><text:s text:c="5"/>*</text:p>
                  <text:p text:style-name="Preformatted_20_Text"><text:s text:c="5"/>* @return void</text:p>
                  <text:p text:style-name="Preformatted_20_Text"><text:s text:c="5"/>*/</text:p>
                  <text:p text:style-name="Preformatted_20_Text"><text:s text:c="4"/>protected function _handle()</text:p>
                  <text:p text:style-name="Preformatted_20_Text"><text:s text:c="4"/>{</text:p>
                  <text:p text:style-name="Preformatted_20_Text"><text:s text:c="8"/>$subject = $this-&gt;_subject();</text:p>
                  <text:p text:style-name="Preformatted_20_Text"><text:s text:c="8"/>$subject-&gt;set(['success' =&gt; true, 'viewVar' =&gt; $this-&gt;viewVar()]);</text:p>
                  <text:p text:style-name="Preformatted_20_Text"/>
                  <text:p text:style-name="Preformatted_20_Text"><text:s text:c="8"/>$this-&gt;_trigger('beforePaginate', $subject);</text:p>
                  <text:p text:style-name="Preformatted_20_Text"/>
                  <text:p text:style-name="Preformatted_20_Text"><text:s text:c="8"/>$controller = $this-&gt;_controller();</text:p>
                  <text:p text:style-name="Preformatted_20_Text"><text:s text:c="8"/>$items = $controller-&gt;paginate();</text:p>
                  <text:p text:style-name="Preformatted_20_Text"><text:s text:c="8"/>$subject-&gt;set(['items' =&gt; $items]);</text:p>
                  <text:p text:style-name="Preformatted_20_Text"/>
                  <text:p text:style-name="Preformatted_20_Text"><text:s text:c="8"/>$this-&gt;_trigger('afterPaginate', $subject);</text:p>
                  <text:p text:style-name="Preformatted_20_Text"/>
                  <text:p text:style-name="Preformatted_20_Text"><text:s text:c="8"/>$controller-&gt;set(['success' =&gt; $subject-&gt;success, $subject-&gt;viewVar =&gt; $subject-&gt;items]);</text:p>
                  <text:p text:style-name="Preformatted_20_Text"><text:s text:c="8"/>$this-&gt;_trigger('beforeRender', $subject);</text:p>
                  <text:p text:style-name="Preformatted_20_Text"><text:s text:c="4"/>}</text:p>
                  <text:p text:style-name="Preformatted_20_Text"/>
                  <text:p text:style-name="P5">}</text:p>
                </table:table-cell>
              </table:table-row>
            </table:table>
          </text:section>
          <text:section text:style-name="Sect1" text:name="request-methods">
            <text:h text:style-name="Heading_20_3" text:outline-level="3">Request Methods</text:h>
            <text:p text:style-name="Text_20_body">Next is the method <text:span text:style-name="Source_20_Text">_handle</text:span>. A Crud Action can respond to any HTTP verb (<text:span text:style-name="Source_20_Text">GET</text:span>, <text:span text:style-name="Source_20_Text">POST</text:span>, <text:span text:style-name="Source_20_Text">PUT</text:span>, <text:span text:style-name="Source_20_Text">DELETE</text:span>). Each HTTP verb can be implemented as method, e.g. <text:span text:style-name="Source_20_Text">_get()</text:span> for HTTP GET, <text:span text:style-name="Source_20_Text">_post()</text:span> for HTTP POST and <text:span text:style-name="Source_20_Text">_put()</text:span> for HTTP PUT.</text:p>
            <text:p text:style-name="Text_20_body">If no HTTP verb specific method is found in the class, <text:span text:style-name="Source_20_Text">_handle()</text:span> will be executed.</text:p>
            <table:table table:name="Tabela3" table:style-name="Tabela3">
              <table:table-column table:style-name="Tabela3.A"/>
              <table:table-column table:style-name="Tabela3.B"/>
              <text:soft-page-break/>
              <table:table-row>
                <table:table-cell table:style-name="Tabela3.A1" office:value-type="string">
                  <text:p text:style-name="Preformatted_20_Text"><text:s/>1</text:p>
                  <text:p text:style-name="Preformatted_20_Text"><text:s/>2</text:p>
                  <text:p text:style-name="Preformatted_20_Text"><text:s/>3</text:p>
                  <text:p text:style-name="Preformatted_20_Text"><text:s/>4</text:p>
                  <text:p text:style-name="Preformatted_20_Text"><text:s/>5</text:p>
                  <text:p text:style-name="Preformatted_20_Text"><text:s/>6</text:p>
                  <text:p text:style-name="Preformatted_20_Text"><text:s/>7</text:p>
                  <text:p text:style-name="Preformatted_20_Text"><text:s/>8</text:p>
                  <text:p text:style-name="Preformatted_20_Text"><text:s/>9</text:p>
                  <text:p text:style-name="Preformatted_20_Text">10</text:p>
                  <text:p text:style-name="Preformatted_20_Text">11</text:p>
                  <text:p text:style-name="Preformatted_20_Text">12</text:p>
                  <text:p text:style-name="Preformatted_20_Text">13</text:p>
                  <text:p text:style-name="Preformatted_20_Text">14</text:p>
                  <text:p text:style-name="Preformatted_20_Text">15</text:p>
                  <text:p text:style-name="Preformatted_20_Text">16</text:p>
                  <text:p text:style-name="Preformatted_20_Text">17</text:p>
                  <text:p text:style-name="Preformatted_20_Text">18</text:p>
                  <text:p text:style-name="Preformatted_20_Text">19</text:p>
                  <text:p text:style-name="Preformatted_20_Text">20</text:p>
                  <text:p text:style-name="Preformatted_20_Text">21</text:p>
                  <text:p text:style-name="Preformatted_20_Text">22</text:p>
                  <text:p text:style-name="Preformatted_20_Text">23</text:p>
                  <text:p text:style-name="Preformatted_20_Text">24</text:p>
                  <text:p text:style-name="Preformatted_20_Text">25</text:p>
                  <text:p text:style-name="Preformatted_20_Text">26</text:p>
                  <text:p text:style-name="Preformatted_20_Text">27</text:p>
                  <text:p text:style-name="Preformatted_20_Text">28</text:p>
                  <text:p text:style-name="P5">29</text:p>
                </table:table-cell>
                <table:table-cell table:style-name="Tabela3.A1" office:value-type="string">
                  <text:p text:style-name="Preformatted_20_Text">&lt;?php</text:p>
                  <text:p text:style-name="Preformatted_20_Text">namespace Crud\Action;</text:p>
                  <text:p text:style-name="Preformatted_20_Text"/>
                  <text:p text:style-name="Preformatted_20_Text">class Index extends BaseAction</text:p>
                  <text:p text:style-name="Preformatted_20_Text">{</text:p>
                  <text:p text:style-name="Preformatted_20_Text"/>
                  <text:p text:style-name="Preformatted_20_Text"><text:s text:c="4"/>/**</text:p>
                  <text:p text:style-name="Preformatted_20_Text"><text:s text:c="5"/>* Generic handler for all HTTP verbs</text:p>
                  <text:p text:style-name="Preformatted_20_Text"><text:s text:c="5"/>*</text:p>
                  <text:p text:style-name="Preformatted_20_Text"><text:s text:c="5"/>* @return void</text:p>
                  <text:p text:style-name="Preformatted_20_Text"><text:s text:c="5"/>*/</text:p>
                  <text:p text:style-name="Preformatted_20_Text"><text:s text:c="4"/>protected function _handle()</text:p>
                  <text:p text:style-name="Preformatted_20_Text"><text:s text:c="4"/>{</text:p>
                  <text:p text:style-name="Preformatted_20_Text"><text:s text:c="8"/>$subject = $this-&gt;_subject();</text:p>
                  <text:p text:style-name="Preformatted_20_Text"><text:s text:c="8"/>$subject-&gt;set(['success' =&gt; true, 'viewVar' =&gt; $this-&gt;viewVar()]);</text:p>
                  <text:p text:style-name="Preformatted_20_Text"/>
                  <text:p text:style-name="Preformatted_20_Text"><text:s text:c="8"/>$this-&gt;_trigger('beforePaginate', $subject);</text:p>
                  <text:p text:style-name="Preformatted_20_Text"/>
                  <text:p text:style-name="Preformatted_20_Text"><text:s text:c="8"/>$controller = $this-&gt;_controller();</text:p>
                  <text:p text:style-name="Preformatted_20_Text"><text:s text:c="8"/>$items = $controller-&gt;paginate();</text:p>
                  <text:p text:style-name="Preformatted_20_Text"><text:s text:c="8"/>$subject-&gt;set(['items' =&gt; $items]);</text:p>
                  <text:p text:style-name="Preformatted_20_Text"/>
                  <text:p text:style-name="Preformatted_20_Text"><text:s text:c="8"/>$this-&gt;_trigger('afterPaginate', $subject);</text:p>
                  <text:p text:style-name="Preformatted_20_Text"/>
                  <text:p text:style-name="Preformatted_20_Text"><text:s text:c="8"/>$controller-&gt;set(['success' =&gt; $subject-&gt;success, $subject-&gt;viewVar =&gt; $subject-&gt;items]);</text:p>
                  <text:p text:style-name="Preformatted_20_Text"><text:s text:c="8"/>$this-&gt;_trigger('beforeRender', $subject);</text:p>
                  <text:p text:style-name="Preformatted_20_Text"><text:s text:c="4"/>}</text:p>
                  <text:p text:style-name="Preformatted_20_Text"/>
                  <text:p text:style-name="P5">}</text:p>
                </table:table-cell>
              </table:table-row>
            </table:table>
            <text:p text:style-name="Text_20_body">You can treat the <text:span text:style-name="Source_20_Text">_handle()</text:span> method as a catch-all, if your crud action wants to process all possible HTTP verbs.</text:p>
            <text:p text:style-name="Text_20_body">An advantage of this setup is that you can separate the logic on a request type level instead of mixing all of the logic into one big block of code.</text:p>
            <text:p text:style-name="Text_20_body">For example the <text:a xlink:type="simple" xlink:href="http://crud.readthedocs.io/en/latest/actions/edit.html" text:style-name="Internet_20_link" text:visited-style-name="Visited_20_Internet_20_Link">Edit Crud Action</text:a> implements <text:span text:style-name="Source_20_Text">_get()</text:span>, <text:span text:style-name="Source_20_Text">_post()</text:span> and <text:span text:style-name="Source_20_Text">_put()</text:span> methods. The <text:span text:style-name="Source_20_Text">_get()</text:span> method simply reads the entity from the database and passes it to the form, while <text:span text:style-name="Source_20_Text">_put()</text:span> handles validation and saving the entity back to the database.</text:p>
          </text:section>
          <text:section text:style-name="Sect1" text:name="events-subject">
            <text:h text:style-name="Heading_20_3" text:outline-level="3">Events &amp; Subject</text:h>
            <text:p text:style-name="Text_20_body">All Crud actions emit a range of events, and all of these events always contain a Crud Subject. The Crud Subject can change its state between emitted events. This object is a simple <text:span text:style-name="Source_20_Text">StdClass</text:span> which contains the current state of the Crud request.</text:p>
            <text:p text:style-name="Text_20_body">The real beauty of Crud is the events and the flexibility they provide.</text:p>
            <text:p text:style-name="Text_20_body">All calls to <text:span text:style-name="Source_20_Text">_trigger()</text:span> emit an event, that you as a developer can listen to and inject your own application logic. These events are in no way magical, they are simply normal <text:a xlink:type="simple" xlink:href="http://book.cakephp.org/3.0/en/core-libraries/events.html" text:style-name="Internet_20_link" text:visited-style-name="Visited_20_Internet_20_Link">CakePHP events</text:a>, dispatched like all other <text:a xlink:type="simple" xlink:href="http://book.cakephp.org/3.0/en/core-libraries/events.html" text:style-name="Internet_20_link" text:visited-style-name="Visited_20_Internet_20_Link">events in CakePHP</text:a>.</text:p>
            <text:p text:style-name="Text_20_body">You can for example listen for the <text:span text:style-name="Source_20_Text">beforePaginate</text:span> event and add conditions to your pagination query, just with a few lines of code. Those few lines of code is what makes your application unique. The rest of the code you would normally have is simply repeated boiler plate code.</text:p>
            <table:table table:name="Tabela4" table:style-name="Tabela4">
              <table:table-column table:style-name="Tabela4.A"/>
              <table:table-column table:style-name="Tabela4.B"/>
              <text:soft-page-break/>
              <table:table-row>
                <table:table-cell table:style-name="Tabela4.A1" office:value-type="string">
                  <text:p text:style-name="Preformatted_20_Text"><text:s/>1</text:p>
                  <text:p text:style-name="Preformatted_20_Text"><text:s/>2</text:p>
                  <text:p text:style-name="Preformatted_20_Text"><text:s/>3</text:p>
                  <text:p text:style-name="Preformatted_20_Text"><text:s/>4</text:p>
                  <text:p text:style-name="Preformatted_20_Text"><text:s/>5</text:p>
                  <text:p text:style-name="Preformatted_20_Text"><text:s/>6</text:p>
                  <text:p text:style-name="Preformatted_20_Text"><text:s/>7</text:p>
                  <text:p text:style-name="Preformatted_20_Text"><text:s/>8</text:p>
                  <text:p text:style-name="Preformatted_20_Text"><text:s/>9</text:p>
                  <text:p text:style-name="Preformatted_20_Text">10</text:p>
                  <text:p text:style-name="Preformatted_20_Text">11</text:p>
                  <text:p text:style-name="Preformatted_20_Text">12</text:p>
                  <text:p text:style-name="Preformatted_20_Text">13</text:p>
                  <text:p text:style-name="Preformatted_20_Text">14</text:p>
                  <text:p text:style-name="Preformatted_20_Text">15</text:p>
                  <text:p text:style-name="Preformatted_20_Text">16</text:p>
                  <text:p text:style-name="Preformatted_20_Text">17</text:p>
                  <text:p text:style-name="Preformatted_20_Text">18</text:p>
                  <text:p text:style-name="Preformatted_20_Text">19</text:p>
                  <text:p text:style-name="Preformatted_20_Text">20</text:p>
                  <text:p text:style-name="Preformatted_20_Text">21</text:p>
                  <text:p text:style-name="Preformatted_20_Text">22</text:p>
                  <text:p text:style-name="Preformatted_20_Text">23</text:p>
                  <text:p text:style-name="Preformatted_20_Text">24</text:p>
                  <text:p text:style-name="Preformatted_20_Text">25</text:p>
                  <text:p text:style-name="Preformatted_20_Text">26</text:p>
                  <text:p text:style-name="Preformatted_20_Text">27</text:p>
                  <text:p text:style-name="Preformatted_20_Text">28</text:p>
                  <text:p text:style-name="P5">29</text:p>
                </table:table-cell>
                <table:table-cell table:style-name="Tabela4.A1" office:value-type="string">
                  <text:p text:style-name="Preformatted_20_Text">&lt;?php</text:p>
                  <text:p text:style-name="Preformatted_20_Text">namespace Crud\Action;</text:p>
                  <text:p text:style-name="Preformatted_20_Text"/>
                  <text:p text:style-name="Preformatted_20_Text">class Index extends BaseAction</text:p>
                  <text:p text:style-name="Preformatted_20_Text">{</text:p>
                  <text:p text:style-name="Preformatted_20_Text"/>
                  <text:p text:style-name="Preformatted_20_Text"><text:s text:c="4"/>/**</text:p>
                  <text:p text:style-name="Preformatted_20_Text"><text:s text:c="5"/>* Generic handler for all HTTP verbs</text:p>
                  <text:p text:style-name="Preformatted_20_Text"><text:s text:c="5"/>*</text:p>
                  <text:p text:style-name="Preformatted_20_Text"><text:s text:c="5"/>* @return void</text:p>
                  <text:p text:style-name="Preformatted_20_Text"><text:s text:c="5"/>*/</text:p>
                  <text:p text:style-name="Preformatted_20_Text"><text:s text:c="4"/>protected function _handle()</text:p>
                  <text:p text:style-name="Preformatted_20_Text"><text:s text:c="4"/>{</text:p>
                  <text:p text:style-name="Preformatted_20_Text"><text:s text:c="8"/>$subject = $this-&gt;_subject();</text:p>
                  <text:p text:style-name="Preformatted_20_Text"><text:s text:c="8"/>$subject-&gt;set(['success' =&gt; true, 'viewVar' =&gt; $this-&gt;viewVar()]);</text:p>
                  <text:p text:style-name="Preformatted_20_Text"/>
                  <text:p text:style-name="Preformatted_20_Text"><text:s text:c="8"/>$this-&gt;_trigger('beforePaginate', $subject);</text:p>
                  <text:p text:style-name="Preformatted_20_Text"/>
                  <text:p text:style-name="Preformatted_20_Text"><text:s text:c="8"/>$controller = $this-&gt;_controller();</text:p>
                  <text:p text:style-name="Preformatted_20_Text"><text:s text:c="8"/>$items = $controller-&gt;paginate();</text:p>
                  <text:p text:style-name="Preformatted_20_Text"><text:s text:c="8"/>$subject-&gt;set(['items' =&gt; $items]);</text:p>
                  <text:p text:style-name="Preformatted_20_Text"/>
                  <text:p text:style-name="Preformatted_20_Text"><text:s text:c="8"/>$this-&gt;_trigger('afterPaginate', $subject);</text:p>
                  <text:p text:style-name="Preformatted_20_Text"/>
                  <text:p text:style-name="Preformatted_20_Text"><text:s text:c="8"/>$controller-&gt;set(['success' =&gt; $subject-&gt;success, $subject-&gt;viewVar =&gt; $subject-&gt;items]);</text:p>
                  <text:p text:style-name="Preformatted_20_Text"><text:s text:c="8"/>$this-&gt;_trigger('beforeRender', $subject);</text:p>
                  <text:p text:style-name="Preformatted_20_Text"><text:s text:c="4"/>}</text:p>
                  <text:p text:style-name="Preformatted_20_Text"/>
                  <text:p text:style-name="P5">}</text:p>
                </table:table-cell>
              </table:table-row>
            </table:table>
          </text:section>
          <text:section text:style-name="Sect1" text:name="boilerplate">
            <text:h text:style-name="Heading_20_3" text:outline-level="3">Boilerplate</text:h>
            <text:p text:style-name="Text_20_body">Only the code that you would normally have in your controller is left now.</text:p>
            <text:p text:style-name="Text_20_body">While these 3 lines seem simple, and the whole Crud implementation a bit overkill at first, the true power of this setup will be clear when your application grows and the requirements increase.</text:p>
            <table:table table:name="Tabela5" table:style-name="Tabela5">
              <table:table-column table:style-name="Tabela5.A"/>
              <table:table-column table:style-name="Tabela5.B"/>
              <text:soft-page-break/>
              <table:table-row>
                <table:table-cell table:style-name="Tabela5.A1" office:value-type="string">
                  <text:p text:style-name="Preformatted_20_Text"><text:s/>1</text:p>
                  <text:p text:style-name="Preformatted_20_Text"><text:s/>2</text:p>
                  <text:p text:style-name="Preformatted_20_Text"><text:s/>3</text:p>
                  <text:p text:style-name="Preformatted_20_Text"><text:s/>4</text:p>
                  <text:p text:style-name="Preformatted_20_Text"><text:s/>5</text:p>
                  <text:p text:style-name="Preformatted_20_Text"><text:s/>6</text:p>
                  <text:p text:style-name="Preformatted_20_Text"><text:s/>7</text:p>
                  <text:p text:style-name="Preformatted_20_Text"><text:s/>8</text:p>
                  <text:p text:style-name="Preformatted_20_Text"><text:s/>9</text:p>
                  <text:p text:style-name="Preformatted_20_Text">10</text:p>
                  <text:p text:style-name="Preformatted_20_Text">11</text:p>
                  <text:p text:style-name="Preformatted_20_Text">12</text:p>
                  <text:p text:style-name="Preformatted_20_Text">13</text:p>
                  <text:p text:style-name="Preformatted_20_Text">14</text:p>
                  <text:p text:style-name="Preformatted_20_Text">15</text:p>
                  <text:p text:style-name="Preformatted_20_Text">16</text:p>
                  <text:p text:style-name="Preformatted_20_Text">17</text:p>
                  <text:p text:style-name="Preformatted_20_Text">18</text:p>
                  <text:p text:style-name="Preformatted_20_Text">19</text:p>
                  <text:p text:style-name="Preformatted_20_Text">20</text:p>
                  <text:p text:style-name="Preformatted_20_Text">21</text:p>
                  <text:p text:style-name="Preformatted_20_Text">22</text:p>
                  <text:p text:style-name="Preformatted_20_Text">23</text:p>
                  <text:p text:style-name="Preformatted_20_Text">24</text:p>
                  <text:p text:style-name="Preformatted_20_Text">25</text:p>
                  <text:p text:style-name="Preformatted_20_Text">26</text:p>
                  <text:p text:style-name="Preformatted_20_Text">27</text:p>
                  <text:p text:style-name="Preformatted_20_Text">28</text:p>
                  <text:p text:style-name="P5">29</text:p>
                </table:table-cell>
                <table:table-cell table:style-name="Tabela5.A1" office:value-type="string">
                  <text:p text:style-name="Preformatted_20_Text">&lt;?php</text:p>
                  <text:p text:style-name="Preformatted_20_Text">namespace Crud\Action;</text:p>
                  <text:p text:style-name="Preformatted_20_Text"/>
                  <text:p text:style-name="Preformatted_20_Text">class Index extends BaseAction</text:p>
                  <text:p text:style-name="Preformatted_20_Text">{</text:p>
                  <text:p text:style-name="Preformatted_20_Text"/>
                  <text:p text:style-name="Preformatted_20_Text"><text:s text:c="4"/>/**</text:p>
                  <text:p text:style-name="Preformatted_20_Text"><text:s text:c="5"/>* Generic handler for all HTTP verbs</text:p>
                  <text:p text:style-name="Preformatted_20_Text"><text:s text:c="5"/>*</text:p>
                  <text:p text:style-name="Preformatted_20_Text"><text:s text:c="5"/>* @return void</text:p>
                  <text:p text:style-name="Preformatted_20_Text"><text:s text:c="5"/>*/</text:p>
                  <text:p text:style-name="Preformatted_20_Text"><text:s text:c="4"/>protected function _handle()</text:p>
                  <text:p text:style-name="Preformatted_20_Text"><text:s text:c="4"/>{</text:p>
                  <text:p text:style-name="Preformatted_20_Text"><text:s text:c="8"/>$subject = $this-&gt;_subject();</text:p>
                  <text:p text:style-name="Preformatted_20_Text"><text:s text:c="8"/>$subject-&gt;set(['success' =&gt; true, 'viewVar' =&gt; $this-&gt;viewVar()]);</text:p>
                  <text:p text:style-name="Preformatted_20_Text"/>
                  <text:p text:style-name="Preformatted_20_Text"><text:s text:c="8"/>$this-&gt;_trigger('beforePaginate', $subject);</text:p>
                  <text:p text:style-name="Preformatted_20_Text"/>
                  <text:p text:style-name="Preformatted_20_Text"><text:s text:c="8"/>$controller = $this-&gt;_controller();</text:p>
                  <text:p text:style-name="Preformatted_20_Text"><text:s text:c="8"/>$items = $controller-&gt;paginate();</text:p>
                  <text:p text:style-name="Preformatted_20_Text"><text:s text:c="8"/>$subject-&gt;set(['items' =&gt; $items]);</text:p>
                  <text:p text:style-name="Preformatted_20_Text"/>
                  <text:p text:style-name="Preformatted_20_Text"><text:s text:c="8"/>$this-&gt;_trigger('afterPaginate', $subject);</text:p>
                  <text:p text:style-name="Preformatted_20_Text"/>
                  <text:p text:style-name="Preformatted_20_Text"><text:s text:c="8"/>$controller-&gt;set(['success' =&gt; $subject-&gt;success, $subject-&gt;viewVar =&gt; $subject-&gt;items]);</text:p>
                  <text:p text:style-name="Preformatted_20_Text"><text:s text:c="8"/>$this-&gt;_trigger('beforeRender', $subject);</text:p>
                  <text:p text:style-name="Preformatted_20_Text"><text:s text:c="4"/>}</text:p>
                  <text:p text:style-name="Preformatted_20_Text"/>
                  <text:p text:style-name="P5">}</text:p>
                </table:table-cell>
              </table:table-row>
            </table:table>
            <text:p text:style-name="Text_20_body">For example <text:a xlink:type="simple" xlink:href="http://crud.readthedocs.io/en/latest/api.html" text:style-name="Internet_20_link" text:visited-style-name="Visited_20_Internet_20_Link">adding an API layer</text:a> to your application later in time will be easy because you don’t need to edit all your applications many controllers.</text:p>
            <text:p text:style-name="Text_20_body">Using Crud, it would be as simple as loading the <text:a xlink:type="simple" xlink:href="http://crud.readthedocs.io/en/latest/listeners/api.html" text:style-name="Internet_20_link" text:visited-style-name="Visited_20_Internet_20_Link">API listener</text:a> and everything would be taken care of. All validation, exceptions, success and error responses would work immediately, and with just a few lines of code.</text:p>
            <text:p text:style-name="Text_20_body">This is because the powerful event system can hook into the request and hijack the rendering easily and effortlessly; something baked controllers do not offer.</text:p>
          </text:section>
        </text:section>
        <text:section text:style-name="Sect1" text:name="crud-s-default-actions">
          <text:h text:style-name="Heading_20_2" text:outline-level="2">Crud’s default actions</text:h>
          <text:p text:style-name="Text_20_body">Crud has many actions built-in which come with the plugin.</text:p>
          <text:list xml:id="list4875485966280583405" text:style-name="L4">
            <text:list-item>
              <text:p text:style-name="P64"><text:a xlink:type="simple" xlink:href="http://crud.readthedocs.io/en/latest/actions/index.html" text:style-name="Internet_20_link" text:visited-style-name="Visited_20_Internet_20_Link">Index</text:a> </text:p>
            </text:list-item>
            <text:list-item>
              <text:p text:style-name="P64"><text:a xlink:type="simple" xlink:href="http://crud.readthedocs.io/en/latest/actions/view.html" text:style-name="Internet_20_link" text:visited-style-name="Visited_20_Internet_20_Link">View</text:a> </text:p>
            </text:list-item>
            <text:list-item>
              <text:p text:style-name="P64"><text:a xlink:type="simple" xlink:href="http://crud.readthedocs.io/en/latest/actions/add.html" text:style-name="Internet_20_link" text:visited-style-name="Visited_20_Internet_20_Link">Add</text:a> </text:p>
            </text:list-item>
            <text:list-item>
              <text:p text:style-name="P64"><text:a xlink:type="simple" xlink:href="http://crud.readthedocs.io/en/latest/actions/edit.html" text:style-name="Internet_20_link" text:visited-style-name="Visited_20_Internet_20_Link">Edit</text:a> </text:p>
            </text:list-item>
            <text:list-item>
              <text:p text:style-name="P64"><text:a xlink:type="simple" xlink:href="http://crud.readthedocs.io/en/latest/actions/delete.html" text:style-name="Internet_20_link" text:visited-style-name="Visited_20_Internet_20_Link">Delete</text:a> </text:p>
            </text:list-item>
            <text:list-item>
              <text:p text:style-name="P64"><text:a xlink:type="simple" xlink:href="http://crud.readthedocs.io/en/latest/actions/lookup.html" text:style-name="Internet_20_link" text:visited-style-name="Visited_20_Internet_20_Link">Lookup</text:a> </text:p>
            </text:list-item>
            <text:list-item>
              <text:p text:style-name="P64"><text:a xlink:type="simple" xlink:href="http://crud.readthedocs.io/en/latest/actions/bulk.html" text:style-name="Internet_20_link" text:visited-style-name="Visited_20_Internet_20_Link">Bulk</text:a> </text:p>
            </text:list-item>
            <text:list-item>
              <text:p text:style-name="P64"><text:a xlink:type="simple" xlink:href="http://crud.readthedocs.io/en/latest/actions/bulk-delete.html" text:style-name="Internet_20_link" text:visited-style-name="Visited_20_Internet_20_Link">Bulk Delete</text:a> </text:p>
            </text:list-item>
            <text:list-item>
              <text:p text:style-name="P64"><text:a xlink:type="simple" xlink:href="http://crud.readthedocs.io/en/latest/actions/bulk-set-value.html" text:style-name="Internet_20_link" text:visited-style-name="Visited_20_Internet_20_Link">Bulk Set Value</text:a> </text:p>
            </text:list-item>
            <text:list-item>
              <text:p text:style-name="P64"><text:a xlink:type="simple" xlink:href="http://crud.readthedocs.io/en/latest/actions/bulk-toggle.html" text:style-name="Internet_20_link" text:visited-style-name="Visited_20_Internet_20_Link">Bulk Toggle</text:a> </text:p>
            </text:list-item>
            <text:list-item>
              <text:p text:style-name="P9"><text:soft-page-break/><text:a xlink:type="simple" xlink:href="http://crud.readthedocs.io/en/latest/actions/custom.html" text:style-name="Internet_20_link" text:visited-style-name="Visited_20_Internet_20_Link">Custom</text:a> </text:p>
            </text:list-item>
          </text:list>
        </text:section>
      </text:section>
      <text:p text:style-name="P1"/>
      <text:h text:style-name="P3" text:outline-level="1">Index</text:h>
      <text:section text:style-name="Sect1" text:name="index">
        <text:p text:style-name="Text_20_body">The <text:span text:style-name="Source_20_Text">Index Crud Action</text:span> paginates over the primary model in the controller.</text:p>
        <text:p text:style-name="Text_20_body">On a high level it’s basically just calling <text:span text:style-name="Source_20_Text">Controller::paginate()</text:span>.</text:p>
        <text:section text:style-name="Sect1" text:name="Seção2">
          <text:h text:style-name="Heading_20_2" text:outline-level="2"><text:bookmark text:name="configuration"/>Configuration</text:h>
          <text:p text:style-name="Text_20_body">Before applying any configuration to an <text:span text:style-name="Source_20_Text">action</text:span> it must be mapped first.</text:p>
          <text:p text:style-name="Text_20_body">If the action has not been mapped an exception will be raised.</text:p>
          <text:section text:style-name="Sect1" text:name="enabled">
            <text:h text:style-name="Heading_20_3" text:outline-level="3">enabled</text:h>
            <text:p text:style-name="Text_20_body">Test or modify if the Crud Action is enabled or not.</text:p>
            <text:p text:style-name="Text_20_body">When a CrudAction is disabled, Crud will not handle any requests to the action, and CakePHP will raise the normal <text:span text:style-name="Source_20_Text">\Cake\Error\MissingActionException</text:span> exception if you haven’t implemented the action in your controller.</text:p>
            <text:p text:style-name="Text_20_body">If you have enabled Crud and you are still receiving a <text:span text:style-name="Source_20_Text">MissingActionException</text:span>, ensure the action is enabled and that the controller has the <text:span text:style-name="Source_20_Text">\Crud\Controller\ControllerTrait</text:span> implemented.</text:p>
            <text:p text:style-name="Text_20_body">To test if an action is enabled, call the <text:span text:style-name="Source_20_Text">enabled</text:span> method on the action.</text:p>
            <text:p text:style-name="P5">$this-&gt;Crud-&gt;action()-&gt;enabled();</text:p>
            <text:p text:style-name="Text_20_body">To disable an action, call the <text:span text:style-name="Source_20_Text">disable</text:span> method on the action.</text:p>
            <text:p text:style-name="P5">$this-&gt;Crud-&gt;action()-&gt;disable();</text:p>
            <text:p text:style-name="Text_20_body">To enable an action, call the <text:span text:style-name="Source_20_Text">enable</text:span> method on the action.</text:p>
            <text:p text:style-name="P5">$this-&gt;Crud-&gt;action()-&gt;enable();</text:p>
            <text:p text:style-name="Text_20_body">To disable or enable multiple actions at the same time, <text:span text:style-name="Source_20_Text">Crud Component</text:span> provides helper methods.</text:p>
            <text:p text:style-name="Text_20_body">The <text:span text:style-name="Source_20_Text">enable</text:span> and <text:span text:style-name="Source_20_Text">disable</text:span> method can take a string or an array, for easy mass-updating.</text:p>
            <text:p text:style-name="Preformatted_20_Text">$this-&gt;Crud-&gt;enable('index');</text:p>
            <text:p text:style-name="Preformatted_20_Text">$this-&gt;Crud-&gt;enable(['index', 'add']);</text:p>
            <text:p text:style-name="Preformatted_20_Text"/>
            <text:p text:style-name="Preformatted_20_Text">$this-&gt;Crud-&gt;disable('index');</text:p>
            <text:p text:style-name="P5">$this-&gt;Crud-&gt;disable(['index', 'add']);</text:p>
            <text:p text:style-name="Text_20_body">These methods simply calls the <text:span text:style-name="Source_20_Text">enable</text:span> and <text:span text:style-name="Source_20_Text">disable</text:span> method in each <text:span text:style-name="Source_20_Text">Crud Action</text:span> class, and do not provide any magic other than mass updating.</text:p>
            <text:p text:style-name="Text_20_body"><text:soft-page-break/>While it’s possible to update the <text:span text:style-name="Source_20_Text">enabled</text:span> property directly on an action using the <text:span text:style-name="Source_20_Text">config</text:span> methods, it’s not recommend, as important cleanup logic will not be applied if you use the <text:span text:style-name="Source_20_Text">config()</text:span> method directly.</text:p>
          </text:section>
          <text:section text:style-name="Sect1" text:name="findmethod">
            <text:h text:style-name="Heading_20_3" text:outline-level="3">findMethod</text:h>
            <text:p text:style-name="Text_20_body">The 1st parameter to <text:span text:style-name="Source_20_Text">Table::find()</text:span> - the default value is <text:span text:style-name="Source_20_Text">all</text:span>.</text:p>
            <text:p text:style-name="Text_20_body">To get the current configured <text:span text:style-name="Source_20_Text">findMethod</text:span> keys call the <text:span text:style-name="Source_20_Text">findMethod</text:span> method without any arguments.</text:p>
            <text:p text:style-name="P5">$this-&gt;Crud-&gt;action()-&gt;findMethod();</text:p>
            <text:p text:style-name="Text_20_body">To change the findMethod value pass a <text:span text:style-name="Citation">string</text:span> argument to the method</text:p>
            <text:p text:style-name="P5">$this-&gt;Crud-&gt;action()-&gt;findMethod('my_custom_finder');</text:p>
          </text:section>
          <text:section text:style-name="Sect1" text:name="view">
            <text:h text:style-name="Heading_20_3" text:outline-level="3">view</text:h>
            <text:p text:style-name="Text_20_body">Get or set the view file to render at the end of the request.</text:p>
            <text:p text:style-name="Text_20_body">The view setting is passed directly and unmodified to <text:span text:style-name="Source_20_Text">Controller::render()</text:span>.</text:p>
            <text:p text:style-name="Text_20_body">To get the current configured <text:span text:style-name="Source_20_Text">view</text:span> call the <text:span text:style-name="Source_20_Text">view</text:span> method without any arguments.</text:p>
            <text:p text:style-name="P5">$this-&gt;Crud-&gt;action()-&gt;view();</text:p>
            <text:p text:style-name="Text_20_body">To change the view to render, pass a <text:span text:style-name="Source_20_Text">string</text:span> as first argument.</text:p>
            <text:p text:style-name="P5">$this-&gt;Crud-&gt;action()-&gt;view('my_custom_view');</text:p>
            <text:p text:style-name="Text_20_body">If the first parameter is <text:span text:style-name="Source_20_Text">NULL</text:span> - which is the default value - the normal CakePHP behavior will be used.</text:p>
            <text:p text:style-name="Text_20_body">Due to the nature of this method, once a custom view has been set, it’s not possible to revert back to the default behavior by calling <text:span text:style-name="Source_20_Text">-&gt;view(null)</text:span> as it will return the current configuration.</text:p>
          </text:section>
          <text:section text:style-name="Sect1" text:name="viewvar">
            <text:h text:style-name="Heading_20_3" text:outline-level="3">viewVar</text:h>
            <text:p text:style-name="Text_20_body">This maps directly to the <text:span text:style-name="Source_20_Text">$key</text:span> argument in <text:span text:style-name="Source_20_Text">Controller::set($key, $value)</text:span></text:p>
            <text:p text:style-name="Text_20_body">Change the name of the variable which contains the result of a <text:span text:style-name="Source_20_Text">index</text:span> or <text:span text:style-name="Source_20_Text">view</text:span> action query result.</text:p>
            <text:p text:style-name="Text_20_body">To get the current configured <text:span text:style-name="Source_20_Text">viewVar</text:span> call the <text:span text:style-name="Source_20_Text">viewViar</text:span> method without any arguments.</text:p>
            <text:p text:style-name="P5">$this-&gt;Crud-&gt;action()-&gt;viewVar();</text:p>
            <text:p text:style-name="Text_20_body">To change the viewVar, pass a <text:span text:style-name="Source_20_Text">string</text:span> as first argument.</text:p>
            <text:p text:style-name="P5">$this-&gt;Crud-&gt;action()-&gt;viewVar('items');</text:p>
            <text:p text:style-name="Text_20_body">For <text:a xlink:type="simple" xlink:href="http://crud.readthedocs.io/en/latest/actions/index.html#" text:style-name="Internet_20_link" text:visited-style-name="Visited_20_Internet_20_Link">Index Action</text:a> the default is <text:span text:style-name="Strong_20_Emphasis">plural</text:span> version of the controller name.</text:p>
            <text:p text:style-name="Text_20_body"><text:soft-page-break/>Having a controller named <text:span text:style-name="Source_20_Text">PostsController</text:span> would mean that the <text:span text:style-name="Source_20_Text">viewVar</text:span> would be <text:span text:style-name="Source_20_Text">posts</text:span> by default.</text:p>
            <text:p text:style-name="Text_20_body">For <text:a xlink:type="simple" xlink:href="http://crud.readthedocs.io/en/latest/actions/view.html" text:style-name="Internet_20_link" text:visited-style-name="Visited_20_Internet_20_Link">View Action</text:a> the default is <text:span text:style-name="Strong_20_Emphasis">singular</text:span> version of the controller name.</text:p>
            <text:p text:style-name="Text_20_body">Having a controller named <text:span text:style-name="Source_20_Text">PostsController</text:span> would mean that the <text:span text:style-name="Source_20_Text">viewVar</text:span> would be <text:span text:style-name="Source_20_Text">post</text:span> by default.</text:p>
          </text:section>
          <text:section text:style-name="Sect1" text:name="serialize">
            <text:h text:style-name="Heading_20_3" text:outline-level="3">serialize</text:h>
            <text:p text:style-name="Text_20_body">This setting is only relevant if you use the <text:a xlink:type="simple" xlink:href="http://crud.readthedocs.io/en/latest/listeners/api.html" text:style-name="Internet_20_link" text:visited-style-name="Visited_20_Internet_20_Link">API listener</text:a>.</text:p>
            <text:p text:style-name="Text_20_body">The <text:a xlink:type="simple" xlink:href="http://crud.readthedocs.io/en/latest/listeners/api.html" text:style-name="Internet_20_link" text:visited-style-name="Visited_20_Internet_20_Link">API listener</text:a> will always enforce <text:span text:style-name="Source_20_Text">success</text:span> and <text:span text:style-name="Source_20_Text">data</text:span> to be part of the <text:span text:style-name="Source_20_Text">_serialize</text:span> array.</text:p>
            <text:p text:style-name="Text_20_body">This method is intended to allow you to add additional keys to your API responses with ease. An example of this is the <text:a xlink:type="simple" xlink:href="http://crud.readthedocs.io/en/latest/listeners/api-query-log.html" text:style-name="Internet_20_link" text:visited-style-name="Visited_20_Internet_20_Link">API Query Log</text:a>.</text:p>
            <text:p text:style-name="Text_20_body">To get the current configured <text:span text:style-name="Source_20_Text">serialize</text:span> keys call the <text:span text:style-name="Source_20_Text">serialize</text:span> method without any arguments.</text:p>
            <text:p text:style-name="P5">$this-&gt;Crud-&gt;action()-&gt;serialize();</text:p>
            <text:p text:style-name="Text_20_body">To change the serialize keys, pass a <text:span text:style-name="Source_20_Text">string</text:span> or an <text:span text:style-name="Source_20_Text">array</text:span> as first argument.</text:p>
            <text:p text:style-name="Text_20_body">If a string is passed, it will be cast to <text:span text:style-name="Source_20_Text">array</text:span> automatically.</text:p>
            <text:p text:style-name="P5">$this-&gt;Crud-&gt;action()-&gt;serialize(['my', 'extra', 'keys']);</text:p>
          </text:section>
        </text:section>
        <text:section text:style-name="Sect1" text:name="events">
          <text:h text:style-name="Heading_20_2" text:outline-level="2">Events</text:h>
          <text:p text:style-name="Text_20_body">This is a list of events emitted from the <text:span text:style-name="Source_20_Text">Index Crud Action</text:span>.</text:p>
          <text:p text:style-name="Text_20_body">Please see the <text:a xlink:type="simple" xlink:href="http://crud.readthedocs.io/en/latest/events.html" text:style-name="Internet_20_link" text:visited-style-name="Visited_20_Internet_20_Link">events documentation</text:a> for a full list of generic properties and how to use the event system correctly.</text:p>
          <text:section text:style-name="Sect1" text:name="crud-startup">
            <text:h text:style-name="Heading_20_3" text:outline-level="3">Crud.startup</text:h>
            <text:p text:style-name="Text_20_body">Called after the <text:span text:style-name="Source_20_Text">Controller::beforeFilter()</text:span> and before the Crud action.</text:p>
            <text:p text:style-name="Text_20_body">It’s emitted from <text:span text:style-name="Source_20_Text">CrudComponent::startup()</text:span> and thus is fired in the same cycle as all <text:span text:style-name="Source_20_Text">Component::startup()</text:span> events.</text:p>
          </text:section>
          <text:section text:style-name="Sect1" text:name="crud-beforefilter">
            <text:h text:style-name="Heading_20_3" text:outline-level="3">Crud.beforeFilter</text:h>
            <text:p text:style-name="Text_20_body">Triggered when a <text:span text:style-name="Source_20_Text">CrudAction</text:span> is going to handle a CakePHP request.</text:p>
            <text:p text:style-name="Text_20_body">It’s emitted from <text:span text:style-name="Source_20_Text">CrudComponent::beforeFilter</text:span> and thus is fired in the same cycle as all <text:span text:style-name="Source_20_Text">Controller::beforeFilter</text:span> events.</text:p>
          </text:section>
          <text:section text:style-name="Sect1" text:name="crud-beforepaginate">
            <text:h text:style-name="Heading_20_3" text:outline-level="3">Crud.beforePaginate</text:h>
            <text:p text:style-name="Text_20_body">This event is emitted before <text:span text:style-name="Source_20_Text">Controller::paginate()</text:span> is called.</text:p>
            <text:section text:style-name="Sect1" text:name="add-conditions">
              <text:h text:style-name="Heading_20_4" text:outline-level="4"><text:soft-page-break/>Add Conditions</text:h>
              <text:p text:style-name="Preformatted_20_Text">public function index()</text:p>
              <text:p text:style-name="Preformatted_20_Text">{</text:p>
              <text:p text:style-name="Preformatted_20_Text"><text:s text:c="4"/>$this-&gt;Crud-&gt;on('beforePaginate', function(\Cake\Event\Event $event) {</text:p>
              <text:p text:style-name="Preformatted_20_Text"><text:s text:c="8"/>$this-&gt;paginate['conditions']['is_active'] = true;</text:p>
              <text:p text:style-name="Preformatted_20_Text"><text:s text:c="4"/>});</text:p>
              <text:p text:style-name="Preformatted_20_Text"/>
              <text:p text:style-name="Preformatted_20_Text"><text:s text:c="4"/>return $this-&gt;Crud-&gt;execute();</text:p>
              <text:p text:style-name="P5">}</text:p>
            </text:section>
          </text:section>
          <text:section text:style-name="Sect1" text:name="crud-afterpaginate">
            <text:h text:style-name="Heading_20_3" text:outline-level="3">Crud.afterPaginate</text:h>
            <text:p text:style-name="Text_20_body">This event is emitted right after the call to <text:span text:style-name="Source_20_Text">Controller::paginate()</text:span>.</text:p>
            <text:p text:style-name="Text_20_body">The <text:span text:style-name="Source_20_Text">entities</text:span> property of the event object contains all the database records found in the pagination call.</text:p>
            <text:section text:style-name="Sect1" text:name="modify-the-result">
              <text:h text:style-name="Heading_20_4" text:outline-level="4">Modify the Result</text:h>
              <text:p text:style-name="Preformatted_20_Text">public function index()</text:p>
              <text:p text:style-name="Preformatted_20_Text">{</text:p>
              <text:p text:style-name="Preformatted_20_Text"><text:s text:c="4"/>$this-&gt;Crud-&gt;on('afterPaginate', function(\Cake\Event\Event $event) {</text:p>
              <text:p text:style-name="Preformatted_20_Text"><text:s text:c="8"/>foreach ($event-&gt;getSubject()-&gt;entities as $entity) {</text:p>
              <text:p text:style-name="Preformatted_20_Text"><text:s text:c="12"/>// $entity is an entity</text:p>
              <text:p text:style-name="Preformatted_20_Text"><text:s text:c="8"/>}</text:p>
              <text:p text:style-name="Preformatted_20_Text"><text:s text:c="4"/>});</text:p>
              <text:p text:style-name="Preformatted_20_Text"/>
              <text:p text:style-name="Preformatted_20_Text"><text:s text:c="4"/>return $this-&gt;Crud-&gt;execute();</text:p>
              <text:p text:style-name="P5">}</text:p>
            </text:section>
          </text:section>
          <text:section text:style-name="Sect1" text:name="crud-beforerender">
            <text:h text:style-name="Heading_20_3" text:outline-level="3">Crud.beforeRender</text:h>
            <text:p text:style-name="Text_20_body">Invoked right before the view will be rendered.</text:p>
            <text:p text:style-name="Text_20_body">This is also before the controllers own beforeRender callback.</text:p>
          </text:section>
        </text:section>
      </text:section>
      <text:p text:style-name="P1"/>
      <text:h text:style-name="P3" text:outline-level="1"><text:bookmark text:name="view"/>View</text:h>
      <text:section text:style-name="Sect1" text:name="Seção3">
        <text:p text:style-name="Text_20_body">The <text:span text:style-name="Source_20_Text">View Crud Action</text:span> will read a record from a data source based on the ID that is part of the request.</text:p>
        <text:section text:style-name="Sect1" text:name="Seção4">
          <text:h text:style-name="Heading_20_2" text:outline-level="2"><text:bookmark text:name="configuration1"/>Configuration</text:h>
          <text:p text:style-name="Text_20_body">Before applying any configuration to an <text:span text:style-name="Source_20_Text">action</text:span> it must be mapped first.</text:p>
          <text:p text:style-name="Text_20_body">If the action has not been mapped an exception will be raised.</text:p>
          <text:section text:style-name="Sect1" text:name="Seção5">
            <text:h text:style-name="Heading_20_3" text:outline-level="3"><text:bookmark text:name="enabled"/>enabled</text:h>
            <text:p text:style-name="Text_20_body">Test or modify if the Crud Action is enabled or not.</text:p>
            <text:p text:style-name="Text_20_body"><text:soft-page-break/>When a CrudAction is disabled, Crud will not handle any requests to the action, and CakePHP will raise the normal <text:span text:style-name="Source_20_Text">\Cake\Error\MissingActionException</text:span> exception if you haven’t implemented the action in your controller.</text:p>
            <text:p text:style-name="Text_20_body">If you have enabled Crud and you are still receiving a <text:span text:style-name="Source_20_Text">MissingActionException</text:span>, ensure the action is enabled and that the controller has the <text:span text:style-name="Source_20_Text">\Crud\Controller\ControllerTrait</text:span> implemented.</text:p>
            <text:p text:style-name="Text_20_body">To test if an action is enabled, call the <text:span text:style-name="Source_20_Text">enabled</text:span> method on the action.</text:p>
            <text:p text:style-name="P5">$this-&gt;Crud-&gt;action()-&gt;enabled();</text:p>
            <text:p text:style-name="Text_20_body">To disable an action, call the <text:span text:style-name="Source_20_Text">disable</text:span> method on the action.</text:p>
            <text:p text:style-name="P5">$this-&gt;Crud-&gt;action()-&gt;disable();</text:p>
            <text:p text:style-name="Text_20_body">To enable an action, call the <text:span text:style-name="Source_20_Text">enable</text:span> method on the action.</text:p>
            <text:p text:style-name="P5">$this-&gt;Crud-&gt;action()-&gt;enable();</text:p>
            <text:p text:style-name="Text_20_body">To disable or enable multiple actions at the same time, <text:span text:style-name="Source_20_Text">Crud Component</text:span> provides helper methods.</text:p>
            <text:p text:style-name="Text_20_body">The <text:span text:style-name="Source_20_Text">enable</text:span> and <text:span text:style-name="Source_20_Text">disable</text:span> method can take a string or an array, for easy mass-updating.</text:p>
            <text:p text:style-name="Preformatted_20_Text">$this-&gt;Crud-&gt;enable('index');</text:p>
            <text:p text:style-name="Preformatted_20_Text">$this-&gt;Crud-&gt;enable(['index', 'add']);</text:p>
            <text:p text:style-name="Preformatted_20_Text"/>
            <text:p text:style-name="Preformatted_20_Text">$this-&gt;Crud-&gt;disable('index');</text:p>
            <text:p text:style-name="P5">$this-&gt;Crud-&gt;disable(['index', 'add']);</text:p>
            <text:p text:style-name="Text_20_body">These methods simply calls the <text:span text:style-name="Source_20_Text">enable</text:span> and <text:span text:style-name="Source_20_Text">disable</text:span> method in each <text:span text:style-name="Source_20_Text">Crud Action</text:span> class, and do not provide any magic other than mass updating.</text:p>
            <text:p text:style-name="Text_20_body">While it’s possible to update the <text:span text:style-name="Source_20_Text">enabled</text:span> property directly on an action using the <text:span text:style-name="Source_20_Text">config</text:span> methods, it’s not recommend, as important cleanup logic will not be applied if you use the <text:span text:style-name="Source_20_Text">config()</text:span> method directly.</text:p>
          </text:section>
          <text:section text:style-name="Sect1" text:name="Seção6">
            <text:h text:style-name="Heading_20_3" text:outline-level="3"><text:bookmark text:name="findmethod"/>findMethod</text:h>
            <text:p text:style-name="Text_20_body">The 1st parameter to <text:span text:style-name="Source_20_Text">Table::find()</text:span> - the default value is <text:span text:style-name="Source_20_Text">all</text:span>.</text:p>
            <text:p text:style-name="Text_20_body">To get the current configured <text:span text:style-name="Source_20_Text">findMethod</text:span> keys call the <text:span text:style-name="Source_20_Text">findMethod</text:span> method without any arguments.</text:p>
            <text:p text:style-name="P5">$this-&gt;Crud-&gt;action()-&gt;findMethod();</text:p>
            <text:p text:style-name="Text_20_body">To change the findMethod value pass a <text:span text:style-name="Citation">string</text:span> argument to the method</text:p>
            <text:p text:style-name="P5">$this-&gt;Crud-&gt;action()-&gt;findMethod('my_custom_finder');</text:p>
          </text:section>
          <text:section text:style-name="Sect1" text:name="id1">
            <text:h text:style-name="Heading_20_3" text:outline-level="3">view</text:h>
            <text:p text:style-name="Text_20_body">Get or set the view file to render at the end of the request.</text:p>
            <text:p text:style-name="Text_20_body"><text:soft-page-break/>The view setting is passed directly and unmodified to <text:span text:style-name="Source_20_Text">Controller::render()</text:span>.</text:p>
            <text:p text:style-name="Text_20_body">To get the current configured <text:span text:style-name="Source_20_Text">view</text:span> call the <text:span text:style-name="Source_20_Text">view</text:span> method without any arguments.</text:p>
            <text:p text:style-name="P5">$this-&gt;Crud-&gt;action()-&gt;view();</text:p>
            <text:p text:style-name="Text_20_body">To change the view to render, pass a <text:span text:style-name="Source_20_Text">string</text:span> as first argument.</text:p>
            <text:p text:style-name="P5">$this-&gt;Crud-&gt;action()-&gt;view('my_custom_view');</text:p>
            <text:p text:style-name="Text_20_body">If the first parameter is <text:span text:style-name="Source_20_Text">NULL</text:span> - which is the default value - the normal CakePHP behavior will be used.</text:p>
            <text:p text:style-name="Text_20_body">Due to the nature of this method, once a custom view has been set, it’s not possible to revert back to the default behavior by calling <text:span text:style-name="Source_20_Text">-&gt;view(null)</text:span> as it will return the current configuration.</text:p>
          </text:section>
          <text:section text:style-name="Sect1" text:name="Seção7">
            <text:h text:style-name="Heading_20_3" text:outline-level="3"><text:bookmark text:name="viewvar"/>viewVar</text:h>
            <text:p text:style-name="Text_20_body">This maps directly to the <text:span text:style-name="Source_20_Text">$key</text:span> argument in <text:span text:style-name="Source_20_Text">Controller::set($key, $value)</text:span></text:p>
            <text:p text:style-name="Text_20_body">Change the name of the variable which contains the result of a <text:span text:style-name="Source_20_Text">index</text:span> or <text:span text:style-name="Source_20_Text">view</text:span> action query result.</text:p>
            <text:p text:style-name="Text_20_body">To get the current configured <text:span text:style-name="Source_20_Text">viewVar</text:span> call the <text:span text:style-name="Source_20_Text">viewViar</text:span> method without any arguments.</text:p>
            <text:p text:style-name="P5">$this-&gt;Crud-&gt;action()-&gt;viewVar();</text:p>
            <text:p text:style-name="Text_20_body">To change the viewVar, pass a <text:span text:style-name="Source_20_Text">string</text:span> as first argument.</text:p>
            <text:p text:style-name="P5">$this-&gt;Crud-&gt;action()-&gt;viewVar('items');</text:p>
            <text:p text:style-name="Text_20_body">For <text:a xlink:type="simple" xlink:href="http://crud.readthedocs.io/en/latest/actions/index.html" text:style-name="Internet_20_link" text:visited-style-name="Visited_20_Internet_20_Link">Index Action</text:a> the default is <text:span text:style-name="Strong_20_Emphasis">plural</text:span> version of the controller name.</text:p>
            <text:p text:style-name="Text_20_body">Having a controller named <text:span text:style-name="Source_20_Text">PostsController</text:span> would mean that the <text:span text:style-name="Source_20_Text">viewVar</text:span> would be <text:span text:style-name="Source_20_Text">posts</text:span> by default.</text:p>
            <text:p text:style-name="Text_20_body">For <text:a xlink:type="simple" xlink:href="http://crud.readthedocs.io/en/latest/actions/view.html#" text:style-name="Internet_20_link" text:visited-style-name="Visited_20_Internet_20_Link">View Action</text:a> the default is <text:span text:style-name="Strong_20_Emphasis">singular</text:span> version of the controller name.</text:p>
            <text:p text:style-name="Text_20_body">Having a controller named <text:span text:style-name="Source_20_Text">PostsController</text:span> would mean that the <text:span text:style-name="Source_20_Text">viewVar</text:span> would be <text:span text:style-name="Source_20_Text">post</text:span> by default.</text:p>
          </text:section>
          <text:section text:style-name="Sect1" text:name="Seção8">
            <text:h text:style-name="Heading_20_3" text:outline-level="3"><text:bookmark text:name="serialize"/>serialize</text:h>
            <text:p text:style-name="Text_20_body">This setting is only relevant if you use the <text:a xlink:type="simple" xlink:href="http://crud.readthedocs.io/en/latest/listeners/api.html" text:style-name="Internet_20_link" text:visited-style-name="Visited_20_Internet_20_Link">API listener</text:a>.</text:p>
            <text:p text:style-name="Text_20_body">The <text:a xlink:type="simple" xlink:href="http://crud.readthedocs.io/en/latest/listeners/api.html" text:style-name="Internet_20_link" text:visited-style-name="Visited_20_Internet_20_Link">API listener</text:a> will always enforce <text:span text:style-name="Source_20_Text">success</text:span> and <text:span text:style-name="Source_20_Text">data</text:span> to be part of the <text:span text:style-name="Source_20_Text">_serialize</text:span> array.</text:p>
            <text:p text:style-name="Text_20_body">This method is intended to allow you to add additional keys to your API responses with ease. An example of this is the <text:a xlink:type="simple" xlink:href="http://crud.readthedocs.io/en/latest/listeners/api-query-log.html" text:style-name="Internet_20_link" text:visited-style-name="Visited_20_Internet_20_Link">API Query Log</text:a>.</text:p>
            <text:p text:style-name="Text_20_body">To get the current configured <text:span text:style-name="Source_20_Text">serialize</text:span> keys call the <text:span text:style-name="Source_20_Text">serialize</text:span> method without any arguments.</text:p>
            <text:p text:style-name="P5"><text:soft-page-break/>$this-&gt;Crud-&gt;action()-&gt;serialize();</text:p>
            <text:p text:style-name="Text_20_body">To change the serialize keys, pass a <text:span text:style-name="Source_20_Text">string</text:span> or an <text:span text:style-name="Source_20_Text">array</text:span> as first argument.</text:p>
            <text:p text:style-name="Text_20_body">If a string is passed, it will be cast to <text:span text:style-name="Source_20_Text">array</text:span> automatically.</text:p>
            <text:p text:style-name="P5">$this-&gt;Crud-&gt;action()-&gt;serialize(['my', 'extra', 'keys']);</text:p>
          </text:section>
        </text:section>
        <text:section text:style-name="Sect1" text:name="Seção9">
          <text:h text:style-name="Heading_20_2" text:outline-level="2"><text:bookmark text:name="events"/>Events</text:h>
          <text:p text:style-name="Text_20_body">This is a list of events emitted from the <text:span text:style-name="Source_20_Text">View Crud Action</text:span>.</text:p>
          <text:p text:style-name="Text_20_body">Please see the <text:a xlink:type="simple" xlink:href="http://crud.readthedocs.io/en/latest/events.html" text:style-name="Internet_20_link" text:visited-style-name="Visited_20_Internet_20_Link">events documentation</text:a> for a full list of generic properties and how to use the event system correctly.</text:p>
          <text:section text:style-name="Sect1" text:name="Seção10">
            <text:h text:style-name="Heading_20_3" text:outline-level="3"><text:bookmark text:name="crud-startup"/>Crud.startup</text:h>
            <text:p text:style-name="Text_20_body">Called after the <text:span text:style-name="Source_20_Text">Controller::beforeFilter()</text:span> and before the Crud action.</text:p>
            <text:p text:style-name="Text_20_body">It’s emitted from <text:span text:style-name="Source_20_Text">CrudComponent::startup()</text:span> and thus is fired in the same cycle as all <text:span text:style-name="Source_20_Text">Component::startup()</text:span> events.</text:p>
          </text:section>
          <text:section text:style-name="Sect1" text:name="Seção11">
            <text:h text:style-name="Heading_20_3" text:outline-level="3"><text:bookmark text:name="crud-beforefilter"/>Crud.beforeFilter</text:h>
            <text:p text:style-name="Text_20_body">Triggered when a <text:span text:style-name="Source_20_Text">CrudAction</text:span> is going to handle a CakePHP request.</text:p>
            <text:p text:style-name="Text_20_body">It’s emitted from <text:span text:style-name="Source_20_Text">CrudComponent::beforeFilter</text:span> and thus is fired in the same cycle as all <text:span text:style-name="Source_20_Text">Controller::beforeFilter</text:span> events.</text:p>
          </text:section>
          <text:section text:style-name="Sect1" text:name="crud-beforefind">
            <text:h text:style-name="Heading_20_3" text:outline-level="3">Crud.beforeFind</text:h>
            <text:p text:style-name="Text_20_body">The event is emitted before calling the find method in the table.</text:p>
            <text:p text:style-name="Text_20_body">The <text:a xlink:type="simple" xlink:href="http://crud.readthedocs.io/en/latest/crud-subject.html#id1" text:style-name="Internet_20_link" text:visited-style-name="Visited_20_Internet_20_Link">Crud Subject</text:a> contains the following keys:</text:p>
            <text:list xml:id="list6724404339911770430" text:style-name="L5">
              <text:list-item>
                <text:p text:style-name="P65"><text:span text:style-name="Strong_20_Emphasis">id</text:span> The ID that was originally passed to the action and usually the primary key value of your table. </text:p>
              </text:list-item>
              <text:list-item>
                <text:p text:style-name="P65"><text:span text:style-name="Strong_20_Emphasis">repository</text:span> An instance of the <text:span text:style-name="Source_20_Text">Repository</text:span> (<text:span text:style-name="Source_20_Text">Table</text:span>) which the query will be executed against. </text:p>
              </text:list-item>
              <text:list-item>
                <text:p text:style-name="P10"><text:span text:style-name="Strong_20_Emphasis">query</text:span> A <text:span text:style-name="Source_20_Text">Query</text:span> object from the <text:span text:style-name="Source_20_Text">Repository</text:span> where <text:span text:style-name="Source_20_Text">$PrimaryKey =&gt; $IdFromRequest</text:span> is already added to the conditions. </text:p>
              </text:list-item>
            </text:list>
            <text:p text:style-name="Text_20_body">This is the last place you can modify the query before it’s executed against the database.</text:p>
            <text:p text:style-name="Text_20_body"><text:span text:style-name="Strong_20_Emphasis">An example</text:span></text:p>
            <text:p text:style-name="Text_20_body">Given the URL: <text:span text:style-name="Source_20_Text">/posts/view/10</text:span> the <text:span text:style-name="Source_20_Text">repository</text:span> object will be an instance of <text:span text:style-name="Source_20_Text">PostsTable</text:span> and the <text:span text:style-name="Source_20_Text">query</text:span> includes a <text:span text:style-name="Source_20_Text">WHERE</text:span> condition with <text:span text:style-name="Source_20_Text">Posts.id = 10</text:span></text:p>
            <text:p text:style-name="Text_20_body">After the event has emitted, the database query is executed with <text:span text:style-name="Source_20_Text">LIMIT 1</text:span>.</text:p>
            <text:p text:style-name="Text_20_body">If a record is found the <text:span text:style-name="Source_20_Text">Crud.afterFind</text:span> event is emitted.</text:p>
            <text:p text:style-name="Text_20_body"><text:soft-page-break/>If no record is found in the database, the <text:span text:style-name="Source_20_Text">recordNotFound</text:span> event is emitted instead of <text:span text:style-name="Source_20_Text">Crud.afterFind</text:span>.</text:p>
            <text:section text:style-name="Sect1" text:name="Seção12">
              <text:h text:style-name="Heading_20_4" text:outline-level="4"><text:bookmark text:name="add-conditions"/>Add Conditions</text:h>
              <text:p text:style-name="Preformatted_20_Text">public function delete($id)</text:p>
              <text:p text:style-name="Preformatted_20_Text">{</text:p>
              <text:p text:style-name="Preformatted_20_Text"><text:s text:c="4"/>$this-&gt;Crud-&gt;on('beforeFind', function(\Cake\Event\Event $event) {</text:p>
              <text:p text:style-name="Preformatted_20_Text"><text:s text:c="8"/>$event-&gt;getSubject()-&gt;query-&gt;where(['author' =&gt; $this-&gt;Auth-&gt;user('id')]);</text:p>
              <text:p text:style-name="Preformatted_20_Text"><text:s text:c="4"/>});</text:p>
              <text:p text:style-name="Preformatted_20_Text"/>
              <text:p text:style-name="Preformatted_20_Text"><text:s text:c="4"/>return $this-&gt;Crud-&gt;execute();</text:p>
              <text:p text:style-name="P5">}</text:p>
            </text:section>
          </text:section>
          <text:section text:style-name="Sect1" text:name="crud-afterfind">
            <text:h text:style-name="Heading_20_3" text:outline-level="3">Crud.afterFind</text:h>
            <text:p text:style-name="Text_20_body">After the query has been executed, and a record has been found this event is emitted.</text:p>
            <text:p text:style-name="Text_20_body">The <text:a xlink:type="simple" xlink:href="http://crud.readthedocs.io/en/latest/crud-subject.html#id1" text:style-name="Internet_20_link" text:visited-style-name="Visited_20_Internet_20_Link">Crud Subject</text:a> contains two keys:</text:p>
            <text:list xml:id="list8009197625275019416" text:style-name="L6">
              <text:list-item>
                <text:p text:style-name="P66"><text:span text:style-name="Source_20_Text">id</text:span> The ID that was originally passed to the action and is usually the primary key of your model. </text:p>
              </text:list-item>
              <text:list-item>
                <text:p text:style-name="P11"><text:span text:style-name="Source_20_Text">entity</text:span> The record that was found in the database. </text:p>
              </text:list-item>
            </text:list>
            <text:p text:style-name="Text_20_body">If an entity is not found, the <text:span text:style-name="Source_20_Text">RecordNotFound</text:span> event is emitted instead.</text:p>
            <text:section text:style-name="Sect1" text:name="logging-the-found-item">
              <text:h text:style-name="Heading_20_4" text:outline-level="4">Logging the Found Item</text:h>
              <text:p text:style-name="Preformatted_20_Text">public function delete($id)</text:p>
              <text:p text:style-name="Preformatted_20_Text">{</text:p>
              <text:p text:style-name="Preformatted_20_Text"><text:s text:c="4"/>$this-&gt;Crud-&gt;on('afterFind', function(\Cake\Event\Event $event) {</text:p>
              <text:p text:style-name="Preformatted_20_Text"><text:s text:c="8"/>$this-&gt;log("Found item: " . $event-&gt;getSubject()-&gt;entity-&gt;id . " in the database");</text:p>
              <text:p text:style-name="Preformatted_20_Text"><text:s text:c="4"/>});</text:p>
              <text:p text:style-name="Preformatted_20_Text"/>
              <text:p text:style-name="Preformatted_20_Text"><text:s text:c="4"/>return $this-&gt;Crud-&gt;execute();</text:p>
              <text:p text:style-name="P5">}</text:p>
            </text:section>
          </text:section>
          <text:section text:style-name="Sect1" text:name="crud-recordnotfound">
            <text:h text:style-name="Heading_20_3" text:outline-level="3">Crud.recordNotFound</text:h>
            <text:p text:style-name="Text_20_body">This event will throw an exception.</text:p>
            <text:p text:style-name="Text_20_body">The default configuration will thrown an <text:span text:style-name="Source_20_Text">Cake\Error\NotFoundException</text:span> which will yield a 404 response.</text:p>
            <text:p text:style-name="Text_20_body">The event is triggered after a <text:span text:style-name="Source_20_Text">find</text:span> did not find any records in the database.</text:p>
            <text:p text:style-name="Text_20_body">You can modify the exception class thrown using <text:span text:style-name="Source_20_Text">CrudComponent::message</text:span> method</text:p>
          </text:section>
          <text:section text:style-name="Sect1" text:name="Seção13">
            <text:h text:style-name="Heading_20_3" text:outline-level="3"><text:bookmark text:name="crud-beforerender"/>Crud.beforeRender</text:h>
            <text:p text:style-name="Text_20_body">Invoked right before the view will be rendered.</text:p>
            <text:p text:style-name="Text_20_body">This is also before the controllers own beforeRender callback.</text:p>
          </text:section>
        </text:section>
      </text:section>
      <text:p text:style-name="P1"/>
      <text:h text:style-name="P3" text:outline-level="1"><text:soft-page-break/>Add</text:h>
      <text:section text:style-name="Sect1" text:name="add">
        <text:p text:style-name="Text_20_body">The <text:span text:style-name="Source_20_Text">Add Crud Action</text:span> will create a new record if the request is <text:span text:style-name="Source_20_Text">POST</text:span> and the data validates - otherwise it will attempt to render a form to the end-user.</text:p>
        <text:section text:style-name="Sect1" text:name="Seção14">
          <text:h text:style-name="Heading_20_2" text:outline-level="2"><text:bookmark text:name="configuration2"/>Configuration</text:h>
          <text:p text:style-name="Text_20_body">Before applying any configuration to an <text:span text:style-name="Source_20_Text">action</text:span> it must be mapped first.</text:p>
          <text:p text:style-name="Text_20_body">If the action has not been mapped an exception will be raised.</text:p>
          <text:section text:style-name="Sect1" text:name="Seção15">
            <text:h text:style-name="Heading_20_3" text:outline-level="3"><text:bookmark text:name="enabled1"/>enabled</text:h>
            <text:p text:style-name="Text_20_body">Test or modify if the Crud Action is enabled or not.</text:p>
            <text:p text:style-name="Text_20_body">When a CrudAction is disabled, Crud will not handle any requests to the action, and CakePHP will raise the normal <text:span text:style-name="Source_20_Text">\Cake\Error\MissingActionException</text:span> exception if you haven’t implemented the action in your controller.</text:p>
            <text:p text:style-name="Text_20_body">If you have enabled Crud and you are still receiving a <text:span text:style-name="Source_20_Text">MissingActionException</text:span>, ensure the action is enabled and that the controller has the <text:span text:style-name="Source_20_Text">\Crud\Controller\ControllerTrait</text:span> implemented.</text:p>
            <text:p text:style-name="Text_20_body">To test if an action is enabled, call the <text:span text:style-name="Source_20_Text">enabled</text:span> method on the action.</text:p>
            <text:p text:style-name="P5">$this-&gt;Crud-&gt;action()-&gt;enabled();</text:p>
            <text:p text:style-name="Text_20_body">To disable an action, call the <text:span text:style-name="Source_20_Text">disable</text:span> method on the action.</text:p>
            <text:p text:style-name="P5">$this-&gt;Crud-&gt;action()-&gt;disable();</text:p>
            <text:p text:style-name="Text_20_body">To enable an action, call the <text:span text:style-name="Source_20_Text">enable</text:span> method on the action.</text:p>
            <text:p text:style-name="P5">$this-&gt;Crud-&gt;action()-&gt;enable();</text:p>
            <text:p text:style-name="Text_20_body">To disable or enable multiple actions at the same time, <text:span text:style-name="Source_20_Text">Crud Component</text:span> provides helper methods.</text:p>
            <text:p text:style-name="Text_20_body">The <text:span text:style-name="Source_20_Text">enable</text:span> and <text:span text:style-name="Source_20_Text">disable</text:span> method can take a string or an array, for easy mass-updating.</text:p>
            <text:p text:style-name="Preformatted_20_Text">$this-&gt;Crud-&gt;enable('index');</text:p>
            <text:p text:style-name="Preformatted_20_Text">$this-&gt;Crud-&gt;enable(['index', 'add']);</text:p>
            <text:p text:style-name="Preformatted_20_Text"/>
            <text:p text:style-name="Preformatted_20_Text">$this-&gt;Crud-&gt;disable('index');</text:p>
            <text:p text:style-name="P5">$this-&gt;Crud-&gt;disable(['index', 'add']);</text:p>
            <text:p text:style-name="Text_20_body">These methods simply calls the <text:span text:style-name="Source_20_Text">enable</text:span> and <text:span text:style-name="Source_20_Text">disable</text:span> method in each <text:span text:style-name="Source_20_Text">Crud Action</text:span> class, and do not provide any magic other than mass updating.</text:p>
            <text:p text:style-name="Text_20_body">While it’s possible to update the <text:span text:style-name="Source_20_Text">enabled</text:span> property directly on an action using the <text:span text:style-name="Source_20_Text">config</text:span> methods, it’s not recommend, as important cleanup logic will not be applied if you use the <text:span text:style-name="Source_20_Text">config()</text:span> method directly.</text:p>
          </text:section>
          <text:section text:style-name="Sect1" text:name="Seção16">
            <text:h text:style-name="Heading_20_3" text:outline-level="3"><text:bookmark text:name="view1"/><text:soft-page-break/>view</text:h>
            <text:p text:style-name="Text_20_body">Get or set the view file to render at the end of the request.</text:p>
            <text:p text:style-name="Text_20_body">The view setting is passed directly and unmodified to <text:span text:style-name="Source_20_Text">Controller::render()</text:span>.</text:p>
            <text:p text:style-name="Text_20_body">To get the current configured <text:span text:style-name="Source_20_Text">view</text:span> call the <text:span text:style-name="Source_20_Text">view</text:span> method without any arguments.</text:p>
            <text:p text:style-name="P5">$this-&gt;Crud-&gt;action()-&gt;view();</text:p>
            <text:p text:style-name="Text_20_body">To change the view to render, pass a <text:span text:style-name="Source_20_Text">string</text:span> as first argument.</text:p>
            <text:p text:style-name="P5">$this-&gt;Crud-&gt;action()-&gt;view('my_custom_view');</text:p>
            <text:p text:style-name="Text_20_body">If the first parameter is <text:span text:style-name="Source_20_Text">NULL</text:span> - which is the default value - the normal CakePHP behavior will be used.</text:p>
            <text:p text:style-name="Text_20_body">Due to the nature of this method, once a custom view has been set, it’s not possible to revert back to the default behavior by calling <text:span text:style-name="Source_20_Text">-&gt;view(null)</text:span> as it will return the current configuration.</text:p>
          </text:section>
          <text:section text:style-name="Sect1" text:name="savemethod">
            <text:h text:style-name="Heading_20_3" text:outline-level="3">saveMethod</text:h>
            <text:p text:style-name="Text_20_body">The method to execute on <text:span text:style-name="Source_20_Text">Table::</text:span> when saving an entity - the default value is <text:span text:style-name="Source_20_Text">save</text:span>.</text:p>
            <text:p text:style-name="Text_20_body">To get the current configured <text:span text:style-name="Source_20_Text">saveMethod</text:span> keys call the <text:span text:style-name="Source_20_Text">saveMethod</text:span> method without any arguments.</text:p>
            <text:p text:style-name="P5">$this-&gt;Crud-&gt;action()-&gt;saveMethod();</text:p>
            <text:p text:style-name="Text_20_body">To change the saveMethod value pass an <text:span text:style-name="Citation">string</text:span> argument to the method</text:p>
            <text:p text:style-name="P5">$this-&gt;Crud-&gt;action()-&gt;saveMethod('my_custom_save_method');</text:p>
          </text:section>
          <text:section text:style-name="Sect1" text:name="saveoptions">
            <text:h text:style-name="Heading_20_3" text:outline-level="3">saveOptions</text:h>
            <text:p text:style-name="Text_20_body">The 2nd parameter to <text:span text:style-name="Source_20_Text">Table::save()</text:span> - the default value is <text:span text:style-name="Source_20_Text">['validate' =&gt; true, 'atomic' =&gt; true]</text:span>.</text:p>
            <text:p text:style-name="Text_20_body">To get the current configured <text:span text:style-name="Source_20_Text">saveOptions</text:span> keys call the <text:span text:style-name="Source_20_Text">saveOptions</text:span> method without any arguments.</text:p>
            <text:p text:style-name="P5">$this-&gt;Crud-&gt;action()-&gt;saveOptions();</text:p>
            <text:p text:style-name="Text_20_body">To change the saveOptions value pass an <text:span text:style-name="Citation">array</text:span> argument to the method</text:p>
            <text:p text:style-name="P5">$this-&gt;Crud-&gt;action()-&gt;saveOptions(['atomic' =&gt; false]);</text:p>
            <text:p text:style-name="Text_20_body">Sometimes you need to change the accessible fields before you update your entity.</text:p>
            <text:p text:style-name="P5">$this-&gt;Crud-&gt;action()-&gt;saveOptions(['accessibleFields' =&gt; ['role_id' =&gt; true]]);</text:p>
          </text:section>
          <text:section text:style-name="Sect1" text:name="Seção17">
            <text:h text:style-name="Heading_20_3" text:outline-level="3"><text:bookmark text:name="serialize1"/>serialize</text:h>
            <text:p text:style-name="Text_20_body">This setting is only relevant if you use the <text:a xlink:type="simple" xlink:href="http://crud.readthedocs.io/en/latest/listeners/api.html" text:style-name="Internet_20_link" text:visited-style-name="Visited_20_Internet_20_Link">API listener</text:a>.</text:p>
            <text:p text:style-name="Text_20_body"><text:soft-page-break/>The <text:a xlink:type="simple" xlink:href="http://crud.readthedocs.io/en/latest/listeners/api.html" text:style-name="Internet_20_link" text:visited-style-name="Visited_20_Internet_20_Link">API listener</text:a> will always enforce <text:span text:style-name="Source_20_Text">success</text:span> and <text:span text:style-name="Source_20_Text">data</text:span> to be part of the <text:span text:style-name="Source_20_Text">_serialize</text:span> array.</text:p>
            <text:p text:style-name="Text_20_body">This method is intended to allow you to add additional keys to your API responses with ease. An example of this is the <text:a xlink:type="simple" xlink:href="http://crud.readthedocs.io/en/latest/listeners/api-query-log.html" text:style-name="Internet_20_link" text:visited-style-name="Visited_20_Internet_20_Link">API Query Log</text:a>.</text:p>
            <text:p text:style-name="Text_20_body">To get the current configured <text:span text:style-name="Source_20_Text">serialize</text:span> keys call the <text:span text:style-name="Source_20_Text">serialize</text:span> method without any arguments.</text:p>
            <text:p text:style-name="P5">$this-&gt;Crud-&gt;action()-&gt;serialize();</text:p>
            <text:p text:style-name="Text_20_body">To change the serialize keys, pass a <text:span text:style-name="Source_20_Text">string</text:span> or an <text:span text:style-name="Source_20_Text">array</text:span> as first argument.</text:p>
            <text:p text:style-name="Text_20_body">If a string is passed, it will be cast to <text:span text:style-name="Source_20_Text">array</text:span> automatically.</text:p>
            <text:p text:style-name="P5">$this-&gt;Crud-&gt;action()-&gt;serialize(['my', 'extra', 'keys']);</text:p>
          </text:section>
          <text:section text:style-name="Sect1" text:name="relatedmodels">
            <text:h text:style-name="Heading_20_3" text:outline-level="3">relatedModels</text:h>
            <text:p text:style-name="Text_20_body">If you have the <text:a xlink:type="simple" xlink:href="http://crud.readthedocs.io/en/latest/listeners/related-models.html" text:style-name="Internet_20_link" text:visited-style-name="Visited_20_Internet_20_Link">RelatedModels listener</text:a> configured, you can have Crud automatically load related data.</text:p>
            <text:p text:style-name="Preformatted_20_Text">&lt;?php</text:p>
            <text:p text:style-name="P5">$this-&gt;Crud-&gt;listener('relatedModels')-&gt;relatedModels(true);</text:p>
            <text:p text:style-name="Text_20_body">Find out more about the <text:a xlink:type="simple" xlink:href="http://crud.readthedocs.io/en/latest/listeners/related-models.html" text:style-name="Internet_20_link" text:visited-style-name="Visited_20_Internet_20_Link">RelatedModels listener</text:a> in the <text:a xlink:type="simple" xlink:href="http://crud.readthedocs.io/en/latest/listeners.html" text:style-name="Internet_20_link" text:visited-style-name="Visited_20_Internet_20_Link">Listeners chapter</text:a>.</text:p>
          </text:section>
        </text:section>
        <text:section text:style-name="Sect1" text:name="Seção18">
          <text:h text:style-name="Heading_20_2" text:outline-level="2"><text:bookmark text:name="events1"/>Events</text:h>
          <text:p text:style-name="Text_20_body">This is a list of events emitted from the <text:span text:style-name="Source_20_Text">Add Crud Action</text:span>.</text:p>
          <text:p text:style-name="Text_20_body">Please see the <text:a xlink:type="simple" xlink:href="http://crud.readthedocs.io/en/latest/events.html" text:style-name="Internet_20_link" text:visited-style-name="Visited_20_Internet_20_Link">events documentation</text:a> for a full list of generic properties and how to use the event system correctly.</text:p>
          <text:section text:style-name="Sect1" text:name="Seção19">
            <text:h text:style-name="Heading_20_3" text:outline-level="3"><text:bookmark text:name="crud-startup1"/>Crud.startup</text:h>
            <text:p text:style-name="Text_20_body">Called after the <text:span text:style-name="Source_20_Text">Controller::beforeFilter()</text:span> and before the Crud action.</text:p>
            <text:p text:style-name="Text_20_body">It’s emitted from <text:span text:style-name="Source_20_Text">CrudComponent::startup()</text:span> and thus is fired in the same cycle as all <text:span text:style-name="Source_20_Text">Component::startup()</text:span> events.</text:p>
          </text:section>
          <text:section text:style-name="Sect1" text:name="Seção20">
            <text:h text:style-name="Heading_20_3" text:outline-level="3"><text:bookmark text:name="crud-beforefilter1"/>Crud.beforeFilter</text:h>
            <text:p text:style-name="Text_20_body">Triggered when a <text:span text:style-name="Source_20_Text">CrudAction</text:span> is going to handle a CakePHP request.</text:p>
            <text:p text:style-name="Text_20_body">It’s emitted from <text:span text:style-name="Source_20_Text">CrudComponent::beforeFilter</text:span> and thus is fired in the same cycle as all <text:span text:style-name="Source_20_Text">Controller::beforeFilter</text:span> events.</text:p>
          </text:section>
          <text:section text:style-name="Sect1" text:name="crud-beforesave">
            <text:h text:style-name="Heading_20_3" text:outline-level="3">Crud.beforeSave</text:h>
            <text:p text:style-name="Text_20_body">Do not confuse this event with the <text:span text:style-name="Source_20_Text">beforeSave</text:span> callback in the ORM layer</text:p>
            <text:p text:style-name="Text_20_body">Called right before calling <text:span text:style-name="Source_20_Text">Table::save()</text:span>.</text:p>
            <text:p text:style-name="Text_20_body"><text:soft-page-break/>The <text:a xlink:type="simple" xlink:href="http://crud.readthedocs.io/en/latest/crud-subject.html#id1" text:style-name="Internet_20_link" text:visited-style-name="Visited_20_Internet_20_Link">Crud Subject</text:a> contains the following keys:</text:p>
            <text:list xml:id="list1888414641031098188" text:style-name="L7">
              <text:list-item>
                <text:p text:style-name="P67"><text:span text:style-name="Strong_20_Emphasis">entity</text:span> An <text:span text:style-name="Source_20_Text">entity</text:span> object marshaled with the <text:span text:style-name="Source_20_Text">HTTP POST</text:span> data from the request. </text:p>
              </text:list-item>
              <text:list-item>
                <text:p text:style-name="P67"><text:span text:style-name="Strong_20_Emphasis">saveMethod</text:span> A <text:span text:style-name="Source_20_Text">string</text:span> with the <text:span text:style-name="Source_20_Text">saveMethod</text:span>. </text:p>
              </text:list-item>
              <text:list-item>
                <text:p text:style-name="P12"><text:span text:style-name="Strong_20_Emphasis">saveOptions</text:span> An <text:span text:style-name="Source_20_Text">array</text:span> with the <text:span text:style-name="Source_20_Text">saveOptions</text:span>. </text:p>
              </text:list-item>
            </text:list>
            <text:p text:style-name="Text_20_body">All modifications to these keys will be passed into the <text:span text:style-name="Source_20_Text">Table::$saveMethod</text:span>.</text:p>
            <text:p text:style-name="Text_20_body">After this event has been emitted, changes done through the <text:span text:style-name="Source_20_Text">$action-&gt;saveMethod()</text:span> or <text:span text:style-name="Source_20_Text">$action-&gt;saveOptions()</text:span> methods will no longer affect the code, as the rest of the code uses the values from the <text:a xlink:type="simple" xlink:href="http://crud.readthedocs.io/en/latest/crud-subject.html#id1" text:style-name="Internet_20_link" text:visited-style-name="Visited_20_Internet_20_Link">Crud Subject</text:a></text:p>
          </text:section>
          <text:section text:style-name="Sect1" text:name="crud-aftersave">
            <text:h text:style-name="Heading_20_3" text:outline-level="3">Crud.afterSave</text:h>
            <text:p text:style-name="Text_20_body">Do not confuse this event with the <text:span text:style-name="Source_20_Text">afterSave</text:span> callback in the ORM layer.</text:p>
            <text:p text:style-name="Text_20_body">This event is emitted right after the call to <text:span text:style-name="Source_20_Text">Table::save()</text:span>.</text:p>
            <text:p text:style-name="Text_20_body">The <text:a xlink:type="simple" xlink:href="http://crud.readthedocs.io/en/latest/crud-subject.html#id1" text:style-name="Internet_20_link" text:visited-style-name="Visited_20_Internet_20_Link">Crud Subject</text:a> contains the following keys:</text:p>
            <text:list xml:id="list6774362387832268019" text:style-name="L8">
              <text:list-item>
                <text:p text:style-name="P68"><text:span text:style-name="Strong_20_Emphasis">id</text:span> The newly inserted ID. It’s only available if the call to <text:span text:style-name="Source_20_Text">Table::save()</text:span> was successful. </text:p>
              </text:list-item>
              <text:list-item>
                <text:p text:style-name="P68"><text:span text:style-name="Strong_20_Emphasis">success</text:span> indicates whether or not the <text:span text:style-name="Source_20_Text">Table::save()</text:span> call succeed or not. </text:p>
              </text:list-item>
              <text:list-item>
                <text:p text:style-name="P68"><text:span text:style-name="Strong_20_Emphasis">created</text:span> <text:span text:style-name="Source_20_Text">true</text:span> if the record was <text:span text:style-name="Source_20_Text">created</text:span> and <text:span text:style-name="Source_20_Text">false</text:span> if the record was <text:span text:style-name="Source_20_Text">updated</text:span>. </text:p>
              </text:list-item>
              <text:list-item>
                <text:p text:style-name="P13"><text:span text:style-name="Strong_20_Emphasis">entity</text:span> An <text:span text:style-name="Source_20_Text">entity</text:span> object marshaled with the <text:span text:style-name="Source_20_Text">HTTP POST</text:span> data from the request and the <text:span text:style-name="Source_20_Text">save()</text:span> logic. </text:p>
              </text:list-item>
            </text:list>
            <text:section text:style-name="Sect1" text:name="check-created-status">
              <text:h text:style-name="Heading_20_4" text:outline-level="4">Check Created Status</text:h>
              <text:p text:style-name="Preformatted_20_Text">public function edit($id)</text:p>
              <text:p text:style-name="Preformatted_20_Text">{</text:p>
              <text:p text:style-name="Preformatted_20_Text"><text:s text:c="4"/>$this-&gt;Crud-&gt;on('afterSave', function(\Cake\Event\Event $event) {</text:p>
              <text:p text:style-name="Preformatted_20_Text"><text:s text:c="8"/>if ($event-&gt;getSubject()-&gt;created) {</text:p>
              <text:p text:style-name="Preformatted_20_Text"><text:s text:c="12"/>$this-&gt;log("The entity was created");</text:p>
              <text:p text:style-name="Preformatted_20_Text"><text:s text:c="8"/>} else {</text:p>
              <text:p text:style-name="Preformatted_20_Text"><text:s text:c="12"/>$this-&gt;log("The entity was updated");</text:p>
              <text:p text:style-name="Preformatted_20_Text"><text:s text:c="8"/>}</text:p>
              <text:p text:style-name="Preformatted_20_Text"><text:s text:c="4"/>});</text:p>
              <text:p text:style-name="Preformatted_20_Text"/>
              <text:p text:style-name="Preformatted_20_Text"><text:s text:c="4"/>return $this-&gt;Crud-&gt;execute();</text:p>
              <text:p text:style-name="P5">}</text:p>
            </text:section>
            <text:section text:style-name="Sect1" text:name="check-success-status">
              <text:h text:style-name="Heading_20_4" text:outline-level="4">Check Success Status</text:h>
              <text:p text:style-name="Preformatted_20_Text">public function edit($id)</text:p>
              <text:p text:style-name="Preformatted_20_Text">{</text:p>
              <text:p text:style-name="Preformatted_20_Text"><text:s text:c="4"/>$this-&gt;Crud-&gt;on('afterSave', function(\Cake\Event\Event $event) {</text:p>
              <text:p text:style-name="Preformatted_20_Text"><text:s text:c="8"/>if ($event-&gt;getSubject()-&gt;success) {</text:p>
              <text:p text:style-name="Preformatted_20_Text"><text:s text:c="12"/>$this-&gt;log("The entity was saved successfully");</text:p>
              <text:p text:style-name="Preformatted_20_Text"><text:s text:c="8"/>} else {</text:p>
              <text:p text:style-name="Preformatted_20_Text"><text:s text:c="12"/>$this-&gt;log("The entity was NOT saved successfully");</text:p>
              <text:p text:style-name="Preformatted_20_Text"><text:s text:c="8"/>}</text:p>
              <text:p text:style-name="Preformatted_20_Text"><text:s text:c="4"/>});</text:p>
              <text:p text:style-name="Preformatted_20_Text"/>
              <text:p text:style-name="Preformatted_20_Text"><text:s text:c="4"/>return $this-&gt;Crud-&gt;execute();</text:p>
              <text:p text:style-name="P5">}</text:p>
            </text:section>
            <text:section text:style-name="Sect1" text:name="get-entity-id">
              <text:h text:style-name="Heading_20_4" text:outline-level="4"><text:soft-page-break/>Get Entity ID</text:h>
              <text:p text:style-name="Preformatted_20_Text">public function add()</text:p>
              <text:p text:style-name="Preformatted_20_Text">{</text:p>
              <text:p text:style-name="Preformatted_20_Text"><text:s text:c="4"/>$this-&gt;Crud-&gt;on('afterSave', function(\Cake\Event\Event $event) {</text:p>
              <text:p text:style-name="Preformatted_20_Text"><text:s text:c="8"/>if ($event-&gt;getSubject()-&gt;created) {</text:p>
              <text:p text:style-name="Preformatted_20_Text"><text:s text:c="12"/>$this-&gt;log("The entity was created with id: " . $event-&gt;getSubject()-&gt;id);</text:p>
              <text:p text:style-name="Preformatted_20_Text"><text:s text:c="8"/>}</text:p>
              <text:p text:style-name="Preformatted_20_Text"><text:s text:c="4"/>});</text:p>
              <text:p text:style-name="Preformatted_20_Text"/>
              <text:p text:style-name="Preformatted_20_Text"><text:s text:c="4"/>return $this-&gt;Crud-&gt;execute();</text:p>
              <text:p text:style-name="P5">}</text:p>
            </text:section>
          </text:section>
          <text:section text:style-name="Sect1" text:name="crud-setflash">
            <text:h text:style-name="Heading_20_3" text:outline-level="3">Crud.setFlash</text:h>
            <text:p text:style-name="Text_20_body">Simple and event driven wrapper for <text:span text:style-name="Source_20_Text">SessionComponent::setFlash</text:span>.</text:p>
            <text:p text:style-name="Text_20_body">The <text:a xlink:type="simple" xlink:href="http://crud.readthedocs.io/en/latest/crud-subject.html#id1" text:style-name="Internet_20_link" text:visited-style-name="Visited_20_Internet_20_Link">Crud Subject</text:a> contains the following keys:</text:p>
            <text:list xml:id="list6918438087056305448" text:style-name="L9">
              <text:list-item>
                <text:p text:style-name="P69"><text:span text:style-name="Strong_20_Emphasis">text</text:span> The 1st argument to <text:span text:style-name="Source_20_Text">SessionComponent::setFlash</text:span>. </text:p>
              </text:list-item>
              <text:list-item>
                <text:p text:style-name="P69"><text:span text:style-name="Strong_20_Emphasis">element</text:span> The 2nd argument to <text:span text:style-name="Source_20_Text">SessionComponent::setFlash</text:span>. </text:p>
              </text:list-item>
              <text:list-item>
                <text:p text:style-name="P69"><text:span text:style-name="Strong_20_Emphasis">params</text:span> The 3rd argument to <text:span text:style-name="Source_20_Text">SessionComponent::setFlash</text:span>. </text:p>
              </text:list-item>
              <text:list-item>
                <text:p text:style-name="P69"><text:span text:style-name="Strong_20_Emphasis">key</text:span> The 4th argument to <text:span text:style-name="Source_20_Text">SessionComponent::setFlash</text:span>. </text:p>
              </text:list-item>
              <text:list-item>
                <text:p text:style-name="P14"><text:span text:style-name="Strong_20_Emphasis">entity</text:span> (Optional) The <text:span text:style-name="Source_20_Text">Entity</text:span> from the previously emitted event. </text:p>
              </text:list-item>
            </text:list>
            <text:p text:style-name="Text_20_body">All keys can be modified as you see fit, at the end of the event cycle they will be passed directly to <text:span text:style-name="Source_20_Text">SessionComponent::setFlash</text:span>.</text:p>
            <text:p text:style-name="Text_20_body">Defaults are stored in the <text:span text:style-name="Source_20_Text">messages</text:span> configuration array for each <text:a xlink:type="simple" xlink:href="http://crud.readthedocs.io/en/latest/actions.html" text:style-name="Internet_20_link" text:visited-style-name="Visited_20_Internet_20_Link">action</text:a>.</text:p>
            <text:p text:style-name="Text_20_body">If you do not want to use this feature, simply stop the event by calling it’s <text:span text:style-name="Source_20_Text">stopPropagation()</text:span> method.</text:p>
            <text:p text:style-name="Text_20_body">If you’d like to customise the flash messages that are used, perhaps you’re using <text:a xlink:type="simple" xlink:href="https://github.com/friendsofcake/bootstrap-ui" text:style-name="Internet_20_link" text:visited-style-name="Visited_20_Internet_20_Link">friendsofcake/bootstrap-ui</text:a>. It’s actually quite simple to do, and can be done as part of the component configuration or on the fly.</text:p>
            <text:p text:style-name="Preformatted_20_Text">public function initialize()</text:p>
            <text:p text:style-name="Preformatted_20_Text">{</text:p>
            <text:p text:style-name="Preformatted_20_Text"><text:s text:c="6"/>$this-&gt;loadComponent('Crud.Crud', [</text:p>
            <text:p text:style-name="Preformatted_20_Text"><text:s text:c="10"/>'actions' =&gt; [</text:p>
            <text:p text:style-name="Preformatted_20_Text"><text:s text:c="14"/>'edit' =&gt; [</text:p>
            <text:p text:style-name="Preformatted_20_Text"><text:s text:c="18"/>'className' =&gt; 'Crud.Edit',</text:p>
            <text:p text:style-name="Preformatted_20_Text"><text:s text:c="18"/>'messages' =&gt; [</text:p>
            <text:p text:style-name="Preformatted_20_Text"><text:s text:c="22"/>'success' =&gt; [</text:p>
            <text:p text:style-name="Preformatted_20_Text"><text:s text:c="26"/>'params' =&gt; ['class' =&gt; 'alert alert-success alert-dismissible']</text:p>
            <text:p text:style-name="Preformatted_20_Text"><text:s text:c="22"/>],</text:p>
            <text:p text:style-name="Preformatted_20_Text"><text:s text:c="22"/>'error' =&gt; [</text:p>
            <text:p text:style-name="Preformatted_20_Text"><text:s text:c="26"/>'params' =&gt; ['class' =&gt; 'alert alert-danger alert-dismissible']</text:p>
            <text:p text:style-name="Preformatted_20_Text"><text:s text:c="22"/>]</text:p>
            <text:p text:style-name="Preformatted_20_Text"><text:s text:c="18"/>],</text:p>
            <text:p text:style-name="Preformatted_20_Text"><text:s text:c="14"/>]</text:p>
            <text:p text:style-name="Preformatted_20_Text"><text:s text:c="10"/>]</text:p>
            <text:p text:style-name="Preformatted_20_Text"><text:s text:c="6"/>]);</text:p>
            <text:p text:style-name="P5">}</text:p>
            <text:p text:style-name="Text_20_body"><text:soft-page-break/>If you’d like to configure it on the fly you can use the eventManager to change the event subject as the event is emitted.</text:p>
            <text:p text:style-name="Preformatted_20_Text">$this-&gt;eventManager()-&gt;on('Crud.setFlash', function (Event $event) {</text:p>
            <text:p text:style-name="Preformatted_20_Text"><text:s text:c="4"/>if ($event-&gt;getSubject()-&gt;success) {</text:p>
            <text:p text:style-name="Preformatted_20_Text"><text:s text:c="8"/>$event-&gt;getSubject()-&gt;params['class'] = ['alert', 'alert-success', 'alert-dismissible'];</text:p>
            <text:p text:style-name="Preformatted_20_Text"><text:s text:c="4"/>}</text:p>
            <text:p text:style-name="P5">});</text:p>
          </text:section>
          <text:section text:style-name="Sect1" text:name="crud-beforeredirect">
            <text:h text:style-name="Heading_20_3" text:outline-level="3">Crud.beforeRedirect</text:h>
            <text:p text:style-name="Text_20_body">Simple and event driven wrapper for <text:span text:style-name="Source_20_Text">Controller::redirect()</text:span>.</text:p>
            <text:p text:style-name="Text_20_body">The <text:a xlink:type="simple" xlink:href="http://crud.readthedocs.io/en/latest/crud-subject.html#id1" text:style-name="Internet_20_link" text:visited-style-name="Visited_20_Internet_20_Link">Crud Subject</text:a> contains the following keys:</text:p>
            <text:list xml:id="list7655516889283074346" text:style-name="L10">
              <text:list-item>
                <text:p text:style-name="P70"><text:span text:style-name="Strong_20_Emphasis">url</text:span> The 1st argument to <text:span text:style-name="Source_20_Text">Controller::redirect()</text:span>. </text:p>
              </text:list-item>
              <text:list-item>
                <text:p text:style-name="P70"><text:span text:style-name="Strong_20_Emphasis">status</text:span> The 2nd argument to <text:span text:style-name="Source_20_Text">Controller::redirect()</text:span>. </text:p>
              </text:list-item>
              <text:list-item>
                <text:p text:style-name="P70"><text:span text:style-name="Strong_20_Emphasis">exit</text:span> The 3rd argument to <text:span text:style-name="Source_20_Text">Controller::redirect()</text:span>. </text:p>
              </text:list-item>
              <text:list-item>
                <text:p text:style-name="P15"><text:span text:style-name="Strong_20_Emphasis">entity</text:span> (Optional) The <text:span text:style-name="Source_20_Text">Entity</text:span> from the previously emitted event. </text:p>
              </text:list-item>
            </text:list>
            <text:p text:style-name="Text_20_body">All keys can be modified as you see fit, at the end of the event cycle they will be passed directly to <text:span text:style-name="Source_20_Text">Controller::redirect()</text:span>.</text:p>
            <text:p text:style-name="Text_20_body">The redirect <text:span text:style-name="Source_20_Text">$url</text:span> can be changed on the fly either by posting a <text:span text:style-name="Source_20_Text">redirect_url</text:span> field from your form or by providing a <text:span text:style-name="Source_20_Text">redirect_url</text:span> HTTP query key.</text:p>
            <text:p text:style-name="Text_20_body">The default for most redirects are simply to return to the <text:span text:style-name="Source_20_Text">index()</text:span> action.</text:p>
          </text:section>
          <text:section text:style-name="Sect1" text:name="Seção21">
            <text:h text:style-name="Heading_20_3" text:outline-level="3"><text:bookmark text:name="crud-beforerender1"/>Crud.beforeRender</text:h>
            <text:p text:style-name="Text_20_body">Invoked right before the view will be rendered.</text:p>
            <text:p text:style-name="Text_20_body">This is also before the controllers own beforeRender callback.</text:p>
          </text:section>
        </text:section>
      </text:section>
      <text:p text:style-name="P1"/>
      <text:h text:style-name="P3" text:outline-level="1">Edit</text:h>
      <text:section text:style-name="Sect1" text:name="edit">
        <text:p text:style-name="Text_20_body">The <text:span text:style-name="Source_20_Text">Edit Crud Action</text:span> will update an existing record if the request is <text:span text:style-name="Source_20_Text">POST</text:span> or <text:span text:style-name="Source_20_Text">PUT</text:span> and the data validates - otherwise it will attempt to render a form to the end-user.</text:p>
        <text:section text:style-name="Sect1" text:name="Seção22">
          <text:h text:style-name="Heading_20_2" text:outline-level="2"><text:bookmark text:name="configuration3"/>Configuration</text:h>
          <text:p text:style-name="Text_20_body">Before applying any configuration to an <text:span text:style-name="Source_20_Text">action</text:span> it must be mapped first.</text:p>
          <text:p text:style-name="Text_20_body">If the action has not been mapped an exception will be raised.</text:p>
          <text:section text:style-name="Sect1" text:name="Seção23">
            <text:h text:style-name="Heading_20_3" text:outline-level="3"><text:bookmark text:name="enabled2"/>enabled</text:h>
            <text:p text:style-name="Text_20_body">Test or modify if the Crud Action is enabled or not.</text:p>
            <text:p text:style-name="Text_20_body"><text:soft-page-break/>When a CrudAction is disabled, Crud will not handle any requests to the action, and CakePHP will raise the normal <text:span text:style-name="Source_20_Text">\Cake\Error\MissingActionException</text:span> exception if you haven’t implemented the action in your controller.</text:p>
            <text:p text:style-name="Text_20_body">If you have enabled Crud and you are still receiving a <text:span text:style-name="Source_20_Text">MissingActionException</text:span>, ensure the action is enabled and that the controller has the <text:span text:style-name="Source_20_Text">\Crud\Controller\ControllerTrait</text:span> implemented.</text:p>
            <text:p text:style-name="Text_20_body">To test if an action is enabled, call the <text:span text:style-name="Source_20_Text">enabled</text:span> method on the action.</text:p>
            <text:p text:style-name="P5">$this-&gt;Crud-&gt;action()-&gt;enabled();</text:p>
            <text:p text:style-name="Text_20_body">To disable an action, call the <text:span text:style-name="Source_20_Text">disable</text:span> method on the action.</text:p>
            <text:p text:style-name="P5">$this-&gt;Crud-&gt;action()-&gt;disable();</text:p>
            <text:p text:style-name="Text_20_body">To enable an action, call the <text:span text:style-name="Source_20_Text">enable</text:span> method on the action.</text:p>
            <text:p text:style-name="P5">$this-&gt;Crud-&gt;action()-&gt;enable();</text:p>
            <text:p text:style-name="Text_20_body">To disable or enable multiple actions at the same time, <text:span text:style-name="Source_20_Text">Crud Component</text:span> provides helper methods.</text:p>
            <text:p text:style-name="Text_20_body">The <text:span text:style-name="Source_20_Text">enable</text:span> and <text:span text:style-name="Source_20_Text">disable</text:span> method can take a string or an array, for easy mass-updating.</text:p>
            <text:p text:style-name="Preformatted_20_Text">$this-&gt;Crud-&gt;enable('index');</text:p>
            <text:p text:style-name="Preformatted_20_Text">$this-&gt;Crud-&gt;enable(['index', 'add']);</text:p>
            <text:p text:style-name="Preformatted_20_Text"/>
            <text:p text:style-name="Preformatted_20_Text">$this-&gt;Crud-&gt;disable('index');</text:p>
            <text:p text:style-name="P5">$this-&gt;Crud-&gt;disable(['index', 'add']);</text:p>
            <text:p text:style-name="Text_20_body">These methods simply calls the <text:span text:style-name="Source_20_Text">enable</text:span> and <text:span text:style-name="Source_20_Text">disable</text:span> method in each <text:span text:style-name="Source_20_Text">Crud Action</text:span> class, and do not provide any magic other than mass updating.</text:p>
            <text:p text:style-name="Text_20_body">While it’s possible to update the <text:span text:style-name="Source_20_Text">enabled</text:span> property directly on an action using the <text:span text:style-name="Source_20_Text">config</text:span> methods, it’s not recommend, as important cleanup logic will not be applied if you use the <text:span text:style-name="Source_20_Text">config()</text:span> method directly.</text:p>
          </text:section>
          <text:section text:style-name="Sect1" text:name="Seção24">
            <text:h text:style-name="Heading_20_3" text:outline-level="3"><text:bookmark text:name="view2"/>view</text:h>
            <text:p text:style-name="Text_20_body">Get or set the view file to render at the end of the request.</text:p>
            <text:p text:style-name="Text_20_body">The view setting is passed directly and unmodified to <text:span text:style-name="Source_20_Text">Controller::render()</text:span>.</text:p>
            <text:p text:style-name="Text_20_body">To get the current configured <text:span text:style-name="Source_20_Text">view</text:span> call the <text:span text:style-name="Source_20_Text">view</text:span> method without any arguments.</text:p>
            <text:p text:style-name="P5">$this-&gt;Crud-&gt;action()-&gt;view();</text:p>
            <text:p text:style-name="Text_20_body">To change the view to render, pass a <text:span text:style-name="Source_20_Text">string</text:span> as first argument.</text:p>
            <text:p text:style-name="P5">$this-&gt;Crud-&gt;action()-&gt;view('my_custom_view');</text:p>
            <text:p text:style-name="Text_20_body">If the first parameter is <text:span text:style-name="Source_20_Text">NULL</text:span> - which is the default value - the normal CakePHP behavior will be used.</text:p>
            <text:p text:style-name="Text_20_body"><text:soft-page-break/>Due to the nature of this method, once a custom view has been set, it’s not possible to revert back to the default behavior by calling <text:span text:style-name="Source_20_Text">-&gt;view(null)</text:span> as it will return the current configuration.</text:p>
          </text:section>
          <text:section text:style-name="Sect1" text:name="Seção25">
            <text:h text:style-name="Heading_20_3" text:outline-level="3"><text:bookmark text:name="findmethod1"/>findMethod</text:h>
            <text:p text:style-name="Text_20_body">The 1st parameter to <text:span text:style-name="Source_20_Text">Table::find()</text:span> - the default value is <text:span text:style-name="Source_20_Text">all</text:span>.</text:p>
            <text:p text:style-name="Text_20_body">To get the current configured <text:span text:style-name="Source_20_Text">findMethod</text:span> keys call the <text:span text:style-name="Source_20_Text">findMethod</text:span> method without any arguments.</text:p>
            <text:p text:style-name="P5">$this-&gt;Crud-&gt;action()-&gt;findMethod();</text:p>
            <text:p text:style-name="Text_20_body">To change the findMethod value pass a <text:span text:style-name="Citation">string</text:span> argument to the method</text:p>
            <text:p text:style-name="P5">$this-&gt;Crud-&gt;action()-&gt;findMethod('my_custom_finder');</text:p>
          </text:section>
          <text:section text:style-name="Sect1" text:name="Seção26">
            <text:h text:style-name="Heading_20_3" text:outline-level="3"><text:bookmark text:name="savemethod"/>saveMethod</text:h>
            <text:p text:style-name="Text_20_body">The method to execute on <text:span text:style-name="Source_20_Text">Table::</text:span> when saving an entity - the default value is <text:span text:style-name="Source_20_Text">save</text:span>.</text:p>
            <text:p text:style-name="Text_20_body">To get the current configured <text:span text:style-name="Source_20_Text">saveMethod</text:span> keys call the <text:span text:style-name="Source_20_Text">saveMethod</text:span> method without any arguments.</text:p>
            <text:p text:style-name="P5">$this-&gt;Crud-&gt;action()-&gt;saveMethod();</text:p>
            <text:p text:style-name="Text_20_body">To change the saveMethod value pass an <text:span text:style-name="Citation">string</text:span> argument to the method</text:p>
            <text:p text:style-name="P5">$this-&gt;Crud-&gt;action()-&gt;saveMethod('my_custom_save_method');</text:p>
          </text:section>
          <text:section text:style-name="Sect1" text:name="Seção27">
            <text:h text:style-name="Heading_20_3" text:outline-level="3"><text:bookmark text:name="saveoptions"/>saveOptions</text:h>
            <text:p text:style-name="Text_20_body">The 2nd parameter to <text:span text:style-name="Source_20_Text">Table::save()</text:span> - the default value is <text:span text:style-name="Source_20_Text">['validate' =&gt; true, 'atomic' =&gt; true]</text:span>.</text:p>
            <text:p text:style-name="Text_20_body">To get the current configured <text:span text:style-name="Source_20_Text">saveOptions</text:span> keys call the <text:span text:style-name="Source_20_Text">saveOptions</text:span> method without any arguments.</text:p>
            <text:p text:style-name="P5">$this-&gt;Crud-&gt;action()-&gt;saveOptions();</text:p>
            <text:p text:style-name="Text_20_body">To change the saveOptions value pass an <text:span text:style-name="Citation">array</text:span> argument to the method</text:p>
            <text:p text:style-name="P5">$this-&gt;Crud-&gt;action()-&gt;saveOptions(['atomic' =&gt; false]);</text:p>
            <text:p text:style-name="Text_20_body">Sometimes you need to change the accessible fields before you update your entity.</text:p>
            <text:p text:style-name="P5">$this-&gt;Crud-&gt;action()-&gt;saveOptions(['accessibleFields' =&gt; ['role_id' =&gt; true]]);</text:p>
          </text:section>
          <text:section text:style-name="Sect1" text:name="Seção28">
            <text:h text:style-name="Heading_20_3" text:outline-level="3"><text:bookmark text:name="serialize2"/>serialize</text:h>
            <text:p text:style-name="Text_20_body">This setting is only relevant if you use the <text:a xlink:type="simple" xlink:href="http://crud.readthedocs.io/en/latest/listeners/api.html" text:style-name="Internet_20_link" text:visited-style-name="Visited_20_Internet_20_Link">API listener</text:a>.</text:p>
            <text:p text:style-name="Text_20_body">The <text:a xlink:type="simple" xlink:href="http://crud.readthedocs.io/en/latest/listeners/api.html" text:style-name="Internet_20_link" text:visited-style-name="Visited_20_Internet_20_Link">API listener</text:a> will always enforce <text:span text:style-name="Source_20_Text">success</text:span> and <text:span text:style-name="Source_20_Text">data</text:span> to be part of the <text:span text:style-name="Source_20_Text">_serialize</text:span> array.</text:p>
            <text:p text:style-name="Text_20_body"><text:soft-page-break/>This method is intended to allow you to add additional keys to your API responses with ease. An example of this is the <text:a xlink:type="simple" xlink:href="http://crud.readthedocs.io/en/latest/listeners/api-query-log.html" text:style-name="Internet_20_link" text:visited-style-name="Visited_20_Internet_20_Link">API Query Log</text:a>.</text:p>
            <text:p text:style-name="Text_20_body">To get the current configured <text:span text:style-name="Source_20_Text">serialize</text:span> keys call the <text:span text:style-name="Source_20_Text">serialize</text:span> method without any arguments.</text:p>
            <text:p text:style-name="P5">$this-&gt;Crud-&gt;action()-&gt;serialize();</text:p>
            <text:p text:style-name="Text_20_body">To change the serialize keys, pass a <text:span text:style-name="Source_20_Text">string</text:span> or an <text:span text:style-name="Source_20_Text">array</text:span> as first argument.</text:p>
            <text:p text:style-name="Text_20_body">If a string is passed, it will be cast to <text:span text:style-name="Source_20_Text">array</text:span> automatically.</text:p>
            <text:p text:style-name="P5">$this-&gt;Crud-&gt;action()-&gt;serialize(['my', 'extra', 'keys']);</text:p>
          </text:section>
          <text:section text:style-name="Sect1" text:name="Seção29">
            <text:h text:style-name="Heading_20_3" text:outline-level="3"><text:bookmark text:name="relatedmodels"/>relatedModels</text:h>
            <text:p text:style-name="Text_20_body">If you have the <text:a xlink:type="simple" xlink:href="http://crud.readthedocs.io/en/latest/listeners/related-models.html" text:style-name="Internet_20_link" text:visited-style-name="Visited_20_Internet_20_Link">RelatedModels listener</text:a> configured, you can have Crud automatically load related data.</text:p>
            <text:p text:style-name="Preformatted_20_Text">&lt;?php</text:p>
            <text:p text:style-name="P5">$this-&gt;Crud-&gt;listener('relatedModels')-&gt;relatedModels(true);</text:p>
            <text:p text:style-name="Text_20_body">Find out more about the <text:a xlink:type="simple" xlink:href="http://crud.readthedocs.io/en/latest/listeners/related-models.html" text:style-name="Internet_20_link" text:visited-style-name="Visited_20_Internet_20_Link">RelatedModels listener</text:a> in the <text:a xlink:type="simple" xlink:href="http://crud.readthedocs.io/en/latest/listeners.html" text:style-name="Internet_20_link" text:visited-style-name="Visited_20_Internet_20_Link">Listeners chapter</text:a>.</text:p>
          </text:section>
        </text:section>
        <text:section text:style-name="Sect1" text:name="Seção30">
          <text:h text:style-name="Heading_20_2" text:outline-level="2"><text:bookmark text:name="events2"/>Events</text:h>
          <text:p text:style-name="Text_20_body">This is a list of events emitted from the <text:span text:style-name="Source_20_Text">Edit Crud Action</text:span>.</text:p>
          <text:p text:style-name="Text_20_body">Please see the <text:a xlink:type="simple" xlink:href="http://crud.readthedocs.io/en/latest/events.html" text:style-name="Internet_20_link" text:visited-style-name="Visited_20_Internet_20_Link">events documentation</text:a> for a full list of generic properties and how to use the event system correctly.</text:p>
          <text:section text:style-name="Sect1" text:name="Seção31">
            <text:h text:style-name="Heading_20_3" text:outline-level="3"><text:bookmark text:name="crud-startup2"/>Crud.startup</text:h>
            <text:p text:style-name="Text_20_body">Called after the <text:span text:style-name="Source_20_Text">Controller::beforeFilter()</text:span> and before the Crud action.</text:p>
            <text:p text:style-name="Text_20_body">It’s emitted from <text:span text:style-name="Source_20_Text">CrudComponent::startup()</text:span> and thus is fired in the same cycle as all <text:span text:style-name="Source_20_Text">Component::startup()</text:span> events.</text:p>
          </text:section>
          <text:section text:style-name="Sect1" text:name="Seção32">
            <text:h text:style-name="Heading_20_3" text:outline-level="3"><text:bookmark text:name="crud-beforefilter2"/>Crud.beforeFilter</text:h>
            <text:p text:style-name="Text_20_body">Triggered when a <text:span text:style-name="Source_20_Text">CrudAction</text:span> is going to handle a CakePHP request.</text:p>
            <text:p text:style-name="Text_20_body">It’s emitted from <text:span text:style-name="Source_20_Text">CrudComponent::beforeFilter</text:span> and thus is fired in the same cycle as all <text:span text:style-name="Source_20_Text">Controller::beforeFilter</text:span> events.</text:p>
          </text:section>
          <text:section text:style-name="Sect1" text:name="Seção33">
            <text:h text:style-name="Heading_20_3" text:outline-level="3"><text:bookmark text:name="crud-beforefind"/>Crud.beforeFind</text:h>
            <text:p text:style-name="Text_20_body">The event is emitted before calling the find method in the table.</text:p>
            <text:p text:style-name="Text_20_body">The <text:a xlink:type="simple" xlink:href="http://crud.readthedocs.io/en/latest/crud-subject.html#id1" text:style-name="Internet_20_link" text:visited-style-name="Visited_20_Internet_20_Link">Crud Subject</text:a> contains the following keys:</text:p>
            <text:list xml:id="list7333966842813664640" text:style-name="L11">
              <text:list-item>
                <text:p text:style-name="P71"><text:span text:style-name="Strong_20_Emphasis">id</text:span> The ID that was originally passed to the action and usually the primary key value of your table. </text:p>
              </text:list-item>
              <text:list-item>
                <text:p text:style-name="P71"><text:soft-page-break/><text:span text:style-name="Strong_20_Emphasis">repository</text:span> An instance of the <text:span text:style-name="Source_20_Text">Repository</text:span> (<text:span text:style-name="Source_20_Text">Table</text:span>) which the query will be executed against. </text:p>
              </text:list-item>
              <text:list-item>
                <text:p text:style-name="P16"><text:span text:style-name="Strong_20_Emphasis">query</text:span> A <text:span text:style-name="Source_20_Text">Query</text:span> object from the <text:span text:style-name="Source_20_Text">Repository</text:span> where <text:span text:style-name="Source_20_Text">$PrimaryKey =&gt; $IdFromRequest</text:span> is already added to the conditions. </text:p>
              </text:list-item>
            </text:list>
            <text:p text:style-name="Text_20_body">This is the last place you can modify the query before it’s executed against the database.</text:p>
            <text:p text:style-name="Text_20_body"><text:span text:style-name="Strong_20_Emphasis">An example</text:span></text:p>
            <text:p text:style-name="Text_20_body">Given the URL: <text:span text:style-name="Source_20_Text">/posts/view/10</text:span> the <text:span text:style-name="Source_20_Text">repository</text:span> object will be an instance of <text:span text:style-name="Source_20_Text">PostsTable</text:span> and the <text:span text:style-name="Source_20_Text">query</text:span> includes a <text:span text:style-name="Source_20_Text">WHERE</text:span> condition with <text:span text:style-name="Source_20_Text">Posts.id = 10</text:span></text:p>
            <text:p text:style-name="Text_20_body">After the event has emitted, the database query is executed with <text:span text:style-name="Source_20_Text">LIMIT 1</text:span>.</text:p>
            <text:p text:style-name="Text_20_body">If a record is found the <text:span text:style-name="Source_20_Text">Crud.afterFind</text:span> event is emitted.</text:p>
            <text:p text:style-name="Text_20_body">If no record is found in the database, the <text:span text:style-name="Source_20_Text">recordNotFound</text:span> event is emitted instead of <text:span text:style-name="Source_20_Text">Crud.afterFind</text:span>.</text:p>
            <text:section text:style-name="Sect1" text:name="Seção34">
              <text:h text:style-name="Heading_20_4" text:outline-level="4"><text:bookmark text:name="add-conditions1"/>Add Conditions</text:h>
              <text:p text:style-name="Preformatted_20_Text">public function delete($id)</text:p>
              <text:p text:style-name="Preformatted_20_Text">{</text:p>
              <text:p text:style-name="Preformatted_20_Text"><text:s text:c="4"/>$this-&gt;Crud-&gt;on('beforeFind', function(\Cake\Event\Event $event) {</text:p>
              <text:p text:style-name="Preformatted_20_Text"><text:s text:c="8"/>$event-&gt;getSubject()-&gt;query-&gt;where(['author' =&gt; $this-&gt;Auth-&gt;user('id')]);</text:p>
              <text:p text:style-name="Preformatted_20_Text"><text:s text:c="4"/>});</text:p>
              <text:p text:style-name="Preformatted_20_Text"/>
              <text:p text:style-name="Preformatted_20_Text"><text:s text:c="4"/>return $this-&gt;Crud-&gt;execute();</text:p>
              <text:p text:style-name="P5">}</text:p>
            </text:section>
          </text:section>
          <text:section text:style-name="Sect1" text:name="Seção35">
            <text:h text:style-name="Heading_20_3" text:outline-level="3"><text:bookmark text:name="crud-afterfind"/>Crud.afterFind</text:h>
            <text:p text:style-name="Text_20_body">After the query has been executed, and a record has been found this event is emitted.</text:p>
            <text:p text:style-name="Text_20_body">The <text:a xlink:type="simple" xlink:href="http://crud.readthedocs.io/en/latest/crud-subject.html#id1" text:style-name="Internet_20_link" text:visited-style-name="Visited_20_Internet_20_Link">Crud Subject</text:a> contains two keys:</text:p>
            <text:list xml:id="list3886687071642306128" text:style-name="L12">
              <text:list-item>
                <text:p text:style-name="P72"><text:span text:style-name="Source_20_Text">id</text:span> The ID that was originally passed to the action and is usually the primary key of your model. </text:p>
              </text:list-item>
              <text:list-item>
                <text:p text:style-name="P17"><text:span text:style-name="Source_20_Text">entity</text:span> The record that was found in the database. </text:p>
              </text:list-item>
            </text:list>
            <text:p text:style-name="Text_20_body">If an entity is not found, the <text:span text:style-name="Source_20_Text">RecordNotFound</text:span> event is emitted instead.</text:p>
            <text:section text:style-name="Sect1" text:name="Seção36">
              <text:h text:style-name="Heading_20_4" text:outline-level="4"><text:bookmark text:name="logging-the-found-item"/>Logging the Found Item</text:h>
              <text:p text:style-name="Preformatted_20_Text">public function delete($id)</text:p>
              <text:p text:style-name="Preformatted_20_Text">{</text:p>
              <text:p text:style-name="Preformatted_20_Text"><text:s text:c="4"/>$this-&gt;Crud-&gt;on('afterFind', function(\Cake\Event\Event $event) {</text:p>
              <text:p text:style-name="Preformatted_20_Text"><text:s text:c="8"/>$this-&gt;log("Found item: " . $event-&gt;getSubject()-&gt;entity-&gt;id . " in the database");</text:p>
              <text:p text:style-name="Preformatted_20_Text"><text:s text:c="4"/>});</text:p>
              <text:p text:style-name="Preformatted_20_Text"/>
              <text:p text:style-name="Preformatted_20_Text"><text:s text:c="4"/>return $this-&gt;Crud-&gt;execute();</text:p>
              <text:p text:style-name="P5">}</text:p>
            </text:section>
          </text:section>
          <text:section text:style-name="Sect1" text:name="Seção37">
            <text:h text:style-name="Heading_20_3" text:outline-level="3"><text:bookmark text:name="crud-beforesave"/><text:soft-page-break/>Crud.beforeSave</text:h>
            <text:p text:style-name="Text_20_body">Do not confuse this event with the <text:span text:style-name="Source_20_Text">beforeSave</text:span> callback in the ORM layer</text:p>
            <text:p text:style-name="Text_20_body">Called right before calling <text:span text:style-name="Source_20_Text">Table::save()</text:span>.</text:p>
            <text:p text:style-name="Text_20_body">The <text:a xlink:type="simple" xlink:href="http://crud.readthedocs.io/en/latest/crud-subject.html#id1" text:style-name="Internet_20_link" text:visited-style-name="Visited_20_Internet_20_Link">Crud Subject</text:a> contains the following keys:</text:p>
            <text:list xml:id="list2564421926112597120" text:style-name="L13">
              <text:list-item>
                <text:p text:style-name="P73"><text:span text:style-name="Strong_20_Emphasis">entity</text:span> An <text:span text:style-name="Source_20_Text">entity</text:span> object marshaled with the <text:span text:style-name="Source_20_Text">HTTP POST</text:span> data from the request. </text:p>
              </text:list-item>
              <text:list-item>
                <text:p text:style-name="P73"><text:span text:style-name="Strong_20_Emphasis">saveMethod</text:span> A <text:span text:style-name="Source_20_Text">string</text:span> with the <text:span text:style-name="Source_20_Text">saveMethod</text:span>. </text:p>
              </text:list-item>
              <text:list-item>
                <text:p text:style-name="P18"><text:span text:style-name="Strong_20_Emphasis">saveOptions</text:span> An <text:span text:style-name="Source_20_Text">array</text:span> with the <text:span text:style-name="Source_20_Text">saveOptions</text:span>. </text:p>
              </text:list-item>
            </text:list>
            <text:p text:style-name="Text_20_body">All modifications to these keys will be passed into the <text:span text:style-name="Source_20_Text">Table::$saveMethod</text:span>.</text:p>
            <text:p text:style-name="Text_20_body">After this event has been emitted, changes done through the <text:span text:style-name="Source_20_Text">$action-&gt;saveMethod()</text:span> or <text:span text:style-name="Source_20_Text">$action-&gt;saveOptions()</text:span> methods will no longer affect the code, as the rest of the code uses the values from the <text:a xlink:type="simple" xlink:href="http://crud.readthedocs.io/en/latest/crud-subject.html#id1" text:style-name="Internet_20_link" text:visited-style-name="Visited_20_Internet_20_Link">Crud Subject</text:a></text:p>
          </text:section>
          <text:section text:style-name="Sect1" text:name="Seção38">
            <text:h text:style-name="Heading_20_3" text:outline-level="3"><text:bookmark text:name="crud-aftersave"/>Crud.afterSave</text:h>
            <text:p text:style-name="Text_20_body">Do not confuse this event with the <text:span text:style-name="Source_20_Text">afterSave</text:span> callback in the ORM layer.</text:p>
            <text:p text:style-name="Text_20_body">This event is emitted right after the call to <text:span text:style-name="Source_20_Text">Table::save()</text:span>.</text:p>
            <text:p text:style-name="Text_20_body">The <text:a xlink:type="simple" xlink:href="http://crud.readthedocs.io/en/latest/crud-subject.html#id1" text:style-name="Internet_20_link" text:visited-style-name="Visited_20_Internet_20_Link">Crud Subject</text:a> contains the following keys:</text:p>
            <text:list xml:id="list4724388696809674101" text:style-name="L14">
              <text:list-item>
                <text:p text:style-name="P74"><text:span text:style-name="Strong_20_Emphasis">id</text:span> The newly inserted ID. It’s only available if the call to <text:span text:style-name="Source_20_Text">Table::save()</text:span> was successful. </text:p>
              </text:list-item>
              <text:list-item>
                <text:p text:style-name="P74"><text:span text:style-name="Strong_20_Emphasis">success</text:span> indicates whether or not the <text:span text:style-name="Source_20_Text">Table::save()</text:span> call succeed or not. </text:p>
              </text:list-item>
              <text:list-item>
                <text:p text:style-name="P74"><text:span text:style-name="Strong_20_Emphasis">created</text:span> <text:span text:style-name="Source_20_Text">true</text:span> if the record was <text:span text:style-name="Source_20_Text">created</text:span> and <text:span text:style-name="Source_20_Text">false</text:span> if the record was <text:span text:style-name="Source_20_Text">updated</text:span>. </text:p>
              </text:list-item>
              <text:list-item>
                <text:p text:style-name="P19"><text:span text:style-name="Strong_20_Emphasis">entity</text:span> An <text:span text:style-name="Source_20_Text">entity</text:span> object marshaled with the <text:span text:style-name="Source_20_Text">HTTP POST</text:span> data from the request and the <text:span text:style-name="Source_20_Text">save()</text:span> logic. </text:p>
              </text:list-item>
            </text:list>
            <text:section text:style-name="Sect1" text:name="Seção39">
              <text:h text:style-name="Heading_20_4" text:outline-level="4"><text:bookmark text:name="check-created-status"/>Check Created Status</text:h>
              <text:p text:style-name="Preformatted_20_Text">public function edit($id)</text:p>
              <text:p text:style-name="Preformatted_20_Text">{</text:p>
              <text:p text:style-name="Preformatted_20_Text"><text:s text:c="4"/>$this-&gt;Crud-&gt;on('afterSave', function(\Cake\Event\Event $event) {</text:p>
              <text:p text:style-name="Preformatted_20_Text"><text:s text:c="8"/>if ($event-&gt;getSubject()-&gt;created) {</text:p>
              <text:p text:style-name="Preformatted_20_Text"><text:s text:c="12"/>$this-&gt;log("The entity was created");</text:p>
              <text:p text:style-name="Preformatted_20_Text"><text:s text:c="8"/>} else {</text:p>
              <text:p text:style-name="Preformatted_20_Text"><text:s text:c="12"/>$this-&gt;log("The entity was updated");</text:p>
              <text:p text:style-name="Preformatted_20_Text"><text:s text:c="8"/>}</text:p>
              <text:p text:style-name="Preformatted_20_Text"><text:s text:c="4"/>});</text:p>
              <text:p text:style-name="Preformatted_20_Text"/>
              <text:p text:style-name="Preformatted_20_Text"><text:s text:c="4"/>return $this-&gt;Crud-&gt;execute();</text:p>
              <text:p text:style-name="P5">}</text:p>
            </text:section>
            <text:section text:style-name="Sect1" text:name="Seção40">
              <text:h text:style-name="Heading_20_4" text:outline-level="4"><text:bookmark text:name="check-success-status"/>Check Success Status</text:h>
              <text:p text:style-name="Preformatted_20_Text">public function edit($id)</text:p>
              <text:p text:style-name="Preformatted_20_Text">{</text:p>
              <text:p text:style-name="Preformatted_20_Text"><text:s text:c="4"/>$this-&gt;Crud-&gt;on('afterSave', function(\Cake\Event\Event $event) {</text:p>
              <text:p text:style-name="Preformatted_20_Text"><text:s text:c="8"/>if ($event-&gt;getSubject()-&gt;success) {</text:p>
              <text:p text:style-name="Preformatted_20_Text"><text:s text:c="12"/>$this-&gt;log("The entity was saved successfully");</text:p>
              <text:p text:style-name="Preformatted_20_Text"><text:s text:c="8"/>} else {</text:p>
              <text:p text:style-name="Preformatted_20_Text"><text:soft-page-break/><text:s text:c="12"/>$this-&gt;log("The entity was NOT saved successfully");</text:p>
              <text:p text:style-name="Preformatted_20_Text"><text:s text:c="8"/>}</text:p>
              <text:p text:style-name="Preformatted_20_Text"><text:s text:c="4"/>});</text:p>
              <text:p text:style-name="Preformatted_20_Text"/>
              <text:p text:style-name="Preformatted_20_Text"><text:s text:c="4"/>return $this-&gt;Crud-&gt;execute();</text:p>
              <text:p text:style-name="P5">}</text:p>
            </text:section>
            <text:section text:style-name="Sect1" text:name="Seção41">
              <text:h text:style-name="Heading_20_4" text:outline-level="4"><text:bookmark text:name="get-entity-id"/>Get Entity ID</text:h>
              <text:p text:style-name="Preformatted_20_Text">public function add()</text:p>
              <text:p text:style-name="Preformatted_20_Text">{</text:p>
              <text:p text:style-name="Preformatted_20_Text"><text:s text:c="4"/>$this-&gt;Crud-&gt;on('afterSave', function(\Cake\Event\Event $event) {</text:p>
              <text:p text:style-name="Preformatted_20_Text"><text:s text:c="8"/>if ($event-&gt;getSubject()-&gt;created) {</text:p>
              <text:p text:style-name="Preformatted_20_Text"><text:s text:c="12"/>$this-&gt;log("The entity was created with id: " . $event-&gt;getSubject()-&gt;id);</text:p>
              <text:p text:style-name="Preformatted_20_Text"><text:s text:c="8"/>}</text:p>
              <text:p text:style-name="Preformatted_20_Text"><text:s text:c="4"/>});</text:p>
              <text:p text:style-name="Preformatted_20_Text"/>
              <text:p text:style-name="Preformatted_20_Text"><text:s text:c="4"/>return $this-&gt;Crud-&gt;execute();</text:p>
              <text:p text:style-name="P5">}</text:p>
            </text:section>
          </text:section>
          <text:section text:style-name="Sect1" text:name="Seção42">
            <text:h text:style-name="Heading_20_3" text:outline-level="3"><text:bookmark text:name="crud-setflash"/>Crud.setFlash</text:h>
            <text:p text:style-name="Text_20_body">Simple and event driven wrapper for <text:span text:style-name="Source_20_Text">SessionComponent::setFlash</text:span>.</text:p>
            <text:p text:style-name="Text_20_body">The <text:a xlink:type="simple" xlink:href="http://crud.readthedocs.io/en/latest/crud-subject.html#id1" text:style-name="Internet_20_link" text:visited-style-name="Visited_20_Internet_20_Link">Crud Subject</text:a> contains the following keys:</text:p>
            <text:list xml:id="list8110105348171330750" text:style-name="L15">
              <text:list-item>
                <text:p text:style-name="P75"><text:span text:style-name="Strong_20_Emphasis">text</text:span> The 1st argument to <text:span text:style-name="Source_20_Text">SessionComponent::setFlash</text:span>. </text:p>
              </text:list-item>
              <text:list-item>
                <text:p text:style-name="P75"><text:span text:style-name="Strong_20_Emphasis">element</text:span> The 2nd argument to <text:span text:style-name="Source_20_Text">SessionComponent::setFlash</text:span>. </text:p>
              </text:list-item>
              <text:list-item>
                <text:p text:style-name="P75"><text:span text:style-name="Strong_20_Emphasis">params</text:span> The 3rd argument to <text:span text:style-name="Source_20_Text">SessionComponent::setFlash</text:span>. </text:p>
              </text:list-item>
              <text:list-item>
                <text:p text:style-name="P75"><text:span text:style-name="Strong_20_Emphasis">key</text:span> The 4th argument to <text:span text:style-name="Source_20_Text">SessionComponent::setFlash</text:span>. </text:p>
              </text:list-item>
              <text:list-item>
                <text:p text:style-name="P20"><text:span text:style-name="Strong_20_Emphasis">entity</text:span> (Optional) The <text:span text:style-name="Source_20_Text">Entity</text:span> from the previously emitted event. </text:p>
              </text:list-item>
            </text:list>
            <text:p text:style-name="Text_20_body">All keys can be modified as you see fit, at the end of the event cycle they will be passed directly to <text:span text:style-name="Source_20_Text">SessionComponent::setFlash</text:span>.</text:p>
            <text:p text:style-name="Text_20_body">Defaults are stored in the <text:span text:style-name="Source_20_Text">messages</text:span> configuration array for each <text:a xlink:type="simple" xlink:href="http://crud.readthedocs.io/en/latest/actions.html" text:style-name="Internet_20_link" text:visited-style-name="Visited_20_Internet_20_Link">action</text:a>.</text:p>
            <text:p text:style-name="Text_20_body">If you do not want to use this feature, simply stop the event by calling it’s <text:span text:style-name="Source_20_Text">stopPropagation()</text:span> method.</text:p>
            <text:p text:style-name="Text_20_body">If you’d like to customise the flash messages that are used, perhaps you’re using <text:a xlink:type="simple" xlink:href="https://github.com/friendsofcake/bootstrap-ui" text:style-name="Internet_20_link" text:visited-style-name="Visited_20_Internet_20_Link">friendsofcake/bootstrap-ui</text:a>. It’s actually quite simple to do, and can be done as part of the component configuration or on the fly.</text:p>
            <text:p text:style-name="Preformatted_20_Text">public function initialize()</text:p>
            <text:p text:style-name="Preformatted_20_Text">{</text:p>
            <text:p text:style-name="Preformatted_20_Text"><text:s text:c="6"/>$this-&gt;loadComponent('Crud.Crud', [</text:p>
            <text:p text:style-name="Preformatted_20_Text"><text:s text:c="10"/>'actions' =&gt; [</text:p>
            <text:p text:style-name="Preformatted_20_Text"><text:s text:c="14"/>'edit' =&gt; [</text:p>
            <text:p text:style-name="Preformatted_20_Text"><text:s text:c="18"/>'className' =&gt; 'Crud.Edit',</text:p>
            <text:p text:style-name="Preformatted_20_Text"><text:s text:c="18"/>'messages' =&gt; [</text:p>
            <text:p text:style-name="Preformatted_20_Text"><text:s text:c="22"/>'success' =&gt; [</text:p>
            <text:p text:style-name="Preformatted_20_Text"><text:s text:c="26"/>'params' =&gt; ['class' =&gt; 'alert alert-success alert-dismissible']</text:p>
            <text:p text:style-name="Preformatted_20_Text"><text:s text:c="22"/>],</text:p>
            <text:p text:style-name="Preformatted_20_Text"><text:s text:c="22"/>'error' =&gt; [</text:p>
            <text:p text:style-name="Preformatted_20_Text"><text:soft-page-break/><text:s text:c="26"/>'params' =&gt; ['class' =&gt; 'alert alert-danger alert-dismissible']</text:p>
            <text:p text:style-name="Preformatted_20_Text"><text:s text:c="22"/>]</text:p>
            <text:p text:style-name="Preformatted_20_Text"><text:s text:c="18"/>],</text:p>
            <text:p text:style-name="Preformatted_20_Text"><text:s text:c="14"/>]</text:p>
            <text:p text:style-name="Preformatted_20_Text"><text:s text:c="10"/>]</text:p>
            <text:p text:style-name="Preformatted_20_Text"><text:s text:c="6"/>]);</text:p>
            <text:p text:style-name="P5">}</text:p>
            <text:p text:style-name="Text_20_body">If you’d like to configure it on the fly you can use the eventManager to change the event subject as the event is emitted.</text:p>
            <text:p text:style-name="Preformatted_20_Text">$this-&gt;eventManager()-&gt;on('Crud.setFlash', function (Event $event) {</text:p>
            <text:p text:style-name="Preformatted_20_Text"><text:s text:c="4"/>if ($event-&gt;getSubject()-&gt;success) {</text:p>
            <text:p text:style-name="Preformatted_20_Text"><text:s text:c="8"/>$event-&gt;getSubject()-&gt;params['class'] = ['alert', 'alert-success', 'alert-dismissible'];</text:p>
            <text:p text:style-name="Preformatted_20_Text"><text:s text:c="4"/>}</text:p>
            <text:p text:style-name="P5">});</text:p>
          </text:section>
          <text:section text:style-name="Sect1" text:name="Seção43">
            <text:h text:style-name="Heading_20_3" text:outline-level="3"><text:bookmark text:name="crud-beforeredirect"/>Crud.beforeRedirect</text:h>
            <text:p text:style-name="Text_20_body">Simple and event driven wrapper for <text:span text:style-name="Source_20_Text">Controller::redirect()</text:span>.</text:p>
            <text:p text:style-name="Text_20_body">The <text:a xlink:type="simple" xlink:href="http://crud.readthedocs.io/en/latest/crud-subject.html#id1" text:style-name="Internet_20_link" text:visited-style-name="Visited_20_Internet_20_Link">Crud Subject</text:a> contains the following keys:</text:p>
            <text:list xml:id="list8854410599801831362" text:style-name="L16">
              <text:list-item>
                <text:p text:style-name="P76"><text:span text:style-name="Strong_20_Emphasis">url</text:span> The 1st argument to <text:span text:style-name="Source_20_Text">Controller::redirect()</text:span>. </text:p>
              </text:list-item>
              <text:list-item>
                <text:p text:style-name="P76"><text:span text:style-name="Strong_20_Emphasis">status</text:span> The 2nd argument to <text:span text:style-name="Source_20_Text">Controller::redirect()</text:span>. </text:p>
              </text:list-item>
              <text:list-item>
                <text:p text:style-name="P76"><text:span text:style-name="Strong_20_Emphasis">exit</text:span> The 3rd argument to <text:span text:style-name="Source_20_Text">Controller::redirect()</text:span>. </text:p>
              </text:list-item>
              <text:list-item>
                <text:p text:style-name="P21"><text:span text:style-name="Strong_20_Emphasis">entity</text:span> (Optional) The <text:span text:style-name="Source_20_Text">Entity</text:span> from the previously emitted event. </text:p>
              </text:list-item>
            </text:list>
            <text:p text:style-name="Text_20_body">All keys can be modified as you see fit, at the end of the event cycle they will be passed directly to <text:span text:style-name="Source_20_Text">Controller::redirect()</text:span>.</text:p>
            <text:p text:style-name="Text_20_body">The redirect <text:span text:style-name="Source_20_Text">$url</text:span> can be changed on the fly either by posting a <text:span text:style-name="Source_20_Text">redirect_url</text:span> field from your form or by providing a <text:span text:style-name="Source_20_Text">redirect_url</text:span> HTTP query key.</text:p>
            <text:p text:style-name="Text_20_body">The default for most redirects are simply to return to the <text:span text:style-name="Source_20_Text">index()</text:span> action.</text:p>
          </text:section>
          <text:section text:style-name="Sect1" text:name="Seção44">
            <text:h text:style-name="Heading_20_3" text:outline-level="3"><text:bookmark text:name="crud-beforerender2"/>Crud.beforeRender</text:h>
            <text:p text:style-name="Text_20_body">Invoked right before the view will be rendered.</text:p>
            <text:p text:style-name="Text_20_body">This is also before the controllers own beforeRender callback.</text:p>
          </text:section>
        </text:section>
      </text:section>
      <text:p text:style-name="P1"/>
      <text:h text:style-name="P3" text:outline-level="1">Delete</text:h>
      <text:section text:style-name="Sect1" text:name="delete">
        <text:p text:style-name="Text_20_body">The <text:span text:style-name="Source_20_Text">Delete Crud Action</text:span> will delete a record by the id provided in the URL.</text:p>
        <text:section text:style-name="Sect1" text:name="Seção45">
          <text:h text:style-name="Heading_20_2" text:outline-level="2"><text:bookmark text:name="configuration4"/>Configuration</text:h>
          <text:p text:style-name="Text_20_body">Before applying any configuration to an <text:span text:style-name="Source_20_Text">action</text:span> it must be mapped first.</text:p>
          <text:p text:style-name="Text_20_body">If the action has not been mapped an exception will be raised.</text:p>
          <text:section text:style-name="Sect1" text:name="Seção46">
            <text:h text:style-name="Heading_20_3" text:outline-level="3"><text:bookmark text:name="enabled3"/><text:soft-page-break/>enabled</text:h>
            <text:p text:style-name="Text_20_body">Test or modify if the Crud Action is enabled or not.</text:p>
            <text:p text:style-name="Text_20_body">When a CrudAction is disabled, Crud will not handle any requests to the action, and CakePHP will raise the normal <text:span text:style-name="Source_20_Text">\Cake\Error\MissingActionException</text:span> exception if you haven’t implemented the action in your controller.</text:p>
            <text:p text:style-name="Text_20_body">If you have enabled Crud and you are still receiving a <text:span text:style-name="Source_20_Text">MissingActionException</text:span>, ensure the action is enabled and that the controller has the <text:span text:style-name="Source_20_Text">\Crud\Controller\ControllerTrait</text:span> implemented.</text:p>
            <text:p text:style-name="Text_20_body">To test if an action is enabled, call the <text:span text:style-name="Source_20_Text">enabled</text:span> method on the action.</text:p>
            <text:p text:style-name="P5">$this-&gt;Crud-&gt;action()-&gt;enabled();</text:p>
            <text:p text:style-name="Text_20_body">To disable an action, call the <text:span text:style-name="Source_20_Text">disable</text:span> method on the action.</text:p>
            <text:p text:style-name="P5">$this-&gt;Crud-&gt;action()-&gt;disable();</text:p>
            <text:p text:style-name="Text_20_body">To enable an action, call the <text:span text:style-name="Source_20_Text">enable</text:span> method on the action.</text:p>
            <text:p text:style-name="P5">$this-&gt;Crud-&gt;action()-&gt;enable();</text:p>
            <text:p text:style-name="Text_20_body">To disable or enable multiple actions at the same time, <text:span text:style-name="Source_20_Text">Crud Component</text:span> provides helper methods.</text:p>
            <text:p text:style-name="Text_20_body">The <text:span text:style-name="Source_20_Text">enable</text:span> and <text:span text:style-name="Source_20_Text">disable</text:span> method can take a string or an array, for easy mass-updating.</text:p>
            <text:p text:style-name="Preformatted_20_Text">$this-&gt;Crud-&gt;enable('index');</text:p>
            <text:p text:style-name="Preformatted_20_Text">$this-&gt;Crud-&gt;enable(['index', 'add']);</text:p>
            <text:p text:style-name="Preformatted_20_Text"/>
            <text:p text:style-name="Preformatted_20_Text">$this-&gt;Crud-&gt;disable('index');</text:p>
            <text:p text:style-name="P5">$this-&gt;Crud-&gt;disable(['index', 'add']);</text:p>
            <text:p text:style-name="Text_20_body">These methods simply calls the <text:span text:style-name="Source_20_Text">enable</text:span> and <text:span text:style-name="Source_20_Text">disable</text:span> method in each <text:span text:style-name="Source_20_Text">Crud Action</text:span> class, and do not provide any magic other than mass updating.</text:p>
            <text:p text:style-name="Text_20_body">While it’s possible to update the <text:span text:style-name="Source_20_Text">enabled</text:span> property directly on an action using the <text:span text:style-name="Source_20_Text">config</text:span> methods, it’s not recommend, as important cleanup logic will not be applied if you use the <text:span text:style-name="Source_20_Text">config()</text:span> method directly.</text:p>
          </text:section>
          <text:section text:style-name="Sect1" text:name="Seção47">
            <text:h text:style-name="Heading_20_3" text:outline-level="3"><text:bookmark text:name="findmethod2"/>findMethod</text:h>
            <text:p text:style-name="Text_20_body">The 1st parameter to <text:span text:style-name="Source_20_Text">Table::find()</text:span> - the default value is <text:span text:style-name="Source_20_Text">all</text:span>.</text:p>
            <text:p text:style-name="Text_20_body">To get the current configured <text:span text:style-name="Source_20_Text">findMethod</text:span> keys call the <text:span text:style-name="Source_20_Text">findMethod</text:span> method without any arguments.</text:p>
            <text:p text:style-name="P5">$this-&gt;Crud-&gt;action()-&gt;findMethod();</text:p>
            <text:p text:style-name="Text_20_body">To change the findMethod value pass a <text:span text:style-name="Citation">string</text:span> argument to the method</text:p>
            <text:p text:style-name="P5">$this-&gt;Crud-&gt;action()-&gt;findMethod('my_custom_finder');</text:p>
          </text:section>
          <text:section text:style-name="Sect1" text:name="Seção48">
            <text:h text:style-name="Heading_20_3" text:outline-level="3"><text:bookmark text:name="serialize3"/><text:soft-page-break/>serialize</text:h>
            <text:p text:style-name="Text_20_body">This setting is only relevant if you use the <text:a xlink:type="simple" xlink:href="http://crud.readthedocs.io/en/latest/listeners/api.html" text:style-name="Internet_20_link" text:visited-style-name="Visited_20_Internet_20_Link">API listener</text:a>.</text:p>
            <text:p text:style-name="Text_20_body">The <text:a xlink:type="simple" xlink:href="http://crud.readthedocs.io/en/latest/listeners/api.html" text:style-name="Internet_20_link" text:visited-style-name="Visited_20_Internet_20_Link">API listener</text:a> will always enforce <text:span text:style-name="Source_20_Text">success</text:span> and <text:span text:style-name="Source_20_Text">data</text:span> to be part of the <text:span text:style-name="Source_20_Text">_serialize</text:span> array.</text:p>
            <text:p text:style-name="Text_20_body">This method is intended to allow you to add additional keys to your API responses with ease. An example of this is the <text:a xlink:type="simple" xlink:href="http://crud.readthedocs.io/en/latest/listeners/api-query-log.html" text:style-name="Internet_20_link" text:visited-style-name="Visited_20_Internet_20_Link">API Query Log</text:a>.</text:p>
            <text:p text:style-name="Text_20_body">To get the current configured <text:span text:style-name="Source_20_Text">serialize</text:span> keys call the <text:span text:style-name="Source_20_Text">serialize</text:span> method without any arguments.</text:p>
            <text:p text:style-name="P5">$this-&gt;Crud-&gt;action()-&gt;serialize();</text:p>
            <text:p text:style-name="Text_20_body">To change the serialize keys, pass a <text:span text:style-name="Source_20_Text">string</text:span> or an <text:span text:style-name="Source_20_Text">array</text:span> as first argument.</text:p>
            <text:p text:style-name="Text_20_body">If a string is passed, it will be cast to <text:span text:style-name="Source_20_Text">array</text:span> automatically.</text:p>
            <text:p text:style-name="P5">$this-&gt;Crud-&gt;action()-&gt;serialize(['my', 'extra', 'keys']);</text:p>
          </text:section>
        </text:section>
        <text:section text:style-name="Sect1" text:name="Seção49">
          <text:h text:style-name="Heading_20_2" text:outline-level="2"><text:bookmark text:name="events3"/>Events</text:h>
          <text:p text:style-name="Text_20_body">This is a list of events emitted from the <text:span text:style-name="Source_20_Text">Delete Crud Action</text:span>.</text:p>
          <text:p text:style-name="Text_20_body">Please see the <text:a xlink:type="simple" xlink:href="http://crud.readthedocs.io/en/latest/events.html" text:style-name="Internet_20_link" text:visited-style-name="Visited_20_Internet_20_Link">events documentation</text:a> for a full list of generic properties and how to use the event system correctly.</text:p>
          <text:section text:style-name="Sect1" text:name="Seção50">
            <text:h text:style-name="Heading_20_3" text:outline-level="3"><text:bookmark text:name="crud-startup3"/>Crud.startup</text:h>
            <text:p text:style-name="Text_20_body">Called after the <text:span text:style-name="Source_20_Text">Controller::beforeFilter()</text:span> and before the Crud action.</text:p>
            <text:p text:style-name="Text_20_body">It’s emitted from <text:span text:style-name="Source_20_Text">CrudComponent::startup()</text:span> and thus is fired in the same cycle as all <text:span text:style-name="Source_20_Text">Component::startup()</text:span> events.</text:p>
          </text:section>
          <text:section text:style-name="Sect1" text:name="Seção51">
            <text:h text:style-name="Heading_20_3" text:outline-level="3"><text:bookmark text:name="crud-beforefilter3"/>Crud.beforeFilter</text:h>
            <text:p text:style-name="Text_20_body">Triggered when a <text:span text:style-name="Source_20_Text">CrudAction</text:span> is going to handle a CakePHP request.</text:p>
            <text:p text:style-name="Text_20_body">It’s emitted from <text:span text:style-name="Source_20_Text">CrudComponent::beforeFilter</text:span> and thus is fired in the same cycle as all <text:span text:style-name="Source_20_Text">Controller::beforeFilter</text:span> events.</text:p>
          </text:section>
          <text:section text:style-name="Sect1" text:name="Seção52">
            <text:h text:style-name="Heading_20_3" text:outline-level="3"><text:bookmark text:name="crud-beforefind1"/>Crud.beforeFind</text:h>
            <text:p text:style-name="Text_20_body">The event is emitted before calling the find method in the table.</text:p>
            <text:p text:style-name="Text_20_body">The <text:a xlink:type="simple" xlink:href="http://crud.readthedocs.io/en/latest/crud-subject.html#id1" text:style-name="Internet_20_link" text:visited-style-name="Visited_20_Internet_20_Link">Crud Subject</text:a> contains the following keys:</text:p>
            <text:list xml:id="list7539196459173703246" text:style-name="L17">
              <text:list-item>
                <text:p text:style-name="P77"><text:span text:style-name="Strong_20_Emphasis">id</text:span> The ID that was originally passed to the action and usually the primary key value of your table. </text:p>
              </text:list-item>
              <text:list-item>
                <text:p text:style-name="P77"><text:span text:style-name="Strong_20_Emphasis">repository</text:span> An instance of the <text:span text:style-name="Source_20_Text">Repository</text:span> (<text:span text:style-name="Source_20_Text">Table</text:span>) which the query will be executed against. </text:p>
              </text:list-item>
              <text:list-item>
                <text:p text:style-name="P22"><text:soft-page-break/><text:span text:style-name="Strong_20_Emphasis">query</text:span> A <text:span text:style-name="Source_20_Text">Query</text:span> object from the <text:span text:style-name="Source_20_Text">Repository</text:span> where <text:span text:style-name="Source_20_Text">$PrimaryKey =&gt; $IdFromRequest</text:span> is already added to the conditions. </text:p>
              </text:list-item>
            </text:list>
            <text:p text:style-name="Text_20_body">This is the last place you can modify the query before it’s executed against the database.</text:p>
            <text:p text:style-name="Text_20_body"><text:span text:style-name="Strong_20_Emphasis">An example</text:span></text:p>
            <text:p text:style-name="Text_20_body">Given the URL: <text:span text:style-name="Source_20_Text">/posts/view/10</text:span> the <text:span text:style-name="Source_20_Text">repository</text:span> object will be an instance of <text:span text:style-name="Source_20_Text">PostsTable</text:span> and the <text:span text:style-name="Source_20_Text">query</text:span> includes a <text:span text:style-name="Source_20_Text">WHERE</text:span> condition with <text:span text:style-name="Source_20_Text">Posts.id = 10</text:span></text:p>
            <text:p text:style-name="Text_20_body">After the event has emitted, the database query is executed with <text:span text:style-name="Source_20_Text">LIMIT 1</text:span>.</text:p>
            <text:p text:style-name="Text_20_body">If a record is found the <text:span text:style-name="Source_20_Text">Crud.afterFind</text:span> event is emitted.</text:p>
            <text:p text:style-name="Text_20_body">If no record is found in the database, the <text:span text:style-name="Source_20_Text">recordNotFound</text:span> event is emitted instead of <text:span text:style-name="Source_20_Text">Crud.afterFind</text:span>.</text:p>
            <text:section text:style-name="Sect1" text:name="Seção53">
              <text:h text:style-name="Heading_20_4" text:outline-level="4"><text:bookmark text:name="add-conditions2"/>Add Conditions</text:h>
              <text:p text:style-name="Preformatted_20_Text">public function delete($id)</text:p>
              <text:p text:style-name="Preformatted_20_Text">{</text:p>
              <text:p text:style-name="Preformatted_20_Text"><text:s text:c="4"/>$this-&gt;Crud-&gt;on('beforeFind', function(\Cake\Event\Event $event) {</text:p>
              <text:p text:style-name="Preformatted_20_Text"><text:s text:c="8"/>$event-&gt;getSubject()-&gt;query-&gt;where(['author' =&gt; $this-&gt;Auth-&gt;user('id')]);</text:p>
              <text:p text:style-name="Preformatted_20_Text"><text:s text:c="4"/>});</text:p>
              <text:p text:style-name="Preformatted_20_Text"/>
              <text:p text:style-name="Preformatted_20_Text"><text:s text:c="4"/>return $this-&gt;Crud-&gt;execute();</text:p>
              <text:p text:style-name="P5">}</text:p>
            </text:section>
          </text:section>
          <text:section text:style-name="Sect1" text:name="Seção54">
            <text:h text:style-name="Heading_20_3" text:outline-level="3"><text:bookmark text:name="crud-afterfind1"/>Crud.afterFind</text:h>
            <text:p text:style-name="Text_20_body">After the query has been executed, and a record has been found this event is emitted.</text:p>
            <text:p text:style-name="Text_20_body">The <text:a xlink:type="simple" xlink:href="http://crud.readthedocs.io/en/latest/crud-subject.html#id1" text:style-name="Internet_20_link" text:visited-style-name="Visited_20_Internet_20_Link">Crud Subject</text:a> contains two keys:</text:p>
            <text:list xml:id="list5952248270220450020" text:style-name="L18">
              <text:list-item>
                <text:p text:style-name="P78"><text:span text:style-name="Source_20_Text">id</text:span> The ID that was originally passed to the action and is usually the primary key of your model. </text:p>
              </text:list-item>
              <text:list-item>
                <text:p text:style-name="P23"><text:span text:style-name="Source_20_Text">entity</text:span> The record that was found in the database. </text:p>
              </text:list-item>
            </text:list>
            <text:p text:style-name="Text_20_body">If an entity is not found, the <text:span text:style-name="Source_20_Text">RecordNotFound</text:span> event is emitted instead.</text:p>
            <text:section text:style-name="Sect1" text:name="Seção55">
              <text:h text:style-name="Heading_20_4" text:outline-level="4"><text:bookmark text:name="logging-the-found-item1"/>Logging the Found Item</text:h>
              <text:p text:style-name="Preformatted_20_Text">public function delete($id)</text:p>
              <text:p text:style-name="Preformatted_20_Text">{</text:p>
              <text:p text:style-name="Preformatted_20_Text"><text:s text:c="4"/>$this-&gt;Crud-&gt;on('afterFind', function(\Cake\Event\Event $event) {</text:p>
              <text:p text:style-name="Preformatted_20_Text"><text:s text:c="8"/>$this-&gt;log("Found item: " . $event-&gt;getSubject()-&gt;entity-&gt;id . " in the database");</text:p>
              <text:p text:style-name="Preformatted_20_Text"><text:s text:c="4"/>});</text:p>
              <text:p text:style-name="Preformatted_20_Text"/>
              <text:p text:style-name="Preformatted_20_Text"><text:s text:c="4"/>return $this-&gt;Crud-&gt;execute();</text:p>
              <text:p text:style-name="P5">}</text:p>
            </text:section>
          </text:section>
          <text:section text:style-name="Sect1" text:name="Seção56">
            <text:h text:style-name="Heading_20_3" text:outline-level="3"><text:bookmark text:name="crud-recordnotfound"/>Crud.recordNotFound</text:h>
            <text:p text:style-name="Text_20_body">This event will throw an exception.</text:p>
            <text:p text:style-name="Text_20_body"><text:soft-page-break/>The default configuration will thrown an <text:span text:style-name="Source_20_Text">Cake\Error\NotFoundException</text:span> which will yield a 404 response.</text:p>
            <text:p text:style-name="Text_20_body">The event is triggered after a <text:span text:style-name="Source_20_Text">find</text:span> did not find any records in the database.</text:p>
            <text:p text:style-name="Text_20_body">You can modify the exception class thrown using <text:span text:style-name="Source_20_Text">CrudComponent::message</text:span> method</text:p>
          </text:section>
          <text:section text:style-name="Sect1" text:name="crud-beforedelete">
            <text:h text:style-name="Heading_20_3" text:outline-level="3">Crud.beforeDelete</text:h>
            <text:p text:style-name="Text_20_body">This event is emitted before calling <text:span text:style-name="Source_20_Text">Table::delete</text:span>.</text:p>
            <text:p text:style-name="Text_20_body">The <text:a xlink:type="simple" xlink:href="http://crud.readthedocs.io/en/latest/crud-subject.html#id1" text:style-name="Internet_20_link" text:visited-style-name="Visited_20_Internet_20_Link">Crud Subject</text:a> contains the following keys:</text:p>
            <text:list xml:id="list1220060028439779390" text:style-name="L19">
              <text:list-item>
                <text:p text:style-name="P79"><text:span text:style-name="Strong_20_Emphasis">id</text:span> The ID of the entity, from the URL </text:p>
              </text:list-item>
              <text:list-item>
                <text:p text:style-name="P24"><text:span text:style-name="Strong_20_Emphasis">item</text:span> The <text:span text:style-name="Source_20_Text">Entity</text:span> from the <text:span text:style-name="Source_20_Text">find()</text:span> call. </text:p>
              </text:list-item>
            </text:list>
            <text:p text:style-name="Text_20_body">To abort a <text:span text:style-name="Source_20_Text">delete()</text:span> simply stop the event by calling <text:span text:style-name="Source_20_Text">$event-&gt;stopPropagation()</text:span>.</text:p>
            <text:section text:style-name="Sect1" text:name="stop-delete">
              <text:h text:style-name="Heading_20_4" text:outline-level="4">Stop Delete</text:h>
              <text:p text:style-name="Preformatted_20_Text">public function delete($id)</text:p>
              <text:p text:style-name="Preformatted_20_Text">{</text:p>
              <text:p text:style-name="Preformatted_20_Text"><text:s text:c="4"/>$this-&gt;Crud-&gt;on('beforeDelete', function(\Cake\Event\Event $event) {</text:p>
              <text:p text:style-name="Preformatted_20_Text"><text:s text:c="8"/>// Stop the delete event, the entity will not be deleted</text:p>
              <text:p text:style-name="Preformatted_20_Text"><text:s text:c="8"/>if ($event-&gt;getSubject()-&gt;entity-&gt;author !== 'admin') {</text:p>
              <text:p text:style-name="Preformatted_20_Text"><text:s text:c="12"/>$event-&gt;stopPropagation();</text:p>
              <text:p text:style-name="Preformatted_20_Text"><text:s text:c="8"/>}</text:p>
              <text:p text:style-name="Preformatted_20_Text"><text:s text:c="4"/>});</text:p>
              <text:p text:style-name="Preformatted_20_Text"/>
              <text:p text:style-name="Preformatted_20_Text"><text:s text:c="4"/>return $this-&gt;Crud-&gt;execute();</text:p>
              <text:p text:style-name="P5">}</text:p>
            </text:section>
          </text:section>
          <text:section text:style-name="Sect1" text:name="crud-afterdelete">
            <text:h text:style-name="Heading_20_3" text:outline-level="3">Crud.afterDelete</text:h>
            <text:p text:style-name="Text_20_body">This event is emitted after <text:span text:style-name="Source_20_Text">Table::delete()</text:span> has been called.</text:p>
            <text:p text:style-name="Text_20_body">The <text:a xlink:type="simple" xlink:href="http://crud.readthedocs.io/en/latest/crud-subject.html#id1" text:style-name="Internet_20_link" text:visited-style-name="Visited_20_Internet_20_Link">Crud Subject</text:a> contains two keys:</text:p>
            <text:list xml:id="list6380745059859277165" text:style-name="L20">
              <text:list-item>
                <text:p text:style-name="P80"><text:span text:style-name="Strong_20_Emphasis">success</text:span> if <text:span text:style-name="Source_20_Text">true</text:span> the <text:span text:style-name="Source_20_Text">delete()</text:span> call succeeded, <text:span text:style-name="Source_20_Text">false</text:span> otherwise </text:p>
              </text:list-item>
              <text:list-item>
                <text:p text:style-name="P80"><text:span text:style-name="Strong_20_Emphasis">id</text:span> The ID that was originally passed to the action and is usually the primary key of your model. </text:p>
              </text:list-item>
              <text:list-item>
                <text:p text:style-name="P25"><text:span text:style-name="Strong_20_Emphasis">item</text:span> The record that was found in the database. </text:p>
              </text:list-item>
            </text:list>
            <text:section text:style-name="Sect1" text:name="check-success">
              <text:h text:style-name="Heading_20_4" text:outline-level="4">Check Success</text:h>
              <text:p text:style-name="Preformatted_20_Text">public function delete($id)</text:p>
              <text:p text:style-name="Preformatted_20_Text">{</text:p>
              <text:p text:style-name="Preformatted_20_Text"><text:s text:c="4"/>$this-&gt;Crud-&gt;on('afterDelete', function(\Cake\Event\Event $event) {</text:p>
              <text:p text:style-name="Preformatted_20_Text"><text:s text:c="8"/>if (!$event-&gt;getSubject()-&gt;success) {</text:p>
              <text:p text:style-name="Preformatted_20_Text"><text:s text:c="12"/>$this-&gt;log("Delete failed for entity " . $event-&gt;getSubject()-&gt;id);</text:p>
              <text:p text:style-name="Preformatted_20_Text"><text:s text:c="8"/>}</text:p>
              <text:p text:style-name="Preformatted_20_Text"><text:s text:c="4"/>});</text:p>
              <text:p text:style-name="Preformatted_20_Text"/>
              <text:p text:style-name="Preformatted_20_Text"><text:s text:c="4"/>return $this-&gt;Crud-&gt;execute();</text:p>
              <text:p text:style-name="P5">}</text:p>
            </text:section>
          </text:section>
          <text:section text:style-name="Sect1" text:name="Seção57">
            <text:h text:style-name="Heading_20_3" text:outline-level="3"><text:bookmark text:name="crud-beforeredirect1"/><text:soft-page-break/>Crud.beforeRedirect</text:h>
            <text:p text:style-name="Text_20_body">Simple and event driven wrapper for <text:span text:style-name="Source_20_Text">Controller::redirect()</text:span>.</text:p>
            <text:p text:style-name="Text_20_body">The <text:a xlink:type="simple" xlink:href="http://crud.readthedocs.io/en/latest/crud-subject.html#id1" text:style-name="Internet_20_link" text:visited-style-name="Visited_20_Internet_20_Link">Crud Subject</text:a> contains the following keys:</text:p>
            <text:list xml:id="list3529145170178168295" text:style-name="L21">
              <text:list-item>
                <text:p text:style-name="P81"><text:span text:style-name="Strong_20_Emphasis">url</text:span> The 1st argument to <text:span text:style-name="Source_20_Text">Controller::redirect()</text:span>. </text:p>
              </text:list-item>
              <text:list-item>
                <text:p text:style-name="P81"><text:span text:style-name="Strong_20_Emphasis">status</text:span> The 2nd argument to <text:span text:style-name="Source_20_Text">Controller::redirect()</text:span>. </text:p>
              </text:list-item>
              <text:list-item>
                <text:p text:style-name="P81"><text:span text:style-name="Strong_20_Emphasis">exit</text:span> The 3rd argument to <text:span text:style-name="Source_20_Text">Controller::redirect()</text:span>. </text:p>
              </text:list-item>
              <text:list-item>
                <text:p text:style-name="P26"><text:span text:style-name="Strong_20_Emphasis">entity</text:span> (Optional) The <text:span text:style-name="Source_20_Text">Entity</text:span> from the previously emitted event. </text:p>
              </text:list-item>
            </text:list>
            <text:p text:style-name="Text_20_body">All keys can be modified as you see fit, at the end of the event cycle they will be passed directly to <text:span text:style-name="Source_20_Text">Controller::redirect()</text:span>.</text:p>
            <text:p text:style-name="Text_20_body">The redirect <text:span text:style-name="Source_20_Text">$url</text:span> can be changed on the fly either by posting a <text:span text:style-name="Source_20_Text">redirect_url</text:span> field from your form or by providing a <text:span text:style-name="Source_20_Text">redirect_url</text:span> HTTP query key.</text:p>
            <text:p text:style-name="Text_20_body">The default for most redirects are simply to return to the <text:span text:style-name="Source_20_Text">index()</text:span> action.</text:p>
          </text:section>
        </text:section>
      </text:section>
      <text:p text:style-name="P1"/>
      <text:h text:style-name="P3" text:outline-level="1">Lookup</text:h>
      <text:section text:style-name="Sect1" text:name="lookup">
        <text:p text:style-name="Text_20_body">The <text:span text:style-name="Source_20_Text">Lookup Crud Action</text:span> will display a record from a data source for auto-complete purposes. Used mostly for <text:a xlink:type="simple" xlink:href="https://github.com/friendsofcake/crud-view" text:style-name="Internet_20_link" text:visited-style-name="Visited_20_Internet_20_Link">Crud-View</text:a>.</text:p>
        <text:section text:style-name="Sect1" text:name="Seção58">
          <text:h text:style-name="Heading_20_2" text:outline-level="2"><text:bookmark text:name="configuration5"/>Configuration</text:h>
          <text:p text:style-name="Text_20_body">Before applying any configuration to an <text:span text:style-name="Source_20_Text">action</text:span> it must be mapped first.</text:p>
          <text:p text:style-name="Text_20_body">If the action has not been mapped an exception will be raised.</text:p>
          <text:section text:style-name="Sect1" text:name="Seção59">
            <text:h text:style-name="Heading_20_3" text:outline-level="3"><text:bookmark text:name="enabled4"/>enabled</text:h>
            <text:p text:style-name="Text_20_body">Test or modify if the Crud Action is enabled or not.</text:p>
            <text:p text:style-name="Text_20_body">When a CrudAction is disabled, Crud will not handle any requests to the action, and CakePHP will raise the normal <text:span text:style-name="Source_20_Text">\Cake\Error\MissingActionException</text:span> exception if you haven’t implemented the action in your controller.</text:p>
            <text:p text:style-name="Text_20_body">If you have enabled Crud and you are still receiving a <text:span text:style-name="Source_20_Text">MissingActionException</text:span>, ensure the action is enabled and that the controller has the <text:span text:style-name="Source_20_Text">\Crud\Controller\ControllerTrait</text:span> implemented.</text:p>
            <text:p text:style-name="Text_20_body">To test if an action is enabled, call the <text:span text:style-name="Source_20_Text">enabled</text:span> method on the action.</text:p>
            <text:p text:style-name="P5">$this-&gt;Crud-&gt;action()-&gt;enabled();</text:p>
            <text:p text:style-name="Text_20_body">To disable an action, call the <text:span text:style-name="Source_20_Text">disable</text:span> method on the action.</text:p>
            <text:p text:style-name="P5">$this-&gt;Crud-&gt;action()-&gt;disable();</text:p>
            <text:p text:style-name="Text_20_body"><text:soft-page-break/>To enable an action, call the <text:span text:style-name="Source_20_Text">enable</text:span> method on the action.</text:p>
            <text:p text:style-name="P5">$this-&gt;Crud-&gt;action()-&gt;enable();</text:p>
            <text:p text:style-name="Text_20_body">To disable or enable multiple actions at the same time, <text:span text:style-name="Source_20_Text">Crud Component</text:span> provides helper methods.</text:p>
            <text:p text:style-name="Text_20_body">The <text:span text:style-name="Source_20_Text">enable</text:span> and <text:span text:style-name="Source_20_Text">disable</text:span> method can take a string or an array, for easy mass-updating.</text:p>
            <text:p text:style-name="Preformatted_20_Text">$this-&gt;Crud-&gt;enable('index');</text:p>
            <text:p text:style-name="Preformatted_20_Text">$this-&gt;Crud-&gt;enable(['index', 'add']);</text:p>
            <text:p text:style-name="Preformatted_20_Text"/>
            <text:p text:style-name="Preformatted_20_Text">$this-&gt;Crud-&gt;disable('index');</text:p>
            <text:p text:style-name="P5">$this-&gt;Crud-&gt;disable(['index', 'add']);</text:p>
            <text:p text:style-name="Text_20_body">These methods simply calls the <text:span text:style-name="Source_20_Text">enable</text:span> and <text:span text:style-name="Source_20_Text">disable</text:span> method in each <text:span text:style-name="Source_20_Text">Crud Action</text:span> class, and do not provide any magic other than mass updating.</text:p>
            <text:p text:style-name="Text_20_body">While it’s possible to update the <text:span text:style-name="Source_20_Text">enabled</text:span> property directly on an action using the <text:span text:style-name="Source_20_Text">config</text:span> methods, it’s not recommend, as important cleanup logic will not be applied if you use the <text:span text:style-name="Source_20_Text">config()</text:span> method directly.</text:p>
          </text:section>
          <text:section text:style-name="Sect1" text:name="Seção60">
            <text:h text:style-name="Heading_20_3" text:outline-level="3"><text:bookmark text:name="view3"/>view</text:h>
            <text:p text:style-name="Text_20_body">Get or set the view file to render at the end of the request.</text:p>
            <text:p text:style-name="Text_20_body">The view setting is passed directly and unmodified to <text:span text:style-name="Source_20_Text">Controller::render()</text:span>.</text:p>
            <text:p text:style-name="Text_20_body">To get the current configured <text:span text:style-name="Source_20_Text">view</text:span> call the <text:span text:style-name="Source_20_Text">view</text:span> method without any arguments.</text:p>
            <text:p text:style-name="P5">$this-&gt;Crud-&gt;action()-&gt;view();</text:p>
            <text:p text:style-name="Text_20_body">To change the view to render, pass a <text:span text:style-name="Source_20_Text">string</text:span> as first argument.</text:p>
            <text:p text:style-name="P5">$this-&gt;Crud-&gt;action()-&gt;view('my_custom_view');</text:p>
            <text:p text:style-name="Text_20_body">If the first parameter is <text:span text:style-name="Source_20_Text">NULL</text:span> - which is the default value - the normal CakePHP behavior will be used.</text:p>
            <text:p text:style-name="Text_20_body">Due to the nature of this method, once a custom view has been set, it’s not possible to revert back to the default behavior by calling <text:span text:style-name="Source_20_Text">-&gt;view(null)</text:span> as it will return the current configuration.</text:p>
          </text:section>
          <text:section text:style-name="Sect1" text:name="Seção61">
            <text:h text:style-name="Heading_20_3" text:outline-level="3"><text:bookmark text:name="viewvar1"/>viewVar</text:h>
            <text:p text:style-name="Text_20_body">This maps directly to the <text:span text:style-name="Source_20_Text">$key</text:span> argument in <text:span text:style-name="Source_20_Text">Controller::set($key, $value)</text:span></text:p>
            <text:p text:style-name="Text_20_body">Change the name of the variable which contains the result of a <text:span text:style-name="Source_20_Text">index</text:span> or <text:span text:style-name="Source_20_Text">view</text:span> action query result.</text:p>
            <text:p text:style-name="Text_20_body">To get the current configured <text:span text:style-name="Source_20_Text">viewVar</text:span> call the <text:span text:style-name="Source_20_Text">viewViar</text:span> method without any arguments.</text:p>
            <text:p text:style-name="P5">$this-&gt;Crud-&gt;action()-&gt;viewVar();</text:p>
            <text:p text:style-name="Text_20_body">To change the viewVar, pass a <text:span text:style-name="Source_20_Text">string</text:span> as first argument.</text:p>
            <text:p text:style-name="P5"><text:soft-page-break/>$this-&gt;Crud-&gt;action()-&gt;viewVar('items');</text:p>
            <text:p text:style-name="Text_20_body">For <text:a xlink:type="simple" xlink:href="http://crud.readthedocs.io/en/latest/actions/index.html" text:style-name="Internet_20_link" text:visited-style-name="Visited_20_Internet_20_Link">Index Action</text:a> the default is <text:span text:style-name="Strong_20_Emphasis">plural</text:span> version of the controller name.</text:p>
            <text:p text:style-name="Text_20_body">Having a controller named <text:span text:style-name="Source_20_Text">PostsController</text:span> would mean that the <text:span text:style-name="Source_20_Text">viewVar</text:span> would be <text:span text:style-name="Source_20_Text">posts</text:span> by default.</text:p>
            <text:p text:style-name="Text_20_body">For <text:a xlink:type="simple" xlink:href="http://crud.readthedocs.io/en/latest/actions/view.html" text:style-name="Internet_20_link" text:visited-style-name="Visited_20_Internet_20_Link">View Action</text:a> the default is <text:span text:style-name="Strong_20_Emphasis">singular</text:span> version of the controller name.</text:p>
            <text:p text:style-name="Text_20_body">Having a controller named <text:span text:style-name="Source_20_Text">PostsController</text:span> would mean that the <text:span text:style-name="Source_20_Text">viewVar</text:span> would be <text:span text:style-name="Source_20_Text">post</text:span> by default.</text:p>
          </text:section>
          <text:section text:style-name="Sect1" text:name="Seção62">
            <text:h text:style-name="Heading_20_3" text:outline-level="3"><text:bookmark text:name="serialize4"/>serialize</text:h>
            <text:p text:style-name="Text_20_body">This setting is only relevant if you use the <text:a xlink:type="simple" xlink:href="http://crud.readthedocs.io/en/latest/listeners/api.html" text:style-name="Internet_20_link" text:visited-style-name="Visited_20_Internet_20_Link">API listener</text:a>.</text:p>
            <text:p text:style-name="Text_20_body">The <text:a xlink:type="simple" xlink:href="http://crud.readthedocs.io/en/latest/listeners/api.html" text:style-name="Internet_20_link" text:visited-style-name="Visited_20_Internet_20_Link">API listener</text:a> will always enforce <text:span text:style-name="Source_20_Text">success</text:span> and <text:span text:style-name="Source_20_Text">data</text:span> to be part of the <text:span text:style-name="Source_20_Text">_serialize</text:span> array.</text:p>
            <text:p text:style-name="Text_20_body">This method is intended to allow you to add additional keys to your API responses with ease. An example of this is the <text:a xlink:type="simple" xlink:href="http://crud.readthedocs.io/en/latest/listeners/api-query-log.html" text:style-name="Internet_20_link" text:visited-style-name="Visited_20_Internet_20_Link">API Query Log</text:a>.</text:p>
            <text:p text:style-name="Text_20_body">To get the current configured <text:span text:style-name="Source_20_Text">serialize</text:span> keys call the <text:span text:style-name="Source_20_Text">serialize</text:span> method without any arguments.</text:p>
            <text:p text:style-name="P5">$this-&gt;Crud-&gt;action()-&gt;serialize();</text:p>
            <text:p text:style-name="Text_20_body">To change the serialize keys, pass a <text:span text:style-name="Source_20_Text">string</text:span> or an <text:span text:style-name="Source_20_Text">array</text:span> as first argument.</text:p>
            <text:p text:style-name="Text_20_body">If a string is passed, it will be cast to <text:span text:style-name="Source_20_Text">array</text:span> automatically.</text:p>
            <text:p text:style-name="P5">$this-&gt;Crud-&gt;action()-&gt;serialize(['my', 'extra', 'keys']);</text:p>
          </text:section>
        </text:section>
        <text:section text:style-name="Sect1" text:name="Seção63">
          <text:h text:style-name="Heading_20_2" text:outline-level="2"><text:bookmark text:name="events4"/>Events</text:h>
          <text:p text:style-name="Text_20_body">This is a list of events emitted from the <text:span text:style-name="Source_20_Text">Lookup Crud Action</text:span>.</text:p>
          <text:p text:style-name="Text_20_body">Please see the <text:a xlink:type="simple" xlink:href="http://crud.readthedocs.io/en/latest/events.html" text:style-name="Internet_20_link" text:visited-style-name="Visited_20_Internet_20_Link">events documentation</text:a> for a full list of generic properties and how to use the event system correctly.</text:p>
          <text:section text:style-name="Sect1" text:name="Seção64">
            <text:h text:style-name="Heading_20_3" text:outline-level="3"><text:bookmark text:name="crud-startup4"/>Crud.startup</text:h>
            <text:p text:style-name="Text_20_body">Called after the <text:span text:style-name="Source_20_Text">Controller::beforeFilter()</text:span> and before the Crud action.</text:p>
            <text:p text:style-name="Text_20_body">It’s emitted from <text:span text:style-name="Source_20_Text">CrudComponent::startup()</text:span> and thus is fired in the same cycle as all <text:span text:style-name="Source_20_Text">Component::startup()</text:span> events.</text:p>
          </text:section>
          <text:section text:style-name="Sect1" text:name="Seção65">
            <text:h text:style-name="Heading_20_3" text:outline-level="3"><text:bookmark text:name="crud-beforefilter4"/>Crud.beforeFilter</text:h>
            <text:p text:style-name="Text_20_body">Triggered when a <text:span text:style-name="Source_20_Text">CrudAction</text:span> is going to handle a CakePHP request.</text:p>
            <text:p text:style-name="Text_20_body">It’s emitted from <text:span text:style-name="Source_20_Text">CrudComponent::beforeFilter</text:span> and thus is fired in the same cycle as all <text:span text:style-name="Source_20_Text">Controller::beforeFilter</text:span> events.</text:p>
          </text:section>
          <text:section text:style-name="Sect1" text:name="crud-beforelookup">
            <text:h text:style-name="Heading_20_3" text:outline-level="3"><text:soft-page-break/>Crud.beforeLookup</text:h>
            <text:p text:style-name="Text_20_body">This event is emitted before <text:span text:style-name="Source_20_Text">Controller::paginate()</text:span> is called inside the Lookup Action.</text:p>
            <text:section text:style-name="Sect1" text:name="Seção66">
              <text:h text:style-name="Heading_20_4" text:outline-level="4"><text:bookmark text:name="add-conditions3"/>Add Conditions</text:h>
              <text:p text:style-name="Preformatted_20_Text">public function lookup()</text:p>
              <text:p text:style-name="Preformatted_20_Text">{</text:p>
              <text:p text:style-name="Preformatted_20_Text"><text:s text:c="4"/>$this-&gt;Crud-&gt;on('beforeLookup', function(\Cake\Event\Event $event) {</text:p>
              <text:p text:style-name="Preformatted_20_Text"><text:s text:c="8"/>$this-&gt;paginate['conditions']['is_active'] = true;</text:p>
              <text:p text:style-name="Preformatted_20_Text"><text:s text:c="4"/>});</text:p>
              <text:p text:style-name="Preformatted_20_Text"/>
              <text:p text:style-name="Preformatted_20_Text"><text:s text:c="4"/>return $this-&gt;Crud-&gt;execute();</text:p>
              <text:p text:style-name="P5">}</text:p>
            </text:section>
          </text:section>
          <text:section text:style-name="Sect1" text:name="crud-afterlookup">
            <text:h text:style-name="Heading_20_3" text:outline-level="3">Crud.afterLookup</text:h>
            <text:p text:style-name="Text_20_body">This event is emitted right after the call to <text:span text:style-name="Source_20_Text">Controller::paginate()</text:span> in the Lookup Action.</text:p>
            <text:p text:style-name="Text_20_body">The <text:span text:style-name="Source_20_Text">entities</text:span> property of the event object contains all the database records found in the pagination call.</text:p>
            <text:section text:style-name="Sect1" text:name="Seção67">
              <text:h text:style-name="Heading_20_4" text:outline-level="4"><text:bookmark text:name="modify-the-result"/>Modify the Result</text:h>
              <text:p text:style-name="Preformatted_20_Text">public function lookup()</text:p>
              <text:p text:style-name="Preformatted_20_Text">{</text:p>
              <text:p text:style-name="Preformatted_20_Text"><text:s text:c="4"/>$this-&gt;Crud-&gt;on('afterLookup', function(\Cake\Event\Event $event) {</text:p>
              <text:p text:style-name="Preformatted_20_Text"><text:s text:c="8"/>foreach ($event-&gt;getSubject()-&gt;entities as $entity) {</text:p>
              <text:p text:style-name="Preformatted_20_Text"><text:s text:c="12"/>// $entity is an entity</text:p>
              <text:p text:style-name="Preformatted_20_Text"><text:s text:c="8"/>}</text:p>
              <text:p text:style-name="Preformatted_20_Text"><text:s text:c="4"/>});</text:p>
              <text:p text:style-name="Preformatted_20_Text"/>
              <text:p text:style-name="Preformatted_20_Text"><text:s text:c="4"/>return $this-&gt;Crud-&gt;execute();</text:p>
              <text:p text:style-name="P5">}</text:p>
            </text:section>
          </text:section>
          <text:section text:style-name="Sect1" text:name="Seção68">
            <text:h text:style-name="Heading_20_3" text:outline-level="3"><text:bookmark text:name="crud-recordnotfound1"/>Crud.recordNotFound</text:h>
            <text:p text:style-name="Text_20_body">This event will throw an exception.</text:p>
            <text:p text:style-name="Text_20_body">The default configuration will thrown an <text:span text:style-name="Source_20_Text">Cake\Error\NotFoundException</text:span> which will yield a 404 response.</text:p>
            <text:p text:style-name="Text_20_body">The event is triggered after a <text:span text:style-name="Source_20_Text">find</text:span> did not find any records in the database.</text:p>
            <text:p text:style-name="Text_20_body">You can modify the exception class thrown using <text:span text:style-name="Source_20_Text">CrudComponent::message</text:span> method</text:p>
          </text:section>
          <text:section text:style-name="Sect1" text:name="Seção69">
            <text:h text:style-name="Heading_20_3" text:outline-level="3"><text:bookmark text:name="crud-beforerender3"/>Crud.beforeRender</text:h>
            <text:p text:style-name="Text_20_body">Invoked right before the view will be rendered.</text:p>
            <text:p text:style-name="Text_20_body">This is also before the controllers own beforeRender callback.</text:p>
          </text:section>
        </text:section>
      </text:section>
      <text:p text:style-name="P1"/>
      <text:p text:style-name="P1"/>
      <text:h text:style-name="P4" text:outline-level="1">Bulk</text:h>
      <text:section text:style-name="Sect1" text:name="bulk">
        <text:p text:style-name="Text_20_body">If you need to perform an action against a number of records, you can extend the abstract <text:span text:style-name="Source_20_Text">Bulk\BaseAction</text:span> class to create your own.</text:p>
        <text:p text:style-name="Text_20_body">Three BulkAction classes exist in the core:</text:p>
        <text:list xml:id="list6981834340654620529" text:style-name="L22">
          <text:list-item>
            <text:p text:style-name="P82"><text:a xlink:type="simple" xlink:href="http://crud.readthedocs.io/en/latest/actions/bulk-delete.html" text:style-name="Internet_20_link" text:visited-style-name="Visited_20_Internet_20_Link">Delete</text:a>: Deletes a set of entities </text:p>
          </text:list-item>
          <text:list-item>
            <text:p text:style-name="P82"><text:a xlink:type="simple" xlink:href="http://crud.readthedocs.io/en/latest/actions/bulk-set-value.html" text:style-name="Internet_20_link" text:visited-style-name="Visited_20_Internet_20_Link">SetValue</text:a>: Sets a field to a value for a set of entities </text:p>
          </text:list-item>
          <text:list-item>
            <text:p text:style-name="P27"><text:a xlink:type="simple" xlink:href="http://crud.readthedocs.io/en/latest/actions/bulk-toggle.html" text:style-name="Internet_20_link" text:visited-style-name="Visited_20_Internet_20_Link">Toggle</text:a>: Toggles the value of a boolean field for a set of entities </text:p>
          </text:list-item>
        </text:list>
        <text:p text:style-name="Text_20_body">To create your own BulkAction, simply create a new action class with a <text:span text:style-name="Source_20_Text">_bulk</text:span> method. This method takes a CakePHP <text:span text:style-name="Source_20_Text">Query</text:span> object as it’s first argument</text:p>
        <text:p text:style-name="Preformatted_20_Text">&lt;?php</text:p>
        <text:p text:style-name="Preformatted_20_Text">namespace App\Crud\Action;</text:p>
        <text:p text:style-name="Preformatted_20_Text"/>
        <text:p text:style-name="Preformatted_20_Text">use Cake\ORM\Query;</text:p>
        <text:p text:style-name="Preformatted_20_Text">use Crud\Action\Bulk\BaseAction;</text:p>
        <text:p text:style-name="Preformatted_20_Text"/>
        <text:p text:style-name="Preformatted_20_Text">class ApproveAction extends BaseAction</text:p>
        <text:p text:style-name="Preformatted_20_Text">{</text:p>
        <text:p text:style-name="Preformatted_20_Text"><text:s text:c="2"/>/**</text:p>
        <text:p text:style-name="Preformatted_20_Text"><text:s text:c="3"/>* Set the value of the approved field to true</text:p>
        <text:p text:style-name="Preformatted_20_Text"><text:s text:c="3"/>* for a set of entities</text:p>
        <text:p text:style-name="Preformatted_20_Text"><text:s text:c="3"/>*</text:p>
        <text:p text:style-name="Preformatted_20_Text"><text:s text:c="3"/>* @param \Cake\ORM\Query $query The query to act upon</text:p>
        <text:p text:style-name="Preformatted_20_Text"><text:s text:c="3"/>* @return boolean</text:p>
        <text:p text:style-name="Preformatted_20_Text"><text:s text:c="3"/>*/</text:p>
        <text:p text:style-name="Preformatted_20_Text"><text:s text:c="2"/>protected function _bulk(Query $query)</text:p>
        <text:p text:style-name="Preformatted_20_Text"><text:s text:c="2"/>{</text:p>
        <text:p text:style-name="Preformatted_20_Text"><text:s text:c="4"/>$query-&gt;update()-&gt;set(['approved' =&gt; true]);</text:p>
        <text:p text:style-name="Preformatted_20_Text"><text:s text:c="4"/>$statement = $query-&gt;execute();</text:p>
        <text:p text:style-name="Preformatted_20_Text"><text:s text:c="4"/>$statement-&gt;closeCursor();</text:p>
        <text:p text:style-name="Preformatted_20_Text"><text:s text:c="4"/>return $statement-&gt;rowCount();</text:p>
        <text:p text:style-name="Preformatted_20_Text"><text:s text:c="2"/>}</text:p>
        <text:p text:style-name="P5">}</text:p>
        <text:section text:style-name="Sect1" text:name="Seção70">
          <text:h text:style-name="Heading_20_2" text:outline-level="2"><text:bookmark text:name="configuration6"/>Configuration</text:h>
          <text:p text:style-name="Text_20_body">Before applying any configuration to an <text:span text:style-name="Source_20_Text">action</text:span> it must be mapped first.</text:p>
          <text:p text:style-name="Text_20_body">If the action has not been mapped an exception will be raised.</text:p>
          <text:section text:style-name="Sect1" text:name="Seção71">
            <text:h text:style-name="Heading_20_3" text:outline-level="3"><text:bookmark text:name="enabled5"/>enabled</text:h>
            <text:p text:style-name="Text_20_body">Test or modify if the Crud Action is enabled or not.</text:p>
            <text:p text:style-name="Text_20_body">When a CrudAction is disabled, Crud will not handle any requests to the action, and CakePHP will raise the normal <text:span text:style-name="Source_20_Text">\Cake\Error\MissingActionException</text:span> exception if you haven’t implemented the action in your controller.</text:p>
            <text:p text:style-name="Text_20_body"><text:soft-page-break/>If you have enabled Crud and you are still receiving a <text:span text:style-name="Source_20_Text">MissingActionException</text:span>, ensure the action is enabled and that the controller has the <text:span text:style-name="Source_20_Text">\Crud\Controller\ControllerTrait</text:span> implemented.</text:p>
            <text:p text:style-name="Text_20_body">To test if an action is enabled, call the <text:span text:style-name="Source_20_Text">enabled</text:span> method on the action.</text:p>
            <text:p text:style-name="P5">$this-&gt;Crud-&gt;action()-&gt;enabled();</text:p>
            <text:p text:style-name="Text_20_body">To disable an action, call the <text:span text:style-name="Source_20_Text">disable</text:span> method on the action.</text:p>
            <text:p text:style-name="P5">$this-&gt;Crud-&gt;action()-&gt;disable();</text:p>
            <text:p text:style-name="Text_20_body">To enable an action, call the <text:span text:style-name="Source_20_Text">enable</text:span> method on the action.</text:p>
            <text:p text:style-name="P5">$this-&gt;Crud-&gt;action()-&gt;enable();</text:p>
            <text:p text:style-name="Text_20_body">To disable or enable multiple actions at the same time, <text:span text:style-name="Source_20_Text">Crud Component</text:span> provides helper methods.</text:p>
            <text:p text:style-name="Text_20_body">The <text:span text:style-name="Source_20_Text">enable</text:span> and <text:span text:style-name="Source_20_Text">disable</text:span> method can take a string or an array, for easy mass-updating.</text:p>
            <text:p text:style-name="Preformatted_20_Text">$this-&gt;Crud-&gt;enable('index');</text:p>
            <text:p text:style-name="Preformatted_20_Text">$this-&gt;Crud-&gt;enable(['index', 'add']);</text:p>
            <text:p text:style-name="Preformatted_20_Text"/>
            <text:p text:style-name="Preformatted_20_Text">$this-&gt;Crud-&gt;disable('index');</text:p>
            <text:p text:style-name="P5">$this-&gt;Crud-&gt;disable(['index', 'add']);</text:p>
            <text:p text:style-name="Text_20_body">These methods simply calls the <text:span text:style-name="Source_20_Text">enable</text:span> and <text:span text:style-name="Source_20_Text">disable</text:span> method in each <text:span text:style-name="Source_20_Text">Crud Action</text:span> class, and do not provide any magic other than mass updating.</text:p>
            <text:p text:style-name="Text_20_body">While it’s possible to update the <text:span text:style-name="Source_20_Text">enabled</text:span> property directly on an action using the <text:span text:style-name="Source_20_Text">config</text:span> methods, it’s not recommend, as important cleanup logic will not be applied if you use the <text:span text:style-name="Source_20_Text">config()</text:span> method directly.</text:p>
          </text:section>
          <text:section text:style-name="Sect1" text:name="Seção72">
            <text:h text:style-name="Heading_20_3" text:outline-level="3"><text:bookmark text:name="findmethod3"/>findMethod</text:h>
            <text:p text:style-name="Text_20_body">The 1st parameter to <text:span text:style-name="Source_20_Text">Table::find()</text:span> - the default value is <text:span text:style-name="Source_20_Text">all</text:span>.</text:p>
            <text:p text:style-name="Text_20_body">To get the current configured <text:span text:style-name="Source_20_Text">findMethod</text:span> keys call the <text:span text:style-name="Source_20_Text">findMethod</text:span> method without any arguments.</text:p>
            <text:p text:style-name="P5">$this-&gt;Crud-&gt;action()-&gt;findMethod();</text:p>
            <text:p text:style-name="Text_20_body">To change the findMethod value pass a <text:span text:style-name="Citation">string</text:span> argument to the method</text:p>
            <text:p text:style-name="P5">$this-&gt;Crud-&gt;action()-&gt;findMethod('my_custom_finder');</text:p>
          </text:section>
        </text:section>
        <text:section text:style-name="Sect1" text:name="Seção73">
          <text:h text:style-name="Heading_20_2" text:outline-level="2"><text:bookmark text:name="events5"/>Events</text:h>
          <text:p text:style-name="Text_20_body">This is a list of events emitted from actions that extend <text:span text:style-name="Source_20_Text">Bulk\BaseAction</text:span>.</text:p>
          <text:p text:style-name="Text_20_body">Please see the <text:a xlink:type="simple" xlink:href="http://crud.readthedocs.io/en/latest/events.html" text:style-name="Internet_20_link" text:visited-style-name="Visited_20_Internet_20_Link">events documentation</text:a> for a full list of generic properties and how to use the event system correctly.</text:p>
          <text:section text:style-name="Sect1" text:name="Seção74">
            <text:h text:style-name="Heading_20_3" text:outline-level="3"><text:bookmark text:name="crud-startup5"/><text:soft-page-break/>Crud.startup</text:h>
            <text:p text:style-name="Text_20_body">Called after the <text:span text:style-name="Source_20_Text">Controller::beforeFilter()</text:span> and before the Crud action.</text:p>
            <text:p text:style-name="Text_20_body">It’s emitted from <text:span text:style-name="Source_20_Text">CrudComponent::startup()</text:span> and thus is fired in the same cycle as all <text:span text:style-name="Source_20_Text">Component::startup()</text:span> events.</text:p>
          </text:section>
          <text:section text:style-name="Sect1" text:name="Seção75">
            <text:h text:style-name="Heading_20_3" text:outline-level="3"><text:bookmark text:name="crud-beforefilter5"/>Crud.beforeFilter</text:h>
            <text:p text:style-name="Text_20_body">Triggered when a <text:span text:style-name="Source_20_Text">CrudAction</text:span> is going to handle a CakePHP request.</text:p>
            <text:p text:style-name="Text_20_body">It’s emitted from <text:span text:style-name="Source_20_Text">CrudComponent::beforeFilter</text:span> and thus is fired in the same cycle as all <text:span text:style-name="Source_20_Text">Controller::beforeFilter</text:span> events.</text:p>
          </text:section>
          <text:section text:style-name="Sect1" text:name="crud-beforebulk">
            <text:h text:style-name="Heading_20_3" text:outline-level="3">Crud.beforeBulk</text:h>
            <text:p text:style-name="Text_20_body">This event is emitted before <text:span text:style-name="Source_20_Text">_bulk()</text:span> is called on a Bulk Crud action.</text:p>
            <text:p text:style-name="Text_20_body">The <text:a xlink:type="simple" xlink:href="http://crud.readthedocs.io/en/latest/crud-subject.html#id1" text:style-name="Internet_20_link" text:visited-style-name="Visited_20_Internet_20_Link">Crud Subject</text:a> contains the following keys:</text:p>
            <text:list xml:id="list4219799506808317321" text:style-name="L23">
              <text:list-item>
                <text:p text:style-name="P83"><text:span text:style-name="Strong_20_Emphasis">ids</text:span> A list of ids of entities, from the request data </text:p>
              </text:list-item>
              <text:list-item>
                <text:p text:style-name="P83"><text:span text:style-name="Strong_20_Emphasis">repository</text:span> An instance of the <text:span text:style-name="Source_20_Text">Repository</text:span> (<text:span text:style-name="Source_20_Text">Table</text:span>) which the query will be executed against. </text:p>
              </text:list-item>
              <text:list-item>
                <text:p text:style-name="P28"><text:span text:style-name="Strong_20_Emphasis">query</text:span> A <text:span text:style-name="Source_20_Text">Query</text:span> object from the <text:span text:style-name="Source_20_Text">Repository</text:span> where <text:span text:style-name="Source_20_Text">$PrimaryKey =&gt; $IdFromRequest</text:span> is already added to the conditions. </text:p>
              </text:list-item>
            </text:list>
            <text:p text:style-name="Text_20_body">To abort a bulk action, simply stop the event by calling <text:span text:style-name="Source_20_Text">$event-&gt;stopPropagation()</text:span>.</text:p>
            <text:section text:style-name="Sect1" text:name="stop-bulk-action">
              <text:h text:style-name="Heading_20_4" text:outline-level="4">Stop Bulk Action</text:h>
              <text:p text:style-name="Preformatted_20_Text">public function bulk($id)</text:p>
              <text:p text:style-name="Preformatted_20_Text">{</text:p>
              <text:p text:style-name="Preformatted_20_Text"><text:s text:c="4"/>$this-&gt;Crud-&gt;on('beforeBulk', function(\Cake\Event\Event $event) {</text:p>
              <text:p text:style-name="Preformatted_20_Text"><text:s text:c="8"/>// Stop the bulk event, the action will not continue</text:p>
              <text:p text:style-name="Preformatted_20_Text"><text:s text:c="8"/>if ($event-&gt;getSubject()-&gt;item-&gt;author !== 'admin') {</text:p>
              <text:p text:style-name="Preformatted_20_Text"><text:s text:c="12"/>$event-&gt;stopPropagation();</text:p>
              <text:p text:style-name="Preformatted_20_Text"><text:s text:c="8"/>}</text:p>
              <text:p text:style-name="Preformatted_20_Text"><text:s text:c="4"/>});</text:p>
              <text:p text:style-name="Preformatted_20_Text"/>
              <text:p text:style-name="Preformatted_20_Text"><text:s text:c="4"/>return $this-&gt;Crud-&gt;execute();</text:p>
              <text:p text:style-name="P5">}</text:p>
            </text:section>
          </text:section>
          <text:section text:style-name="Sect1" text:name="crud-afterbulk">
            <text:h text:style-name="Heading_20_3" text:outline-level="3">Crud.afterBulk</text:h>
            <text:p text:style-name="Text_20_body">This event is emitted after calling <text:span text:style-name="Source_20_Text">_bulk()</text:span> on a Bulk Crud action.</text:p>
            <text:p text:style-name="Text_20_body">The <text:a xlink:type="simple" xlink:href="http://crud.readthedocs.io/en/latest/crud-subject.html#id1" text:style-name="Internet_20_link" text:visited-style-name="Visited_20_Internet_20_Link">Crud Subject</text:a> contains two keys:</text:p>
            <text:list xml:id="list3246413048435867683" text:style-name="L24">
              <text:list-item>
                <text:p text:style-name="P84"><text:span text:style-name="Strong_20_Emphasis">success</text:span> if <text:span text:style-name="Source_20_Text">true</text:span> the <text:span text:style-name="Source_20_Text">_bulk()</text:span> call succeeded, <text:span text:style-name="Source_20_Text">false</text:span> otherwise </text:p>
              </text:list-item>
              <text:list-item>
                <text:p text:style-name="P84"><text:span text:style-name="Strong_20_Emphasis">ids</text:span> A list of ids of entities, from the request data </text:p>
              </text:list-item>
              <text:list-item>
                <text:p text:style-name="P84"><text:span text:style-name="Strong_20_Emphasis">repository</text:span> An instance of the <text:span text:style-name="Source_20_Text">Repository</text:span> (<text:span text:style-name="Source_20_Text">Table</text:span>) which the query will be executed against. </text:p>
              </text:list-item>
              <text:list-item>
                <text:p text:style-name="P29"><text:soft-page-break/><text:span text:style-name="Strong_20_Emphasis">query</text:span> A <text:span text:style-name="Source_20_Text">Query</text:span> object from the <text:span text:style-name="Source_20_Text">Repository</text:span> where <text:span text:style-name="Source_20_Text">$PrimaryKey =&gt; $IdFromRequest</text:span> is already added to the conditions. </text:p>
              </text:list-item>
            </text:list>
            <text:section text:style-name="Sect1" text:name="Seção76">
              <text:h text:style-name="Heading_20_4" text:outline-level="4"><text:bookmark text:name="check-success"/>Check Success</text:h>
              <text:p text:style-name="Preformatted_20_Text">public function bulk($id)</text:p>
              <text:p text:style-name="Preformatted_20_Text">{</text:p>
              <text:p text:style-name="Preformatted_20_Text"><text:s text:c="4"/>$this-&gt;Crud-&gt;on('afterBulk', function(\Cake\Event\Event $event) {</text:p>
              <text:p text:style-name="Preformatted_20_Text"><text:s text:c="8"/>if (!$event-&gt;getSubject()-&gt;success) {</text:p>
              <text:p text:style-name="Preformatted_20_Text"><text:s text:c="12"/>$this-&gt;log("Bulk action failed");</text:p>
              <text:p text:style-name="Preformatted_20_Text"><text:s text:c="8"/>}</text:p>
              <text:p text:style-name="Preformatted_20_Text"><text:s text:c="4"/>});</text:p>
              <text:p text:style-name="Preformatted_20_Text"/>
              <text:p text:style-name="Preformatted_20_Text"><text:s text:c="4"/>return $this-&gt;Crud-&gt;execute();</text:p>
              <text:p text:style-name="P5">}</text:p>
            </text:section>
          </text:section>
          <text:section text:style-name="Sect1" text:name="Seção77">
            <text:h text:style-name="Heading_20_3" text:outline-level="3"><text:bookmark text:name="crud-setflash1"/>Crud.setFlash</text:h>
            <text:p text:style-name="Text_20_body">Simple and event driven wrapper for <text:span text:style-name="Source_20_Text">SessionComponent::setFlash</text:span>.</text:p>
            <text:p text:style-name="Text_20_body">The <text:a xlink:type="simple" xlink:href="http://crud.readthedocs.io/en/latest/crud-subject.html#id1" text:style-name="Internet_20_link" text:visited-style-name="Visited_20_Internet_20_Link">Crud Subject</text:a> contains the following keys:</text:p>
            <text:list xml:id="list7624100206136029282" text:style-name="L25">
              <text:list-item>
                <text:p text:style-name="P85"><text:span text:style-name="Strong_20_Emphasis">text</text:span> The 1st argument to <text:span text:style-name="Source_20_Text">SessionComponent::setFlash</text:span>. </text:p>
              </text:list-item>
              <text:list-item>
                <text:p text:style-name="P85"><text:span text:style-name="Strong_20_Emphasis">element</text:span> The 2nd argument to <text:span text:style-name="Source_20_Text">SessionComponent::setFlash</text:span>. </text:p>
              </text:list-item>
              <text:list-item>
                <text:p text:style-name="P85"><text:span text:style-name="Strong_20_Emphasis">params</text:span> The 3rd argument to <text:span text:style-name="Source_20_Text">SessionComponent::setFlash</text:span>. </text:p>
              </text:list-item>
              <text:list-item>
                <text:p text:style-name="P85"><text:span text:style-name="Strong_20_Emphasis">key</text:span> The 4th argument to <text:span text:style-name="Source_20_Text">SessionComponent::setFlash</text:span>. </text:p>
              </text:list-item>
              <text:list-item>
                <text:p text:style-name="P30"><text:span text:style-name="Strong_20_Emphasis">entity</text:span> (Optional) The <text:span text:style-name="Source_20_Text">Entity</text:span> from the previously emitted event. </text:p>
              </text:list-item>
            </text:list>
            <text:p text:style-name="Text_20_body">All keys can be modified as you see fit, at the end of the event cycle they will be passed directly to <text:span text:style-name="Source_20_Text">SessionComponent::setFlash</text:span>.</text:p>
            <text:p text:style-name="Text_20_body">Defaults are stored in the <text:span text:style-name="Source_20_Text">messages</text:span> configuration array for each <text:a xlink:type="simple" xlink:href="http://crud.readthedocs.io/en/latest/actions.html" text:style-name="Internet_20_link" text:visited-style-name="Visited_20_Internet_20_Link">action</text:a>.</text:p>
            <text:p text:style-name="Text_20_body">If you do not want to use this feature, simply stop the event by calling it’s <text:span text:style-name="Source_20_Text">stopPropagation()</text:span> method.</text:p>
            <text:p text:style-name="Text_20_body">If you’d like to customise the flash messages that are used, perhaps you’re using <text:a xlink:type="simple" xlink:href="https://github.com/friendsofcake/bootstrap-ui" text:style-name="Internet_20_link" text:visited-style-name="Visited_20_Internet_20_Link">friendsofcake/bootstrap-ui</text:a>. It’s actually quite simple to do, and can be done as part of the component configuration or on the fly.</text:p>
            <text:p text:style-name="Preformatted_20_Text">public function initialize()</text:p>
            <text:p text:style-name="Preformatted_20_Text">{</text:p>
            <text:p text:style-name="Preformatted_20_Text"><text:s text:c="6"/>$this-&gt;loadComponent('Crud.Crud', [</text:p>
            <text:p text:style-name="Preformatted_20_Text"><text:s text:c="10"/>'actions' =&gt; [</text:p>
            <text:p text:style-name="Preformatted_20_Text"><text:s text:c="14"/>'edit' =&gt; [</text:p>
            <text:p text:style-name="Preformatted_20_Text"><text:s text:c="18"/>'className' =&gt; 'Crud.Edit',</text:p>
            <text:p text:style-name="Preformatted_20_Text"><text:s text:c="18"/>'messages' =&gt; [</text:p>
            <text:p text:style-name="Preformatted_20_Text"><text:s text:c="22"/>'success' =&gt; [</text:p>
            <text:p text:style-name="Preformatted_20_Text"><text:s text:c="26"/>'params' =&gt; ['class' =&gt; 'alert alert-success alert-dismissible']</text:p>
            <text:p text:style-name="Preformatted_20_Text"><text:s text:c="22"/>],</text:p>
            <text:p text:style-name="Preformatted_20_Text"><text:s text:c="22"/>'error' =&gt; [</text:p>
            <text:p text:style-name="Preformatted_20_Text"><text:s text:c="26"/>'params' =&gt; ['class' =&gt; 'alert alert-danger alert-dismissible']</text:p>
            <text:p text:style-name="Preformatted_20_Text"><text:s text:c="22"/>]</text:p>
            <text:p text:style-name="Preformatted_20_Text"><text:s text:c="18"/>],</text:p>
            <text:p text:style-name="Preformatted_20_Text"><text:s text:c="14"/>]</text:p>
            <text:p text:style-name="Preformatted_20_Text"><text:soft-page-break/><text:s text:c="10"/>]</text:p>
            <text:p text:style-name="Preformatted_20_Text"><text:s text:c="6"/>]);</text:p>
            <text:p text:style-name="P5">}</text:p>
            <text:p text:style-name="Text_20_body">If you’d like to configure it on the fly you can use the eventManager to change the event subject as the event is emitted.</text:p>
            <text:p text:style-name="Preformatted_20_Text">$this-&gt;eventManager()-&gt;on('Crud.setFlash', function (Event $event) {</text:p>
            <text:p text:style-name="Preformatted_20_Text"><text:s text:c="4"/>if ($event-&gt;getSubject()-&gt;success) {</text:p>
            <text:p text:style-name="Preformatted_20_Text"><text:s text:c="8"/>$event-&gt;getSubject()-&gt;params['class'] = ['alert', 'alert-success', 'alert-dismissible'];</text:p>
            <text:p text:style-name="Preformatted_20_Text"><text:s text:c="4"/>}</text:p>
            <text:p text:style-name="P5">});</text:p>
          </text:section>
          <text:section text:style-name="Sect1" text:name="Seção78">
            <text:h text:style-name="Heading_20_3" text:outline-level="3"><text:bookmark text:name="crud-beforeredirect2"/>Crud.beforeRedirect</text:h>
            <text:p text:style-name="Text_20_body">Simple and event driven wrapper for <text:span text:style-name="Source_20_Text">Controller::redirect()</text:span>.</text:p>
            <text:p text:style-name="Text_20_body">The <text:a xlink:type="simple" xlink:href="http://crud.readthedocs.io/en/latest/crud-subject.html#id1" text:style-name="Internet_20_link" text:visited-style-name="Visited_20_Internet_20_Link">Crud Subject</text:a> contains the following keys:</text:p>
            <text:list xml:id="list5943989492203584136" text:style-name="L26">
              <text:list-item>
                <text:p text:style-name="P86"><text:span text:style-name="Strong_20_Emphasis">url</text:span> The 1st argument to <text:span text:style-name="Source_20_Text">Controller::redirect()</text:span>. </text:p>
              </text:list-item>
              <text:list-item>
                <text:p text:style-name="P86"><text:span text:style-name="Strong_20_Emphasis">status</text:span> The 2nd argument to <text:span text:style-name="Source_20_Text">Controller::redirect()</text:span>. </text:p>
              </text:list-item>
              <text:list-item>
                <text:p text:style-name="P86"><text:span text:style-name="Strong_20_Emphasis">exit</text:span> The 3rd argument to <text:span text:style-name="Source_20_Text">Controller::redirect()</text:span>. </text:p>
              </text:list-item>
              <text:list-item>
                <text:p text:style-name="P31"><text:span text:style-name="Strong_20_Emphasis">entity</text:span> (Optional) The <text:span text:style-name="Source_20_Text">Entity</text:span> from the previously emitted event. </text:p>
              </text:list-item>
            </text:list>
            <text:p text:style-name="Text_20_body">All keys can be modified as you see fit, at the end of the event cycle they will be passed directly to <text:span text:style-name="Source_20_Text">Controller::redirect()</text:span>.</text:p>
            <text:p text:style-name="Text_20_body">The redirect <text:span text:style-name="Source_20_Text">$url</text:span> can be changed on the fly either by posting a <text:span text:style-name="Source_20_Text">redirect_url</text:span> field from your form or by providing a <text:span text:style-name="Source_20_Text">redirect_url</text:span> HTTP query key.</text:p>
            <text:p text:style-name="Text_20_body">The default for most redirects are simply to return to the <text:span text:style-name="Source_20_Text">index()</text:span> action.</text:p>
          </text:section>
        </text:section>
      </text:section>
      <text:p text:style-name="P1"/>
      <text:h text:style-name="P3" text:outline-level="1">Bulk Delete</text:h>
      <text:section text:style-name="Sect1" text:name="bulk-delete">
        <text:p text:style-name="Text_20_body">You can use the <text:span text:style-name="Source_20_Text">Bulk\DeleteAction</text:span> class to delete a group of database records.</text:p>
        <text:p text:style-name="Preformatted_20_Text">&lt;?php</text:p>
        <text:p text:style-name="Preformatted_20_Text">namespace App\Controller;</text:p>
        <text:p text:style-name="Preformatted_20_Text"/>
        <text:p text:style-name="Preformatted_20_Text">class PostsController extends AppController</text:p>
        <text:p text:style-name="Preformatted_20_Text">{</text:p>
        <text:p text:style-name="Preformatted_20_Text"><text:s text:c="4"/>public function initialize()</text:p>
        <text:p text:style-name="Preformatted_20_Text"><text:s text:c="4"/>{</text:p>
        <text:p text:style-name="Preformatted_20_Text"><text:s text:c="8"/>parent::initialize();</text:p>
        <text:p text:style-name="Preformatted_20_Text"><text:s text:c="8"/>$this-&gt;Crud-&gt;mapAction('deleteAll', 'Crud.Bulk/Delete');</text:p>
        <text:p text:style-name="Preformatted_20_Text"><text:s text:c="4"/>}</text:p>
        <text:p text:style-name="P5">}</text:p>
        <text:section text:style-name="Sect1" text:name="Seção79">
          <text:h text:style-name="Heading_20_2" text:outline-level="2"><text:bookmark text:name="configuration7"/>Configuration</text:h>
          <text:p text:style-name="Text_20_body">Before applying any configuration to an <text:span text:style-name="Source_20_Text">action</text:span> it must be mapped first.</text:p>
          <text:p text:style-name="Text_20_body"><text:soft-page-break/>If the action has not been mapped an exception will be raised.</text:p>
          <text:section text:style-name="Sect1" text:name="Seção80">
            <text:h text:style-name="Heading_20_3" text:outline-level="3"><text:bookmark text:name="enabled6"/>enabled</text:h>
            <text:p text:style-name="Text_20_body">Test or modify if the Crud Action is enabled or not.</text:p>
            <text:p text:style-name="Text_20_body">When a CrudAction is disabled, Crud will not handle any requests to the action, and CakePHP will raise the normal <text:span text:style-name="Source_20_Text">\Cake\Error\MissingActionException</text:span> exception if you haven’t implemented the action in your controller.</text:p>
            <text:p text:style-name="Text_20_body">If you have enabled Crud and you are still receiving a <text:span text:style-name="Source_20_Text">MissingActionException</text:span>, ensure the action is enabled and that the controller has the <text:span text:style-name="Source_20_Text">\Crud\Controller\ControllerTrait</text:span> implemented.</text:p>
            <text:p text:style-name="Text_20_body">To test if an action is enabled, call the <text:span text:style-name="Source_20_Text">enabled</text:span> method on the action.</text:p>
            <text:p text:style-name="P5">$this-&gt;Crud-&gt;action()-&gt;enabled();</text:p>
            <text:p text:style-name="Text_20_body">To disable an action, call the <text:span text:style-name="Source_20_Text">disable</text:span> method on the action.</text:p>
            <text:p text:style-name="P5">$this-&gt;Crud-&gt;action()-&gt;disable();</text:p>
            <text:p text:style-name="Text_20_body">To enable an action, call the <text:span text:style-name="Source_20_Text">enable</text:span> method on the action.</text:p>
            <text:p text:style-name="P5">$this-&gt;Crud-&gt;action()-&gt;enable();</text:p>
            <text:p text:style-name="Text_20_body">To disable or enable multiple actions at the same time, <text:span text:style-name="Source_20_Text">Crud Component</text:span> provides helper methods.</text:p>
            <text:p text:style-name="Text_20_body">The <text:span text:style-name="Source_20_Text">enable</text:span> and <text:span text:style-name="Source_20_Text">disable</text:span> method can take a string or an array, for easy mass-updating.</text:p>
            <text:p text:style-name="Preformatted_20_Text">$this-&gt;Crud-&gt;enable('index');</text:p>
            <text:p text:style-name="Preformatted_20_Text">$this-&gt;Crud-&gt;enable(['index', 'add']);</text:p>
            <text:p text:style-name="Preformatted_20_Text"/>
            <text:p text:style-name="Preformatted_20_Text">$this-&gt;Crud-&gt;disable('index');</text:p>
            <text:p text:style-name="P5">$this-&gt;Crud-&gt;disable(['index', 'add']);</text:p>
            <text:p text:style-name="Text_20_body">These methods simply calls the <text:span text:style-name="Source_20_Text">enable</text:span> and <text:span text:style-name="Source_20_Text">disable</text:span> method in each <text:span text:style-name="Source_20_Text">Crud Action</text:span> class, and do not provide any magic other than mass updating.</text:p>
            <text:p text:style-name="Text_20_body">While it’s possible to update the <text:span text:style-name="Source_20_Text">enabled</text:span> property directly on an action using the <text:span text:style-name="Source_20_Text">config</text:span> methods, it’s not recommend, as important cleanup logic will not be applied if you use the <text:span text:style-name="Source_20_Text">config()</text:span> method directly.</text:p>
          </text:section>
          <text:section text:style-name="Sect1" text:name="Seção81">
            <text:h text:style-name="Heading_20_3" text:outline-level="3"><text:bookmark text:name="findmethod4"/>findMethod</text:h>
            <text:p text:style-name="Text_20_body">The 1st parameter to <text:span text:style-name="Source_20_Text">Table::find()</text:span> - the default value is <text:span text:style-name="Source_20_Text">all</text:span>.</text:p>
            <text:p text:style-name="Text_20_body">To get the current configured <text:span text:style-name="Source_20_Text">findMethod</text:span> keys call the <text:span text:style-name="Source_20_Text">findMethod</text:span> method without any arguments.</text:p>
            <text:p text:style-name="P5">$this-&gt;Crud-&gt;action()-&gt;findMethod();</text:p>
            <text:p text:style-name="Text_20_body">To change the findMethod value pass a <text:span text:style-name="Citation">string</text:span> argument to the method</text:p>
            <text:p text:style-name="P5"><text:soft-page-break/>$this-&gt;Crud-&gt;action()-&gt;findMethod('my_custom_finder');</text:p>
          </text:section>
        </text:section>
        <text:section text:style-name="Sect1" text:name="Seção82">
          <text:h text:style-name="Heading_20_2" text:outline-level="2"><text:bookmark text:name="events6"/>Events</text:h>
          <text:p text:style-name="Text_20_body">This is a list of events emitted from actions that extend <text:span text:style-name="Source_20_Text">Bulk\BaseAction</text:span>.</text:p>
          <text:p text:style-name="Text_20_body">Please see the <text:a xlink:type="simple" xlink:href="http://crud.readthedocs.io/en/latest/events.html" text:style-name="Internet_20_link" text:visited-style-name="Visited_20_Internet_20_Link">events documentation</text:a> for a full list of generic properties and how to use the event system correctly.</text:p>
          <text:section text:style-name="Sect1" text:name="Seção83">
            <text:h text:style-name="Heading_20_3" text:outline-level="3"><text:bookmark text:name="crud-startup6"/>Crud.startup</text:h>
            <text:p text:style-name="Text_20_body">Called after the <text:span text:style-name="Source_20_Text">Controller::beforeFilter()</text:span> and before the Crud action.</text:p>
            <text:p text:style-name="Text_20_body">It’s emitted from <text:span text:style-name="Source_20_Text">CrudComponent::startup()</text:span> and thus is fired in the same cycle as all <text:span text:style-name="Source_20_Text">Component::startup()</text:span> events.</text:p>
          </text:section>
          <text:section text:style-name="Sect1" text:name="Seção84">
            <text:h text:style-name="Heading_20_3" text:outline-level="3"><text:bookmark text:name="crud-beforefilter6"/>Crud.beforeFilter</text:h>
            <text:p text:style-name="Text_20_body">Triggered when a <text:span text:style-name="Source_20_Text">CrudAction</text:span> is going to handle a CakePHP request.</text:p>
            <text:p text:style-name="Text_20_body">It’s emitted from <text:span text:style-name="Source_20_Text">CrudComponent::beforeFilter</text:span> and thus is fired in the same cycle as all <text:span text:style-name="Source_20_Text">Controller::beforeFilter</text:span> events.</text:p>
          </text:section>
          <text:section text:style-name="Sect1" text:name="Seção85">
            <text:h text:style-name="Heading_20_3" text:outline-level="3"><text:bookmark text:name="crud-beforebulk"/>Crud.beforeBulk</text:h>
            <text:p text:style-name="Text_20_body">This event is emitted before <text:span text:style-name="Source_20_Text">_bulk()</text:span> is called on a Bulk Crud action.</text:p>
            <text:p text:style-name="Text_20_body">The <text:a xlink:type="simple" xlink:href="http://crud.readthedocs.io/en/latest/crud-subject.html#id1" text:style-name="Internet_20_link" text:visited-style-name="Visited_20_Internet_20_Link">Crud Subject</text:a> contains the following keys:</text:p>
            <text:list xml:id="list8522739636123711742" text:style-name="L27">
              <text:list-item>
                <text:p text:style-name="P87"><text:span text:style-name="Strong_20_Emphasis">ids</text:span> A list of ids of entities, from the request data </text:p>
              </text:list-item>
              <text:list-item>
                <text:p text:style-name="P87"><text:span text:style-name="Strong_20_Emphasis">repository</text:span> An instance of the <text:span text:style-name="Source_20_Text">Repository</text:span> (<text:span text:style-name="Source_20_Text">Table</text:span>) which the query will be executed against. </text:p>
              </text:list-item>
              <text:list-item>
                <text:p text:style-name="P32"><text:span text:style-name="Strong_20_Emphasis">query</text:span> A <text:span text:style-name="Source_20_Text">Query</text:span> object from the <text:span text:style-name="Source_20_Text">Repository</text:span> where <text:span text:style-name="Source_20_Text">$PrimaryKey =&gt; $IdFromRequest</text:span> is already added to the conditions. </text:p>
              </text:list-item>
            </text:list>
            <text:p text:style-name="Text_20_body">To abort a bulk action, simply stop the event by calling <text:span text:style-name="Source_20_Text">$event-&gt;stopPropagation()</text:span>.</text:p>
            <text:section text:style-name="Sect1" text:name="Seção86">
              <text:h text:style-name="Heading_20_4" text:outline-level="4"><text:bookmark text:name="stop-bulk-action"/>Stop Bulk Action</text:h>
              <text:p text:style-name="Preformatted_20_Text">public function bulk($id)</text:p>
              <text:p text:style-name="Preformatted_20_Text">{</text:p>
              <text:p text:style-name="Preformatted_20_Text"><text:s text:c="4"/>$this-&gt;Crud-&gt;on('beforeBulk', function(\Cake\Event\Event $event) {</text:p>
              <text:p text:style-name="Preformatted_20_Text"><text:s text:c="8"/>// Stop the bulk event, the action will not continue</text:p>
              <text:p text:style-name="Preformatted_20_Text"><text:s text:c="8"/>if ($event-&gt;getSubject()-&gt;item-&gt;author !== 'admin') {</text:p>
              <text:p text:style-name="Preformatted_20_Text"><text:s text:c="12"/>$event-&gt;stopPropagation();</text:p>
              <text:p text:style-name="Preformatted_20_Text"><text:s text:c="8"/>}</text:p>
              <text:p text:style-name="Preformatted_20_Text"><text:s text:c="4"/>});</text:p>
              <text:p text:style-name="Preformatted_20_Text"/>
              <text:p text:style-name="Preformatted_20_Text"><text:s text:c="4"/>return $this-&gt;Crud-&gt;execute();</text:p>
              <text:p text:style-name="P5">}</text:p>
            </text:section>
          </text:section>
          <text:section text:style-name="Sect1" text:name="Seção87">
            <text:h text:style-name="Heading_20_3" text:outline-level="3"><text:bookmark text:name="crud-afterbulk"/>Crud.afterBulk</text:h>
            <text:p text:style-name="Text_20_body">This event is emitted after calling <text:span text:style-name="Source_20_Text">_bulk()</text:span> on a Bulk Crud action.</text:p>
            <text:p text:style-name="Text_20_body"><text:soft-page-break/>The <text:a xlink:type="simple" xlink:href="http://crud.readthedocs.io/en/latest/crud-subject.html#id1" text:style-name="Internet_20_link" text:visited-style-name="Visited_20_Internet_20_Link">Crud Subject</text:a> contains two keys:</text:p>
            <text:list xml:id="list8862567065064384725" text:style-name="L28">
              <text:list-item>
                <text:p text:style-name="P88"><text:span text:style-name="Strong_20_Emphasis">success</text:span> if <text:span text:style-name="Source_20_Text">true</text:span> the <text:span text:style-name="Source_20_Text">_bulk()</text:span> call succeeded, <text:span text:style-name="Source_20_Text">false</text:span> otherwise </text:p>
              </text:list-item>
              <text:list-item>
                <text:p text:style-name="P88"><text:span text:style-name="Strong_20_Emphasis">ids</text:span> A list of ids of entities, from the request data </text:p>
              </text:list-item>
              <text:list-item>
                <text:p text:style-name="P88"><text:span text:style-name="Strong_20_Emphasis">repository</text:span> An instance of the <text:span text:style-name="Source_20_Text">Repository</text:span> (<text:span text:style-name="Source_20_Text">Table</text:span>) which the query will be executed against. </text:p>
              </text:list-item>
              <text:list-item>
                <text:p text:style-name="P33"><text:span text:style-name="Strong_20_Emphasis">query</text:span> A <text:span text:style-name="Source_20_Text">Query</text:span> object from the <text:span text:style-name="Source_20_Text">Repository</text:span> where <text:span text:style-name="Source_20_Text">$PrimaryKey =&gt; $IdFromRequest</text:span> is already added to the conditions. </text:p>
              </text:list-item>
            </text:list>
            <text:section text:style-name="Sect1" text:name="Seção88">
              <text:h text:style-name="Heading_20_4" text:outline-level="4"><text:bookmark text:name="check-success1"/>Check Success</text:h>
              <text:p text:style-name="Preformatted_20_Text">public function bulk($id)</text:p>
              <text:p text:style-name="Preformatted_20_Text">{</text:p>
              <text:p text:style-name="Preformatted_20_Text"><text:s text:c="4"/>$this-&gt;Crud-&gt;on('afterBulk', function(\Cake\Event\Event $event) {</text:p>
              <text:p text:style-name="Preformatted_20_Text"><text:s text:c="8"/>if (!$event-&gt;getSubject()-&gt;success) {</text:p>
              <text:p text:style-name="Preformatted_20_Text"><text:s text:c="12"/>$this-&gt;log("Bulk action failed");</text:p>
              <text:p text:style-name="Preformatted_20_Text"><text:s text:c="8"/>}</text:p>
              <text:p text:style-name="Preformatted_20_Text"><text:s text:c="4"/>});</text:p>
              <text:p text:style-name="Preformatted_20_Text"/>
              <text:p text:style-name="Preformatted_20_Text"><text:s text:c="4"/>return $this-&gt;Crud-&gt;execute();</text:p>
              <text:p text:style-name="P5">}</text:p>
            </text:section>
          </text:section>
          <text:section text:style-name="Sect1" text:name="Seção89">
            <text:h text:style-name="Heading_20_3" text:outline-level="3"><text:bookmark text:name="crud-setflash2"/>Crud.setFlash</text:h>
            <text:p text:style-name="Text_20_body">Simple and event driven wrapper for <text:span text:style-name="Source_20_Text">SessionComponent::setFlash</text:span>.</text:p>
            <text:p text:style-name="Text_20_body">The <text:a xlink:type="simple" xlink:href="http://crud.readthedocs.io/en/latest/crud-subject.html#id1" text:style-name="Internet_20_link" text:visited-style-name="Visited_20_Internet_20_Link">Crud Subject</text:a> contains the following keys:</text:p>
            <text:list xml:id="list5730043222744331263" text:style-name="L29">
              <text:list-item>
                <text:p text:style-name="P89"><text:span text:style-name="Strong_20_Emphasis">text</text:span> The 1st argument to <text:span text:style-name="Source_20_Text">SessionComponent::setFlash</text:span>. </text:p>
              </text:list-item>
              <text:list-item>
                <text:p text:style-name="P89"><text:span text:style-name="Strong_20_Emphasis">element</text:span> The 2nd argument to <text:span text:style-name="Source_20_Text">SessionComponent::setFlash</text:span>. </text:p>
              </text:list-item>
              <text:list-item>
                <text:p text:style-name="P89"><text:span text:style-name="Strong_20_Emphasis">params</text:span> The 3rd argument to <text:span text:style-name="Source_20_Text">SessionComponent::setFlash</text:span>. </text:p>
              </text:list-item>
              <text:list-item>
                <text:p text:style-name="P89"><text:span text:style-name="Strong_20_Emphasis">key</text:span> The 4th argument to <text:span text:style-name="Source_20_Text">SessionComponent::setFlash</text:span>. </text:p>
              </text:list-item>
              <text:list-item>
                <text:p text:style-name="P34"><text:span text:style-name="Strong_20_Emphasis">entity</text:span> (Optional) The <text:span text:style-name="Source_20_Text">Entity</text:span> from the previously emitted event. </text:p>
              </text:list-item>
            </text:list>
            <text:p text:style-name="Text_20_body">All keys can be modified as you see fit, at the end of the event cycle they will be passed directly to <text:span text:style-name="Source_20_Text">SessionComponent::setFlash</text:span>.</text:p>
            <text:p text:style-name="Text_20_body">Defaults are stored in the <text:span text:style-name="Source_20_Text">messages</text:span> configuration array for each <text:a xlink:type="simple" xlink:href="http://crud.readthedocs.io/en/latest/actions.html" text:style-name="Internet_20_link" text:visited-style-name="Visited_20_Internet_20_Link">action</text:a>.</text:p>
            <text:p text:style-name="Text_20_body">If you do not want to use this feature, simply stop the event by calling it’s <text:span text:style-name="Source_20_Text">stopPropagation()</text:span> method.</text:p>
            <text:p text:style-name="Text_20_body">If you’d like to customise the flash messages that are used, perhaps you’re using <text:a xlink:type="simple" xlink:href="https://github.com/friendsofcake/bootstrap-ui" text:style-name="Internet_20_link" text:visited-style-name="Visited_20_Internet_20_Link">friendsofcake/bootstrap-ui</text:a>. It’s actually quite simple to do, and can be done as part of the component configuration or on the fly.</text:p>
            <text:p text:style-name="Preformatted_20_Text">public function initialize()</text:p>
            <text:p text:style-name="Preformatted_20_Text">{</text:p>
            <text:p text:style-name="Preformatted_20_Text"><text:s text:c="6"/>$this-&gt;loadComponent('Crud.Crud', [</text:p>
            <text:p text:style-name="Preformatted_20_Text"><text:s text:c="10"/>'actions' =&gt; [</text:p>
            <text:p text:style-name="Preformatted_20_Text"><text:s text:c="14"/>'edit' =&gt; [</text:p>
            <text:p text:style-name="Preformatted_20_Text"><text:s text:c="18"/>'className' =&gt; 'Crud.Edit',</text:p>
            <text:p text:style-name="Preformatted_20_Text"><text:s text:c="18"/>'messages' =&gt; [</text:p>
            <text:p text:style-name="Preformatted_20_Text"><text:s text:c="22"/>'success' =&gt; [</text:p>
            <text:p text:style-name="Preformatted_20_Text"><text:soft-page-break/><text:s text:c="26"/>'params' =&gt; ['class' =&gt; 'alert alert-success alert-dismissible']</text:p>
            <text:p text:style-name="Preformatted_20_Text"><text:s text:c="22"/>],</text:p>
            <text:p text:style-name="Preformatted_20_Text"><text:s text:c="22"/>'error' =&gt; [</text:p>
            <text:p text:style-name="Preformatted_20_Text"><text:s text:c="26"/>'params' =&gt; ['class' =&gt; 'alert alert-danger alert-dismissible']</text:p>
            <text:p text:style-name="Preformatted_20_Text"><text:s text:c="22"/>]</text:p>
            <text:p text:style-name="Preformatted_20_Text"><text:s text:c="18"/>],</text:p>
            <text:p text:style-name="Preformatted_20_Text"><text:s text:c="14"/>]</text:p>
            <text:p text:style-name="Preformatted_20_Text"><text:s text:c="10"/>]</text:p>
            <text:p text:style-name="Preformatted_20_Text"><text:s text:c="6"/>]);</text:p>
            <text:p text:style-name="P5">}</text:p>
            <text:p text:style-name="Text_20_body">If you’d like to configure it on the fly you can use the eventManager to change the event subject as the event is emitted.</text:p>
            <text:p text:style-name="Preformatted_20_Text">$this-&gt;eventManager()-&gt;on('Crud.setFlash', function (Event $event) {</text:p>
            <text:p text:style-name="Preformatted_20_Text"><text:s text:c="4"/>if ($event-&gt;getSubject()-&gt;success) {</text:p>
            <text:p text:style-name="Preformatted_20_Text"><text:s text:c="8"/>$event-&gt;getSubject()-&gt;params['class'] = ['alert', 'alert-success', 'alert-dismissible'];</text:p>
            <text:p text:style-name="Preformatted_20_Text"><text:s text:c="4"/>}</text:p>
            <text:p text:style-name="P5">});</text:p>
          </text:section>
          <text:section text:style-name="Sect1" text:name="Seção90">
            <text:h text:style-name="Heading_20_3" text:outline-level="3"><text:bookmark text:name="crud-beforeredirect3"/>Crud.beforeRedirect</text:h>
            <text:p text:style-name="Text_20_body">Simple and event driven wrapper for <text:span text:style-name="Source_20_Text">Controller::redirect()</text:span>.</text:p>
            <text:p text:style-name="Text_20_body">The <text:a xlink:type="simple" xlink:href="http://crud.readthedocs.io/en/latest/crud-subject.html#id1" text:style-name="Internet_20_link" text:visited-style-name="Visited_20_Internet_20_Link">Crud Subject</text:a> contains the following keys:</text:p>
            <text:list xml:id="list957482869753986139" text:style-name="L30">
              <text:list-item>
                <text:p text:style-name="P90"><text:span text:style-name="Strong_20_Emphasis">url</text:span> The 1st argument to <text:span text:style-name="Source_20_Text">Controller::redirect()</text:span>. </text:p>
              </text:list-item>
              <text:list-item>
                <text:p text:style-name="P90"><text:span text:style-name="Strong_20_Emphasis">status</text:span> The 2nd argument to <text:span text:style-name="Source_20_Text">Controller::redirect()</text:span>. </text:p>
              </text:list-item>
              <text:list-item>
                <text:p text:style-name="P90"><text:span text:style-name="Strong_20_Emphasis">exit</text:span> The 3rd argument to <text:span text:style-name="Source_20_Text">Controller::redirect()</text:span>. </text:p>
              </text:list-item>
              <text:list-item>
                <text:p text:style-name="P35"><text:span text:style-name="Strong_20_Emphasis">entity</text:span> (Optional) The <text:span text:style-name="Source_20_Text">Entity</text:span> from the previously emitted event. </text:p>
              </text:list-item>
            </text:list>
            <text:p text:style-name="Text_20_body">All keys can be modified as you see fit, at the end of the event cycle they will be passed directly to <text:span text:style-name="Source_20_Text">Controller::redirect()</text:span>.</text:p>
            <text:p text:style-name="Text_20_body">The redirect <text:span text:style-name="Source_20_Text">$url</text:span> can be changed on the fly either by posting a <text:span text:style-name="Source_20_Text">redirect_url</text:span> field from your form or by providing a <text:span text:style-name="Source_20_Text">redirect_url</text:span> HTTP query key.</text:p>
            <text:p text:style-name="Text_20_body">The default for most redirects are simply to return to the <text:span text:style-name="Source_20_Text">index()</text:span> action.</text:p>
          </text:section>
        </text:section>
      </text:section>
      <text:p text:style-name="P1"/>
      <text:h text:style-name="P3" text:outline-level="1">Bulk Set Value</text:h>
      <text:section text:style-name="Sect1" text:name="bulk-set-value">
        <text:p text:style-name="Text_20_body">You can use the <text:span text:style-name="Source_20_Text">Bulk\SetValueAction</text:span> class to specify the value of a given field for a group of database records.</text:p>
        <text:p text:style-name="Preformatted_20_Text">&lt;?php</text:p>
        <text:p text:style-name="Preformatted_20_Text">namespace App\Controller;</text:p>
        <text:p text:style-name="Preformatted_20_Text"/>
        <text:p text:style-name="Preformatted_20_Text">class PostsController extends AppController</text:p>
        <text:p text:style-name="Preformatted_20_Text">{</text:p>
        <text:p text:style-name="Preformatted_20_Text"><text:s text:c="4"/>public function initialize()</text:p>
        <text:p text:style-name="Preformatted_20_Text"><text:s text:c="4"/>{</text:p>
        <text:p text:style-name="Preformatted_20_Text"><text:soft-page-break/><text:s text:c="8"/>parent::initialize();</text:p>
        <text:p text:style-name="Preformatted_20_Text"><text:s text:c="8"/>$this-&gt;Crud-&gt;mapAction('publishAll', [</text:p>
        <text:p text:style-name="Preformatted_20_Text"><text:s text:c="12"/>'className' =&gt; 'Crud.Bulk/SetValue',</text:p>
        <text:p text:style-name="Preformatted_20_Text"><text:s text:c="12"/>'field' =&gt; 'status',</text:p>
        <text:p text:style-name="Preformatted_20_Text"><text:s text:c="12"/>'value' =&gt; 'publish'</text:p>
        <text:p text:style-name="Preformatted_20_Text"><text:s text:c="8"/>]);</text:p>
        <text:p text:style-name="Preformatted_20_Text"><text:s text:c="4"/>}</text:p>
        <text:p text:style-name="P5">}</text:p>
        <text:section text:style-name="Sect1" text:name="Seção91">
          <text:h text:style-name="Heading_20_2" text:outline-level="2"><text:bookmark text:name="configuration8"/>Configuration</text:h>
          <text:p text:style-name="Text_20_body">Before applying any configuration to an <text:span text:style-name="Source_20_Text">action</text:span> it must be mapped first.</text:p>
          <text:p text:style-name="Text_20_body">If the action has not been mapped an exception will be raised.</text:p>
          <text:section text:style-name="Sect1" text:name="Seção92">
            <text:h text:style-name="Heading_20_3" text:outline-level="3"><text:bookmark text:name="enabled7"/>enabled</text:h>
            <text:p text:style-name="Text_20_body">Test or modify if the Crud Action is enabled or not.</text:p>
            <text:p text:style-name="Text_20_body">When a CrudAction is disabled, Crud will not handle any requests to the action, and CakePHP will raise the normal <text:span text:style-name="Source_20_Text">\Cake\Error\MissingActionException</text:span> exception if you haven’t implemented the action in your controller.</text:p>
            <text:p text:style-name="Text_20_body">If you have enabled Crud and you are still receiving a <text:span text:style-name="Source_20_Text">MissingActionException</text:span>, ensure the action is enabled and that the controller has the <text:span text:style-name="Source_20_Text">\Crud\Controller\ControllerTrait</text:span> implemented.</text:p>
            <text:p text:style-name="Text_20_body">To test if an action is enabled, call the <text:span text:style-name="Source_20_Text">enabled</text:span> method on the action.</text:p>
            <text:p text:style-name="P5">$this-&gt;Crud-&gt;action()-&gt;enabled();</text:p>
            <text:p text:style-name="Text_20_body">To disable an action, call the <text:span text:style-name="Source_20_Text">disable</text:span> method on the action.</text:p>
            <text:p text:style-name="P5">$this-&gt;Crud-&gt;action()-&gt;disable();</text:p>
            <text:p text:style-name="Text_20_body">To enable an action, call the <text:span text:style-name="Source_20_Text">enable</text:span> method on the action.</text:p>
            <text:p text:style-name="P5">$this-&gt;Crud-&gt;action()-&gt;enable();</text:p>
            <text:p text:style-name="Text_20_body">To disable or enable multiple actions at the same time, <text:span text:style-name="Source_20_Text">Crud Component</text:span> provides helper methods.</text:p>
            <text:p text:style-name="Text_20_body">The <text:span text:style-name="Source_20_Text">enable</text:span> and <text:span text:style-name="Source_20_Text">disable</text:span> method can take a string or an array, for easy mass-updating.</text:p>
            <text:p text:style-name="Preformatted_20_Text">$this-&gt;Crud-&gt;enable('index');</text:p>
            <text:p text:style-name="Preformatted_20_Text">$this-&gt;Crud-&gt;enable(['index', 'add']);</text:p>
            <text:p text:style-name="Preformatted_20_Text"/>
            <text:p text:style-name="Preformatted_20_Text">$this-&gt;Crud-&gt;disable('index');</text:p>
            <text:p text:style-name="P5">$this-&gt;Crud-&gt;disable(['index', 'add']);</text:p>
            <text:p text:style-name="Text_20_body">These methods simply calls the <text:span text:style-name="Source_20_Text">enable</text:span> and <text:span text:style-name="Source_20_Text">disable</text:span> method in each <text:span text:style-name="Source_20_Text">Crud Action</text:span> class, and do not provide any magic other than mass updating.</text:p>
            <text:p text:style-name="Text_20_body"><text:soft-page-break/>While it’s possible to update the <text:span text:style-name="Source_20_Text">enabled</text:span> property directly on an action using the <text:span text:style-name="Source_20_Text">config</text:span> methods, it’s not recommend, as important cleanup logic will not be applied if you use the <text:span text:style-name="Source_20_Text">config()</text:span> method directly.</text:p>
          </text:section>
          <text:section text:style-name="Sect1" text:name="Seção93">
            <text:h text:style-name="Heading_20_3" text:outline-level="3"><text:bookmark text:name="findmethod5"/>findMethod</text:h>
            <text:p text:style-name="Text_20_body">The 1st parameter to <text:span text:style-name="Source_20_Text">Table::find()</text:span> - the default value is <text:span text:style-name="Source_20_Text">all</text:span>.</text:p>
            <text:p text:style-name="Text_20_body">To get the current configured <text:span text:style-name="Source_20_Text">findMethod</text:span> keys call the <text:span text:style-name="Source_20_Text">findMethod</text:span> method without any arguments.</text:p>
            <text:p text:style-name="P5">$this-&gt;Crud-&gt;action()-&gt;findMethod();</text:p>
            <text:p text:style-name="Text_20_body">To change the findMethod value pass a <text:span text:style-name="Citation">string</text:span> argument to the method</text:p>
            <text:p text:style-name="P5">$this-&gt;Crud-&gt;action()-&gt;findMethod('my_custom_finder');</text:p>
          </text:section>
        </text:section>
        <text:section text:style-name="Sect1" text:name="Seção94">
          <text:h text:style-name="Heading_20_2" text:outline-level="2"><text:bookmark text:name="events7"/>Events</text:h>
          <text:p text:style-name="Text_20_body">This is a list of events emitted from actions that extend <text:span text:style-name="Source_20_Text">Bulk\BaseAction</text:span>.</text:p>
          <text:p text:style-name="Text_20_body">Please see the <text:a xlink:type="simple" xlink:href="http://crud.readthedocs.io/en/latest/events.html" text:style-name="Internet_20_link" text:visited-style-name="Visited_20_Internet_20_Link">events documentation</text:a> for a full list of generic properties and how to use the event system correctly.</text:p>
          <text:section text:style-name="Sect1" text:name="Seção95">
            <text:h text:style-name="Heading_20_3" text:outline-level="3"><text:bookmark text:name="crud-startup7"/>Crud.startup</text:h>
            <text:p text:style-name="Text_20_body">Called after the <text:span text:style-name="Source_20_Text">Controller::beforeFilter()</text:span> and before the Crud action.</text:p>
            <text:p text:style-name="Text_20_body">It’s emitted from <text:span text:style-name="Source_20_Text">CrudComponent::startup()</text:span> and thus is fired in the same cycle as all <text:span text:style-name="Source_20_Text">Component::startup()</text:span> events.</text:p>
          </text:section>
          <text:section text:style-name="Sect1" text:name="Seção96">
            <text:h text:style-name="Heading_20_3" text:outline-level="3"><text:bookmark text:name="crud-beforefilter7"/>Crud.beforeFilter</text:h>
            <text:p text:style-name="Text_20_body">Triggered when a <text:span text:style-name="Source_20_Text">CrudAction</text:span> is going to handle a CakePHP request.</text:p>
            <text:p text:style-name="Text_20_body">It’s emitted from <text:span text:style-name="Source_20_Text">CrudComponent::beforeFilter</text:span> and thus is fired in the same cycle as all <text:span text:style-name="Source_20_Text">Controller::beforeFilter</text:span> events.</text:p>
          </text:section>
          <text:section text:style-name="Sect1" text:name="Seção97">
            <text:h text:style-name="Heading_20_3" text:outline-level="3"><text:bookmark text:name="crud-beforebulk1"/>Crud.beforeBulk</text:h>
            <text:p text:style-name="Text_20_body">This event is emitted before <text:span text:style-name="Source_20_Text">_bulk()</text:span> is called on a Bulk Crud action.</text:p>
            <text:p text:style-name="Text_20_body">The <text:a xlink:type="simple" xlink:href="http://crud.readthedocs.io/en/latest/crud-subject.html#id1" text:style-name="Internet_20_link" text:visited-style-name="Visited_20_Internet_20_Link">Crud Subject</text:a> contains the following keys:</text:p>
            <text:list xml:id="list3509452930566368491" text:style-name="L31">
              <text:list-item>
                <text:p text:style-name="P91"><text:span text:style-name="Strong_20_Emphasis">ids</text:span> A list of ids of entities, from the request data </text:p>
              </text:list-item>
              <text:list-item>
                <text:p text:style-name="P91"><text:span text:style-name="Strong_20_Emphasis">repository</text:span> An instance of the <text:span text:style-name="Source_20_Text">Repository</text:span> (<text:span text:style-name="Source_20_Text">Table</text:span>) which the query will be executed against. </text:p>
              </text:list-item>
              <text:list-item>
                <text:p text:style-name="P36"><text:span text:style-name="Strong_20_Emphasis">query</text:span> A <text:span text:style-name="Source_20_Text">Query</text:span> object from the <text:span text:style-name="Source_20_Text">Repository</text:span> where <text:span text:style-name="Source_20_Text">$PrimaryKey =&gt; $IdFromRequest</text:span> is already added to the conditions. </text:p>
              </text:list-item>
            </text:list>
            <text:p text:style-name="Text_20_body">To abort a bulk action, simply stop the event by calling <text:span text:style-name="Source_20_Text">$event-&gt;stopPropagation()</text:span>.</text:p>
            <text:section text:style-name="Sect1" text:name="Seção98">
              <text:h text:style-name="Heading_20_4" text:outline-level="4"><text:bookmark text:name="stop-bulk-action1"/><text:soft-page-break/>Stop Bulk Action</text:h>
              <text:p text:style-name="Preformatted_20_Text">public function bulk($id)</text:p>
              <text:p text:style-name="Preformatted_20_Text">{</text:p>
              <text:p text:style-name="Preformatted_20_Text"><text:s text:c="4"/>$this-&gt;Crud-&gt;on('beforeBulk', function(\Cake\Event\Event $event) {</text:p>
              <text:p text:style-name="Preformatted_20_Text"><text:s text:c="8"/>// Stop the bulk event, the action will not continue</text:p>
              <text:p text:style-name="Preformatted_20_Text"><text:s text:c="8"/>if ($event-&gt;getSubject()-&gt;item-&gt;author !== 'admin') {</text:p>
              <text:p text:style-name="Preformatted_20_Text"><text:s text:c="12"/>$event-&gt;stopPropagation();</text:p>
              <text:p text:style-name="Preformatted_20_Text"><text:s text:c="8"/>}</text:p>
              <text:p text:style-name="Preformatted_20_Text"><text:s text:c="4"/>});</text:p>
              <text:p text:style-name="Preformatted_20_Text"/>
              <text:p text:style-name="Preformatted_20_Text"><text:s text:c="4"/>return $this-&gt;Crud-&gt;execute();</text:p>
              <text:p text:style-name="P5">}</text:p>
            </text:section>
          </text:section>
          <text:section text:style-name="Sect1" text:name="Seção99">
            <text:h text:style-name="Heading_20_3" text:outline-level="3"><text:bookmark text:name="crud-afterbulk1"/>Crud.afterBulk</text:h>
            <text:p text:style-name="Text_20_body">This event is emitted after calling <text:span text:style-name="Source_20_Text">_bulk()</text:span> on a Bulk Crud action.</text:p>
            <text:p text:style-name="Text_20_body">The <text:a xlink:type="simple" xlink:href="http://crud.readthedocs.io/en/latest/crud-subject.html#id1" text:style-name="Internet_20_link" text:visited-style-name="Visited_20_Internet_20_Link">Crud Subject</text:a> contains two keys:</text:p>
            <text:list xml:id="list8359018350150357436" text:style-name="L32">
              <text:list-item>
                <text:p text:style-name="P92"><text:span text:style-name="Strong_20_Emphasis">success</text:span> if <text:span text:style-name="Source_20_Text">true</text:span> the <text:span text:style-name="Source_20_Text">_bulk()</text:span> call succeeded, <text:span text:style-name="Source_20_Text">false</text:span> otherwise </text:p>
              </text:list-item>
              <text:list-item>
                <text:p text:style-name="P92"><text:span text:style-name="Strong_20_Emphasis">ids</text:span> A list of ids of entities, from the request data </text:p>
              </text:list-item>
              <text:list-item>
                <text:p text:style-name="P92"><text:span text:style-name="Strong_20_Emphasis">repository</text:span> An instance of the <text:span text:style-name="Source_20_Text">Repository</text:span> (<text:span text:style-name="Source_20_Text">Table</text:span>) which the query will be executed against. </text:p>
              </text:list-item>
              <text:list-item>
                <text:p text:style-name="P37"><text:span text:style-name="Strong_20_Emphasis">query</text:span> A <text:span text:style-name="Source_20_Text">Query</text:span> object from the <text:span text:style-name="Source_20_Text">Repository</text:span> where <text:span text:style-name="Source_20_Text">$PrimaryKey =&gt; $IdFromRequest</text:span> is already added to the conditions. </text:p>
              </text:list-item>
            </text:list>
            <text:section text:style-name="Sect1" text:name="Seção100">
              <text:h text:style-name="Heading_20_4" text:outline-level="4"><text:bookmark text:name="check-success2"/>Check Success</text:h>
              <text:p text:style-name="Preformatted_20_Text">public function bulk($id)</text:p>
              <text:p text:style-name="Preformatted_20_Text">{</text:p>
              <text:p text:style-name="Preformatted_20_Text"><text:s text:c="4"/>$this-&gt;Crud-&gt;on('afterBulk', function(\Cake\Event\Event $event) {</text:p>
              <text:p text:style-name="Preformatted_20_Text"><text:s text:c="8"/>if (!$event-&gt;getSubject()-&gt;success) {</text:p>
              <text:p text:style-name="Preformatted_20_Text"><text:s text:c="12"/>$this-&gt;log("Bulk action failed");</text:p>
              <text:p text:style-name="Preformatted_20_Text"><text:s text:c="8"/>}</text:p>
              <text:p text:style-name="Preformatted_20_Text"><text:s text:c="4"/>});</text:p>
              <text:p text:style-name="Preformatted_20_Text"/>
              <text:p text:style-name="Preformatted_20_Text"><text:s text:c="4"/>return $this-&gt;Crud-&gt;execute();</text:p>
              <text:p text:style-name="P5">}</text:p>
            </text:section>
          </text:section>
          <text:section text:style-name="Sect1" text:name="Seção101">
            <text:h text:style-name="Heading_20_3" text:outline-level="3"><text:bookmark text:name="crud-setflash3"/>Crud.setFlash</text:h>
            <text:p text:style-name="Text_20_body">Simple and event driven wrapper for <text:span text:style-name="Source_20_Text">SessionComponent::setFlash</text:span>.</text:p>
            <text:p text:style-name="Text_20_body">The <text:a xlink:type="simple" xlink:href="http://crud.readthedocs.io/en/latest/crud-subject.html#id1" text:style-name="Internet_20_link" text:visited-style-name="Visited_20_Internet_20_Link">Crud Subject</text:a> contains the following keys:</text:p>
            <text:list xml:id="list3221177302073438748" text:style-name="L33">
              <text:list-item>
                <text:p text:style-name="P93"><text:span text:style-name="Strong_20_Emphasis">text</text:span> The 1st argument to <text:span text:style-name="Source_20_Text">SessionComponent::setFlash</text:span>. </text:p>
              </text:list-item>
              <text:list-item>
                <text:p text:style-name="P93"><text:span text:style-name="Strong_20_Emphasis">element</text:span> The 2nd argument to <text:span text:style-name="Source_20_Text">SessionComponent::setFlash</text:span>. </text:p>
              </text:list-item>
              <text:list-item>
                <text:p text:style-name="P93"><text:span text:style-name="Strong_20_Emphasis">params</text:span> The 3rd argument to <text:span text:style-name="Source_20_Text">SessionComponent::setFlash</text:span>. </text:p>
              </text:list-item>
              <text:list-item>
                <text:p text:style-name="P93"><text:span text:style-name="Strong_20_Emphasis">key</text:span> The 4th argument to <text:span text:style-name="Source_20_Text">SessionComponent::setFlash</text:span>. </text:p>
              </text:list-item>
              <text:list-item>
                <text:p text:style-name="P38"><text:span text:style-name="Strong_20_Emphasis">entity</text:span> (Optional) The <text:span text:style-name="Source_20_Text">Entity</text:span> from the previously emitted event. </text:p>
              </text:list-item>
            </text:list>
            <text:p text:style-name="Text_20_body">All keys can be modified as you see fit, at the end of the event cycle they will be passed directly to <text:span text:style-name="Source_20_Text">SessionComponent::setFlash</text:span>.</text:p>
            <text:p text:style-name="Text_20_body"><text:soft-page-break/>Defaults are stored in the <text:span text:style-name="Source_20_Text">messages</text:span> configuration array for each <text:a xlink:type="simple" xlink:href="http://crud.readthedocs.io/en/latest/actions.html" text:style-name="Internet_20_link" text:visited-style-name="Visited_20_Internet_20_Link">action</text:a>.</text:p>
            <text:p text:style-name="Text_20_body">If you do not want to use this feature, simply stop the event by calling it’s <text:span text:style-name="Source_20_Text">stopPropagation()</text:span> method.</text:p>
            <text:p text:style-name="Text_20_body">If you’d like to customise the flash messages that are used, perhaps you’re using <text:a xlink:type="simple" xlink:href="https://github.com/friendsofcake/bootstrap-ui" text:style-name="Internet_20_link" text:visited-style-name="Visited_20_Internet_20_Link">friendsofcake/bootstrap-ui</text:a>. It’s actually quite simple to do, and can be done as part of the component configuration or on the fly.</text:p>
            <text:p text:style-name="Preformatted_20_Text">public function initialize()</text:p>
            <text:p text:style-name="Preformatted_20_Text">{</text:p>
            <text:p text:style-name="Preformatted_20_Text"><text:s text:c="6"/>$this-&gt;loadComponent('Crud.Crud', [</text:p>
            <text:p text:style-name="Preformatted_20_Text"><text:s text:c="10"/>'actions' =&gt; [</text:p>
            <text:p text:style-name="Preformatted_20_Text"><text:s text:c="14"/>'edit' =&gt; [</text:p>
            <text:p text:style-name="Preformatted_20_Text"><text:s text:c="18"/>'className' =&gt; 'Crud.Edit',</text:p>
            <text:p text:style-name="Preformatted_20_Text"><text:s text:c="18"/>'messages' =&gt; [</text:p>
            <text:p text:style-name="Preformatted_20_Text"><text:s text:c="22"/>'success' =&gt; [</text:p>
            <text:p text:style-name="Preformatted_20_Text"><text:s text:c="26"/>'params' =&gt; ['class' =&gt; 'alert alert-success alert-dismissible']</text:p>
            <text:p text:style-name="Preformatted_20_Text"><text:s text:c="22"/>],</text:p>
            <text:p text:style-name="Preformatted_20_Text"><text:s text:c="22"/>'error' =&gt; [</text:p>
            <text:p text:style-name="Preformatted_20_Text"><text:s text:c="26"/>'params' =&gt; ['class' =&gt; 'alert alert-danger alert-dismissible']</text:p>
            <text:p text:style-name="Preformatted_20_Text"><text:s text:c="22"/>]</text:p>
            <text:p text:style-name="Preformatted_20_Text"><text:s text:c="18"/>],</text:p>
            <text:p text:style-name="Preformatted_20_Text"><text:s text:c="14"/>]</text:p>
            <text:p text:style-name="Preformatted_20_Text"><text:s text:c="10"/>]</text:p>
            <text:p text:style-name="Preformatted_20_Text"><text:s text:c="6"/>]);</text:p>
            <text:p text:style-name="P5">}</text:p>
            <text:p text:style-name="Text_20_body">If you’d like to configure it on the fly you can use the eventManager to change the event subject as the event is emitted.</text:p>
            <text:p text:style-name="Preformatted_20_Text">$this-&gt;eventManager()-&gt;on('Crud.setFlash', function (Event $event) {</text:p>
            <text:p text:style-name="Preformatted_20_Text"><text:s text:c="4"/>if ($event-&gt;getSubject()-&gt;success) {</text:p>
            <text:p text:style-name="Preformatted_20_Text"><text:s text:c="8"/>$event-&gt;getSubject()-&gt;params['class'] = ['alert', 'alert-success', 'alert-dismissible'];</text:p>
            <text:p text:style-name="Preformatted_20_Text"><text:s text:c="4"/>}</text:p>
            <text:p text:style-name="P5">});</text:p>
          </text:section>
          <text:section text:style-name="Sect1" text:name="Seção102">
            <text:h text:style-name="Heading_20_3" text:outline-level="3"><text:bookmark text:name="crud-beforeredirect4"/>Crud.beforeRedirect</text:h>
            <text:p text:style-name="Text_20_body">Simple and event driven wrapper for <text:span text:style-name="Source_20_Text">Controller::redirect()</text:span>.</text:p>
            <text:p text:style-name="Text_20_body">The <text:a xlink:type="simple" xlink:href="http://crud.readthedocs.io/en/latest/crud-subject.html#id1" text:style-name="Internet_20_link" text:visited-style-name="Visited_20_Internet_20_Link">Crud Subject</text:a> contains the following keys:</text:p>
            <text:list xml:id="list5200903563823023284" text:style-name="L34">
              <text:list-item>
                <text:p text:style-name="P94"><text:span text:style-name="Strong_20_Emphasis">url</text:span> The 1st argument to <text:span text:style-name="Source_20_Text">Controller::redirect()</text:span>. </text:p>
              </text:list-item>
              <text:list-item>
                <text:p text:style-name="P94"><text:span text:style-name="Strong_20_Emphasis">status</text:span> The 2nd argument to <text:span text:style-name="Source_20_Text">Controller::redirect()</text:span>. </text:p>
              </text:list-item>
              <text:list-item>
                <text:p text:style-name="P94"><text:span text:style-name="Strong_20_Emphasis">exit</text:span> The 3rd argument to <text:span text:style-name="Source_20_Text">Controller::redirect()</text:span>. </text:p>
              </text:list-item>
              <text:list-item>
                <text:p text:style-name="P39"><text:span text:style-name="Strong_20_Emphasis">entity</text:span> (Optional) The <text:span text:style-name="Source_20_Text">Entity</text:span> from the previously emitted event. </text:p>
              </text:list-item>
            </text:list>
            <text:p text:style-name="Text_20_body">All keys can be modified as you see fit, at the end of the event cycle they will be passed directly to <text:span text:style-name="Source_20_Text">Controller::redirect()</text:span>.</text:p>
            <text:p text:style-name="Text_20_body">The redirect <text:span text:style-name="Source_20_Text">$url</text:span> can be changed on the fly either by posting a <text:span text:style-name="Source_20_Text">redirect_url</text:span> field from your form or by providing a <text:span text:style-name="Source_20_Text">redirect_url</text:span> HTTP query key.</text:p>
            <text:p text:style-name="Text_20_body"><text:soft-page-break/>The default for most redirects are simply to return to the <text:span text:style-name="Source_20_Text">index()</text:span> action.</text:p>
          </text:section>
        </text:section>
      </text:section>
      <text:p text:style-name="P1"/>
      <text:h text:style-name="P3" text:outline-level="1">Bulk Toggle</text:h>
      <text:section text:style-name="Sect1" text:name="bulk-toggle">
        <text:p text:style-name="Text_20_body">You can use the <text:span text:style-name="Source_20_Text">Bulk\ToggleAction</text:span> class to toggle the value of a boolean field for a group of database records.</text:p>
        <text:p text:style-name="Preformatted_20_Text">&lt;?php</text:p>
        <text:p text:style-name="Preformatted_20_Text">namespace App\Controller;</text:p>
        <text:p text:style-name="Preformatted_20_Text"/>
        <text:p text:style-name="Preformatted_20_Text">class PostsController extends AppController</text:p>
        <text:p text:style-name="Preformatted_20_Text">{</text:p>
        <text:p text:style-name="Preformatted_20_Text"><text:s text:c="4"/>public function initialize()</text:p>
        <text:p text:style-name="Preformatted_20_Text"><text:s text:c="4"/>{</text:p>
        <text:p text:style-name="Preformatted_20_Text"><text:s text:c="8"/>parent::initialize();</text:p>
        <text:p text:style-name="Preformatted_20_Text"><text:s text:c="8"/>$this-&gt;Crud-&gt;mapAction('toggleActive', [</text:p>
        <text:p text:style-name="Preformatted_20_Text"><text:s text:c="12"/>'className' =&gt; 'Crud.Bulk/Toggle',</text:p>
        <text:p text:style-name="Preformatted_20_Text"><text:s text:c="12"/>'field' =&gt; 'toggle',</text:p>
        <text:p text:style-name="Preformatted_20_Text"><text:s text:c="8"/>]);</text:p>
        <text:p text:style-name="Preformatted_20_Text"><text:s text:c="4"/>}</text:p>
        <text:p text:style-name="P5">}</text:p>
        <text:section text:style-name="Sect1" text:name="Seção103">
          <text:h text:style-name="Heading_20_2" text:outline-level="2"><text:bookmark text:name="configuration9"/>Configuration</text:h>
          <text:p text:style-name="Text_20_body">Before applying any configuration to an <text:span text:style-name="Source_20_Text">action</text:span> it must be mapped first.</text:p>
          <text:p text:style-name="Text_20_body">If the action has not been mapped an exception will be raised.</text:p>
          <text:section text:style-name="Sect1" text:name="Seção104">
            <text:h text:style-name="Heading_20_3" text:outline-level="3"><text:bookmark text:name="enabled8"/>enabled</text:h>
            <text:p text:style-name="Text_20_body">Test or modify if the Crud Action is enabled or not.</text:p>
            <text:p text:style-name="Text_20_body">When a CrudAction is disabled, Crud will not handle any requests to the action, and CakePHP will raise the normal <text:span text:style-name="Source_20_Text">\Cake\Error\MissingActionException</text:span> exception if you haven’t implemented the action in your controller.</text:p>
            <text:p text:style-name="Text_20_body">If you have enabled Crud and you are still receiving a <text:span text:style-name="Source_20_Text">MissingActionException</text:span>, ensure the action is enabled and that the controller has the <text:span text:style-name="Source_20_Text">\Crud\Controller\ControllerTrait</text:span> implemented.</text:p>
            <text:p text:style-name="Text_20_body">To test if an action is enabled, call the <text:span text:style-name="Source_20_Text">enabled</text:span> method on the action.</text:p>
            <text:p text:style-name="P5">$this-&gt;Crud-&gt;action()-&gt;enabled();</text:p>
            <text:p text:style-name="Text_20_body">To disable an action, call the <text:span text:style-name="Source_20_Text">disable</text:span> method on the action.</text:p>
            <text:p text:style-name="P5">$this-&gt;Crud-&gt;action()-&gt;disable();</text:p>
            <text:p text:style-name="Text_20_body">To enable an action, call the <text:span text:style-name="Source_20_Text">enable</text:span> method on the action.</text:p>
            <text:p text:style-name="P5">$this-&gt;Crud-&gt;action()-&gt;enable();</text:p>
            <text:p text:style-name="Text_20_body"><text:soft-page-break/>To disable or enable multiple actions at the same time, <text:span text:style-name="Source_20_Text">Crud Component</text:span> provides helper methods.</text:p>
            <text:p text:style-name="Text_20_body">The <text:span text:style-name="Source_20_Text">enable</text:span> and <text:span text:style-name="Source_20_Text">disable</text:span> method can take a string or an array, for easy mass-updating.</text:p>
            <text:p text:style-name="Preformatted_20_Text">$this-&gt;Crud-&gt;enable('index');</text:p>
            <text:p text:style-name="Preformatted_20_Text">$this-&gt;Crud-&gt;enable(['index', 'add']);</text:p>
            <text:p text:style-name="Preformatted_20_Text"/>
            <text:p text:style-name="Preformatted_20_Text">$this-&gt;Crud-&gt;disable('index');</text:p>
            <text:p text:style-name="P5">$this-&gt;Crud-&gt;disable(['index', 'add']);</text:p>
            <text:p text:style-name="Text_20_body">These methods simply calls the <text:span text:style-name="Source_20_Text">enable</text:span> and <text:span text:style-name="Source_20_Text">disable</text:span> method in each <text:span text:style-name="Source_20_Text">Crud Action</text:span> class, and do not provide any magic other than mass updating.</text:p>
            <text:p text:style-name="Text_20_body">While it’s possible to update the <text:span text:style-name="Source_20_Text">enabled</text:span> property directly on an action using the <text:span text:style-name="Source_20_Text">config</text:span> methods, it’s not recommend, as important cleanup logic will not be applied if you use the <text:span text:style-name="Source_20_Text">config()</text:span> method directly.</text:p>
          </text:section>
          <text:section text:style-name="Sect1" text:name="Seção105">
            <text:h text:style-name="Heading_20_3" text:outline-level="3"><text:bookmark text:name="findmethod6"/>findMethod</text:h>
            <text:p text:style-name="Text_20_body">The 1st parameter to <text:span text:style-name="Source_20_Text">Table::find()</text:span> - the default value is <text:span text:style-name="Source_20_Text">all</text:span>.</text:p>
            <text:p text:style-name="Text_20_body">To get the current configured <text:span text:style-name="Source_20_Text">findMethod</text:span> keys call the <text:span text:style-name="Source_20_Text">findMethod</text:span> method without any arguments.</text:p>
            <text:p text:style-name="P5">$this-&gt;Crud-&gt;action()-&gt;findMethod();</text:p>
            <text:p text:style-name="Text_20_body">To change the findMethod value pass a <text:span text:style-name="Citation">string</text:span> argument to the method</text:p>
            <text:p text:style-name="P5">$this-&gt;Crud-&gt;action()-&gt;findMethod('my_custom_finder');</text:p>
          </text:section>
        </text:section>
        <text:section text:style-name="Sect1" text:name="Seção106">
          <text:h text:style-name="Heading_20_2" text:outline-level="2"><text:bookmark text:name="events8"/>Events</text:h>
          <text:p text:style-name="Text_20_body">This is a list of events emitted from actions that extend <text:span text:style-name="Source_20_Text">Bulk\BaseAction</text:span>.</text:p>
          <text:p text:style-name="Text_20_body">Please see the <text:a xlink:type="simple" xlink:href="http://crud.readthedocs.io/en/latest/events.html" text:style-name="Internet_20_link" text:visited-style-name="Visited_20_Internet_20_Link">events documentation</text:a> for a full list of generic properties and how to use the event system correctly.</text:p>
          <text:section text:style-name="Sect1" text:name="Seção107">
            <text:h text:style-name="Heading_20_3" text:outline-level="3"><text:bookmark text:name="crud-startup8"/>Crud.startup</text:h>
            <text:p text:style-name="Text_20_body">Called after the <text:span text:style-name="Source_20_Text">Controller::beforeFilter()</text:span> and before the Crud action.</text:p>
            <text:p text:style-name="Text_20_body">It’s emitted from <text:span text:style-name="Source_20_Text">CrudComponent::startup()</text:span> and thus is fired in the same cycle as all <text:span text:style-name="Source_20_Text">Component::startup()</text:span> events.</text:p>
          </text:section>
          <text:section text:style-name="Sect1" text:name="Seção108">
            <text:h text:style-name="Heading_20_3" text:outline-level="3"><text:bookmark text:name="crud-beforefilter8"/>Crud.beforeFilter</text:h>
            <text:p text:style-name="Text_20_body">Triggered when a <text:span text:style-name="Source_20_Text">CrudAction</text:span> is going to handle a CakePHP request.</text:p>
            <text:p text:style-name="Text_20_body">It’s emitted from <text:span text:style-name="Source_20_Text">CrudComponent::beforeFilter</text:span> and thus is fired in the same cycle as all <text:span text:style-name="Source_20_Text">Controller::beforeFilter</text:span> events.</text:p>
          </text:section>
          <text:section text:style-name="Sect1" text:name="Seção109">
            <text:h text:style-name="Heading_20_3" text:outline-level="3"><text:bookmark text:name="crud-beforebulk2"/><text:soft-page-break/>Crud.beforeBulk</text:h>
            <text:p text:style-name="Text_20_body">This event is emitted before <text:span text:style-name="Source_20_Text">_bulk()</text:span> is called on a Bulk Crud action.</text:p>
            <text:p text:style-name="Text_20_body">The <text:a xlink:type="simple" xlink:href="http://crud.readthedocs.io/en/latest/crud-subject.html#id1" text:style-name="Internet_20_link" text:visited-style-name="Visited_20_Internet_20_Link">Crud Subject</text:a> contains the following keys:</text:p>
            <text:list xml:id="list4876938729275482297" text:style-name="L35">
              <text:list-item>
                <text:p text:style-name="P95"><text:span text:style-name="Strong_20_Emphasis">ids</text:span> A list of ids of entities, from the request data </text:p>
              </text:list-item>
              <text:list-item>
                <text:p text:style-name="P95"><text:span text:style-name="Strong_20_Emphasis">repository</text:span> An instance of the <text:span text:style-name="Source_20_Text">Repository</text:span> (<text:span text:style-name="Source_20_Text">Table</text:span>) which the query will be executed against. </text:p>
              </text:list-item>
              <text:list-item>
                <text:p text:style-name="P40"><text:span text:style-name="Strong_20_Emphasis">query</text:span> A <text:span text:style-name="Source_20_Text">Query</text:span> object from the <text:span text:style-name="Source_20_Text">Repository</text:span> where <text:span text:style-name="Source_20_Text">$PrimaryKey =&gt; $IdFromRequest</text:span> is already added to the conditions. </text:p>
              </text:list-item>
            </text:list>
            <text:p text:style-name="Text_20_body">To abort a bulk action, simply stop the event by calling <text:span text:style-name="Source_20_Text">$event-&gt;stopPropagation()</text:span>.</text:p>
            <text:section text:style-name="Sect1" text:name="Seção110">
              <text:h text:style-name="Heading_20_4" text:outline-level="4"><text:bookmark text:name="stop-bulk-action2"/>Stop Bulk Action</text:h>
              <text:p text:style-name="Preformatted_20_Text">public function bulk($id)</text:p>
              <text:p text:style-name="Preformatted_20_Text">{</text:p>
              <text:p text:style-name="Preformatted_20_Text"><text:s text:c="4"/>$this-&gt;Crud-&gt;on('beforeBulk', function(\Cake\Event\Event $event) {</text:p>
              <text:p text:style-name="Preformatted_20_Text"><text:s text:c="8"/>// Stop the bulk event, the action will not continue</text:p>
              <text:p text:style-name="Preformatted_20_Text"><text:s text:c="8"/>if ($event-&gt;getSubject()-&gt;item-&gt;author !== 'admin') {</text:p>
              <text:p text:style-name="Preformatted_20_Text"><text:s text:c="12"/>$event-&gt;stopPropagation();</text:p>
              <text:p text:style-name="Preformatted_20_Text"><text:s text:c="8"/>}</text:p>
              <text:p text:style-name="Preformatted_20_Text"><text:s text:c="4"/>});</text:p>
              <text:p text:style-name="Preformatted_20_Text"/>
              <text:p text:style-name="Preformatted_20_Text"><text:s text:c="4"/>return $this-&gt;Crud-&gt;execute();</text:p>
              <text:p text:style-name="P5">}</text:p>
            </text:section>
          </text:section>
          <text:section text:style-name="Sect1" text:name="Seção111">
            <text:h text:style-name="Heading_20_3" text:outline-level="3"><text:bookmark text:name="crud-afterbulk2"/>Crud.afterBulk</text:h>
            <text:p text:style-name="Text_20_body">This event is emitted after calling <text:span text:style-name="Source_20_Text">_bulk()</text:span> on a Bulk Crud action.</text:p>
            <text:p text:style-name="Text_20_body">The <text:a xlink:type="simple" xlink:href="http://crud.readthedocs.io/en/latest/crud-subject.html#id1" text:style-name="Internet_20_link" text:visited-style-name="Visited_20_Internet_20_Link">Crud Subject</text:a> contains two keys:</text:p>
            <text:list xml:id="list2572735318105266935" text:style-name="L36">
              <text:list-item>
                <text:p text:style-name="P96"><text:span text:style-name="Strong_20_Emphasis">success</text:span> if <text:span text:style-name="Source_20_Text">true</text:span> the <text:span text:style-name="Source_20_Text">_bulk()</text:span> call succeeded, <text:span text:style-name="Source_20_Text">false</text:span> otherwise </text:p>
              </text:list-item>
              <text:list-item>
                <text:p text:style-name="P96"><text:span text:style-name="Strong_20_Emphasis">ids</text:span> A list of ids of entities, from the request data </text:p>
              </text:list-item>
              <text:list-item>
                <text:p text:style-name="P96"><text:span text:style-name="Strong_20_Emphasis">repository</text:span> An instance of the <text:span text:style-name="Source_20_Text">Repository</text:span> (<text:span text:style-name="Source_20_Text">Table</text:span>) which the query will be executed against. </text:p>
              </text:list-item>
              <text:list-item>
                <text:p text:style-name="P41"><text:span text:style-name="Strong_20_Emphasis">query</text:span> A <text:span text:style-name="Source_20_Text">Query</text:span> object from the <text:span text:style-name="Source_20_Text">Repository</text:span> where <text:span text:style-name="Source_20_Text">$PrimaryKey =&gt; $IdFromRequest</text:span> is already added to the conditions. </text:p>
              </text:list-item>
            </text:list>
            <text:section text:style-name="Sect1" text:name="Seção112">
              <text:h text:style-name="Heading_20_4" text:outline-level="4"><text:bookmark text:name="check-success3"/>Check Success</text:h>
              <text:p text:style-name="Preformatted_20_Text">public function bulk($id)</text:p>
              <text:p text:style-name="Preformatted_20_Text">{</text:p>
              <text:p text:style-name="Preformatted_20_Text"><text:s text:c="4"/>$this-&gt;Crud-&gt;on('afterBulk', function(\Cake\Event\Event $event) {</text:p>
              <text:p text:style-name="Preformatted_20_Text"><text:s text:c="8"/>if (!$event-&gt;getSubject()-&gt;success) {</text:p>
              <text:p text:style-name="Preformatted_20_Text"><text:s text:c="12"/>$this-&gt;log("Bulk action failed");</text:p>
              <text:p text:style-name="Preformatted_20_Text"><text:s text:c="8"/>}</text:p>
              <text:p text:style-name="Preformatted_20_Text"><text:s text:c="4"/>});</text:p>
              <text:p text:style-name="Preformatted_20_Text"/>
              <text:p text:style-name="Preformatted_20_Text"><text:s text:c="4"/>return $this-&gt;Crud-&gt;execute();</text:p>
              <text:p text:style-name="P5">}</text:p>
            </text:section>
          </text:section>
          <text:section text:style-name="Sect1" text:name="Seção113">
            <text:h text:style-name="Heading_20_3" text:outline-level="3"><text:bookmark text:name="crud-setflash4"/><text:soft-page-break/>Crud.setFlash</text:h>
            <text:p text:style-name="Text_20_body">Simple and event driven wrapper for <text:span text:style-name="Source_20_Text">SessionComponent::setFlash</text:span>.</text:p>
            <text:p text:style-name="Text_20_body">The <text:a xlink:type="simple" xlink:href="http://crud.readthedocs.io/en/latest/crud-subject.html#id1" text:style-name="Internet_20_link" text:visited-style-name="Visited_20_Internet_20_Link">Crud Subject</text:a> contains the following keys:</text:p>
            <text:list xml:id="list7155489689636840855" text:style-name="L37">
              <text:list-item>
                <text:p text:style-name="P97"><text:span text:style-name="Strong_20_Emphasis">text</text:span> The 1st argument to <text:span text:style-name="Source_20_Text">SessionComponent::setFlash</text:span>. </text:p>
              </text:list-item>
              <text:list-item>
                <text:p text:style-name="P97"><text:span text:style-name="Strong_20_Emphasis">element</text:span> The 2nd argument to <text:span text:style-name="Source_20_Text">SessionComponent::setFlash</text:span>. </text:p>
              </text:list-item>
              <text:list-item>
                <text:p text:style-name="P97"><text:span text:style-name="Strong_20_Emphasis">params</text:span> The 3rd argument to <text:span text:style-name="Source_20_Text">SessionComponent::setFlash</text:span>. </text:p>
              </text:list-item>
              <text:list-item>
                <text:p text:style-name="P97"><text:span text:style-name="Strong_20_Emphasis">key</text:span> The 4th argument to <text:span text:style-name="Source_20_Text">SessionComponent::setFlash</text:span>. </text:p>
              </text:list-item>
              <text:list-item>
                <text:p text:style-name="P42"><text:span text:style-name="Strong_20_Emphasis">entity</text:span> (Optional) The <text:span text:style-name="Source_20_Text">Entity</text:span> from the previously emitted event. </text:p>
              </text:list-item>
            </text:list>
            <text:p text:style-name="Text_20_body">All keys can be modified as you see fit, at the end of the event cycle they will be passed directly to <text:span text:style-name="Source_20_Text">SessionComponent::setFlash</text:span>.</text:p>
            <text:p text:style-name="Text_20_body">Defaults are stored in the <text:span text:style-name="Source_20_Text">messages</text:span> configuration array for each <text:a xlink:type="simple" xlink:href="http://crud.readthedocs.io/en/latest/actions.html" text:style-name="Internet_20_link" text:visited-style-name="Visited_20_Internet_20_Link">action</text:a>.</text:p>
            <text:p text:style-name="Text_20_body">If you do not want to use this feature, simply stop the event by calling it’s <text:span text:style-name="Source_20_Text">stopPropagation()</text:span> method.</text:p>
            <text:p text:style-name="Text_20_body">If you’d like to customise the flash messages that are used, perhaps you’re using <text:a xlink:type="simple" xlink:href="https://github.com/friendsofcake/bootstrap-ui" text:style-name="Internet_20_link" text:visited-style-name="Visited_20_Internet_20_Link">friendsofcake/bootstrap-ui</text:a>. It’s actually quite simple to do, and can be done as part of the component configuration or on the fly.</text:p>
            <text:p text:style-name="Preformatted_20_Text">public function initialize()</text:p>
            <text:p text:style-name="Preformatted_20_Text">{</text:p>
            <text:p text:style-name="Preformatted_20_Text"><text:s text:c="6"/>$this-&gt;loadComponent('Crud.Crud', [</text:p>
            <text:p text:style-name="Preformatted_20_Text"><text:s text:c="10"/>'actions' =&gt; [</text:p>
            <text:p text:style-name="Preformatted_20_Text"><text:s text:c="14"/>'edit' =&gt; [</text:p>
            <text:p text:style-name="Preformatted_20_Text"><text:s text:c="18"/>'className' =&gt; 'Crud.Edit',</text:p>
            <text:p text:style-name="Preformatted_20_Text"><text:s text:c="18"/>'messages' =&gt; [</text:p>
            <text:p text:style-name="Preformatted_20_Text"><text:s text:c="22"/>'success' =&gt; [</text:p>
            <text:p text:style-name="Preformatted_20_Text"><text:s text:c="26"/>'params' =&gt; ['class' =&gt; 'alert alert-success alert-dismissible']</text:p>
            <text:p text:style-name="Preformatted_20_Text"><text:s text:c="22"/>],</text:p>
            <text:p text:style-name="Preformatted_20_Text"><text:s text:c="22"/>'error' =&gt; [</text:p>
            <text:p text:style-name="Preformatted_20_Text"><text:s text:c="26"/>'params' =&gt; ['class' =&gt; 'alert alert-danger alert-dismissible']</text:p>
            <text:p text:style-name="Preformatted_20_Text"><text:s text:c="22"/>]</text:p>
            <text:p text:style-name="Preformatted_20_Text"><text:s text:c="18"/>],</text:p>
            <text:p text:style-name="Preformatted_20_Text"><text:s text:c="14"/>]</text:p>
            <text:p text:style-name="Preformatted_20_Text"><text:s text:c="10"/>]</text:p>
            <text:p text:style-name="Preformatted_20_Text"><text:s text:c="6"/>]);</text:p>
            <text:p text:style-name="P5">}</text:p>
            <text:p text:style-name="Text_20_body">If you’d like to configure it on the fly you can use the eventManager to change the event subject as the event is emitted.</text:p>
            <text:p text:style-name="Preformatted_20_Text">$this-&gt;eventManager()-&gt;on('Crud.setFlash', function (Event $event) {</text:p>
            <text:p text:style-name="Preformatted_20_Text"><text:s text:c="4"/>if ($event-&gt;getSubject()-&gt;success) {</text:p>
            <text:p text:style-name="Preformatted_20_Text"><text:s text:c="8"/>$event-&gt;getSubject()-&gt;params['class'] = ['alert', 'alert-success', 'alert-dismissible'];</text:p>
            <text:p text:style-name="Preformatted_20_Text"><text:s text:c="4"/>}</text:p>
            <text:p text:style-name="P5">});</text:p>
          </text:section>
          <text:section text:style-name="Sect1" text:name="Seção114">
            <text:h text:style-name="Heading_20_3" text:outline-level="3"><text:bookmark text:name="crud-beforeredirect5"/><text:soft-page-break/>Crud.beforeRedirect</text:h>
            <text:p text:style-name="Text_20_body">Simple and event driven wrapper for <text:span text:style-name="Source_20_Text">Controller::redirect()</text:span>.</text:p>
            <text:p text:style-name="Text_20_body">The <text:a xlink:type="simple" xlink:href="http://crud.readthedocs.io/en/latest/crud-subject.html#id1" text:style-name="Internet_20_link" text:visited-style-name="Visited_20_Internet_20_Link">Crud Subject</text:a> contains the following keys:</text:p>
            <text:list xml:id="list4745743556093042218" text:style-name="L38">
              <text:list-item>
                <text:p text:style-name="P98"><text:span text:style-name="Strong_20_Emphasis">url</text:span> The 1st argument to <text:span text:style-name="Source_20_Text">Controller::redirect()</text:span>. </text:p>
              </text:list-item>
              <text:list-item>
                <text:p text:style-name="P98"><text:span text:style-name="Strong_20_Emphasis">status</text:span> The 2nd argument to <text:span text:style-name="Source_20_Text">Controller::redirect()</text:span>. </text:p>
              </text:list-item>
              <text:list-item>
                <text:p text:style-name="P98"><text:span text:style-name="Strong_20_Emphasis">exit</text:span> The 3rd argument to <text:span text:style-name="Source_20_Text">Controller::redirect()</text:span>. </text:p>
              </text:list-item>
              <text:list-item>
                <text:p text:style-name="P43"><text:span text:style-name="Strong_20_Emphasis">entity</text:span> (Optional) The <text:span text:style-name="Source_20_Text">Entity</text:span> from the previously emitted event. </text:p>
              </text:list-item>
            </text:list>
            <text:p text:style-name="Text_20_body">All keys can be modified as you see fit, at the end of the event cycle they will be passed directly to <text:span text:style-name="Source_20_Text">Controller::redirect()</text:span>.</text:p>
            <text:p text:style-name="Text_20_body">The redirect <text:span text:style-name="Source_20_Text">$url</text:span> can be changed on the fly either by posting a <text:span text:style-name="Source_20_Text">redirect_url</text:span> field from your form or by providing a <text:span text:style-name="Source_20_Text">redirect_url</text:span> HTTP query key.</text:p>
            <text:p text:style-name="Text_20_body">The default for most redirects are simply to return to the <text:span text:style-name="Source_20_Text">index()</text:span> action.</text:p>
          </text:section>
        </text:section>
      </text:section>
      <text:p text:style-name="P1"/>
      <text:h text:style-name="P3" text:outline-level="1"><text:bookmark text:name="custom-action-classes"/>Custom Action Classes</text:h>
      <text:section text:style-name="Sect1" text:name="Seção115">
        <text:p text:style-name="Text_20_body">If you need to customize an action for any reason, you can create your own custom Crud action class.</text:p>
        <text:p text:style-name="Text_20_body">A Crud Action can respond to any <text:span text:style-name="Source_20_Text">HTTP</text:span> verb (<text:span text:style-name="Source_20_Text">GET</text:span>, <text:span text:style-name="Source_20_Text">POST</text:span>, <text:span text:style-name="Source_20_Text">PUT</text:span>, <text:span text:style-name="Source_20_Text">DELETE</text:span>). Each HTTP verb can be implemented as method, e.g. <text:span text:style-name="Source_20_Text">_get()</text:span> for HTTP <text:span text:style-name="Source_20_Text">GET</text:span>, <text:span text:style-name="Source_20_Text">_post()</text:span> for HTTP <text:span text:style-name="Source_20_Text">POST</text:span> and <text:span text:style-name="Source_20_Text">_put()</text:span> for HTTP <text:span text:style-name="Source_20_Text">PUT</text:span>.</text:p>
        <text:p text:style-name="Text_20_body">If no HTTP verb specific method is found in the class, <text:span text:style-name="Source_20_Text">_handle()</text:span> will be executed.</text:p>
        <text:p text:style-name="Text_20_body">A default custom index action might be as simple as the following:</text:p>
        <text:p text:style-name="Preformatted_20_Text">&lt;?php</text:p>
        <text:p text:style-name="Preformatted_20_Text">namespace App\Crud\Action;</text:p>
        <text:p text:style-name="Preformatted_20_Text"/>
        <text:p text:style-name="Preformatted_20_Text">class MyIndexAction extends \Crud\Action\BaseAction</text:p>
        <text:p text:style-name="Preformatted_20_Text">{</text:p>
        <text:p text:style-name="Preformatted_20_Text"><text:s text:c="4"/>/**</text:p>
        <text:p text:style-name="Preformatted_20_Text"><text:s text:c="5"/>* Default settings</text:p>
        <text:p text:style-name="Preformatted_20_Text"><text:s text:c="5"/>*</text:p>
        <text:p text:style-name="Preformatted_20_Text"><text:s text:c="5"/>* @var array</text:p>
        <text:p text:style-name="Preformatted_20_Text"><text:s text:c="5"/>*/</text:p>
        <text:p text:style-name="Preformatted_20_Text"><text:s text:c="4"/>protected $_defaultConfig = [</text:p>
        <text:p text:style-name="Preformatted_20_Text"><text:s text:c="8"/>'enabled' =&gt; true,</text:p>
        <text:p text:style-name="Preformatted_20_Text"><text:s text:c="8"/>'scope' =&gt; 'table',</text:p>
        <text:p text:style-name="Preformatted_20_Text"><text:s text:c="8"/>'findMethod' =&gt; 'all',</text:p>
        <text:p text:style-name="Preformatted_20_Text"><text:s text:c="8"/>'view' =&gt; null,</text:p>
        <text:p text:style-name="Preformatted_20_Text"><text:s text:c="8"/>'viewVar' =&gt; null,</text:p>
        <text:p text:style-name="Preformatted_20_Text"><text:s text:c="8"/>'serialize' =&gt; [],</text:p>
        <text:p text:style-name="Preformatted_20_Text"><text:s text:c="8"/>'api' =&gt; [</text:p>
        <text:p text:style-name="Preformatted_20_Text"><text:s text:c="12"/>'success' =&gt; [</text:p>
        <text:p text:style-name="Preformatted_20_Text"><text:s text:c="16"/>'code' =&gt; 200</text:p>
        <text:p text:style-name="Preformatted_20_Text"><text:s text:c="12"/>],</text:p>
        <text:p text:style-name="Preformatted_20_Text"><text:s text:c="12"/>'error' =&gt; [</text:p>
        <text:p text:style-name="Preformatted_20_Text"><text:s text:c="16"/>'code' =&gt; 400</text:p>
        <text:p text:style-name="Preformatted_20_Text"><text:soft-page-break/><text:s text:c="12"/>]</text:p>
        <text:p text:style-name="Preformatted_20_Text"><text:s text:c="8"/>]</text:p>
        <text:p text:style-name="Preformatted_20_Text"><text:s text:c="4"/>];</text:p>
        <text:p text:style-name="Preformatted_20_Text"/>
        <text:p text:style-name="Preformatted_20_Text"><text:s text:c="4"/>/**</text:p>
        <text:p text:style-name="Preformatted_20_Text"><text:s text:c="4"/>* Generic handler for all HTTP verbs</text:p>
        <text:p text:style-name="Preformatted_20_Text"><text:s text:c="4"/>*</text:p>
        <text:p text:style-name="Preformatted_20_Text"><text:s text:c="4"/>* @return void</text:p>
        <text:p text:style-name="Preformatted_20_Text"><text:s text:c="4"/>*/</text:p>
        <text:p text:style-name="Preformatted_20_Text"><text:s text:c="4"/>protected function _handle()</text:p>
        <text:p text:style-name="Preformatted_20_Text"><text:s text:c="4"/>{</text:p>
        <text:p text:style-name="Preformatted_20_Text"><text:s text:c="8"/>$query = $this-&gt;_table()-&gt;find($this-&gt;findMethod());</text:p>
        <text:p text:style-name="Preformatted_20_Text"><text:s text:c="8"/>$items = $this-&gt;_controller()-&gt;paginate($query);</text:p>
        <text:p text:style-name="Preformatted_20_Text"><text:s text:c="4"/>}</text:p>
        <text:p text:style-name="Preformatted_20_Text"/>
        <text:p text:style-name="P5">}</text:p>
        <text:p text:style-name="Text_20_body">In this basic example, we have removed all the events that are emitted.</text:p>
        <text:section text:style-name="Sect1" text:name="why">
          <text:h text:style-name="Heading_20_2" text:outline-level="2">Why</text:h>
          <text:p text:style-name="Text_20_body">The most common use-cases for a custom action class is when you need to have specific code run on all your controllers for a certain action. For example reading from the session or adjusting the query to add dynamic complex conditions.</text:p>
          <text:p text:style-name="Text_20_body">Remember that in the <text:a xlink:type="simple" xlink:href="http://crud.readthedocs.io/en/latest/configuration.html" text:style-name="Internet_20_link" text:visited-style-name="Visited_20_Internet_20_Link">Configuration</text:a> you can configure your action classes on a per-action basis, so you might just want a custom action for a single action across your controllers.</text:p>
        </text:section>
        <text:section text:style-name="Sect1" text:name="using-your-custom-action-class">
          <text:h text:style-name="Heading_20_2" text:outline-level="2">Using your custom action class</text:h>
          <text:p text:style-name="Text_20_body">Once you have created your custom action class, you can configure Crud to use it for specific actions by changing the Crud component configuration.</text:p>
          <text:p text:style-name="Preformatted_20_Text">class AppController extends \Cake\Controller\Controller</text:p>
          <text:p text:style-name="Preformatted_20_Text">{</text:p>
          <text:p text:style-name="Preformatted_20_Text"/>
          <text:p text:style-name="Preformatted_20_Text"><text:s text:c="4"/>use \Crud\Controller\ControllerTrait;</text:p>
          <text:p text:style-name="Preformatted_20_Text"/>
          <text:p text:style-name="Preformatted_20_Text"><text:s text:c="4"/>public function initialize()</text:p>
          <text:p text:style-name="Preformatted_20_Text"><text:s text:c="4"/>{</text:p>
          <text:p text:style-name="Preformatted_20_Text"><text:s text:c="8"/>parent::initialize();</text:p>
          <text:p text:style-name="Preformatted_20_Text"/>
          <text:p text:style-name="Preformatted_20_Text"><text:s text:c="8"/>$this-&gt;loadComponent('Crud.Crud', [</text:p>
          <text:p text:style-name="Preformatted_20_Text"><text:s text:c="12"/>'actions' =&gt; [</text:p>
          <text:p text:style-name="Preformatted_20_Text"><text:s text:c="16"/>'index' =&gt; ['className' =&gt; '\App\Crud\Action\MyIndexAction']</text:p>
          <text:p text:style-name="Preformatted_20_Text"><text:s text:c="12"/>]</text:p>
          <text:p text:style-name="Preformatted_20_Text"><text:s text:c="8"/>]);</text:p>
          <text:p text:style-name="P5"><text:s text:c="4"/>}</text:p>
          <text:p text:style-name="Text_20_body">Ensure that you escape your namespace when loading your own action classes.</text:p>
        </text:section>
        <text:section text:style-name="Sect1" text:name="using-custom-named-controller-actions">
          <text:h text:style-name="Heading_20_2" text:outline-level="2">Using custom named controller actions</text:h>
          <text:p text:style-name="Text_20_body">When using non CRUD named controller actions, like <text:span text:style-name="Source_20_Text">UsersController::drinkbeer()</text:span> you can use one of the provided Crud Actions or create your own custom Action. Just assign the wanted action to the controller function:</text:p>
          <text:p text:style-name="Preformatted_20_Text"><text:soft-page-break/>class UsersController extends \Cake\Controller\Controller</text:p>
          <text:p text:style-name="Preformatted_20_Text">{</text:p>
          <text:p text:style-name="Preformatted_20_Text"/>
          <text:p text:style-name="Preformatted_20_Text"><text:s text:c="4"/>use \Crud\Controller\ControllerTrait;</text:p>
          <text:p text:style-name="Preformatted_20_Text"/>
          <text:p text:style-name="Preformatted_20_Text"><text:s text:c="4"/>public function initialize()</text:p>
          <text:p text:style-name="Preformatted_20_Text"><text:s text:c="4"/>{</text:p>
          <text:p text:style-name="Preformatted_20_Text"><text:s text:c="8"/>parent::initialize();</text:p>
          <text:p text:style-name="Preformatted_20_Text"/>
          <text:p text:style-name="Preformatted_20_Text"><text:s text:c="8"/>$this-&gt;loadComponent('Crud.Crud', [</text:p>
          <text:p text:style-name="Preformatted_20_Text"><text:s text:c="12"/>'actions' =&gt; [</text:p>
          <text:p text:style-name="Preformatted_20_Text"><text:s text:c="16"/>'drinkbeer' =&gt; ['className' =&gt; '\App\Crud\Action\DrinkbeerAction']</text:p>
          <text:p text:style-name="Preformatted_20_Text"><text:s text:c="12"/>]</text:p>
          <text:p text:style-name="Preformatted_20_Text"><text:s text:c="8"/>]);</text:p>
          <text:p text:style-name="Preformatted_20_Text"><text:s text:c="4"/>}</text:p>
          <text:p text:style-name="Preformatted_20_Text"/>
          <text:p text:style-name="Preformatted_20_Text"><text:s text:c="4"/>public function drinkbeer() {</text:p>
          <text:p text:style-name="Preformatted_20_Text"><text:s text:c="6"/>$this-&gt;Crud-&gt;execute();</text:p>
          <text:p text:style-name="P5"><text:s text:c="4"/>}</text:p>
        </text:section>
      </text:section>
      <text:p text:style-name="P1"/>
      <text:h text:style-name="P3" text:outline-level="1"><text:bookmark text:name="events9"/>Events</text:h>
      <text:section text:style-name="Sect1" text:name="Seção116">
        <text:p text:style-name="Text_20_body">Events are the backbone of Crud, and your primary gateway into customization of Crud and fitting it to your applications.</text:p>
        <text:p text:style-name="Text_20_body">You can subscribe to events from almost everywhere, and in multiple ways.</text:p>
        <text:section text:style-name="Sect1" text:name="controller">
          <text:h text:style-name="Heading_20_2" text:outline-level="2">Controller</text:h>
          <text:section text:style-name="Sect1" text:name="implementedevents">
            <text:h text:style-name="Heading_20_3" text:outline-level="3">implementedEvents</text:h>
            <text:p text:style-name="Text_20_body">We override the <text:span text:style-name="Source_20_Text">implementedEvents()</text:span> method in the controller, and bind the <text:span text:style-name="Source_20_Text">Crud.beforeFind</text:span> event to the <text:span text:style-name="Source_20_Text">_beforeFind()</text:span> method in the controller.</text:p>
            <text:p text:style-name="Text_20_body">When using this technique, you need to prefix all the event names with <text:span text:style-name="Source_20_Text">Crud.</text:span></text:p>
            <text:p text:style-name="Text_20_body">Most of the other ways to listen for events do not need this, as it’s done automatically.</text:p>
            <text:p text:style-name="Preformatted_20_Text">namespace app\Controller;</text:p>
            <text:p text:style-name="Preformatted_20_Text"/>
            <text:p text:style-name="Preformatted_20_Text">class BlogsController extends AppController</text:p>
            <text:p text:style-name="Preformatted_20_Text">{</text:p>
            <text:p text:style-name="Preformatted_20_Text"/>
            <text:p text:style-name="Preformatted_20_Text"><text:s text:c="4"/>public function implementedEvents()</text:p>
            <text:p text:style-name="Preformatted_20_Text"><text:s text:c="4"/>{</text:p>
            <text:p text:style-name="Preformatted_20_Text"><text:s text:c="8"/>return parent::implementedEvents() + ['Crud.beforeFind' =&gt; '_beforeFind'];</text:p>
            <text:p text:style-name="Preformatted_20_Text"><text:s text:c="4"/>}</text:p>
            <text:p text:style-name="Preformatted_20_Text"/>
            <text:p text:style-name="Preformatted_20_Text"><text:s text:c="4"/>public function _beforeFind(\Cake\Event\Event $event)</text:p>
            <text:p text:style-name="Preformatted_20_Text"><text:s text:c="4"/>{</text:p>
            <text:p text:style-name="Preformatted_20_Text"/>
            <text:p text:style-name="Preformatted_20_Text"><text:s text:c="4"/>}</text:p>
            <text:p text:style-name="P5">}</text:p>
            <text:p text:style-name="Text_20_body"><text:soft-page-break/>It’s important that the controller event method is <text:span text:style-name="Source_20_Text">public</text:span>, since it’s called from the CakePHP event manager, outside of the Controller scope.</text:p>
            <text:p text:style-name="Text_20_body">The added <text:span text:style-name="Source_20_Text">_</text:span> prefix is there only to prevent it being executed as an controller action.</text:p>
          </text:section>
          <text:section text:style-name="Sect1" text:name="action">
            <text:h text:style-name="Heading_20_3" text:outline-level="3">Action</text:h>
            <text:p text:style-name="Text_20_body">You can bind events directly in your controller actions, simply call the <text:span text:style-name="Source_20_Text">on()</text:span> method in Crud and provide a callback. The example below uses a <text:span text:style-name="Source_20_Text">closure</text:span> for the callback, but everything that is valid for <text:span text:style-name="Source_20_Text">call_user_func()</text:span> can be used</text:p>
            <text:p text:style-name="Preformatted_20_Text">public function view($id)</text:p>
            <text:p text:style-name="Preformatted_20_Text">{</text:p>
            <text:p text:style-name="Preformatted_20_Text"><text:s text:c="2"/>$this-&gt;Crud-&gt;on('beforeFind', function(\Cake\Event\Event $event) {</text:p>
            <text:p text:style-name="Preformatted_20_Text"><text:s text:c="6"/>// Will only execute for the view() action</text:p>
            <text:p text:style-name="Preformatted_20_Text"><text:s text:c="2"/>});</text:p>
            <text:p text:style-name="Preformatted_20_Text"/>
            <text:p text:style-name="Preformatted_20_Text"><text:s text:c="2"/>return $this-&gt;Crud-&gt;execute();</text:p>
            <text:p text:style-name="P5">}</text:p>
            <text:p text:style-name="Text_20_body">When implementing events in your controller actions, it’s important to include <text:span text:style-name="Source_20_Text">return $this-&gt;Crud-&gt;execute();</text:span> otherwise Crud will not process the action.</text:p>
            <text:p text:style-name="Text_20_body">The benefit of the controller method is that you can easily share it between two actions, like below.</text:p>
            <text:p text:style-name="Preformatted_20_Text">public function view($id)</text:p>
            <text:p text:style-name="Preformatted_20_Text">{</text:p>
            <text:p text:style-name="Preformatted_20_Text"><text:s text:c="4"/>$this-&gt;Crud-&gt;on('beforeFind', [$this, '_beforeFind']);</text:p>
            <text:p text:style-name="Preformatted_20_Text"><text:s text:c="4"/>return $this-&gt;Crud-&gt;execute();</text:p>
            <text:p text:style-name="Preformatted_20_Text">}</text:p>
            <text:p text:style-name="Preformatted_20_Text"/>
            <text:p text:style-name="Preformatted_20_Text">public function admin_view($id)</text:p>
            <text:p text:style-name="Preformatted_20_Text">{</text:p>
            <text:p text:style-name="Preformatted_20_Text"><text:s text:c="4"/>$this-&gt;Crud-&gt;on('beforeFind', [$this, '_beforeFind']);</text:p>
            <text:p text:style-name="Preformatted_20_Text"><text:s text:c="4"/>return $this-&gt;Crud-&gt;execute();</text:p>
            <text:p text:style-name="Preformatted_20_Text">}</text:p>
            <text:p text:style-name="Preformatted_20_Text"/>
            <text:p text:style-name="Preformatted_20_Text">public function _beforeFind(\Cake\Event\Event $event)</text:p>
            <text:p text:style-name="Preformatted_20_Text">{</text:p>
            <text:p text:style-name="Preformatted_20_Text"><text:s text:c="4"/>// Will execute for both view() and admin_view()</text:p>
            <text:p text:style-name="P5">}</text:p>
          </text:section>
        </text:section>
        <text:section text:style-name="Sect1" text:name="core-crud-events">
          <text:h text:style-name="Heading_20_2" text:outline-level="2"><text:bookmark text:name="id1"/>Core Crud Events</text:h>
          <text:p text:style-name="Text_20_body">Different <text:a xlink:type="simple" xlink:href="http://crud.readthedocs.io/en/latest/actions.html" text:style-name="Internet_20_link" text:visited-style-name="Visited_20_Internet_20_Link">Crud actions</text:a> will emit a different combination of events during their execution, with different <text:a xlink:type="simple" xlink:href="http://crud.readthedocs.io/en/latest/crud-subject.html" text:style-name="Internet_20_link" text:visited-style-name="Visited_20_Internet_20_Link">Subject</text:a> data. If you are looking for events specific to an action, check the specific <text:a xlink:type="simple" xlink:href="http://crud.readthedocs.io/en/latest/actions.html" text:style-name="Internet_20_link" text:visited-style-name="Visited_20_Internet_20_Link">Crud action</text:a> documentation page.</text:p>
          <text:section text:style-name="Sect1" text:name="included-actions">
            <text:h text:style-name="Heading_20_3" text:outline-level="3">Included actions</text:h>
            <text:p text:style-name="Text_20_body">This is a full list of all events emitted from Crud.</text:p>
            <text:section text:style-name="Sect1" text:name="Seção117">
              <text:h text:style-name="Heading_20_4" text:outline-level="4"><text:bookmark text:name="crud-beforefilter9"/>Crud.beforeFilter</text:h>
              <text:p text:style-name="Text_20_body">Triggered when a <text:span text:style-name="Source_20_Text">CrudAction</text:span> is going to handle a CakePHP request.</text:p>
              <text:p text:style-name="Text_20_body"><text:soft-page-break/>It’s emitted from <text:span text:style-name="Source_20_Text">CrudComponent::beforeFilter</text:span> and thus is fired in the same cycle as all <text:span text:style-name="Source_20_Text">Controller::beforeFilter</text:span> events.</text:p>
            </text:section>
            <text:section text:style-name="Sect1" text:name="Seção118">
              <text:h text:style-name="Heading_20_4" text:outline-level="4"><text:bookmark text:name="crud-startup9"/>Crud.startup</text:h>
              <text:p text:style-name="Text_20_body">Called after the <text:span text:style-name="Source_20_Text">Controller::beforeFilter()</text:span> and before the Crud action.</text:p>
              <text:p text:style-name="Text_20_body">It’s emitted from <text:span text:style-name="Source_20_Text">CrudComponent::startup()</text:span> and thus is fired in the same cycle as all <text:span text:style-name="Source_20_Text">Component::startup()</text:span> events.</text:p>
            </text:section>
            <text:section text:style-name="Sect1" text:name="Seção119">
              <text:h text:style-name="Heading_20_4" text:outline-level="4"><text:bookmark text:name="crud-beforedelete"/>Crud.beforeDelete</text:h>
              <text:p text:style-name="Text_20_body">This event is emitted before calling <text:span text:style-name="Source_20_Text">Table::delete</text:span>.</text:p>
              <text:p text:style-name="Text_20_body">The <text:a xlink:type="simple" xlink:href="http://crud.readthedocs.io/en/latest/crud-subject.html#id1" text:style-name="Internet_20_link" text:visited-style-name="Visited_20_Internet_20_Link">Crud Subject</text:a> contains the following keys:</text:p>
              <text:list xml:id="list835639634786197547" text:style-name="L39">
                <text:list-item>
                  <text:p text:style-name="P99"><text:span text:style-name="Strong_20_Emphasis">id</text:span> The ID of the entity, from the URL </text:p>
                </text:list-item>
                <text:list-item>
                  <text:p text:style-name="P44"><text:span text:style-name="Strong_20_Emphasis">item</text:span> The <text:span text:style-name="Source_20_Text">Entity</text:span> from the <text:span text:style-name="Source_20_Text">find()</text:span> call. </text:p>
                </text:list-item>
              </text:list>
              <text:p text:style-name="Text_20_body">To abort a <text:span text:style-name="Source_20_Text">delete()</text:span> simply stop the event by calling <text:span text:style-name="Source_20_Text">$event-&gt;stopPropagation()</text:span>.</text:p>
              <text:section text:style-name="Sect1" text:name="Seção120">
                <text:h text:style-name="Heading_20_5" text:outline-level="5"><text:bookmark text:name="stop-delete"/>Stop Delete</text:h>
                <text:p text:style-name="Preformatted_20_Text">public function delete($id)</text:p>
                <text:p text:style-name="Preformatted_20_Text">{</text:p>
                <text:p text:style-name="Preformatted_20_Text"><text:s text:c="4"/>$this-&gt;Crud-&gt;on('beforeDelete', function(\Cake\Event\Event $event) {</text:p>
                <text:p text:style-name="Preformatted_20_Text"><text:s text:c="8"/>// Stop the delete event, the entity will not be deleted</text:p>
                <text:p text:style-name="Preformatted_20_Text"><text:s text:c="8"/>if ($event-&gt;getSubject()-&gt;entity-&gt;author !== 'admin') {</text:p>
                <text:p text:style-name="Preformatted_20_Text"><text:s text:c="12"/>$event-&gt;stopPropagation();</text:p>
                <text:p text:style-name="Preformatted_20_Text"><text:s text:c="8"/>}</text:p>
                <text:p text:style-name="Preformatted_20_Text"><text:s text:c="4"/>});</text:p>
                <text:p text:style-name="Preformatted_20_Text"/>
                <text:p text:style-name="Preformatted_20_Text"><text:s text:c="4"/>return $this-&gt;Crud-&gt;execute();</text:p>
                <text:p text:style-name="P5">}</text:p>
              </text:section>
            </text:section>
            <text:section text:style-name="Sect1" text:name="Seção121">
              <text:h text:style-name="Heading_20_4" text:outline-level="4"><text:bookmark text:name="crud-afterdelete"/>Crud.afterDelete</text:h>
              <text:p text:style-name="Text_20_body">This event is emitted after <text:span text:style-name="Source_20_Text">Table::delete()</text:span> has been called.</text:p>
              <text:p text:style-name="Text_20_body">The <text:a xlink:type="simple" xlink:href="http://crud.readthedocs.io/en/latest/crud-subject.html#id1" text:style-name="Internet_20_link" text:visited-style-name="Visited_20_Internet_20_Link">Crud Subject</text:a> contains two keys:</text:p>
              <text:list xml:id="list499299658346954907" text:style-name="L40">
                <text:list-item>
                  <text:p text:style-name="P100"><text:span text:style-name="Strong_20_Emphasis">success</text:span> if <text:span text:style-name="Source_20_Text">true</text:span> the <text:span text:style-name="Source_20_Text">delete()</text:span> call succeeded, <text:span text:style-name="Source_20_Text">false</text:span> otherwise </text:p>
                </text:list-item>
                <text:list-item>
                  <text:p text:style-name="P100"><text:span text:style-name="Strong_20_Emphasis">id</text:span> The ID that was originally passed to the action and is usually the primary key of your model. </text:p>
                </text:list-item>
                <text:list-item>
                  <text:p text:style-name="P45"><text:span text:style-name="Strong_20_Emphasis">item</text:span> The record that was found in the database. </text:p>
                </text:list-item>
              </text:list>
              <text:section text:style-name="Sect1" text:name="Seção122">
                <text:h text:style-name="Heading_20_5" text:outline-level="5"><text:bookmark text:name="check-success4"/>Check Success</text:h>
                <text:p text:style-name="Preformatted_20_Text">public function delete($id)</text:p>
                <text:p text:style-name="Preformatted_20_Text">{</text:p>
                <text:p text:style-name="Preformatted_20_Text"><text:s text:c="4"/>$this-&gt;Crud-&gt;on('afterDelete', function(\Cake\Event\Event $event) {</text:p>
                <text:p text:style-name="Preformatted_20_Text"><text:s text:c="8"/>if (!$event-&gt;getSubject()-&gt;success) {</text:p>
                <text:p text:style-name="Preformatted_20_Text"><text:s text:c="12"/>$this-&gt;log("Delete failed for entity " . $event-&gt;getSubject()-&gt;id);</text:p>
                <text:p text:style-name="Preformatted_20_Text"><text:s text:c="8"/>}</text:p>
                <text:p text:style-name="Preformatted_20_Text"><text:s text:c="4"/>});</text:p>
                <text:p text:style-name="Preformatted_20_Text"/>
                <text:p text:style-name="Preformatted_20_Text"><text:s text:c="4"/>return $this-&gt;Crud-&gt;execute();</text:p>
                <text:p text:style-name="P5">}</text:p>
              </text:section>
            </text:section>
            <text:section text:style-name="Sect1" text:name="Seção123">
              <text:h text:style-name="Heading_20_4" text:outline-level="4"><text:bookmark text:name="id2"/><text:bookmark text:name="crud-beforefind2"/><text:soft-page-break/>Crud.beforeFind</text:h>
              <text:p text:style-name="Text_20_body">The event is emitted before calling the find method in the table.</text:p>
              <text:p text:style-name="Text_20_body">The <text:a xlink:type="simple" xlink:href="http://crud.readthedocs.io/en/latest/crud-subject.html#id1" text:style-name="Internet_20_link" text:visited-style-name="Visited_20_Internet_20_Link">Crud Subject</text:a> contains the following keys:</text:p>
              <text:list xml:id="list6743351470007346499" text:style-name="L41">
                <text:list-item>
                  <text:p text:style-name="P101"><text:span text:style-name="Strong_20_Emphasis">id</text:span> The ID that was originally passed to the action and usually the primary key value of your table. </text:p>
                </text:list-item>
                <text:list-item>
                  <text:p text:style-name="P101"><text:span text:style-name="Strong_20_Emphasis">repository</text:span> An instance of the <text:span text:style-name="Source_20_Text">Repository</text:span> (<text:span text:style-name="Source_20_Text">Table</text:span>) which the query will be executed against. </text:p>
                </text:list-item>
                <text:list-item>
                  <text:p text:style-name="P46"><text:span text:style-name="Strong_20_Emphasis">query</text:span> A <text:span text:style-name="Source_20_Text">Query</text:span> object from the <text:span text:style-name="Source_20_Text">Repository</text:span> where <text:span text:style-name="Source_20_Text">$PrimaryKey =&gt; $IdFromRequest</text:span> is already added to the conditions. </text:p>
                </text:list-item>
              </text:list>
              <text:p text:style-name="Text_20_body">This is the last place you can modify the query before it’s executed against the database.</text:p>
              <text:p text:style-name="Text_20_body"><text:span text:style-name="Strong_20_Emphasis">An example</text:span></text:p>
              <text:p text:style-name="Text_20_body">Given the URL: <text:span text:style-name="Source_20_Text">/posts/view/10</text:span> the <text:span text:style-name="Source_20_Text">repository</text:span> object will be an instance of <text:span text:style-name="Source_20_Text">PostsTable</text:span> and the <text:span text:style-name="Source_20_Text">query</text:span> includes a <text:span text:style-name="Source_20_Text">WHERE</text:span> condition with <text:span text:style-name="Source_20_Text">Posts.id = 10</text:span></text:p>
              <text:p text:style-name="Text_20_body">After the event has emitted, the database query is executed with <text:span text:style-name="Source_20_Text">LIMIT 1</text:span>.</text:p>
              <text:p text:style-name="Text_20_body">If a record is found the <text:span text:style-name="Source_20_Text">Crud.afterFind</text:span> event is emitted.</text:p>
              <text:p text:style-name="Text_20_body">If no record is found in the database, the <text:span text:style-name="Source_20_Text">recordNotFound</text:span> event is emitted instead of <text:span text:style-name="Source_20_Text">Crud.afterFind</text:span>.</text:p>
              <text:section text:style-name="Sect1" text:name="Seção124">
                <text:h text:style-name="Heading_20_5" text:outline-level="5"><text:bookmark text:name="add-conditions4"/>Add Conditions</text:h>
                <text:p text:style-name="Preformatted_20_Text">public function delete($id)</text:p>
                <text:p text:style-name="Preformatted_20_Text">{</text:p>
                <text:p text:style-name="Preformatted_20_Text"><text:s text:c="4"/>$this-&gt;Crud-&gt;on('beforeFind', function(\Cake\Event\Event $event) {</text:p>
                <text:p text:style-name="Preformatted_20_Text"><text:s text:c="8"/>$event-&gt;getSubject()-&gt;query-&gt;where(['author' =&gt; $this-&gt;Auth-&gt;user('id')]);</text:p>
                <text:p text:style-name="Preformatted_20_Text"><text:s text:c="4"/>});</text:p>
                <text:p text:style-name="Preformatted_20_Text"/>
                <text:p text:style-name="Preformatted_20_Text"><text:s text:c="4"/>return $this-&gt;Crud-&gt;execute();</text:p>
                <text:p text:style-name="P5">}</text:p>
              </text:section>
            </text:section>
            <text:section text:style-name="Sect1" text:name="Seção125">
              <text:h text:style-name="Heading_20_4" text:outline-level="4"><text:bookmark text:name="crud-afterfind2"/>Crud.afterFind</text:h>
              <text:p text:style-name="Text_20_body">After the query has been executed, and a record has been found this event is emitted.</text:p>
              <text:p text:style-name="Text_20_body">The <text:a xlink:type="simple" xlink:href="http://crud.readthedocs.io/en/latest/crud-subject.html#id1" text:style-name="Internet_20_link" text:visited-style-name="Visited_20_Internet_20_Link">Crud Subject</text:a> contains two keys:</text:p>
              <text:list xml:id="list1311601909623030546" text:style-name="L42">
                <text:list-item>
                  <text:p text:style-name="P102"><text:span text:style-name="Source_20_Text">id</text:span> The ID that was originally passed to the action and is usually the primary key of your model. </text:p>
                </text:list-item>
                <text:list-item>
                  <text:p text:style-name="P47"><text:span text:style-name="Source_20_Text">entity</text:span> The record that was found in the database. </text:p>
                </text:list-item>
              </text:list>
              <text:p text:style-name="Text_20_body">If an entity is not found, the <text:span text:style-name="Source_20_Text">RecordNotFound</text:span> event is emitted instead.</text:p>
              <text:section text:style-name="Sect1" text:name="Seção126">
                <text:h text:style-name="Heading_20_5" text:outline-level="5"><text:bookmark text:name="logging-the-found-item2"/>Logging the Found Item</text:h>
                <text:p text:style-name="Preformatted_20_Text">public function delete($id)</text:p>
                <text:p text:style-name="Preformatted_20_Text">{</text:p>
                <text:p text:style-name="Preformatted_20_Text"><text:s text:c="4"/>$this-&gt;Crud-&gt;on('afterFind', function(\Cake\Event\Event $event) {</text:p>
                <text:p text:style-name="Preformatted_20_Text"><text:soft-page-break/><text:s text:c="8"/>$this-&gt;log("Found item: " . $event-&gt;getSubject()-&gt;entity-&gt;id . " in the database");</text:p>
                <text:p text:style-name="Preformatted_20_Text"><text:s text:c="4"/>});</text:p>
                <text:p text:style-name="Preformatted_20_Text"/>
                <text:p text:style-name="Preformatted_20_Text"><text:s text:c="4"/>return $this-&gt;Crud-&gt;execute();</text:p>
                <text:p text:style-name="P5">}</text:p>
              </text:section>
            </text:section>
            <text:section text:style-name="Sect1" text:name="Seção127">
              <text:h text:style-name="Heading_20_4" text:outline-level="4"><text:bookmark text:name="crud-beforesave1"/>Crud.beforeSave</text:h>
              <text:p text:style-name="Text_20_body">Do not confuse this event with the <text:span text:style-name="Source_20_Text">beforeSave</text:span> callback in the ORM layer</text:p>
              <text:p text:style-name="Text_20_body">Called right before calling <text:span text:style-name="Source_20_Text">Table::save()</text:span>.</text:p>
              <text:p text:style-name="Text_20_body">The <text:a xlink:type="simple" xlink:href="http://crud.readthedocs.io/en/latest/crud-subject.html#id1" text:style-name="Internet_20_link" text:visited-style-name="Visited_20_Internet_20_Link">Crud Subject</text:a> contains the following keys:</text:p>
              <text:list xml:id="list5384394821063152743" text:style-name="L43">
                <text:list-item>
                  <text:p text:style-name="P103"><text:span text:style-name="Strong_20_Emphasis">entity</text:span> An <text:span text:style-name="Source_20_Text">entity</text:span> object marshaled with the <text:span text:style-name="Source_20_Text">HTTP POST</text:span> data from the request. </text:p>
                </text:list-item>
                <text:list-item>
                  <text:p text:style-name="P103"><text:span text:style-name="Strong_20_Emphasis">saveMethod</text:span> A <text:span text:style-name="Source_20_Text">string</text:span> with the <text:span text:style-name="Source_20_Text">saveMethod</text:span>. </text:p>
                </text:list-item>
                <text:list-item>
                  <text:p text:style-name="P48"><text:span text:style-name="Strong_20_Emphasis">saveOptions</text:span> An <text:span text:style-name="Source_20_Text">array</text:span> with the <text:span text:style-name="Source_20_Text">saveOptions</text:span>. </text:p>
                </text:list-item>
              </text:list>
              <text:p text:style-name="Text_20_body">All modifications to these keys will be passed into the <text:span text:style-name="Source_20_Text">Table::$saveMethod</text:span>.</text:p>
              <text:p text:style-name="Text_20_body">After this event has been emitted, changes done through the <text:span text:style-name="Source_20_Text">$action-&gt;saveMethod()</text:span> or <text:span text:style-name="Source_20_Text">$action-&gt;saveOptions()</text:span> methods will no longer affect the code, as the rest of the code uses the values from the <text:a xlink:type="simple" xlink:href="http://crud.readthedocs.io/en/latest/crud-subject.html#id1" text:style-name="Internet_20_link" text:visited-style-name="Visited_20_Internet_20_Link">Crud Subject</text:a></text:p>
            </text:section>
            <text:section text:style-name="Sect1" text:name="Seção128">
              <text:h text:style-name="Heading_20_4" text:outline-level="4"><text:bookmark text:name="crud-aftersave1"/>Crud.afterSave</text:h>
              <text:p text:style-name="Text_20_body">Do not confuse this event with the <text:span text:style-name="Source_20_Text">afterSave</text:span> callback in the ORM layer.</text:p>
              <text:p text:style-name="Text_20_body">This event is emitted right after the call to <text:span text:style-name="Source_20_Text">Table::save()</text:span>.</text:p>
              <text:p text:style-name="Text_20_body">The <text:a xlink:type="simple" xlink:href="http://crud.readthedocs.io/en/latest/crud-subject.html#id1" text:style-name="Internet_20_link" text:visited-style-name="Visited_20_Internet_20_Link">Crud Subject</text:a> contains the following keys:</text:p>
              <text:list xml:id="list8204179606796652699" text:style-name="L44">
                <text:list-item>
                  <text:p text:style-name="P104"><text:span text:style-name="Strong_20_Emphasis">id</text:span> The newly inserted ID. It’s only available if the call to <text:span text:style-name="Source_20_Text">Table::save()</text:span> was successful. </text:p>
                </text:list-item>
                <text:list-item>
                  <text:p text:style-name="P104"><text:span text:style-name="Strong_20_Emphasis">success</text:span> indicates whether or not the <text:span text:style-name="Source_20_Text">Table::save()</text:span> call succeed or not. </text:p>
                </text:list-item>
                <text:list-item>
                  <text:p text:style-name="P104"><text:span text:style-name="Strong_20_Emphasis">created</text:span> <text:span text:style-name="Source_20_Text">true</text:span> if the record was <text:span text:style-name="Source_20_Text">created</text:span> and <text:span text:style-name="Source_20_Text">false</text:span> if the record was <text:span text:style-name="Source_20_Text">updated</text:span>. </text:p>
                </text:list-item>
                <text:list-item>
                  <text:p text:style-name="P49"><text:span text:style-name="Strong_20_Emphasis">entity</text:span> An <text:span text:style-name="Source_20_Text">entity</text:span> object marshaled with the <text:span text:style-name="Source_20_Text">HTTP POST</text:span> data from the request and the <text:span text:style-name="Source_20_Text">save()</text:span> logic. </text:p>
                </text:list-item>
              </text:list>
              <text:section text:style-name="Sect1" text:name="Seção129">
                <text:h text:style-name="Heading_20_5" text:outline-level="5"><text:bookmark text:name="check-created-status1"/>Check Created Status</text:h>
                <text:p text:style-name="Preformatted_20_Text">public function edit($id)</text:p>
                <text:p text:style-name="Preformatted_20_Text">{</text:p>
                <text:p text:style-name="Preformatted_20_Text"><text:s text:c="4"/>$this-&gt;Crud-&gt;on('afterSave', function(\Cake\Event\Event $event) {</text:p>
                <text:p text:style-name="Preformatted_20_Text"><text:s text:c="8"/>if ($event-&gt;getSubject()-&gt;created) {</text:p>
                <text:p text:style-name="Preformatted_20_Text"><text:s text:c="12"/>$this-&gt;log("The entity was created");</text:p>
                <text:p text:style-name="Preformatted_20_Text"><text:s text:c="8"/>} else {</text:p>
                <text:p text:style-name="Preformatted_20_Text"><text:s text:c="12"/>$this-&gt;log("The entity was updated");</text:p>
                <text:p text:style-name="Preformatted_20_Text"><text:s text:c="8"/>}</text:p>
                <text:p text:style-name="Preformatted_20_Text"><text:s text:c="4"/>});</text:p>
                <text:p text:style-name="Preformatted_20_Text"/>
                <text:p text:style-name="Preformatted_20_Text"><text:s text:c="4"/>return $this-&gt;Crud-&gt;execute();</text:p>
                <text:p text:style-name="P5">}</text:p>
              </text:section>
              <text:section text:style-name="Sect1" text:name="Seção130">
                <text:h text:style-name="Heading_20_5" text:outline-level="5"><text:bookmark text:name="check-success-status1"/><text:soft-page-break/>Check Success Status</text:h>
                <text:p text:style-name="Preformatted_20_Text">public function edit($id)</text:p>
                <text:p text:style-name="Preformatted_20_Text">{</text:p>
                <text:p text:style-name="Preformatted_20_Text"><text:s text:c="4"/>$this-&gt;Crud-&gt;on('afterSave', function(\Cake\Event\Event $event) {</text:p>
                <text:p text:style-name="Preformatted_20_Text"><text:s text:c="8"/>if ($event-&gt;getSubject()-&gt;success) {</text:p>
                <text:p text:style-name="Preformatted_20_Text"><text:s text:c="12"/>$this-&gt;log("The entity was saved successfully");</text:p>
                <text:p text:style-name="Preformatted_20_Text"><text:s text:c="8"/>} else {</text:p>
                <text:p text:style-name="Preformatted_20_Text"><text:s text:c="12"/>$this-&gt;log("The entity was NOT saved successfully");</text:p>
                <text:p text:style-name="Preformatted_20_Text"><text:s text:c="8"/>}</text:p>
                <text:p text:style-name="Preformatted_20_Text"><text:s text:c="4"/>});</text:p>
                <text:p text:style-name="Preformatted_20_Text"/>
                <text:p text:style-name="Preformatted_20_Text"><text:s text:c="4"/>return $this-&gt;Crud-&gt;execute();</text:p>
                <text:p text:style-name="P5">}</text:p>
              </text:section>
              <text:section text:style-name="Sect1" text:name="Seção131">
                <text:h text:style-name="Heading_20_5" text:outline-level="5"><text:bookmark text:name="get-entity-id1"/>Get Entity ID</text:h>
                <text:p text:style-name="Preformatted_20_Text">public function add()</text:p>
                <text:p text:style-name="Preformatted_20_Text">{</text:p>
                <text:p text:style-name="Preformatted_20_Text"><text:s text:c="4"/>$this-&gt;Crud-&gt;on('afterSave', function(\Cake\Event\Event $event) {</text:p>
                <text:p text:style-name="Preformatted_20_Text"><text:s text:c="8"/>if ($event-&gt;getSubject()-&gt;created) {</text:p>
                <text:p text:style-name="Preformatted_20_Text"><text:s text:c="12"/>$this-&gt;log("The entity was created with id: " . $event-&gt;getSubject()-&gt;id);</text:p>
                <text:p text:style-name="Preformatted_20_Text"><text:s text:c="8"/>}</text:p>
                <text:p text:style-name="Preformatted_20_Text"><text:s text:c="4"/>});</text:p>
                <text:p text:style-name="Preformatted_20_Text"/>
                <text:p text:style-name="Preformatted_20_Text"><text:s text:c="4"/>return $this-&gt;Crud-&gt;execute();</text:p>
                <text:p text:style-name="P5">}</text:p>
              </text:section>
            </text:section>
            <text:section text:style-name="Sect1" text:name="Seção132">
              <text:h text:style-name="Heading_20_4" text:outline-level="4"><text:bookmark text:name="crud-beforepaginate"/>Crud.beforePaginate</text:h>
              <text:p text:style-name="Text_20_body">This event is emitted before <text:span text:style-name="Source_20_Text">Controller::paginate()</text:span> is called.</text:p>
              <text:section text:style-name="Sect1" text:name="id3">
                <text:h text:style-name="Heading_20_5" text:outline-level="5">Add Conditions</text:h>
                <text:p text:style-name="Preformatted_20_Text">public function index()</text:p>
                <text:p text:style-name="Preformatted_20_Text">{</text:p>
                <text:p text:style-name="Preformatted_20_Text"><text:s text:c="4"/>$this-&gt;Crud-&gt;on('beforePaginate', function(\Cake\Event\Event $event) {</text:p>
                <text:p text:style-name="Preformatted_20_Text"><text:s text:c="8"/>$this-&gt;paginate['conditions']['is_active'] = true;</text:p>
                <text:p text:style-name="Preformatted_20_Text"><text:s text:c="4"/>});</text:p>
                <text:p text:style-name="Preformatted_20_Text"/>
                <text:p text:style-name="Preformatted_20_Text"><text:s text:c="4"/>return $this-&gt;Crud-&gt;execute();</text:p>
                <text:p text:style-name="P5">}</text:p>
              </text:section>
            </text:section>
            <text:section text:style-name="Sect1" text:name="Seção133">
              <text:h text:style-name="Heading_20_4" text:outline-level="4"><text:bookmark text:name="crud-afterpaginate"/>Crud.afterPaginate</text:h>
              <text:p text:style-name="Text_20_body">This event is emitted right after the call to <text:span text:style-name="Source_20_Text">Controller::paginate()</text:span>.</text:p>
              <text:p text:style-name="Text_20_body">The <text:span text:style-name="Source_20_Text">entities</text:span> property of the event object contains all the database records found in the pagination call.</text:p>
              <text:section text:style-name="Sect1" text:name="Seção134">
                <text:h text:style-name="Heading_20_5" text:outline-level="5"><text:bookmark text:name="modify-the-result1"/>Modify the Result</text:h>
                <text:p text:style-name="Preformatted_20_Text">public function index()</text:p>
                <text:p text:style-name="Preformatted_20_Text">{</text:p>
                <text:p text:style-name="Preformatted_20_Text"><text:s text:c="4"/>$this-&gt;Crud-&gt;on('afterPaginate', function(\Cake\Event\Event $event) {</text:p>
                <text:p text:style-name="Preformatted_20_Text"><text:s text:c="8"/>foreach ($event-&gt;getSubject()-&gt;entities as $entity) {</text:p>
                <text:p text:style-name="Preformatted_20_Text"><text:s text:c="12"/>// $entity is an entity</text:p>
                <text:p text:style-name="Preformatted_20_Text"><text:s text:c="8"/>}</text:p>
                <text:p text:style-name="Preformatted_20_Text"><text:s text:c="4"/>});</text:p>
                <text:p text:style-name="Preformatted_20_Text"/>
                <text:p text:style-name="Preformatted_20_Text"><text:s text:c="4"/>return $this-&gt;Crud-&gt;execute();</text:p>
                <text:p text:style-name="P5">}</text:p>
              </text:section>
            </text:section>
            <text:section text:style-name="Sect1" text:name="Seção135">
              <text:h text:style-name="Heading_20_4" text:outline-level="4"><text:bookmark text:name="crud-beforeredirect6"/><text:soft-page-break/>Crud.beforeRedirect</text:h>
              <text:p text:style-name="Text_20_body">Simple and event driven wrapper for <text:span text:style-name="Source_20_Text">Controller::redirect()</text:span>.</text:p>
              <text:p text:style-name="Text_20_body">The <text:a xlink:type="simple" xlink:href="http://crud.readthedocs.io/en/latest/crud-subject.html#id1" text:style-name="Internet_20_link" text:visited-style-name="Visited_20_Internet_20_Link">Crud Subject</text:a> contains the following keys:</text:p>
              <text:list xml:id="list6305961326579386494" text:style-name="L45">
                <text:list-item>
                  <text:p text:style-name="P105"><text:span text:style-name="Strong_20_Emphasis">url</text:span> The 1st argument to <text:span text:style-name="Source_20_Text">Controller::redirect()</text:span>. </text:p>
                </text:list-item>
                <text:list-item>
                  <text:p text:style-name="P105"><text:span text:style-name="Strong_20_Emphasis">status</text:span> The 2nd argument to <text:span text:style-name="Source_20_Text">Controller::redirect()</text:span>. </text:p>
                </text:list-item>
                <text:list-item>
                  <text:p text:style-name="P105"><text:span text:style-name="Strong_20_Emphasis">exit</text:span> The 3rd argument to <text:span text:style-name="Source_20_Text">Controller::redirect()</text:span>. </text:p>
                </text:list-item>
                <text:list-item>
                  <text:p text:style-name="P50"><text:span text:style-name="Strong_20_Emphasis">entity</text:span> (Optional) The <text:span text:style-name="Source_20_Text">Entity</text:span> from the previously emitted event. </text:p>
                </text:list-item>
              </text:list>
              <text:p text:style-name="Text_20_body">All keys can be modified as you see fit, at the end of the event cycle they will be passed directly to <text:span text:style-name="Source_20_Text">Controller::redirect()</text:span>.</text:p>
              <text:p text:style-name="Text_20_body">The redirect <text:span text:style-name="Source_20_Text">$url</text:span> can be changed on the fly either by posting a <text:span text:style-name="Source_20_Text">redirect_url</text:span> field from your form or by providing a <text:span text:style-name="Source_20_Text">redirect_url</text:span> HTTP query key.</text:p>
              <text:p text:style-name="Text_20_body">The default for most redirects are simply to return to the <text:span text:style-name="Source_20_Text">index()</text:span> action.</text:p>
            </text:section>
            <text:section text:style-name="Sect1" text:name="Seção136">
              <text:h text:style-name="Heading_20_4" text:outline-level="4"><text:bookmark text:name="crud-beforerender4"/>Crud.beforeRender</text:h>
              <text:p text:style-name="Text_20_body">Invoked right before the view will be rendered.</text:p>
              <text:p text:style-name="Text_20_body">This is also before the controllers own beforeRender callback.</text:p>
            </text:section>
            <text:section text:style-name="Sect1" text:name="Seção137">
              <text:h text:style-name="Heading_20_4" text:outline-level="4"><text:bookmark text:name="crud-recordnotfound2"/>Crud.recordNotFound</text:h>
              <text:p text:style-name="Text_20_body">This event will throw an exception.</text:p>
              <text:p text:style-name="Text_20_body">The default configuration will thrown an <text:span text:style-name="Source_20_Text">Cake\Error\NotFoundException</text:span> which will yield a 404 response.</text:p>
              <text:p text:style-name="Text_20_body">The event is triggered after a <text:span text:style-name="Source_20_Text">find</text:span> did not find any records in the database.</text:p>
              <text:p text:style-name="Text_20_body">You can modify the exception class thrown using <text:span text:style-name="Source_20_Text">CrudComponent::message</text:span> method</text:p>
            </text:section>
            <text:section text:style-name="Sect1" text:name="Seção138">
              <text:h text:style-name="Heading_20_4" text:outline-level="4"><text:bookmark text:name="crud-setflash5"/>Crud.setFlash</text:h>
              <text:p text:style-name="Text_20_body">Simple and event driven wrapper for <text:span text:style-name="Source_20_Text">SessionComponent::setFlash</text:span>.</text:p>
              <text:p text:style-name="Text_20_body">The <text:a xlink:type="simple" xlink:href="http://crud.readthedocs.io/en/latest/crud-subject.html#id1" text:style-name="Internet_20_link" text:visited-style-name="Visited_20_Internet_20_Link">Crud Subject</text:a> contains the following keys:</text:p>
              <text:list xml:id="list5427655487778625332" text:style-name="L46">
                <text:list-item>
                  <text:p text:style-name="P106"><text:span text:style-name="Strong_20_Emphasis">text</text:span> The 1st argument to <text:span text:style-name="Source_20_Text">SessionComponent::setFlash</text:span>. </text:p>
                </text:list-item>
                <text:list-item>
                  <text:p text:style-name="P106"><text:span text:style-name="Strong_20_Emphasis">element</text:span> The 2nd argument to <text:span text:style-name="Source_20_Text">SessionComponent::setFlash</text:span>. </text:p>
                </text:list-item>
                <text:list-item>
                  <text:p text:style-name="P106"><text:span text:style-name="Strong_20_Emphasis">params</text:span> The 3rd argument to <text:span text:style-name="Source_20_Text">SessionComponent::setFlash</text:span>. </text:p>
                </text:list-item>
                <text:list-item>
                  <text:p text:style-name="P106"><text:span text:style-name="Strong_20_Emphasis">key</text:span> The 4th argument to <text:span text:style-name="Source_20_Text">SessionComponent::setFlash</text:span>. </text:p>
                </text:list-item>
                <text:list-item>
                  <text:p text:style-name="P51"><text:span text:style-name="Strong_20_Emphasis">entity</text:span> (Optional) The <text:span text:style-name="Source_20_Text">Entity</text:span> from the previously emitted event. </text:p>
                </text:list-item>
              </text:list>
              <text:p text:style-name="Text_20_body">All keys can be modified as you see fit, at the end of the event cycle they will be passed directly to <text:span text:style-name="Source_20_Text">SessionComponent::setFlash</text:span>.</text:p>
              <text:p text:style-name="Text_20_body">Defaults are stored in the <text:span text:style-name="Source_20_Text">messages</text:span> configuration array for each <text:a xlink:type="simple" xlink:href="http://crud.readthedocs.io/en/latest/actions.html" text:style-name="Internet_20_link" text:visited-style-name="Visited_20_Internet_20_Link">action</text:a>.</text:p>
              <text:p text:style-name="Text_20_body"><text:soft-page-break/>If you do not want to use this feature, simply stop the event by calling it’s <text:span text:style-name="Source_20_Text">stopPropagation()</text:span> method.</text:p>
              <text:p text:style-name="Text_20_body">If you’d like to customise the flash messages that are used, perhaps you’re using <text:a xlink:type="simple" xlink:href="https://github.com/friendsofcake/bootstrap-ui" text:style-name="Internet_20_link" text:visited-style-name="Visited_20_Internet_20_Link">friendsofcake/bootstrap-ui</text:a>. It’s actually quite simple to do, and can be done as part of the component configuration or on the fly.</text:p>
              <text:p text:style-name="Preformatted_20_Text">public function initialize()</text:p>
              <text:p text:style-name="Preformatted_20_Text">{</text:p>
              <text:p text:style-name="Preformatted_20_Text"><text:s text:c="6"/>$this-&gt;loadComponent('Crud.Crud', [</text:p>
              <text:p text:style-name="Preformatted_20_Text"><text:s text:c="10"/>'actions' =&gt; [</text:p>
              <text:p text:style-name="Preformatted_20_Text"><text:s text:c="14"/>'edit' =&gt; [</text:p>
              <text:p text:style-name="Preformatted_20_Text"><text:s text:c="18"/>'className' =&gt; 'Crud.Edit',</text:p>
              <text:p text:style-name="Preformatted_20_Text"><text:s text:c="18"/>'messages' =&gt; [</text:p>
              <text:p text:style-name="Preformatted_20_Text"><text:s text:c="22"/>'success' =&gt; [</text:p>
              <text:p text:style-name="Preformatted_20_Text"><text:s text:c="26"/>'params' =&gt; ['class' =&gt; 'alert alert-success alert-dismissible']</text:p>
              <text:p text:style-name="Preformatted_20_Text"><text:s text:c="22"/>],</text:p>
              <text:p text:style-name="Preformatted_20_Text"><text:s text:c="22"/>'error' =&gt; [</text:p>
              <text:p text:style-name="Preformatted_20_Text"><text:s text:c="26"/>'params' =&gt; ['class' =&gt; 'alert alert-danger alert-dismissible']</text:p>
              <text:p text:style-name="Preformatted_20_Text"><text:s text:c="22"/>]</text:p>
              <text:p text:style-name="Preformatted_20_Text"><text:s text:c="18"/>],</text:p>
              <text:p text:style-name="Preformatted_20_Text"><text:s text:c="14"/>]</text:p>
              <text:p text:style-name="Preformatted_20_Text"><text:s text:c="10"/>]</text:p>
              <text:p text:style-name="Preformatted_20_Text"><text:s text:c="6"/>]);</text:p>
              <text:p text:style-name="P5">}</text:p>
              <text:p text:style-name="Text_20_body">If you’d like to configure it on the fly you can use the eventManager to change the event subject as the event is emitted.</text:p>
              <text:p text:style-name="Preformatted_20_Text">$this-&gt;eventManager()-&gt;on('Crud.setFlash', function (Event $event) {</text:p>
              <text:p text:style-name="Preformatted_20_Text"><text:s text:c="4"/>if ($event-&gt;getSubject()-&gt;success) {</text:p>
              <text:p text:style-name="Preformatted_20_Text"><text:s text:c="8"/>$event-&gt;getSubject()-&gt;params['class'] = ['alert', 'alert-success', 'alert-dismissible'];</text:p>
              <text:p text:style-name="Preformatted_20_Text"><text:s text:c="4"/>}</text:p>
              <text:p text:style-name="P5">});</text:p>
            </text:section>
          </text:section>
        </text:section>
      </text:section>
      <text:p text:style-name="P1"/>
      <text:h text:style-name="P3" text:outline-level="1">Crud Subject</text:h>
      <text:section text:style-name="Sect1" text:name="crud-subject">
        <text:p text:style-name="Text_20_body"><text:bookmark text:name="id11"/>The Crud Subject is the class which is passed as the subject of all the events that the Crud plugin emits during its execution. Depending on the action being scaffolded, and what it’s working on the contents of the subject can be different.</text:p>
        <text:section text:style-name="Sect1" text:name="core-event-subjects">
          <text:h text:style-name="Heading_20_2" text:outline-level="2">Core event subjects</text:h>
          <text:p text:style-name="Text_20_body">You can find many of the subject contents are included as part of the <text:a xlink:type="simple" xlink:href="http://crud.readthedocs.io/en/latest/events.html#core-crud-events" text:style-name="Internet_20_link" text:visited-style-name="Visited_20_Internet_20_Link">Core Crud Events</text:a> documentation. This is because the subject of the event is very specific to the event being emitted.</text:p>
          <text:p text:style-name="Text_20_body">When dealing with listeners, you are able to manipulate the subject of the event in order to change Crud’s behavior. Such as changing pagination, or adding extra conditions to a query.</text:p>
          <text:p text:style-name="Text_20_body"><text:soft-page-break/>This is an example of the data passed in a <text:span text:style-name="Source_20_Text">beforeFind</text:span> event subject.</text:p>
          <text:p text:style-name="Preformatted_20_Text">&lt;?php</text:p>
          <text:p text:style-name="Preformatted_20_Text">public function view($id)</text:p>
          <text:p text:style-name="Preformatted_20_Text">{</text:p>
          <text:p text:style-name="Preformatted_20_Text"><text:s text:c="4"/>$this-&gt;Crud-&gt;on('beforeFind', function (\Cake\Event\Event $event) {</text:p>
          <text:p text:style-name="Preformatted_20_Text"><text:s text:c="8"/>$query = $event-&gt;getSubject()-&gt;query;</text:p>
          <text:p text:style-name="Preformatted_20_Text"><text:s text:c="8"/>$primaryKey = $event-&gt;getSubject()-&gt;id;</text:p>
          <text:p text:style-name="Preformatted_20_Text"><text:s text:c="8"/>$table = $event-&gt;getSubject()-&gt;repository;</text:p>
          <text:p text:style-name="Preformatted_20_Text"><text:s text:c="4"/>});</text:p>
          <text:p text:style-name="P5">}</text:p>
          <text:p text:style-name="Text_20_body">Find more examples in the <text:a xlink:type="simple" xlink:href="http://crud.readthedocs.io/en/latest/events.html#core-crud-events" text:style-name="Internet_20_link" text:visited-style-name="Visited_20_Internet_20_Link">Core Crud Events</text:a> documentation, for the event you need.</text:p>
        </text:section>
      </text:section>
      <text:p text:style-name="P1"/>
      <text:h text:style-name="P3" text:outline-level="1"><text:bookmark text:name="listeners"/>Listeners</text:h>
      <text:section text:style-name="Sect1" text:name="Seção139">
        <text:p text:style-name="Text_20_body">While CRUD provides many listeners, it’s recommended that you add your own reusable listeners for your application needs</text:p>
        <text:p text:style-name="Text_20_body">Listeners are the foundation for the extreme flexibility Crud provides you as an application developer.</text:p>
        <text:p text:style-name="Text_20_body">The event system allows you to hook into the most important part of the <text:a xlink:type="simple" xlink:href="http://crud.readthedocs.io/en/latest/actions.html" text:style-name="Internet_20_link" text:visited-style-name="Visited_20_Internet_20_Link">Crud actions</text:a> flow and customize it to your unique application needs.</text:p>
        <text:section text:style-name="Sect1" text:name="the-anatomy-of-a-listener">
          <text:h text:style-name="Heading_20_2" text:outline-level="2">The Anatomy Of A Listener</text:h>
          <text:p text:style-name="Text_20_body">The listener system is simply the <text:a xlink:type="simple" xlink:href="http://book.cakephp.org/3.0/en/core-libraries/events.html" text:style-name="Internet_20_link" text:visited-style-name="Visited_20_Internet_20_Link">Events System</text:a> from CakePHP, and all the official documentation and usage also applies to Crud.</text:p>
          <text:p text:style-name="Text_20_body">The Crud event system uses two methods <text:span text:style-name="Source_20_Text">trigger()</text:span> and <text:span text:style-name="Source_20_Text">on()</text:span> to interface the underlying CakePHP event system.</text:p>
          <text:p text:style-name="Text_20_body">The only hard requirement for a Crud listener is that it needs to either implement the <text:span text:style-name="Source_20_Text">implementedEvents()</text:span> method or extend <text:span text:style-name="Source_20_Text">\Crud\Listener\Base</text:span>.</text:p>
          <text:p text:style-name="Text_20_body">Below is the code for a simple Crud listener. In the next few sections we will walk through the code and explain how it works, and what every single line of code does.</text:p>
          <text:p text:style-name="Text_20_body">For each section, the relevant lines of code will be highlighted.</text:p>
          <text:section text:style-name="Sect1" text:name="Seção140">
            <text:h text:style-name="Heading_20_3" text:outline-level="3"><text:bookmark text:name="class-and-namespace"/>Class And Namespace</text:h>
            <text:p text:style-name="Text_20_body">All built-in listeners in Crud live in the <text:span text:style-name="Source_20_Text">Crud\Listener</text:span> namespace.</text:p>
            <text:p text:style-name="Text_20_body">All listeners in Crud, including yours, should inherit from the <text:span text:style-name="Source_20_Text">Crud\Listener\Base</text:span> class. This class is <text:span text:style-name="Source_20_Text">abstract</text:span> and provides numerous auxiliary methods which can be useful for you both as a developer and as an action creator.</text:p>
            <table:table table:name="Tabela6" table:style-name="Tabela6">
              <table:table-column table:style-name="Tabela6.A"/>
              <table:table-column table:style-name="Tabela6.B"/>
              <text:soft-page-break/>
              <table:table-row>
                <table:table-cell table:style-name="Tabela6.A1" office:value-type="string">
                  <text:p text:style-name="Preformatted_20_Text"><text:s/>1</text:p>
                  <text:p text:style-name="Preformatted_20_Text"><text:s/>2</text:p>
                  <text:p text:style-name="Preformatted_20_Text"><text:s/>3</text:p>
                  <text:p text:style-name="Preformatted_20_Text"><text:s/>4</text:p>
                  <text:p text:style-name="Preformatted_20_Text"><text:s/>5</text:p>
                  <text:p text:style-name="Preformatted_20_Text"><text:s/>6</text:p>
                  <text:p text:style-name="Preformatted_20_Text"><text:s/>7</text:p>
                  <text:p text:style-name="Preformatted_20_Text"><text:s/>8</text:p>
                  <text:p text:style-name="Preformatted_20_Text"><text:s/>9</text:p>
                  <text:p text:style-name="Preformatted_20_Text">10</text:p>
                  <text:p text:style-name="Preformatted_20_Text">11</text:p>
                  <text:p text:style-name="Preformatted_20_Text">12</text:p>
                  <text:p text:style-name="Preformatted_20_Text">13</text:p>
                  <text:p text:style-name="Preformatted_20_Text">14</text:p>
                  <text:p text:style-name="Preformatted_20_Text">15</text:p>
                  <text:p text:style-name="Preformatted_20_Text">16</text:p>
                  <text:p text:style-name="Preformatted_20_Text">17</text:p>
                  <text:p text:style-name="Preformatted_20_Text">18</text:p>
                  <text:p text:style-name="Preformatted_20_Text">19</text:p>
                  <text:p text:style-name="Preformatted_20_Text">20</text:p>
                  <text:p text:style-name="Preformatted_20_Text">21</text:p>
                  <text:p text:style-name="Preformatted_20_Text">22</text:p>
                  <text:p text:style-name="Preformatted_20_Text">23</text:p>
                  <text:p text:style-name="Preformatted_20_Text">24</text:p>
                  <text:p text:style-name="Preformatted_20_Text">25</text:p>
                  <text:p text:style-name="Preformatted_20_Text">26</text:p>
                  <text:p text:style-name="Preformatted_20_Text">27</text:p>
                  <text:p text:style-name="Preformatted_20_Text">28</text:p>
                  <text:p text:style-name="Preformatted_20_Text">29</text:p>
                  <text:p text:style-name="Preformatted_20_Text">30</text:p>
                  <text:p text:style-name="P5">31</text:p>
                </table:table-cell>
                <table:table-cell table:style-name="Tabela6.A1" office:value-type="string">
                  <text:p text:style-name="Preformatted_20_Text">&lt;?php</text:p>
                  <text:p text:style-name="Preformatted_20_Text">namespace Crud\Listener;</text:p>
                  <text:p text:style-name="Preformatted_20_Text"/>
                  <text:p text:style-name="Preformatted_20_Text">class Example extends \Crud\Listener\BaseListener</text:p>
                  <text:p text:style-name="Preformatted_20_Text">{</text:p>
                  <text:p text:style-name="Preformatted_20_Text"/>
                  <text:p text:style-name="Preformatted_20_Text"><text:s text:c="4"/>/**</text:p>
                  <text:p text:style-name="Preformatted_20_Text"><text:s text:c="5"/>* Returns a list of all events that will fire in the lister during the Crud life-cycle.</text:p>
                  <text:p text:style-name="Preformatted_20_Text"><text:s text:c="5"/>*</text:p>
                  <text:p text:style-name="Preformatted_20_Text"><text:s text:c="5"/>* @return array</text:p>
                  <text:p text:style-name="Preformatted_20_Text"><text:s text:c="5"/>*/</text:p>
                  <text:p text:style-name="Preformatted_20_Text"><text:s text:c="4"/>public function implementedEvents()</text:p>
                  <text:p text:style-name="Preformatted_20_Text"><text:s text:c="4"/>{</text:p>
                  <text:p text:style-name="Preformatted_20_Text"><text:s text:c="8"/>return [</text:p>
                  <text:p text:style-name="Preformatted_20_Text"><text:s text:c="12"/>'Crud.beforeRender' =&gt; ['callable' =&gt; 'beforeRender']</text:p>
                  <text:p text:style-name="Preformatted_20_Text"><text:s text:c="8"/>];</text:p>
                  <text:p text:style-name="Preformatted_20_Text"><text:s text:c="4"/>}</text:p>
                  <text:p text:style-name="Preformatted_20_Text"/>
                  <text:p text:style-name="Preformatted_20_Text"><text:s text:c="4"/>/**</text:p>
                  <text:p text:style-name="Preformatted_20_Text"><text:s text:c="5"/>* Executed when Crud.beforeRender is emitted.</text:p>
                  <text:p text:style-name="Preformatted_20_Text"><text:s text:c="5"/>*</text:p>
                  <text:p text:style-name="Preformatted_20_Text"><text:s text:c="5"/>* @param \Cake\Event\Event $event Event instance</text:p>
                  <text:p text:style-name="Preformatted_20_Text"><text:s text:c="5"/>*</text:p>
                  <text:p text:style-name="Preformatted_20_Text"><text:s text:c="5"/>* @return void</text:p>
                  <text:p text:style-name="Preformatted_20_Text"><text:s text:c="5"/>*/</text:p>
                  <text:p text:style-name="Preformatted_20_Text"><text:s text:c="4"/>public function beforeRender(\Cake\Event\Event $event)</text:p>
                  <text:p text:style-name="Preformatted_20_Text"><text:s text:c="4"/>{</text:p>
                  <text:p text:style-name="Preformatted_20_Text"><text:s text:c="8"/>$this-&gt;_response()-&gt;header('X-Powered-By', 'CRUD 4.0');</text:p>
                  <text:p text:style-name="Preformatted_20_Text"><text:s text:c="4"/>}</text:p>
                  <text:p text:style-name="Preformatted_20_Text"/>
                  <text:p text:style-name="P5">}</text:p>
                </table:table-cell>
              </table:table-row>
            </table:table>
          </text:section>
          <text:section text:style-name="Sect1" text:name="implemented-events">
            <text:h text:style-name="Heading_20_3" text:outline-level="3">Implemented Events</text:h>
            <text:p text:style-name="Text_20_body">As documented in the <text:a xlink:type="simple" xlink:href="http://book.cakephp.org/3.0/en/core-libraries/events.html" text:style-name="Internet_20_link" text:visited-style-name="Visited_20_Internet_20_Link">CakePHP Events System</text:a> all listeners must contain a <text:span text:style-name="Source_20_Text">implementedEvents</text:span> method.</text:p>
            <text:p text:style-name="Text_20_body">In this example, we simply request that <text:span text:style-name="Source_20_Text">beforeRender</text:span> in our class is executed every time a <text:span text:style-name="Source_20_Text">Crud.beforeRender</text:span> event is emitted.</text:p>
            <table:table table:name="Tabela7" table:style-name="Tabela7">
              <table:table-column table:style-name="Tabela7.A"/>
              <table:table-column table:style-name="Tabela7.B"/>
              <text:soft-page-break/>
              <table:table-row>
                <table:table-cell table:style-name="Tabela7.A1" office:value-type="string">
                  <text:p text:style-name="Preformatted_20_Text"><text:s/>1</text:p>
                  <text:p text:style-name="Preformatted_20_Text"><text:s/>2</text:p>
                  <text:p text:style-name="Preformatted_20_Text"><text:s/>3</text:p>
                  <text:p text:style-name="Preformatted_20_Text"><text:s/>4</text:p>
                  <text:p text:style-name="Preformatted_20_Text"><text:s/>5</text:p>
                  <text:p text:style-name="Preformatted_20_Text"><text:s/>6</text:p>
                  <text:p text:style-name="Preformatted_20_Text"><text:s/>7</text:p>
                  <text:p text:style-name="Preformatted_20_Text"><text:s/>8</text:p>
                  <text:p text:style-name="Preformatted_20_Text"><text:s/>9</text:p>
                  <text:p text:style-name="Preformatted_20_Text">10</text:p>
                  <text:p text:style-name="Preformatted_20_Text">11</text:p>
                  <text:p text:style-name="Preformatted_20_Text">12</text:p>
                  <text:p text:style-name="Preformatted_20_Text">13</text:p>
                  <text:p text:style-name="Preformatted_20_Text">14</text:p>
                  <text:p text:style-name="Preformatted_20_Text">15</text:p>
                  <text:p text:style-name="Preformatted_20_Text">16</text:p>
                  <text:p text:style-name="Preformatted_20_Text">17</text:p>
                  <text:p text:style-name="Preformatted_20_Text">18</text:p>
                  <text:p text:style-name="Preformatted_20_Text">19</text:p>
                  <text:p text:style-name="Preformatted_20_Text">20</text:p>
                  <text:p text:style-name="Preformatted_20_Text">21</text:p>
                  <text:p text:style-name="Preformatted_20_Text">22</text:p>
                  <text:p text:style-name="Preformatted_20_Text">23</text:p>
                  <text:p text:style-name="Preformatted_20_Text">24</text:p>
                  <text:p text:style-name="Preformatted_20_Text">25</text:p>
                  <text:p text:style-name="Preformatted_20_Text">26</text:p>
                  <text:p text:style-name="Preformatted_20_Text">27</text:p>
                  <text:p text:style-name="Preformatted_20_Text">28</text:p>
                  <text:p text:style-name="Preformatted_20_Text">29</text:p>
                  <text:p text:style-name="Preformatted_20_Text">30</text:p>
                  <text:p text:style-name="P5">31</text:p>
                </table:table-cell>
                <table:table-cell table:style-name="Tabela7.A1" office:value-type="string">
                  <text:p text:style-name="Preformatted_20_Text">&lt;?php</text:p>
                  <text:p text:style-name="Preformatted_20_Text">namespace Crud\Listener;</text:p>
                  <text:p text:style-name="Preformatted_20_Text"/>
                  <text:p text:style-name="Preformatted_20_Text">class Example extends \Crud\Listener\BaseListener</text:p>
                  <text:p text:style-name="Preformatted_20_Text">{</text:p>
                  <text:p text:style-name="Preformatted_20_Text"/>
                  <text:p text:style-name="Preformatted_20_Text"><text:s text:c="4"/>/**</text:p>
                  <text:p text:style-name="Preformatted_20_Text"><text:s text:c="5"/>* Returns a list of all events that will fire in the lister during the Crud life-cycle.</text:p>
                  <text:p text:style-name="Preformatted_20_Text"><text:s text:c="5"/>*</text:p>
                  <text:p text:style-name="Preformatted_20_Text"><text:s text:c="5"/>* @return array</text:p>
                  <text:p text:style-name="Preformatted_20_Text"><text:s text:c="5"/>*/</text:p>
                  <text:p text:style-name="Preformatted_20_Text"><text:s text:c="4"/>public function implementedEvents()</text:p>
                  <text:p text:style-name="Preformatted_20_Text"><text:s text:c="4"/>{</text:p>
                  <text:p text:style-name="Preformatted_20_Text"><text:s text:c="8"/>return [</text:p>
                  <text:p text:style-name="Preformatted_20_Text"><text:s text:c="12"/>'Crud.beforeRender' =&gt; ['callable' =&gt; 'beforeRender']</text:p>
                  <text:p text:style-name="Preformatted_20_Text"><text:s text:c="8"/>];</text:p>
                  <text:p text:style-name="Preformatted_20_Text"><text:s text:c="4"/>}</text:p>
                  <text:p text:style-name="Preformatted_20_Text"/>
                  <text:p text:style-name="Preformatted_20_Text"><text:s text:c="4"/>/**</text:p>
                  <text:p text:style-name="Preformatted_20_Text"><text:s text:c="5"/>* Executed when Crud.beforeRender is emitted.</text:p>
                  <text:p text:style-name="Preformatted_20_Text"><text:s text:c="5"/>*</text:p>
                  <text:p text:style-name="Preformatted_20_Text"><text:s text:c="5"/>* @param \Cake\Event\Event $event Event instance</text:p>
                  <text:p text:style-name="Preformatted_20_Text"><text:s text:c="5"/>*</text:p>
                  <text:p text:style-name="Preformatted_20_Text"><text:s text:c="5"/>* @return void</text:p>
                  <text:p text:style-name="Preformatted_20_Text"><text:s text:c="5"/>*/</text:p>
                  <text:p text:style-name="Preformatted_20_Text"><text:s text:c="4"/>public function beforeRender(\Cake\Event\Event $event)</text:p>
                  <text:p text:style-name="Preformatted_20_Text"><text:s text:c="4"/>{</text:p>
                  <text:p text:style-name="Preformatted_20_Text"><text:s text:c="8"/>$this-&gt;_response()-&gt;header('X-Powered-By', 'CRUD 4.0');</text:p>
                  <text:p text:style-name="Preformatted_20_Text"><text:s text:c="4"/>}</text:p>
                  <text:p text:style-name="Preformatted_20_Text"/>
                  <text:p text:style-name="P5">}</text:p>
                </table:table-cell>
              </table:table-row>
            </table:table>
            <text:p text:style-name="Text_20_body">The <text:span text:style-name="Source_20_Text">Crud.beforeRender</text:span> event is similar to the Controller and View event of the same name, but <text:span text:style-name="Source_20_Text">Crud.beforeRender</text:span> is called first, and can halt the entire rendering process</text:p>
          </text:section>
          <text:section text:style-name="Sect1" text:name="the-callback">
            <text:h text:style-name="Heading_20_3" text:outline-level="3">The Callback</text:h>
            <text:p text:style-name="Text_20_body">This method gets executed every time a <text:span text:style-name="Source_20_Text">Crud.beforeRender</text:span> event is emitted from within Crud or by you as a developer. When the event is emitted, we append a header to the client HTTP response named <text:span text:style-name="Source_20_Text">X-Powered-By</text:span> with the value <text:span text:style-name="Source_20_Text">CRUD 4.0</text:span>.</text:p>
            <table:table table:name="Tabela8" table:style-name="Tabela8">
              <table:table-column table:style-name="Tabela8.A"/>
              <table:table-column table:style-name="Tabela8.B"/>
              <text:soft-page-break/>
              <table:table-row>
                <table:table-cell table:style-name="Tabela8.A1" office:value-type="string">
                  <text:p text:style-name="Preformatted_20_Text"><text:s/>1</text:p>
                  <text:p text:style-name="Preformatted_20_Text"><text:s/>2</text:p>
                  <text:p text:style-name="Preformatted_20_Text"><text:s/>3</text:p>
                  <text:p text:style-name="Preformatted_20_Text"><text:s/>4</text:p>
                  <text:p text:style-name="Preformatted_20_Text"><text:s/>5</text:p>
                  <text:p text:style-name="Preformatted_20_Text"><text:s/>6</text:p>
                  <text:p text:style-name="Preformatted_20_Text"><text:s/>7</text:p>
                  <text:p text:style-name="Preformatted_20_Text"><text:s/>8</text:p>
                  <text:p text:style-name="Preformatted_20_Text"><text:s/>9</text:p>
                  <text:p text:style-name="Preformatted_20_Text">10</text:p>
                  <text:p text:style-name="Preformatted_20_Text">11</text:p>
                  <text:p text:style-name="Preformatted_20_Text">12</text:p>
                  <text:p text:style-name="Preformatted_20_Text">13</text:p>
                  <text:p text:style-name="Preformatted_20_Text">14</text:p>
                  <text:p text:style-name="Preformatted_20_Text">15</text:p>
                  <text:p text:style-name="Preformatted_20_Text">16</text:p>
                  <text:p text:style-name="Preformatted_20_Text">17</text:p>
                  <text:p text:style-name="Preformatted_20_Text">18</text:p>
                  <text:p text:style-name="Preformatted_20_Text">19</text:p>
                  <text:p text:style-name="Preformatted_20_Text">20</text:p>
                  <text:p text:style-name="Preformatted_20_Text">21</text:p>
                  <text:p text:style-name="Preformatted_20_Text">22</text:p>
                  <text:p text:style-name="Preformatted_20_Text">23</text:p>
                  <text:p text:style-name="Preformatted_20_Text">24</text:p>
                  <text:p text:style-name="Preformatted_20_Text">25</text:p>
                  <text:p text:style-name="Preformatted_20_Text">26</text:p>
                  <text:p text:style-name="Preformatted_20_Text">27</text:p>
                  <text:p text:style-name="Preformatted_20_Text">28</text:p>
                  <text:p text:style-name="Preformatted_20_Text">29</text:p>
                  <text:p text:style-name="Preformatted_20_Text">30</text:p>
                  <text:p text:style-name="P5">31</text:p>
                </table:table-cell>
                <table:table-cell table:style-name="Tabela8.A1" office:value-type="string">
                  <text:p text:style-name="Preformatted_20_Text">&lt;?php</text:p>
                  <text:p text:style-name="Preformatted_20_Text">namespace Crud\Listener;</text:p>
                  <text:p text:style-name="Preformatted_20_Text"/>
                  <text:p text:style-name="Preformatted_20_Text">class Example extends \Crud\Listener\BaseListener</text:p>
                  <text:p text:style-name="Preformatted_20_Text">{</text:p>
                  <text:p text:style-name="Preformatted_20_Text"/>
                  <text:p text:style-name="Preformatted_20_Text"><text:s text:c="4"/>/**</text:p>
                  <text:p text:style-name="Preformatted_20_Text"><text:s text:c="5"/>* Returns a list of all events that will fire in the lister during the Crud life-cycle.</text:p>
                  <text:p text:style-name="Preformatted_20_Text"><text:s text:c="5"/>*</text:p>
                  <text:p text:style-name="Preformatted_20_Text"><text:s text:c="5"/>* @return array</text:p>
                  <text:p text:style-name="Preformatted_20_Text"><text:s text:c="5"/>*/</text:p>
                  <text:p text:style-name="Preformatted_20_Text"><text:s text:c="4"/>public function implementedEvents()</text:p>
                  <text:p text:style-name="Preformatted_20_Text"><text:s text:c="4"/>{</text:p>
                  <text:p text:style-name="Preformatted_20_Text"><text:s text:c="8"/>return [</text:p>
                  <text:p text:style-name="Preformatted_20_Text"><text:s text:c="12"/>'Crud.beforeRender' =&gt; ['callable' =&gt; 'beforeRender']</text:p>
                  <text:p text:style-name="Preformatted_20_Text"><text:s text:c="8"/>];</text:p>
                  <text:p text:style-name="Preformatted_20_Text"><text:s text:c="4"/>}</text:p>
                  <text:p text:style-name="Preformatted_20_Text"/>
                  <text:p text:style-name="Preformatted_20_Text"><text:s text:c="4"/>/**</text:p>
                  <text:p text:style-name="Preformatted_20_Text"><text:s text:c="5"/>* Executed when Crud.beforeRender is emitted.</text:p>
                  <text:p text:style-name="Preformatted_20_Text"><text:s text:c="5"/>*</text:p>
                  <text:p text:style-name="Preformatted_20_Text"><text:s text:c="5"/>* @param \Cake\Event\Event $event Event instance</text:p>
                  <text:p text:style-name="Preformatted_20_Text"><text:s text:c="5"/>*</text:p>
                  <text:p text:style-name="Preformatted_20_Text"><text:s text:c="5"/>* @return void</text:p>
                  <text:p text:style-name="Preformatted_20_Text"><text:s text:c="5"/>*/</text:p>
                  <text:p text:style-name="Preformatted_20_Text"><text:s text:c="4"/>public function beforeRender(\Cake\Event\Event $event)</text:p>
                  <text:p text:style-name="Preformatted_20_Text"><text:s text:c="4"/>{</text:p>
                  <text:p text:style-name="Preformatted_20_Text"><text:s text:c="8"/>$this-&gt;_response()-&gt;header('X-Powered-By', 'CRUD 4.0');</text:p>
                  <text:p text:style-name="Preformatted_20_Text"><text:s text:c="4"/>}</text:p>
                  <text:p text:style-name="Preformatted_20_Text"/>
                  <text:p text:style-name="P5">}</text:p>
                </table:table-cell>
              </table:table-row>
            </table:table>
          </text:section>
        </text:section>
        <text:section text:style-name="Sect1" text:name="included-listeners">
          <text:h text:style-name="Heading_20_2" text:outline-level="2">Included listeners</text:h>
          <text:p text:style-name="Text_20_body">Crud comes with a selection of listeners covering the most common use-cases. These allow you to tap into the events within the plugin and change behavior to suit your application, or to provide extra functionality, such as an API.</text:p>
          <text:list xml:id="list9205814586294007837" text:style-name="L47">
            <text:list-item>
              <text:p text:style-name="P107"><text:a xlink:type="simple" xlink:href="http://crud.readthedocs.io/en/latest/listeners/api.html" text:style-name="Internet_20_link" text:visited-style-name="Visited_20_Internet_20_Link">API</text:a> </text:p>
            </text:list-item>
            <text:list-item>
              <text:p text:style-name="P107"><text:a xlink:type="simple" xlink:href="http://crud.readthedocs.io/en/latest/listeners/api-pagination.html" text:style-name="Internet_20_link" text:visited-style-name="Visited_20_Internet_20_Link">API Pagination</text:a> </text:p>
            </text:list-item>
            <text:list-item>
              <text:p text:style-name="P107"><text:a xlink:type="simple" xlink:href="http://crud.readthedocs.io/en/latest/listeners/api-query-log.html" text:style-name="Internet_20_link" text:visited-style-name="Visited_20_Internet_20_Link">API Query Log</text:a> </text:p>
            </text:list-item>
            <text:list-item>
              <text:p text:style-name="P107"><text:a xlink:type="simple" xlink:href="http://crud.readthedocs.io/en/latest/listeners/jsonapi.html" text:style-name="Internet_20_link" text:visited-style-name="Visited_20_Internet_20_Link">JSON API</text:a> </text:p>
            </text:list-item>
            <text:list-item>
              <text:p text:style-name="P107"><text:a xlink:type="simple" xlink:href="http://crud.readthedocs.io/en/latest/listeners/redirect.html" text:style-name="Internet_20_link" text:visited-style-name="Visited_20_Internet_20_Link">Redirect listener</text:a> </text:p>
            </text:list-item>
            <text:list-item>
              <text:p text:style-name="P107"><text:a xlink:type="simple" xlink:href="http://crud.readthedocs.io/en/latest/listeners/related-models.html" text:style-name="Internet_20_link" text:visited-style-name="Visited_20_Internet_20_Link">Related Models</text:a> </text:p>
            </text:list-item>
            <text:list-item>
              <text:p text:style-name="P107"><text:a xlink:type="simple" xlink:href="http://crud.readthedocs.io/en/latest/listeners/search.html" text:style-name="Internet_20_link" text:visited-style-name="Visited_20_Internet_20_Link">Search</text:a> </text:p>
            </text:list-item>
            <text:list-item>
              <text:p text:style-name="P52"><text:a xlink:type="simple" xlink:href="http://crud.readthedocs.io/en/latest/listeners/custom.html" text:style-name="Internet_20_link" text:visited-style-name="Visited_20_Internet_20_Link">Create your own</text:a> </text:p>
            </text:list-item>
          </text:list>
        </text:section>
      </text:section>
      <text:p text:style-name="P1"/>
      <text:h text:style-name="P3" text:outline-level="1">Redirect listener</text:h>
      <text:section text:style-name="Sect1" text:name="redirect-listener">
        <text:p text:style-name="Text_20_body">Enable more complex redirect rules.</text:p>
        <text:section text:style-name="Sect1" text:name="setup">
          <text:h text:style-name="Heading_20_2" text:outline-level="2"><text:soft-page-break/>Setup</text:h>
          <text:p text:style-name="Text_20_body">Attach it on the fly in your controller beforeFilter, this is recommended if you want to attach it only to specific controllers and actions:</text:p>
          <text:p text:style-name="Preformatted_20_Text">&lt;?php</text:p>
          <text:p text:style-name="Preformatted_20_Text">class SamplesController extends AppController {</text:p>
          <text:p text:style-name="Preformatted_20_Text"/>
          <text:p text:style-name="Preformatted_20_Text"><text:s text:c="4"/>public function beforeFilter(\Cake\Event\Event $event) {</text:p>
          <text:p text:style-name="Preformatted_20_Text"><text:s text:c="8"/>$this-&gt;Crud-&gt;addListener('Crud.Redirect');</text:p>
          <text:p text:style-name="Preformatted_20_Text"/>
          <text:p text:style-name="Preformatted_20_Text"><text:s text:c="8"/>parent::beforeFilter($event);</text:p>
          <text:p text:style-name="Preformatted_20_Text"><text:s text:c="4"/>}</text:p>
          <text:p text:style-name="P5">}</text:p>
          <text:p text:style-name="Text_20_body">Attach it using components array, this is recommended if you want to attach it to all controllers, application wide:</text:p>
          <text:p text:style-name="Preformatted_20_Text">&lt;?php</text:p>
          <text:p text:style-name="Preformatted_20_Text">class SamplesController extends AppController {</text:p>
          <text:p text:style-name="Preformatted_20_Text"/>
          <text:p text:style-name="Preformatted_20_Text"><text:s text:c="2"/>public function initialize()</text:p>
          <text:p text:style-name="Preformatted_20_Text"><text:s text:c="2"/>{</text:p>
          <text:p text:style-name="Preformatted_20_Text"><text:s text:c="6"/>$this-&gt;loadComponent('Crud.Crud', [</text:p>
          <text:p text:style-name="Preformatted_20_Text"><text:s text:c="10"/>'actions' =&gt; [</text:p>
          <text:p text:style-name="Preformatted_20_Text"><text:s text:c="14"/>'index',</text:p>
          <text:p text:style-name="Preformatted_20_Text"><text:s text:c="14"/>'view'</text:p>
          <text:p text:style-name="Preformatted_20_Text"><text:s text:c="10"/>],</text:p>
          <text:p text:style-name="Preformatted_20_Text"><text:s text:c="10"/>'listeners' =&gt; [</text:p>
          <text:p text:style-name="Preformatted_20_Text"><text:s text:c="14"/>'Crud.Redirect'</text:p>
          <text:p text:style-name="Preformatted_20_Text"><text:s text:c="10"/>]</text:p>
          <text:p text:style-name="Preformatted_20_Text"><text:s text:c="6"/>]);</text:p>
          <text:p text:style-name="Preformatted_20_Text"><text:s text:c="2"/>}</text:p>
          <text:p text:style-name="P5">}</text:p>
        </text:section>
        <text:section text:style-name="Sect1" text:name="Seção141">
          <text:h text:style-name="Heading_20_2" text:outline-level="2"><text:bookmark text:name="configuration10"/>Configuration</text:h>
          <text:section text:style-name="Sect1" text:name="readers">
            <text:h text:style-name="Heading_20_3" text:outline-level="3">Readers</text:h>
            <text:p text:style-name="Text_20_body">A <text:span text:style-name="Citation">reader</text:span> is a <text:a xlink:type="simple" xlink:href="http://php.net/closure" text:style-name="Internet_20_link" text:visited-style-name="Visited_20_Internet_20_Link">closure</text:a> that can access a field in an object through different means.</text:p>
            <text:p text:style-name="Text_20_body">Below is a list of the build-in readers you can use:</text:p>
            <table:table table:name="Tabela9" table:style-name="Tabela9">
              <table:table-column table:style-name="Tabela9.A"/>
              <table:table-column table:style-name="Tabela9.B"/>
              <table:table-column table:style-name="Tabela9.C"/>
              <table:table-header-rows>
                <table:table-row>
                  <table:table-cell table:style-name="Tabela9.A1" office:value-type="string">
                    <text:p text:style-name="Table_20_Heading">Name</text:p>
                  </table:table-cell>
                  <table:table-cell table:style-name="Tabela9.A1" office:value-type="string">
                    <text:p text:style-name="Table_20_Heading">Pseudo code</text:p>
                  </table:table-cell>
                  <table:table-cell table:style-name="Tabela9.C1" office:value-type="string">
                    <text:p text:style-name="Table_20_Heading">Description</text:p>
                  </table:table-cell>
                </table:table-row>
              </table:table-header-rows>
              <table:table-row>
                <table:table-cell table:style-name="Tabela9.A7" office:value-type="string">
                  <text:p text:style-name="Table_20_Contents"><text:span text:style-name="Source_20_Text">request.key</text:span></text:p>
                </table:table-cell>
                <table:table-cell table:style-name="Tabela9.B7" office:value-type="string">
                  <text:p text:style-name="Table_20_Contents"><text:span text:style-name="Source_20_Text">$this-&gt;request-&gt;{$field}</text:span></text:p>
                </table:table-cell>
                <table:table-cell table:style-name="Tabela9.C7" office:value-type="string">
                  <text:p text:style-name="Table_20_Contents">Access a property directly on the Request object</text:p>
                </table:table-cell>
              </table:table-row>
              <table:table-row>
                <table:table-cell table:style-name="Tabela9.A7" office:value-type="string">
                  <text:p text:style-name="Table_20_Contents"><text:span text:style-name="Source_20_Text">request.data</text:span></text:p>
                </table:table-cell>
                <table:table-cell table:style-name="Tabela9.B7" office:value-type="string">
                  <text:p text:style-name="Table_20_Contents"><text:span text:style-name="Source_20_Text">$this-&gt;request-&gt;data($field)</text:span></text:p>
                </table:table-cell>
                <table:table-cell table:style-name="Tabela9.C7" office:value-type="string">
                  <text:p text:style-name="Table_20_Contents">Access a HTTP POST data field using <text:span text:style-name="Source_20_Text">Hash::get()</text:span> compatible <text:soft-page-break/>format</text:p>
                </table:table-cell>
              </table:table-row>
              <table:table-row>
                <table:table-cell table:style-name="Tabela9.A7" office:value-type="string">
                  <text:p text:style-name="Table_20_Contents"><text:span text:style-name="Source_20_Text">request.query</text:span></text:p>
                </table:table-cell>
                <table:table-cell table:style-name="Tabela9.B7" office:value-type="string">
                  <text:p text:style-name="Table_20_Contents"><text:span text:style-name="Source_20_Text">$this-&gt;request-&gt;query($field)</text:span></text:p>
                </table:table-cell>
                <table:table-cell table:style-name="Tabela9.C7" office:value-type="string">
                  <text:p text:style-name="Table_20_Contents">Access a HTTP query argument using <text:span text:style-name="Source_20_Text">Hash::get()</text:span> compatible format</text:p>
                </table:table-cell>
              </table:table-row>
              <table:table-row>
                <table:table-cell table:style-name="Tabela9.A7" office:value-type="string">
                  <text:p text:style-name="Table_20_Contents"><text:span text:style-name="Source_20_Text">model.key</text:span></text:p>
                </table:table-cell>
                <table:table-cell table:style-name="Tabela9.B7" office:value-type="string">
                  <text:p text:style-name="Table_20_Contents"><text:span text:style-name="Source_20_Text">$Model-&gt;{$field}</text:span></text:p>
                </table:table-cell>
                <table:table-cell table:style-name="Tabela9.C7" office:value-type="string">
                  <text:p text:style-name="Table_20_Contents">Access a property directly on the Model instance</text:p>
                </table:table-cell>
              </table:table-row>
              <table:table-row>
                <table:table-cell table:style-name="Tabela9.A7" office:value-type="string">
                  <text:p text:style-name="Table_20_Contents"><text:span text:style-name="Source_20_Text">model.data</text:span></text:p>
                </table:table-cell>
                <table:table-cell table:style-name="Tabela9.B7" office:value-type="string">
                  <text:p text:style-name="Table_20_Contents"><text:span text:style-name="Source_20_Text">$Model-&gt;data[$field]</text:span></text:p>
                </table:table-cell>
                <table:table-cell table:style-name="Tabela9.C7" office:value-type="string">
                  <text:p text:style-name="Table_20_Contents">Access a model data key using <text:span text:style-name="Source_20_Text">Hash::get()</text:span> compatible format</text:p>
                </table:table-cell>
              </table:table-row>
              <table:table-row>
                <table:table-cell table:style-name="Tabela9.A7" office:value-type="string">
                  <text:p text:style-name="Table_20_Contents"><text:span text:style-name="Source_20_Text">model.field</text:span></text:p>
                </table:table-cell>
                <table:table-cell table:style-name="Tabela9.B7" office:value-type="string">
                  <text:p text:style-name="Table_20_Contents"><text:span text:style-name="Source_20_Text">$Model-&gt;field($field)</text:span></text:p>
                </table:table-cell>
                <table:table-cell table:style-name="Tabela9.C7" office:value-type="string">
                  <text:p text:style-name="Table_20_Contents">Access a model key by going to the database and read the value</text:p>
                </table:table-cell>
              </table:table-row>
              <table:table-row>
                <table:table-cell table:style-name="Tabela9.A8" office:value-type="string">
                  <text:p text:style-name="Table_20_Contents"><text:span text:style-name="Source_20_Text">subject.key</text:span></text:p>
                </table:table-cell>
                <table:table-cell table:style-name="Tabela9.B8" office:value-type="string">
                  <text:p text:style-name="Table_20_Contents"><text:span text:style-name="Source_20_Text">$CrudSubject-&gt;{$key}</text:span></text:p>
                </table:table-cell>
                <table:table-cell table:style-name="Tabela9.C8" office:value-type="string">
                  <text:p text:style-name="Table_20_Contents">Access a property directly on the event subject</text:p>
                </table:table-cell>
              </table:table-row>
            </table:table>
          </text:section>
          <text:section text:style-name="Sect1" text:name="adding-your-own-reader">
            <text:h text:style-name="Heading_20_3" text:outline-level="3">Adding your own reader</text:h>
            <text:p text:style-name="Text_20_body">Adding or overriding a reader is very simple.</text:p>
            <text:p text:style-name="Text_20_body">The closure takes two arguments:</text:p>
            <text:list xml:id="list8916127534491159267" text:style-name="L48">
              <text:list-item>
                <text:p text:style-name="P108"><text:span text:style-name="Source_20_Text">CrudSubject $subject</text:span> </text:p>
              </text:list-item>
              <text:list-item>
                <text:p text:style-name="P53"><text:span text:style-name="Source_20_Text">$key = null</text:span> </text:p>
              </text:list-item>
            </text:list>
            <text:p text:style-name="Preformatted_20_Text">&lt;?php</text:p>
            <text:p text:style-name="Preformatted_20_Text">class SamplesController extends AppController {</text:p>
            <text:p text:style-name="Preformatted_20_Text"/>
            <text:p text:style-name="Preformatted_20_Text"><text:s text:c="2"/>public function beforeFilter(\Cake\Event\Event $event) {</text:p>
            <text:p text:style-name="Preformatted_20_Text"><text:s text:c="4"/>$listener = $this-&gt;Crud-&gt;listener('Redirect');</text:p>
            <text:p text:style-name="Preformatted_20_Text"><text:s text:c="4"/>$listener-&gt;reader($name, Closure $closure);</text:p>
            <text:p text:style-name="Preformatted_20_Text"/>
            <text:p text:style-name="Preformatted_20_Text"><text:s text:c="4"/>// Example on a reader using Configure</text:p>
            <text:p text:style-name="Preformatted_20_Text"><text:s text:c="4"/>$listener-&gt;reader('configure.key', function(CrudSubject $subject, $key) {</text:p>
            <text:p text:style-name="Preformatted_20_Text"><text:s text:c="6"/>return Configure::read($key);</text:p>
            <text:p text:style-name="Preformatted_20_Text"><text:s text:c="4"/>});</text:p>
            <text:p text:style-name="Preformatted_20_Text"><text:soft-page-break/></text:p>
            <text:p text:style-name="Preformatted_20_Text"><text:s text:c="4"/>parent::beforeFilter();</text:p>
            <text:p text:style-name="Preformatted_20_Text"><text:s text:c="2"/>}</text:p>
            <text:p text:style-name="Preformatted_20_Text">}</text:p>
            <text:p text:style-name="P5">?&gt;</text:p>
          </text:section>
          <text:section text:style-name="Sect1" text:name="action-defaults">
            <text:h text:style-name="Heading_20_3" text:outline-level="3">Action defaults</text:h>
            <text:p text:style-name="Text_20_body">Below is the defaults provided by build-in Crud actions:</text:p>
          </text:section>
          <text:section text:style-name="Sect1" text:name="add-action">
            <text:h text:style-name="Heading_20_3" text:outline-level="3">Add action</text:h>
            <text:p text:style-name="Text_20_body">By default Add Crud Action always redirect to <text:span text:style-name="Source_20_Text">array('action' =&gt; 'index')</text:span> on <text:span text:style-name="Source_20_Text">afterSave</text:span></text:p>
            <table:table table:name="Tabela10" table:style-name="Tabela10">
              <table:table-column table:style-name="Tabela10.A"/>
              <table:table-column table:style-name="Tabela10.B"/>
              <table:table-column table:style-name="Tabela10.C"/>
              <table:table-column table:style-name="Tabela10.D"/>
              <table:table-column table:style-name="Tabela10.E"/>
              <table:table-header-rows>
                <table:table-row>
                  <table:table-cell table:style-name="Tabela10.A1" office:value-type="string">
                    <text:p text:style-name="Table_20_Heading">Name</text:p>
                  </table:table-cell>
                  <table:table-cell table:style-name="Tabela10.A1" office:value-type="string">
                    <text:p text:style-name="Table_20_Heading">Reader</text:p>
                  </table:table-cell>
                  <table:table-cell table:style-name="Tabela10.A1" office:value-type="string">
                    <text:p text:style-name="Table_20_Heading">Key</text:p>
                  </table:table-cell>
                  <table:table-cell table:style-name="Tabela10.A1" office:value-type="string">
                    <text:p text:style-name="Table_20_Heading">Result</text:p>
                  </table:table-cell>
                  <table:table-cell table:style-name="Tabela10.E1" office:value-type="string">
                    <text:p text:style-name="Table_20_Heading">Description</text:p>
                  </table:table-cell>
                </table:table-row>
              </table:table-header-rows>
              <table:table-row>
                <table:table-cell table:style-name="Tabela10.A2" office:value-type="string">
                  <text:p text:style-name="Table_20_Contents"><text:span text:style-name="Source_20_Text">post_add</text:span></text:p>
                </table:table-cell>
                <table:table-cell table:style-name="Tabela10.B2" office:value-type="string">
                  <text:p text:style-name="Table_20_Contents"><text:span text:style-name="Source_20_Text">request.data</text:span></text:p>
                </table:table-cell>
                <table:table-cell table:style-name="Tabela10.C2" office:value-type="string">
                  <text:p text:style-name="Table_20_Contents"><text:span text:style-name="Source_20_Text">_add</text:span></text:p>
                </table:table-cell>
                <table:table-cell table:style-name="Tabela10.D2" office:value-type="string">
                  <text:p text:style-name="Table_20_Contents"><text:span text:style-name="Source_20_Text">array('action' =&gt; 'add')</text:span></text:p>
                </table:table-cell>
                <table:table-cell table:style-name="Tabela10.E2" office:value-type="string">
                  <text:p text:style-name="Table_20_Contents">By providing <text:span text:style-name="Source_20_Text">_add</text:span> as a post key, the user will be redirected back to the <text:span text:style-name="Source_20_Text">add</text:span> action</text:p>
                </table:table-cell>
              </table:table-row>
              <table:table-row>
                <table:table-cell table:style-name="Tabela10.A3" office:value-type="string">
                  <text:p text:style-name="Table_20_Contents"><text:span text:style-name="Source_20_Text">post_edit</text:span></text:p>
                </table:table-cell>
                <table:table-cell table:style-name="Tabela10.B3" office:value-type="string">
                  <text:p text:style-name="Table_20_Contents"><text:span text:style-name="Source_20_Text">request.data</text:span></text:p>
                </table:table-cell>
                <table:table-cell table:style-name="Tabela10.C3" office:value-type="string">
                  <text:p text:style-name="Table_20_Contents"><text:span text:style-name="Source_20_Text">_edit</text:span></text:p>
                </table:table-cell>
                <table:table-cell table:style-name="Tabela10.D3" office:value-type="string">
                  <text:p text:style-name="Table_20_Contents"><text:span text:style-name="Source_20_Text">array('action' =&gt; 'edit', $id)</text:span></text:p>
                </table:table-cell>
                <table:table-cell table:style-name="Tabela10.E3" office:value-type="string">
                  <text:p text:style-name="Table_20_Contents">By providing <text:span text:style-name="Source_20_Text">_edit</text:span> as a post key, the user will be redirected to the <text:span text:style-name="Source_20_Text">edit</text:span> action with the newly created ID as parameter</text:p>
                </table:table-cell>
              </table:table-row>
            </table:table>
          </text:section>
          <text:section text:style-name="Sect1" text:name="edit-action">
            <text:h text:style-name="Heading_20_3" text:outline-level="3">Edit action</text:h>
            <text:p text:style-name="Text_20_body">By default Edit Crud Action always redirect to <text:span text:style-name="Source_20_Text">array('action' =&gt; 'index')</text:span> on <text:span text:style-name="Source_20_Text">afterSave</text:span></text:p>
            <table:table table:name="Tabela11" table:style-name="Tabela11">
              <table:table-column table:style-name="Tabela11.A"/>
              <table:table-column table:style-name="Tabela11.B"/>
              <table:table-column table:style-name="Tabela11.C"/>
              <table:table-column table:style-name="Tabela11.D"/>
              <table:table-column table:style-name="Tabela11.E"/>
              <table:table-header-rows>
                <table:table-row>
                  <table:table-cell table:style-name="Tabela11.A1" office:value-type="string">
                    <text:p text:style-name="Table_20_Heading">Name</text:p>
                  </table:table-cell>
                  <table:table-cell table:style-name="Tabela11.A1" office:value-type="string">
                    <text:p text:style-name="Table_20_Heading">Reader</text:p>
                  </table:table-cell>
                  <table:table-cell table:style-name="Tabela11.A1" office:value-type="string">
                    <text:p text:style-name="Table_20_Heading">Key</text:p>
                  </table:table-cell>
                  <table:table-cell table:style-name="Tabela11.A1" office:value-type="string">
                    <text:p text:style-name="Table_20_Heading">Result</text:p>
                  </table:table-cell>
                  <table:table-cell table:style-name="Tabela11.E1" office:value-type="string">
                    <text:p text:style-name="Table_20_Heading">Description</text:p>
                  </table:table-cell>
                </table:table-row>
              </table:table-header-rows>
              <table:table-row>
                <table:table-cell table:style-name="Tabela11.A2" office:value-type="string">
                  <text:p text:style-name="Table_20_Contents"><text:span text:style-name="Source_20_Text">post_add</text:span></text:p>
                </table:table-cell>
                <table:table-cell table:style-name="Tabela11.B2" office:value-type="string">
                  <text:p text:style-name="Table_20_Contents"><text:span text:style-name="Source_20_Text">request.data</text:span></text:p>
                </table:table-cell>
                <table:table-cell table:style-name="Tabela11.C2" office:value-type="string">
                  <text:p text:style-name="Table_20_Contents"><text:span text:style-name="Source_20_Text">_add</text:span></text:p>
                </table:table-cell>
                <table:table-cell table:style-name="Tabela11.D2" office:value-type="string">
                  <text:p text:style-name="Table_20_Contents"><text:span text:style-name="Source_20_Text">array('action' =&gt; 'add')</text:span></text:p>
                </table:table-cell>
                <table:table-cell table:style-name="Tabela11.E2" office:value-type="string">
                  <text:p text:style-name="Table_20_Contents">By providing <text:span text:style-name="Source_20_Text">_add</text:span> as a post key, the user will be redirected back to the <text:span text:style-name="Source_20_Text">add</text:span> action</text:p>
                </table:table-cell>
              </table:table-row>
              <table:table-row>
                <table:table-cell table:style-name="Tabela11.A3" office:value-type="string">
                  <text:p text:style-name="Table_20_Contents"><text:span text:style-name="Source_20_Text">post_edit</text:span></text:p>
                </table:table-cell>
                <table:table-cell table:style-name="Tabela11.B3" office:value-type="string">
                  <text:p text:style-name="Table_20_Contents"><text:span text:style-name="Source_20_Text">request.data</text:span></text:p>
                </table:table-cell>
                <table:table-cell table:style-name="Tabela11.C3" office:value-type="string">
                  <text:p text:style-name="Table_20_Contents"><text:span text:style-name="Source_20_Text">_edit</text:span></text:p>
                </table:table-cell>
                <table:table-cell table:style-name="Tabela11.D3" office:value-type="string">
                  <text:p text:style-name="Table_20_Contents"><text:span text:style-name="Source_20_Text">array('action' =&gt; 'edit', $id)</text:span></text:p>
                </table:table-cell>
                <table:table-cell table:style-name="Tabela11.E3" office:value-type="string">
                  <text:p text:style-name="Table_20_Contents">By providing <text:span text:style-name="Source_20_Text">_edit</text:span> as a post key, the user will be redirected to <text:soft-page-break/>the <text:span text:style-name="Source_20_Text">edit</text:span> action with the same ID as parameter as the current URL</text:p>
                </table:table-cell>
              </table:table-row>
            </table:table>
          </text:section>
          <text:section text:style-name="Sect1" text:name="configuring-your-own-redirect-rules">
            <text:h text:style-name="Heading_20_3" text:outline-level="3">Configuring your own redirect rules</text:h>
            <text:p text:style-name="Text_20_body">It’s very simple to modify existing or add your own redirect rules:</text:p>
            <text:p text:style-name="Preformatted_20_Text">&lt;?php</text:p>
            <text:p text:style-name="Preformatted_20_Text">class SamplesController extends AppController</text:p>
            <text:p text:style-name="Preformatted_20_Text">{</text:p>
            <text:p text:style-name="Preformatted_20_Text"/>
            <text:p text:style-name="Preformatted_20_Text"><text:s text:c="2"/>public function beforeFilter(\Cake\Event\Event $event)</text:p>
            <text:p text:style-name="Preformatted_20_Text"><text:s text:c="2"/>{</text:p>
            <text:p text:style-name="Preformatted_20_Text"><text:s text:c="4"/>// Get all the redirect rules</text:p>
            <text:p text:style-name="Preformatted_20_Text"><text:s text:c="4"/>$rules = $this-&gt;Crud-&gt;action()-&gt;redirectConfig();</text:p>
            <text:p text:style-name="Preformatted_20_Text"/>
            <text:p text:style-name="Preformatted_20_Text"><text:s text:c="4"/>// Get one named rule only</text:p>
            <text:p text:style-name="Preformatted_20_Text"><text:s text:c="4"/>$rule = $this-&gt;Crud-&gt;action()-&gt;redirectConfig('add');</text:p>
            <text:p text:style-name="Preformatted_20_Text"/>
            <text:p text:style-name="Preformatted_20_Text"><text:s text:c="4"/>// Configure a redirect rule:</text:p>
            <text:p text:style-name="Preformatted_20_Text"><text:s text:c="4"/>//</text:p>
            <text:p text:style-name="Preformatted_20_Text"><text:s text:c="4"/>// if $_POST['_view'] is set then redirect to</text:p>
            <text:p text:style-name="Preformatted_20_Text"><text:s text:c="4"/>// 'view' action with the value of '$subject-&gt;id'</text:p>
            <text:p text:style-name="Preformatted_20_Text"><text:s text:c="4"/>$this-&gt;Crud-&gt;action()-&gt;redirectConfig('view',</text:p>
            <text:p text:style-name="Preformatted_20_Text"><text:s text:c="8"/>[</text:p>
            <text:p text:style-name="Preformatted_20_Text"><text:s text:c="12"/>'reader' =&gt; 'request.data', <text:s text:c="3"/>// Any reader from the list above</text:p>
            <text:p text:style-name="Preformatted_20_Text"><text:s text:c="12"/>'key' =&gt; '_view', <text:s text:c="13"/>// The key to check for, passed to the reader</text:p>
            <text:p text:style-name="Preformatted_20_Text"><text:s text:c="12"/>'url' =&gt; [ <text:s text:c="20"/>// The url to redirect to</text:p>
            <text:p text:style-name="Preformatted_20_Text"><text:s text:c="16"/>'action' =&gt; 'view', <text:s text:c="7"/>// The final url will be '/view/$id'</text:p>
            <text:p text:style-name="Preformatted_20_Text"><text:s text:c="16"/>['subject.key', 'id'] <text:s text:c="5"/>// If an array is encountered, it will be expanded the same was as 'reader'+'key'</text:p>
            <text:p text:style-name="Preformatted_20_Text"><text:s text:c="12"/>]</text:p>
            <text:p text:style-name="Preformatted_20_Text"><text:s text:c="8"/>]</text:p>
            <text:p text:style-name="Preformatted_20_Text"><text:s text:c="4"/>);</text:p>
            <text:p text:style-name="Preformatted_20_Text"/>
            <text:p text:style-name="Preformatted_20_Text"><text:s text:c="4"/>parent::beforeFilter($event);</text:p>
            <text:p text:style-name="Preformatted_20_Text"><text:s text:c="2"/>}</text:p>
            <text:p text:style-name="P5">}</text:p>
          </text:section>
        </text:section>
      </text:section>
      <text:p text:style-name="P1"/>
      <text:h text:style-name="P3" text:outline-level="1">Related Models</text:h>
      <text:section text:style-name="Sect1" text:name="related-models">
        <text:p text:style-name="Text_20_body">If you are used to bake or CakePHP scaffolding you might want to have some control over the data it sends to the view for filling select boxes for associated models, as well as populating related data in index views.</text:p>
        <text:section text:style-name="Sect1" text:name="Seção142">
          <text:h text:style-name="Heading_20_2" text:outline-level="2"><text:bookmark text:name="introduction"/><text:soft-page-break/>Introduction</text:h>
          <text:p text:style-name="Text_20_body">Crud can be configured to return a list of records for all related models or just those you want to on a per-action basis. By default all related model lists for the main Crud table instance will be fetched, but only for <text:span text:style-name="Source_20_Text">add</text:span>, <text:span text:style-name="Source_20_Text">edit</text:span> and corresponding admin actions.</text:p>
          <text:p text:style-name="Text_20_body">For instance if your <text:span text:style-name="Source_20_Text">Posts</text:span> table is associated with <text:span text:style-name="Source_20_Text">Tags</text:span> and <text:span text:style-name="Source_20_Text">Authors</text:span>, then for those actions you will have in your view the <text:span text:style-name="Source_20_Text">$authors</text:span> and <text:span text:style-name="Source_20_Text">$tags</text:span> variables containing the result of calling <text:span text:style-name="Source_20_Text">find(‘list’)</text:span> on each table.</text:p>
          <text:p text:style-name="Text_20_body">Should you need more fine grain control over the lists fetched, you can configure it statically or use dynamic methods.</text:p>
          <text:p text:style-name="Text_20_body">For <text:span text:style-name="Source_20_Text">index</text:span> methods, you can specify the related models which should be contained during the pagination query.</text:p>
        </text:section>
        <text:section text:style-name="Sect1" text:name="configuring">
          <text:h text:style-name="Heading_20_2" text:outline-level="2">Configuring</text:h>
          <text:p text:style-name="Text_20_body">Before you’re able to configure your <text:span text:style-name="Source_20_Text">relatedModels</text:span> you need to load the listener.</text:p>
          <text:p text:style-name="Preformatted_20_Text">&lt;?php</text:p>
          <text:p text:style-name="Preformatted_20_Text">class AppController extends Controller {</text:p>
          <text:p text:style-name="Preformatted_20_Text"/>
          <text:p text:style-name="Preformatted_20_Text"><text:s text:c="2"/>public function initialize()</text:p>
          <text:p text:style-name="Preformatted_20_Text"><text:s text:c="2"/>{</text:p>
          <text:p text:style-name="Preformatted_20_Text"><text:s text:c="6"/>parent::initialize();</text:p>
          <text:p text:style-name="Preformatted_20_Text"><text:s text:c="6"/>$this-&gt;Crud-&gt;addListener('relatedModels', 'Crud.RelatedModels');</text:p>
          <text:p text:style-name="P5"><text:s text:c="2"/>}</text:p>
          <text:p text:style-name="Text_20_body">You can enable and disable which model relations you want to have automatically fetched very easily, as shown below.</text:p>
          <text:list xml:id="list2999814743277109803" text:style-name="L49">
            <text:list-item>
              <text:p text:style-name="P109">If you set <text:span text:style-name="Source_20_Text">relatedModels</text:span> to <text:span text:style-name="Source_20_Text">true</text:span> all model relations will be fetched automatically. </text:p>
            </text:list-item>
            <text:list-item>
              <text:p text:style-name="P109">If you set <text:span text:style-name="Source_20_Text">relatedModels</text:span> to an <text:span text:style-name="Source_20_Text">array</text:span>, only the related models in that array will be fetched automatically. </text:p>
            </text:list-item>
            <text:list-item>
              <text:p text:style-name="P54">If you set <text:span text:style-name="Source_20_Text">relatedModels</text:span> to <text:span text:style-name="Source_20_Text">false</text:span> no model relations will be fetched automatically. </text:p>
            </text:list-item>
          </text:list>
          <text:p text:style-name="Preformatted_20_Text">&lt;?php</text:p>
          <text:p text:style-name="Preformatted_20_Text">class DemoController extends AppController {</text:p>
          <text:p text:style-name="Preformatted_20_Text"/>
          <text:p text:style-name="Preformatted_20_Text"><text:s text:c="4"/>public function initialize()</text:p>
          <text:p text:style-name="Preformatted_20_Text"><text:s text:c="4"/>{</text:p>
          <text:p text:style-name="Preformatted_20_Text"><text:s text:c="8"/>$this-&gt;loadComponent('Crud.Crud', [</text:p>
          <text:p text:style-name="Preformatted_20_Text"><text:s text:c="12"/>'actions' =&gt; [</text:p>
          <text:p text:style-name="Preformatted_20_Text"><text:s text:c="16"/>'index' =&gt; [</text:p>
          <text:p text:style-name="Preformatted_20_Text"><text:s text:c="20"/>'className' =&gt; 'Crud.Index',</text:p>
          <text:p text:style-name="Preformatted_20_Text"><text:s text:c="20"/>'relatedModels' =&gt; true</text:p>
          <text:p text:style-name="Preformatted_20_Text"><text:s text:c="16"/>],</text:p>
          <text:p text:style-name="Preformatted_20_Text"><text:s text:c="16"/>'add' =&gt; [</text:p>
          <text:p text:style-name="Preformatted_20_Text"><text:s text:c="20"/>'className' =&gt; 'Crud.Add',</text:p>
          <text:p text:style-name="Preformatted_20_Text"><text:s text:c="20"/>'relatedModels' =&gt; ['Authors']</text:p>
          <text:p text:style-name="Preformatted_20_Text"><text:s text:c="16"/>],</text:p>
          <text:p text:style-name="Preformatted_20_Text"><text:s text:c="16"/>'edit' =&gt; [</text:p>
          <text:p text:style-name="Preformatted_20_Text"><text:s text:c="20"/>'className' =&gt; 'Crud.Edit',</text:p>
          <text:p text:style-name="Preformatted_20_Text"><text:soft-page-break/><text:s text:c="20"/>'relatedModels' =&gt; ['Tags', 'Authors']</text:p>
          <text:p text:style-name="Preformatted_20_Text"><text:s text:c="16"/>]</text:p>
          <text:p text:style-name="Preformatted_20_Text"><text:s text:c="12"/>]</text:p>
          <text:p text:style-name="Preformatted_20_Text"><text:s text:c="8"/>]);</text:p>
          <text:p text:style-name="Preformatted_20_Text"><text:s text:c="4"/>}</text:p>
          <text:p text:style-name="P5">}</text:p>
          <text:p text:style-name="Text_20_body">The above example will add a contain to your query for all related models in your <text:span text:style-name="Source_20_Text">index</text:span> method, and will perform a <text:span text:style-name="Source_20_Text">find('list')</text:span> for related data for your <text:span text:style-name="Source_20_Text">add</text:span> and <text:span text:style-name="Source_20_Text">edit</text:span> actions.</text:p>
          <text:p text:style-name="Text_20_body">The Related Models listener performs differently for the <text:span text:style-name="Source_20_Text">index</text:span> method, than it does for <text:span text:style-name="Source_20_Text">add</text:span> and <text:span text:style-name="Source_20_Text">edit</text:span>.</text:p>
          <text:p text:style-name="Text_20_body">The Related Models listener are aware of custom binding keys for your relations, and will use them over the primary key (which is CakePHP default behavior)</text:p>
          <text:p text:style-name="Text_20_body">If you need to contain extra data in your <text:span text:style-name="Source_20_Text">add</text:span> and <text:span text:style-name="Source_20_Text">edit</text:span> methods, then you can hook the <text:span text:style-name="Source_20_Text">beforeFind</text:span> event and adjust the queries contain as you need. You can find out how in the <text:a xlink:type="simple" xlink:href="http://crud.readthedocs.io/en/latest/events.html#crud-beforefind" text:style-name="Internet_20_link" text:visited-style-name="Visited_20_Internet_20_Link">Crud.beforeFind</text:a>.</text:p>
          <text:p text:style-name="Text_20_body">It’s possible to dynamically reconfigure the relatedModels listener</text:p>
          <text:p text:style-name="Preformatted_20_Text">&lt;?php</text:p>
          <text:p text:style-name="Preformatted_20_Text">// This can be changed in beforeFilter and the controller action</text:p>
          <text:p text:style-name="Preformatted_20_Text"/>
          <text:p text:style-name="Preformatted_20_Text">public function beforeFilter(\Cake\Event\Event $event)</text:p>
          <text:p text:style-name="Preformatted_20_Text">{</text:p>
          <text:p text:style-name="Preformatted_20_Text"><text:s text:c="4"/>// Automatically executes find('list') on the Users ($users) and Tags ($tags) tables</text:p>
          <text:p text:style-name="Preformatted_20_Text"><text:s text:c="4"/>$this-&gt;Crud-&gt;listener('relatedModels')-&gt;relatedModels(['Users', 'Tags'], 'your_action');</text:p>
          <text:p text:style-name="Preformatted_20_Text"/>
          <text:p text:style-name="Preformatted_20_Text"><text:s text:c="4"/>// Automatically executes find('list') on the Users ($users) table</text:p>
          <text:p text:style-name="Preformatted_20_Text"><text:s text:c="4"/>$this-&gt;Crud-&gt;listener('relatedModels')-&gt;relatedModels(['Users'], 'your_action');</text:p>
          <text:p text:style-name="Preformatted_20_Text"/>
          <text:p text:style-name="Preformatted_20_Text"><text:s text:c="4"/>// Fetch related data from all table relations (default)</text:p>
          <text:p text:style-name="Preformatted_20_Text"><text:s text:c="4"/>$this-&gt;Crud-&gt;listener('relatedModels')-&gt;relatedModels(true);</text:p>
          <text:p text:style-name="Preformatted_20_Text"/>
          <text:p text:style-name="Preformatted_20_Text"><text:s text:c="4"/>// Don't fetch any related data</text:p>
          <text:p text:style-name="Preformatted_20_Text"><text:s text:c="4"/>$this-&gt;Crud-&gt;listener('relatedModels')-&gt;relatedModels(false);</text:p>
          <text:p text:style-name="Preformatted_20_Text"/>
          <text:p text:style-name="Preformatted_20_Text"><text:s text:c="4"/>// Get the current configuration</text:p>
          <text:p text:style-name="Preformatted_20_Text"><text:s text:c="4"/>$config = $this-&gt;Crud-&gt;listener('relatedModels')-&gt;relatedModels();</text:p>
          <text:p text:style-name="P5">}</text:p>
        </text:section>
        <text:section text:style-name="Sect1" text:name="Seção143">
          <text:h text:style-name="Heading_20_2" text:outline-level="2"><text:bookmark text:name="events10"/>Events</text:h>
          <text:p text:style-name="Text_20_body">If for any reason you need to alter the <text:span text:style-name="Source_20_Text">find('list')</text:span> query or final results generated by fetching related models lists, you can use the <text:span text:style-name="Source_20_Text">Crud.relatedModel</text:span> event to inject your own logic.</text:p>
          <text:p text:style-name="Text_20_body"><text:span text:style-name="Source_20_Text">Crud.relatedModel</text:span> will receive the following parameters in the event subject, which can be altered on the fly before any result is fetched</text:p>
          <text:list xml:id="list1399674174986371617" text:style-name="L50">
            <text:list-item>
              <text:p text:style-name="P110"><text:soft-page-break/><text:span text:style-name="Source_20_Text">name</text:span> The name of the relation </text:p>
            </text:list-item>
            <text:list-item>
              <text:p text:style-name="P110"><text:span text:style-name="Source_20_Text">viewVar</text:span> The name of the variable when set to the view </text:p>
            </text:list-item>
            <text:list-item>
              <text:p text:style-name="P110"><text:span text:style-name="Source_20_Text">query</text:span> The <text:span text:style-name="Source_20_Text">\Cake\ORM\Query</text:span> object used for the <text:span text:style-name="Source_20_Text">find('list')</text:span> </text:p>
            </text:list-item>
            <text:list-item>
              <text:p text:style-name="P110"><text:span text:style-name="Source_20_Text">association</text:span> The <text:span text:style-name="Source_20_Text">\Cake\ORM\Association</text:span> object </text:p>
            </text:list-item>
            <text:list-item>
              <text:p text:style-name="P55"><text:span text:style-name="Source_20_Text">entity</text:span> The <text:span text:style-name="Source_20_Text">Cake\ORM\Entity</text:span> you are finding relations for </text:p>
            </text:list-item>
          </text:list>
          <text:p text:style-name="Text_20_body">Example</text:p>
          <text:p text:style-name="Preformatted_20_Text">&lt;?php</text:p>
          <text:p text:style-name="Preformatted_20_Text">class DemoController extends AppController {</text:p>
          <text:p text:style-name="Preformatted_20_Text"/>
          <text:p text:style-name="Preformatted_20_Text"><text:s text:c="4"/>public function beforeFilter(\Cake\Event\Event $event) {</text:p>
          <text:p text:style-name="Preformatted_20_Text"><text:s text:c="8"/>parent::beforeFilter();</text:p>
          <text:p text:style-name="Preformatted_20_Text"/>
          <text:p text:style-name="Preformatted_20_Text"><text:s text:c="8"/>$this-&gt;Crud-&gt;on('relatedModel', function(\Cake\Event\Event $event) {</text:p>
          <text:p text:style-name="Preformatted_20_Text"><text:s text:c="12"/>if ($event-&gt;getSubject()-&gt;association-&gt;name() === 'Authors') {</text:p>
          <text:p text:style-name="Preformatted_20_Text"><text:s text:c="16"/>$event-&gt;getSubject()-&gt;query-&gt;limit(3);</text:p>
          <text:p text:style-name="Preformatted_20_Text"><text:s text:c="16"/>$event-&gt;getSubject()-&gt;query-&gt;where(['is_active' =&gt; true]);</text:p>
          <text:p text:style-name="Preformatted_20_Text"><text:s text:c="12"/>}</text:p>
          <text:p text:style-name="Preformatted_20_Text"><text:s text:c="8"/>});</text:p>
          <text:p text:style-name="Preformatted_20_Text"/>
          <text:p text:style-name="Preformatted_20_Text"><text:s text:c="4"/>}</text:p>
          <text:p text:style-name="P5">}</text:p>
        </text:section>
      </text:section>
      <text:p text:style-name="P1"/>
      <text:h text:style-name="P3" text:outline-level="1">Search</text:h>
      <text:section text:style-name="Sect1" text:name="search">
        <text:p text:style-name="Text_20_body">This listener provides search capabilities for the Crud plugin.</text:p>
        <text:section text:style-name="Sect1" text:name="Seção144">
          <text:h text:style-name="Heading_20_2" text:outline-level="2"><text:bookmark text:name="introduction1"/>Introduction</text:h>
          <text:p text:style-name="Text_20_body">The Search listener depends on the <text:a xlink:type="simple" xlink:href="https://packagist.org/packages/friendsofcake/search" text:style-name="Internet_20_link" text:visited-style-name="Visited_20_Internet_20_Link">friendsofcake/search</text:a> package.</text:p>
        </text:section>
        <text:section text:style-name="Sect1" text:name="Seção145">
          <text:h text:style-name="Heading_20_2" text:outline-level="2"><text:bookmark text:name="setup"/>Setup</text:h>
          <text:section text:style-name="Sect1" text:name="Seção146">
            <text:h text:style-name="Heading_20_3" text:outline-level="3"><text:bookmark text:name="installation"/>Installation</text:h>
            <text:p text:style-name="P5">composer require friendsofcake/search</text:p>
          </text:section>
          <text:section text:style-name="Sect1" text:name="Seção147">
            <text:h text:style-name="Heading_20_3" text:outline-level="3"><text:bookmark text:name="controller"/>Controller</text:h>
            <text:p text:style-name="Text_20_body">Attach it on the fly in your controllers beforeFilter, this is recommended if you want to attach it only to specific controllers and actions.</text:p>
            <text:p text:style-name="Preformatted_20_Text">&lt;?php</text:p>
            <text:p text:style-name="Preformatted_20_Text">class SamplesController extends AppController {</text:p>
            <text:p text:style-name="Preformatted_20_Text"/>
            <text:p text:style-name="Preformatted_20_Text"><text:s text:c="2"/>public function beforeFilter(\Cake\Event\Event $event) {</text:p>
            <text:p text:style-name="Preformatted_20_Text"><text:s text:c="6"/>$this-&gt;Crud-&gt;addListener('Crud.Search', [</text:p>
            <text:p text:style-name="Preformatted_20_Text"><text:s text:c="10"/>// Events to listen for and apply search finder to query.</text:p>
            <text:p text:style-name="Preformatted_20_Text"><text:s text:c="10"/>'enabled' =&gt; [</text:p>
            <text:p text:style-name="Preformatted_20_Text"><text:s text:c="14"/>'Crud.beforeLookup',</text:p>
            <text:p text:style-name="Preformatted_20_Text"><text:s text:c="14"/>'Crud.beforePaginate'</text:p>
            <text:p text:style-name="Preformatted_20_Text"><text:s text:c="10"/>],</text:p>
            <text:p text:style-name="Preformatted_20_Text"><text:soft-page-break/><text:s text:c="10"/>// Search collection to use</text:p>
            <text:p text:style-name="Preformatted_20_Text"><text:s text:c="10"/>'collection' =&gt; 'default'</text:p>
            <text:p text:style-name="Preformatted_20_Text"><text:s text:c="6"/>]);</text:p>
            <text:p text:style-name="Preformatted_20_Text"/>
            <text:p text:style-name="Preformatted_20_Text"><text:s text:c="6"/>parent::beforeFilter($event);</text:p>
            <text:p text:style-name="Preformatted_20_Text"><text:s text:c="2"/>}</text:p>
            <text:p text:style-name="P5">}</text:p>
            <text:p text:style-name="Text_20_body">Attach it using components array, this is recommended if you want to attach it to all controllers, application wide.</text:p>
            <text:p text:style-name="Preformatted_20_Text">&lt;?php</text:p>
            <text:p text:style-name="Preformatted_20_Text">class DemoController extends AppController {</text:p>
            <text:p text:style-name="Preformatted_20_Text"/>
            <text:p text:style-name="Preformatted_20_Text"><text:s text:c="4"/>public function initialize()</text:p>
            <text:p text:style-name="Preformatted_20_Text"><text:s text:c="4"/>{</text:p>
            <text:p text:style-name="Preformatted_20_Text"><text:s text:c="8"/>$this-&gt;loadComponent('Crud.Crud', [</text:p>
            <text:p text:style-name="Preformatted_20_Text"><text:s text:c="12"/>'actions' =&gt; [</text:p>
            <text:p text:style-name="Preformatted_20_Text"><text:s text:c="16"/>'index'</text:p>
            <text:p text:style-name="Preformatted_20_Text"><text:s text:c="12"/>],</text:p>
            <text:p text:style-name="Preformatted_20_Text"><text:s text:c="12"/>'listeners' =&gt; [</text:p>
            <text:p text:style-name="Preformatted_20_Text"><text:s text:c="16"/>'Crud.Search'</text:p>
            <text:p text:style-name="Preformatted_20_Text"><text:s text:c="12"/>]</text:p>
            <text:p text:style-name="Preformatted_20_Text"><text:s text:c="8"/>]);</text:p>
            <text:p text:style-name="Preformatted_20_Text"><text:s text:c="4"/>}</text:p>
            <text:p text:style-name="P5">}</text:p>
          </text:section>
        </text:section>
      </text:section>
      <text:p text:style-name="P1"/>
      <text:h text:style-name="P3" text:outline-level="1">Custom</text:h>
      <text:section text:style-name="Sect1" text:name="custom">
        <text:p text:style-name="Text_20_body">Any class can be used as a Crud Listener, even the controller.</text:p>
        <text:section text:style-name="Sect1" text:name="using-a-controller-as-a-listener">
          <text:h text:style-name="Heading_20_2" text:outline-level="2">Using a controller as a listener</text:h>
          <text:p text:style-name="Text_20_body">We override the <text:span text:style-name="Source_20_Text">implementedEvents()</text:span> method in the controller, and bind the <text:span text:style-name="Source_20_Text">Crud.beforeFind</text:span> event to the <text:span text:style-name="Source_20_Text">_beforeFind()</text:span> method in the controller.</text:p>
          <text:p text:style-name="Preformatted_20_Text">&lt;?php</text:p>
          <text:p text:style-name="Preformatted_20_Text">namespace App\Controller;</text:p>
          <text:p text:style-name="Preformatted_20_Text"/>
          <text:p text:style-name="Preformatted_20_Text">class BlogsController extends AppController {</text:p>
          <text:p text:style-name="Preformatted_20_Text"/>
          <text:p text:style-name="Preformatted_20_Text"><text:s text:c="2"/>public function implementedEvents()</text:p>
          <text:p text:style-name="Preformatted_20_Text"><text:s text:c="2"/>{</text:p>
          <text:p text:style-name="Preformatted_20_Text"><text:s text:c="6"/>return parent::implementedEvents() + [</text:p>
          <text:p text:style-name="Preformatted_20_Text"><text:s text:c="10"/>'Crud.beforeFind' =&gt; '_beforeFind'</text:p>
          <text:p text:style-name="Preformatted_20_Text"><text:s text:c="6"/>];</text:p>
          <text:p text:style-name="Preformatted_20_Text"><text:s text:c="2"/>}</text:p>
          <text:p text:style-name="Preformatted_20_Text"/>
          <text:p text:style-name="Preformatted_20_Text"><text:s text:c="2"/>public function _beforeFind(\Cake\Event\Event $event, \Cake\ORM\Query $query)</text:p>
          <text:p text:style-name="Preformatted_20_Text"><text:s text:c="2"/>{</text:p>
          <text:p text:style-name="Preformatted_20_Text"/>
          <text:p text:style-name="Preformatted_20_Text"><text:s text:c="2"/>}</text:p>
          <text:p text:style-name="Preformatted_20_Text"/>
          <text:p text:style-name="P5">}</text:p>
        </text:section>
        <text:section text:style-name="Sect1" text:name="creating-a-listener-class">
          <text:h text:style-name="Heading_20_2" text:outline-level="2"><text:soft-page-break/>Creating a listener class</text:h>
          <text:p text:style-name="Text_20_body">Creating your own listener class is very similar to using a controller as a listener.</text:p>
          <text:p text:style-name="Preformatted_20_Text">&lt;?php</text:p>
          <text:p text:style-name="Preformatted_20_Text">namespace App\Lib\Listeners;</text:p>
          <text:p text:style-name="Preformatted_20_Text"/>
          <text:p text:style-name="Preformatted_20_Text">use Cake\Event\Event;</text:p>
          <text:p text:style-name="Preformatted_20_Text">use Crud\Listener\BaseListener;</text:p>
          <text:p text:style-name="Preformatted_20_Text"/>
          <text:p text:style-name="Preformatted_20_Text">class MyListener extends BaseListener</text:p>
          <text:p text:style-name="Preformatted_20_Text">{</text:p>
          <text:p text:style-name="Preformatted_20_Text"><text:s text:c="4"/>public function implementedEvents()</text:p>
          <text:p text:style-name="Preformatted_20_Text"><text:s text:c="4"/>{</text:p>
          <text:p text:style-name="Preformatted_20_Text"><text:s text:c="8"/>return [</text:p>
          <text:p text:style-name="Preformatted_20_Text"><text:s text:c="12"/>'Crud.beforeFind' =&gt; '_beforeFind'</text:p>
          <text:p text:style-name="Preformatted_20_Text"><text:s text:c="8"/>];</text:p>
          <text:p text:style-name="Preformatted_20_Text"><text:s text:c="4"/>}</text:p>
          <text:p text:style-name="Preformatted_20_Text"/>
          <text:p text:style-name="Preformatted_20_Text"><text:s text:c="4"/>public function _beforeFind(Event $event)</text:p>
          <text:p text:style-name="Preformatted_20_Text"><text:s text:c="4"/>{</text:p>
          <text:p text:style-name="Preformatted_20_Text"><text:s text:c="8"/>Log::debug('Inside the listener!');</text:p>
          <text:p text:style-name="Preformatted_20_Text"><text:s text:c="4"/>}</text:p>
          <text:p text:style-name="P5">}</text:p>
        </text:section>
      </text:section>
      <text:p text:style-name="P1"/>
      <text:h text:style-name="P3" text:outline-level="1">How to build a CakePHP 3 REST API in minutes</text:h>
      <text:p text:style-name="Text_20_body">Step-by-step instructions for creating a full featured RESTful API using CakePHP 3.</text:p>
      <text:p text:style-name="Text_20_body"><draw:a xlink:type="simple" xlink:href="https://run.pstmn.io/button.svg"><draw:frame draw:style-name="fr1" draw:name="Figura1" text:anchor-type="as-char" svg:width="3.545cm" svg:height="0.926cm" draw:z-index="0"><draw:image xlink:href="Pictures/10001C2D00000DAC0000036B3B60AB197A065FA3.svg" xlink:type="simple" xlink:show="embed" xlink:actuate="onLoad"/><draw:image xlink:href="Pictures/1000020100000084000000213E253BAD465E4EC3.png" xlink:type="simple" xlink:show="embed" xlink:actuate="onLoad"/><svg:title>Run in Postman</svg:title></draw:frame></draw:a></text:p>
      <text:h text:style-name="Heading_20_2" text:outline-level="2"><text:bookmark text:name="Before-We-Begin"/>Before We Begin</text:h>
      <text:p text:style-name="Text_20_body">This is part one of the CakePHP 3 REST API tutorial series:</text:p>
      <text:list xml:id="list5772201060870731469" text:style-name="L51">
        <text:list-item>
          <text:p text:style-name="P111">How to build a CakePHP 3 REST API in minutes </text:p>
        </text:list-item>
        <text:list-item>
          <text:p text:style-name="P111"><text:a xlink:type="simple" xlink:href="http://www.bravo-kernel.com/2015/04/how-to-use-a-cakephp-3-rest-api/" text:style-name="Internet_20_link" text:visited-style-name="Visited_20_Internet_20_Link">How to use a CakePHP 3 REST API</text:a> </text:p>
        </text:list-item>
        <text:list-item>
          <text:p text:style-name="P111"><text:a xlink:type="simple" xlink:href="http://www.bravo-kernel.com/2015/04/how-to-prefix-route-a-cakephp-3-rest-api/" text:style-name="Internet_20_link" text:visited-style-name="Visited_20_Internet_20_Link">How to prefix route a CakePHP 3 REST API</text:a> </text:p>
        </text:list-item>
        <text:list-item>
          <text:p text:style-name="P111"><text:a xlink:type="simple" xlink:href="http://www.bravo-kernel.com/2015/04/how-to-add-jwt-authentication-to-a-cakephp-3-rest-api/" text:style-name="Internet_20_link" text:visited-style-name="Visited_20_Internet_20_Link">How to add JWT Authentication to a CakePHP 3 REST API</text:a> </text:p>
        </text:list-item>
        <text:list-item>
          <text:p text:style-name="P111"><text:a xlink:type="simple" xlink:href="http://www.bravo-kernel.com/2017/03/how-to-make-your-cakephp-3-api-produce-jsonapi/" text:style-name="Internet_20_link" text:visited-style-name="Visited_20_Internet_20_Link">How to make your CakePHP 3 API produce JSON API</text:a> </text:p>
        </text:list-item>
        <text:list-item>
          <text:p text:style-name="P56"><text:a xlink:type="simple" xlink:href="http://www.bravo-kernel.com/2017/03/how-to-use-a-cakephp-api-as-the-data-backend-for-ember-in-30-minutes/" text:style-name="Internet_20_link" text:visited-style-name="Visited_20_Internet_20_Link">How to use a CakePHP API as the data backend for Ember in 30 minutes</text:a> </text:p>
        </text:list-item>
      </text:list>
      <text:h text:style-name="Heading_20_2" text:outline-level="2"><text:bookmark text:name="1-Create-The-Application"/>1. Create The Application</text:h>
      <text:p text:style-name="Text_20_body">For this tutorial (and the follow-up posts) we will create a fresh CakePHP 3 application for our API:</text:p>
      <text:list xml:id="list2646702393656625023" text:style-name="L52">
        <text:list-item>
          <text:p text:style-name="P112">named <text:span text:style-name="Source_20_Text">cake3api.app</text:span> </text:p>
        </text:list-item>
        <text:list-item>
          <text:p text:style-name="P112">connected to a database named <text:span text:style-name="Source_20_Text">cake3api_app</text:span> </text:p>
        </text:list-item>
        <text:list-item>
          <text:p text:style-name="P57"><text:soft-page-break/>exposed using virtualhost <text:a xlink:type="simple" xlink:href="http://cake3api.app/" text:style-name="Internet_20_link" text:visited-style-name="Visited_20_Internet_20_Link"><text:span text:style-name="Source_20_Text">http://cake3api.app</text:span></text:a> </text:p>
        </text:list-item>
      </text:list>
      <text:p text:style-name="Text_20_body">If you need help with the installation either:</text:p>
      <text:list xml:id="list1520021639500348824" text:style-name="L53">
        <text:list-item>
          <text:p text:style-name="P113">follow the detailed installation instructions of <text:a xlink:type="simple" xlink:href="http://book.cakephp.org/3.0/en/tutorials-and-examples/blog/blog.html#blog-tutorial" office:target-frame-name="_blank" xlink:show="new" text:style-name="Internet_20_link" text:visited-style-name="Visited_20_Internet_20_Link">the CakePHP Blog Tutorial</text:a> </text:p>
        </text:list-item>
        <text:list-item>
          <text:p text:style-name="P58">install <text:a xlink:type="simple" xlink:href="https://github.com/alt3/cakebox" office:target-frame-name="_blank" xlink:show="new" text:style-name="Internet_20_link" text:visited-style-name="Visited_20_Internet_20_Link">cakebox</text:a> and run <text:span text:style-name="Source_20_Text">cakebox application add cake3api.app</text:span> to set up the application, database and virtual host </text:p>
        </text:list-item>
      </text:list>
      <text:h text:style-name="Heading_20_2" text:outline-level="2"><text:bookmark text:name="2-Add-the-CRUD-plugin"/>2. Add the CRUD plugin</text:h>
      <text:p text:style-name="Text_20_body">Add the <text:a xlink:type="simple" xlink:href="https://github.com/FriendsOfCake/crud" office:target-frame-name="_blank" xlink:show="new" text:style-name="Internet_20_link" text:visited-style-name="Visited_20_Internet_20_Link">CRUD plugin</text:a> to your application so your API will benefit of additional functionality like pagination, thin controllers and DRY best practices.</text:p>
      <text:p text:style-name="Text_20_body">Run the following command inside your application’s root directory to composer install the plugin:</text:p>
      <table:table table:name="Tabela12" table:style-name="Tabela12">
        <table:table-column table:style-name="Tabela12.A"/>
        <table:table-column table:style-name="Tabela12.B"/>
        <table:table-row>
          <table:table-cell table:style-name="Tabela12.A1" office:value-type="string">
            <text:p text:style-name="P5">1</text:p>
          </table:table-cell>
          <table:table-cell table:style-name="Tabela12.A1" office:value-type="string">
            <text:p text:style-name="P5">composer require friendsofcake/crud:^5.0</text:p>
          </table:table-cell>
        </table:table-row>
      </table:table>
      <text:p text:style-name="Text_20_body">Now run the following command to make your application use the plugin:</text:p>
      <table:table table:name="Tabela13" table:style-name="Tabela13">
        <table:table-column table:style-name="Tabela13.A"/>
        <table:table-column table:style-name="Tabela13.B"/>
        <table:table-row>
          <table:table-cell table:style-name="Tabela13.A1" office:value-type="string">
            <text:p text:style-name="P5">1</text:p>
          </table:table-cell>
          <table:table-cell table:style-name="Tabela13.A1" office:value-type="string">
            <text:p text:style-name="P5">bin/cake plugin load Crud</text:p>
          </table:table-cell>
        </table:table-row>
      </table:table>
      <text:h text:style-name="Heading_20_2" text:outline-level="2"><text:bookmark text:name="3-Enable-the-API"/>3. Enable the API</text:h>
      <text:h text:style-name="Heading_20_3" text:outline-level="3"><text:bookmark text:name="a-Expose-one-or-more-controllers"/>a) Expose one or more controllers</text:h>
      <text:p text:style-name="Text_20_body">Only controllers <text:span text:style-name="Strong_20_Emphasis">explicitly enabled</text:span> for API use will be accessible through your API.</text:p>
      <text:p text:style-name="Text_20_body">To prepare for the follow-up tutorial we will enable the <text:span text:style-name="Source_20_Text">CocktailsController</text:span> by using the <text:span text:style-name="Source_20_Text">resources()</text:span> method inside the / scope definition of your <text:span text:style-name="Source_20_Text">config/routes.php</text:span> file like this:</text:p>
      <table:table table:name="Tabela14" table:style-name="Tabela14">
        <table:table-column table:style-name="Tabela14.A"/>
        <table:table-column table:style-name="Tabela14.B"/>
        <table:table-row>
          <table:table-cell table:style-name="Tabela14.A1" office:value-type="string">
            <text:p text:style-name="Preformatted_20_Text">1</text:p>
            <text:p text:style-name="Preformatted_20_Text">2</text:p>
            <text:p text:style-name="Preformatted_20_Text">3</text:p>
            <text:p text:style-name="P5">4</text:p>
          </table:table-cell>
          <table:table-cell table:style-name="Tabela14.A1" office:value-type="string">
            <text:p text:style-name="Preformatted_20_Text">Router::scope('/', function ($routes) {</text:p>
            <text:p text:style-name="Preformatted_20_Text"><text:s text:c="8"/>$routes-&gt;resources('Cocktails');</text:p>
            <text:p text:style-name="Preformatted_20_Text">...</text:p>
            <text:p text:style-name="P5">}</text:p>
          </table:table-cell>
        </table:table-row>
      </table:table>
      <text:h text:style-name="Heading_20_3" text:outline-level="3"><text:bookmark text:name="b-Configure-the-API"/>b) Configure the API</text:h>
      <text:p text:style-name="Text_20_body">Make the default API configuration available to all controllers in your application by replacing the content of your <text:span text:style-name="Source_20_Text">src/Controller/AppController.php</text:span> file with:</text:p>
      <table:table table:name="Tabela15" table:style-name="Tabela15">
        <table:table-column table:style-name="Tabela15.A"/>
        <table:table-column table:style-name="Tabela15.B"/>
        <table:table-row>
          <table:table-cell table:style-name="Tabela15.A1" office:value-type="string">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reformatted_20_Text">7</text:p>
            <text:p text:style-name="Preformatted_20_Text">8</text:p>
            <text:p text:style-name="Preformatted_20_Text">9</text:p>
            <text:p text:style-name="Preformatted_20_Text">10</text:p>
            <text:p text:style-name="Preformatted_20_Text">11</text:p>
            <text:p text:style-name="Preformatted_20_Text">12</text:p>
            <text:p text:style-name="Preformatted_20_Text"><text:soft-page-break/>13</text:p>
            <text:p text:style-name="Preformatted_20_Text">14</text:p>
            <text:p text:style-name="Preformatted_20_Text">15</text:p>
            <text:p text:style-name="Preformatted_20_Text">16</text:p>
            <text:p text:style-name="Preformatted_20_Text">17</text:p>
            <text:p text:style-name="Preformatted_20_Text">18</text:p>
            <text:p text:style-name="Preformatted_20_Text">19</text:p>
            <text:p text:style-name="Preformatted_20_Text">20</text:p>
            <text:p text:style-name="Preformatted_20_Text">21</text:p>
            <text:p text:style-name="Preformatted_20_Text">22</text:p>
            <text:p text:style-name="Preformatted_20_Text">23</text:p>
            <text:p text:style-name="Preformatted_20_Text">24</text:p>
            <text:p text:style-name="Preformatted_20_Text">25</text:p>
            <text:p text:style-name="Preformatted_20_Text">26</text:p>
            <text:p text:style-name="P5">27</text:p>
          </table:table-cell>
          <table:table-cell table:style-name="Tabela15.A1" office:value-type="string">
            <text:p text:style-name="Preformatted_20_Text">&lt;?php</text:p>
            <text:p text:style-name="Preformatted_20_Text">namespace App\Controller;</text:p>
            <text:p text:style-name="Preformatted_20_Text">use Cake\Controller\Controller;</text:p>
            <text:p text:style-name="Preformatted_20_Text">class AppController extends Controller {</text:p>
            <text:p text:style-name="Preformatted_20_Text"><text:s text:c="4"/>use \Crud\Controller\ControllerTrait;</text:p>
            <text:p text:style-name="Preformatted_20_Text"><text:s text:c="4"/>public $components = [</text:p>
            <text:p text:style-name="Preformatted_20_Text"><text:s text:c="8"/>'RequestHandler',</text:p>
            <text:p text:style-name="Preformatted_20_Text"><text:s text:c="8"/>'Crud.Crud' =&gt; [</text:p>
            <text:p text:style-name="Preformatted_20_Text"><text:s text:c="12"/>'actions' =&gt; [</text:p>
            <text:p text:style-name="Preformatted_20_Text"><text:s text:c="16"/>'Crud.Index',</text:p>
            <text:p text:style-name="Preformatted_20_Text"><text:s text:c="16"/>'Crud.View',</text:p>
            <text:p text:style-name="Preformatted_20_Text"><text:s text:c="16"/>'Crud.Add',</text:p>
            <text:p text:style-name="Preformatted_20_Text"><text:soft-page-break/><text:s text:c="16"/>'Crud.Edit',</text:p>
            <text:p text:style-name="Preformatted_20_Text"><text:s text:c="16"/>'Crud.Delete'</text:p>
            <text:p text:style-name="Preformatted_20_Text"><text:s text:c="12"/>],</text:p>
            <text:p text:style-name="Preformatted_20_Text"><text:s text:c="12"/>'listeners' =&gt; [</text:p>
            <text:p text:style-name="Preformatted_20_Text"><text:s text:c="16"/>'Crud.Api',</text:p>
            <text:p text:style-name="Preformatted_20_Text"><text:s text:c="16"/>'Crud.ApiPagination',</text:p>
            <text:p text:style-name="Preformatted_20_Text"><text:s text:c="16"/>'Crud.ApiQueryLog'</text:p>
            <text:p text:style-name="Preformatted_20_Text"><text:s text:c="12"/>]</text:p>
            <text:p text:style-name="Preformatted_20_Text"><text:s text:c="8"/>]</text:p>
            <text:p text:style-name="Preformatted_20_Text"><text:s text:c="4"/>];</text:p>
            <text:p text:style-name="P5">}</text:p>
          </table:table-cell>
        </table:table-row>
      </table:table>
      <text:h text:style-name="Heading_20_3" text:outline-level="3"><text:bookmark text:name="c-Optionally-enable-extensions"/>c) Optionally enable extensions</text:h>
      <text:p text:style-name="Text_20_body">Exposing your API resources <text:span text:style-name="Strong_20_Emphasis">requires no additional configuration</text:span>, they are already fully accessible using Request Headers.</text:p>
      <text:p text:style-name="Text_20_body">However… we will assume you want to additionally allow access to your API resources using the <text:a xlink:type="simple" xlink:href="http://book.cakephp.org/3.0/en/development/routing.html#routing-file-extensions" office:target-frame-name="_blank" xlink:show="new" text:style-name="Internet_20_link" text:visited-style-name="Visited_20_Internet_20_Link">.json and .xml extensions</text:a> so open your <text:span text:style-name="Source_20_Text">config/routes.php</text:span> file and add the following line directly above the / scope definition:</text:p>
      <table:table table:name="Tabela16" table:style-name="Tabela16">
        <table:table-column table:style-name="Tabela16.A"/>
        <table:table-column table:style-name="Tabela16.B"/>
        <table:table-row>
          <table:table-cell table:style-name="Tabela16.A1" office:value-type="string">
            <text:p text:style-name="P5">1</text:p>
          </table:table-cell>
          <table:table-cell table:style-name="Tabela16.A1" office:value-type="string">
            <text:p text:style-name="P5">Router::extensions(['json', 'xml']);</text:p>
          </table:table-cell>
        </table:table-row>
      </table:table>
      <text:h text:style-name="Heading_20_2" text:outline-level="2"><text:bookmark text:name="Stop-The-Clock"/>Stop The Clock!</text:h>
      <text:p text:style-name="Text_20_body">That’s all, you should now be able to browse to <text:a xlink:type="simple" xlink:href="http://cake3api.app/index.json" text:style-name="Internet_20_link" text:visited-style-name="Visited_20_Internet_20_Link"><text:span text:style-name="Source_20_Text">http://cake3api.app/index.json</text:span></text:a> and be presented with your API’s first JSON (error) response looking like this:</text:p>
      <table:table table:name="Tabela17" table:style-name="Tabela17">
        <table:table-column table:style-name="Tabela17.A"/>
        <table:table-column table:style-name="Tabela17.B"/>
        <table:table-row>
          <table:table-cell table:style-name="Tabela17.A1" office:value-type="string">
            <text:p text:style-name="Preformatted_20_Text">1</text:p>
            <text:p text:style-name="Preformatted_20_Text">2</text:p>
            <text:p text:style-name="Preformatted_20_Text">3</text:p>
            <text:p text:style-name="Preformatted_20_Text">4</text:p>
            <text:p text:style-name="P5">5</text:p>
          </table:table-cell>
          <table:table-cell table:style-name="Tabela17.A1" office:value-type="string">
            <text:p text:style-name="Preformatted_20_Text">{</text:p>
            <text:p text:style-name="Preformatted_20_Text"><text:s text:c="4"/>"message": "Controller class Index could not be found.",</text:p>
            <text:p text:style-name="Preformatted_20_Text"><text:s text:c="4"/>"url": "\/index.json",</text:p>
            <text:p text:style-name="Preformatted_20_Text"><text:s text:c="4"/>"code": 404</text:p>
            <text:p text:style-name="P5">}</text:p>
          </table:table-cell>
        </table:table-row>
      </table:table>
      <text:p text:style-name="Text_20_body">Quite impressive but in all fairness… even though you now have a (very) cool API that only took minutes to create it is still pretty useless without any meaningful data to serve so this might be a good moment to dive straight into the follow-up tutorial:</text:p>
      <text:p text:style-name="Quotations"><text:a xlink:type="simple" xlink:href="http://www.bravo-kernel.com/2015/04/how-to-use-a-cakephp-3-rest-api/" text:style-name="Internet_20_link" text:visited-style-name="Visited_20_Internet_20_Link">How to use a CakePHP3 REST API</text:a></text:p>
      <text:h text:style-name="Heading_20_2" text:outline-level="2"><text:bookmark text:name="Additional-reading"/>Additional reading</text:h>
      <text:list xml:id="list1928817686215696554" text:style-name="L54">
        <text:list-item>
          <text:p text:style-name="P114">Follow-up tutorial “<text:a xlink:type="simple" xlink:href="http://www.bravo-kernel.com/2015/04/how-to-use-a-cakephp-3-rest-api/" text:style-name="Internet_20_link" text:visited-style-name="Visited_20_Internet_20_Link">How to use a CakePHP3 REST API</text:a>“ </text:p>
        </text:list-item>
        <text:list-item>
          <text:p text:style-name="P114"><text:a xlink:type="simple" xlink:href="https://github.com/bravo-kernel/application-examples/tree/master/blog-how-to-build-a-cakephp3-rest-api" office:target-frame-name="_blank" xlink:show="new" text:style-name="Internet_20_link" text:visited-style-name="Visited_20_Internet_20_Link">Git repository</text:a> with working end state application produced by this tutorial </text:p>
        </text:list-item>
        <text:list-item>
          <text:p text:style-name="P114"><text:a xlink:type="simple" xlink:href="http://crud.readthedocs.org/" office:target-frame-name="_blank" xlink:show="new" text:style-name="Internet_20_link" text:visited-style-name="Visited_20_Internet_20_Link">FriendsOfCake CRUD plugin documentation</text:a> </text:p>
        </text:list-item>
        <text:list-item>
          <text:p text:style-name="P59">The <text:a xlink:type="simple" xlink:href="http://book.cakephp.org/3.0/en/index.html" office:target-frame-name="_blank" xlink:show="new" text:style-name="Internet_20_link" text:visited-style-name="Visited_20_Internet_20_Link">CakePHP 3 Book</text:a> and <text:a xlink:type="simple" xlink:href="http://api.cakephp.org/3.0/" office:target-frame-name="_blank" xlink:show="new" text:style-name="Internet_20_link" text:visited-style-name="Visited_20_Internet_20_Link">CakePHP 3 API</text:a> documentation </text:p>
        </text:list-item>
      </text:list>
      <text:p text:style-name="Text_20_body"><text:span text:style-name="Emphasis">Hat tip to CakePHP Core Developers </text:span><text:a xlink:type="simple" xlink:href="https://github.com/lorenzo" office:target-frame-name="_blank" xlink:show="new" text:style-name="Internet_20_link" text:visited-style-name="Visited_20_Internet_20_Link"><text:span text:style-name="Emphasis">jose_zap</text:span></text:a><text:span text:style-name="Emphasis"> and </text:span><text:a xlink:type="simple" xlink:href="https://github.com/admad" office:target-frame-name="_blank" xlink:show="new" text:style-name="Internet_20_link" text:visited-style-name="Visited_20_Internet_20_Link"><text:span text:style-name="Emphasis">ADmad</text:span></text:a><text:span text:style-name="Emphasis"> for helping create this post.</text:span></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3T15:45:30.995677413</meta:creation-date>
    <dc:date>2018-04-14T16:51:31.961691536</dc:date>
    <meta:editing-duration>PT17M50S</meta:editing-duration>
    <meta:editing-cycles>18</meta:editing-cycles>
    <meta:generator>LibreOffice/5.1.6.2$Linux_X86_64 LibreOffice_project/10m0$Build-2</meta:generator>
    <meta:document-statistic meta:table-count="17" meta:image-count="1" meta:object-count="0" meta:page-count="86" meta:paragraph-count="2849" meta:word-count="18054" meta:character-count="127757" meta:non-whitespace-character-count="105558"/>
  </office:meta>
</office:document-meta>
</file>